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2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25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5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"/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ntroduction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Introduction</text:p>
          </table:table-cell>
        </table:table-row>
        <table:table-row table:style-name="ro2">
          <table:table-cell office:value-type="string" calcext:value-type="string">
            <text:p>These profile measurements are for running `autorecurse targetlisting` on the makefile for building `make` itself.</text:p>
          </table:table-cell>
        </table:table-row>
        <table:table-row table:style-name="ro2">
          <table:table-cell office:value-type="string" calcext:value-type="string">
            <text:p>The output target listing file shows 890 targets.</text:p>
          </table:table-cell>
        </table:table-row>
        <table:table-row table:style-name="ro2">
          <table:table-cell office:value-type="string" calcext:value-type="string">
            <text:p>Therefore, this profiling data shows the performance when working with makefiles with around 890 targets.</text:p>
          </table:table-cell>
        </table:table-row>
        <table:table-row table:style-name="ro2">
          <table:table-cell office:value-type="string" calcext:value-type="string">
            <text:p>`mprof` from the `memory_profiling` Python package is used to collect data.</text:p>
          </table:table-cell>
        </table:table-row>
        <table:table-row table:style-name="ro2">
          <table:table-cell office:value-type="string" calcext:value-type="string">
            <text:p>Data with the “children” suffix are measurements from running `mprof` with the `--include-children` option, which includes memory used by child processes.</text:p>
          </table:table-cell>
        </table:table-row>
        <table:table-row table:style-name="ro2">
          <table:table-cell office:value-type="string" calcext:value-type="string">
            <text:p>Data labeled “time” (time optimized) are taken from running `autorecurse` with the BufferedParsePipelineFactory.</text:p>
          </table:table-cell>
        </table:table-row>
        <table:table-row table:style-name="ro2">
          <table:table-cell office:value-type="string" calcext:value-type="string">
            <text:p>Data labeled “memory” (memory optimized) are taken from running `autorecurse` with the StreamingParsePipelineFactory.</text:p>
          </table:table-cell>
        </table:table-row>
        <table:table-row table:style-name="ro2">
          <table:table-cell office:value-type="string" calcext:value-type="string">
            <text:p>Data labeled “mixed” (balanced optimization) are taken from running `autorecurse` with the BalancedParsePipelineFactory.</text:p>
          </table:table-cell>
        </table:table-row>
        <table:table-row table:style-name="ro2">
          <table:table-cell office:value-type="string" calcext:value-type="string">
            <text:p>Combined results show memory usage over time, as well as the integral of memory usage with respect to time.</text:p>
          </table:table-cell>
        </table:table-row>
        <table:table-row table:style-name="ro2">
          <table:table-cell office:value-type="string" calcext:value-type="string">
            <text:p>Other results show what activities are happening in `autorecurse` at different time intervals.</text:p>
          </table:table-cell>
        </table:table-row>
        <table:table-row table:style-name="ro2">
          <table:table-cell/>
        </table:table-row>
        <table:table-row table:style-name="ro1">
          <table:table-cell table:style-name="ce1" office:value-type="string" calcext:value-type="string">
            <text:p>Conclusions</text:p>
          </table:table-cell>
        </table:table-row>
        <table:table-row table:style-name="ro2">
          <table:table-cell office:value-type="string" calcext:value-type="string">
            <text:p>Most decreasing (and some increasing) memory jumps are due to `make` (the child process), especially recursive instances starting and stopping.</text:p>
          </table:table-cell>
        </table:table-row>
        <table:table-row table:style-name="ro2">
          <table:table-cell office:value-type="string" calcext:value-type="string">
            <text:p>The final upward slope with “time” is caused by CommonTokenStream buffering tokens. Therefore, peak <text:s/>memory is proportional to the number of makefile targets.</text:p>
          </table:table-cell>
        </table:table-row>
        <table:table-row table:style-name="ro2">
          <table:table-cell office:value-type="string" calcext:value-type="string">
            <text:p>“memory” keeps the `make` subprocess alive for longer than the other two options.</text:p>
          </table:table-cell>
        </table:table-row>
        <table:table-row table:style-name="ro2">
          <table:table-cell office:value-type="string" calcext:value-type="string">
            <text:p>“mixed” retains most of the speed benefits of “time” while avoiding the final upward slope. “mixed” should scale well with the number of makefile targets.</text:p>
          </table:table-cell>
        </table:table-row>
      </table:table>
      <table:table table:name="combined_children" table:style-name="ta1">
        <table:shapes>
          <draw:frame draw:z-index="0" draw:style-name="gr1" draw:text-style-name="P1" svg:width="453.6pt" svg:height="254.89pt" svg:x="511.99pt" svg:y="25.6pt">
            <loext:p draw:notify-on-update-of-ranges="combined_children.A3:combined_children.A255 combined_children.B2:combined_children.B2 combined_children.B3:combined_children.B255 combined_children.A3:combined_children.A255 combined_children.C2:combined_children.C2 combined_children.C3:combined_children.C255 combined_children.A3:combined_children.A255 combined_children.D2:combined_children.D2 combined_children.D3:combined_children.D2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pt" svg:height="254.89pt" svg:x="511.99pt" svg:y="294.41pt">
            <loext:p draw:notify-on-update-of-ranges="combined_children.A3:combined_children.A255 combined_children.E2:combined_children.E2 combined_children.E3:combined_children.E255 combined_children.A3:combined_children.A255 combined_children.F2:combined_children.F2 combined_children.F3:combined_children.F255 combined_children.A3:combined_children.A255 combined_children.G2:combined_children.G2 combined_children.G3:combined_children.G25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ce3"/>
        <table:table-column table:style-name="co2" table:number-columns-repeated="6" table:default-cell-style-name="ce5"/>
        <table:table-row table:style-name="ro2">
          <table:table-cell table:style-name="Default"/>
          <table:table-cell table:style-name="ce4" office:value-type="string" calcext:value-type="string" table:number-columns-spanned="3" table:number-rows-spanned="1">
            <text:p>MiB</text:p>
          </table:table-cell>
          <table:covered-table-cell table:number-columns-repeated="2" table:style-name="Default"/>
          <table:table-cell table:style-name="ce4" office:value-type="string" calcext:value-type="string" table:number-columns-spanned="3" table:number-rows-spanned="1">
            <text:p>MiB-sec (integral)</text:p>
          </table:table-cell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Second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mixed</text:p>
          </table:table-cell>
        </table:table-row>
        <table:table-row table:style-name="ro2">
          <table:table-cell office:value-type="float" office:value="0" calcext:value-type="float">
            <text:p>0.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00401606425703" calcext:value-type="float">
            <text:p>0.1</text:p>
          </table:table-cell>
          <table:table-cell office:value-type="float" office:value="0.668273904305879" calcext:value-type="float">
            <text:p>1</text:p>
          </table:table-cell>
          <table:table-cell office:value-type="float" office:value="1.01426782082395" calcext:value-type="float">
            <text:p>1</text:p>
          </table:table-cell>
          <table:table-cell office:value-type="float" office:value="1.05016530444608" calcext:value-type="float">
            <text:p>1</text:p>
          </table:table-cell>
          <table:table-cell office:value-type="float" office:value="0.0335478867623433" calcext:value-type="float">
            <text:p>0</text:p>
          </table:table-cell>
          <table:table-cell office:value-type="float" office:value="0.0509170592783108" calcext:value-type="float">
            <text:p>0</text:p>
          </table:table-cell>
          <table:table-cell office:value-type="float" office:value="0.0527191417894617" calcext:value-type="float">
            <text:p>0</text:p>
          </table:table-cell>
        </table:table-row>
        <table:table-row table:style-name="ro2">
          <table:table-cell office:value-type="float" office:value="0.200803212851406" calcext:value-type="float">
            <text:p>0.2</text:p>
          </table:table-cell>
          <table:table-cell office:value-type="float" office:value="11.489252866852" calcext:value-type="float">
            <text:p>11</text:p>
          </table:table-cell>
          <table:table-cell office:value-type="float" office:value="11.4152691977785" calcext:value-type="float">
            <text:p>11</text:p>
          </table:table-cell>
          <table:table-cell office:value-type="float" office:value="12.7462490636167" calcext:value-type="float">
            <text:p>13</text:p>
          </table:table-cell>
          <table:table-cell office:value-type="float" office:value="0.643865495756212" calcext:value-type="float">
            <text:p>1</text:p>
          </table:table-cell>
          <table:table-cell office:value-type="float" office:value="0.674889801176025" calcext:value-type="float">
            <text:p>1</text:p>
          </table:table-cell>
          <table:table-cell office:value-type="float" office:value="0.745310224523539" calcext:value-type="float">
            <text:p>1</text:p>
          </table:table-cell>
        </table:table-row>
        <table:table-row table:style-name="ro2">
          <table:table-cell office:value-type="float" office:value="0.301204819277108" calcext:value-type="float">
            <text:p>0.3</text:p>
          </table:table-cell>
          <table:table-cell office:value-type="float" office:value="21.8365477082425" calcext:value-type="float">
            <text:p>22</text:p>
          </table:table-cell>
          <table:table-cell office:value-type="float" office:value="23.5261039341701" calcext:value-type="float">
            <text:p>24</text:p>
          </table:table-cell>
          <table:table-cell office:value-type="float" office:value="25.2395961020716" calcext:value-type="float">
            <text:p>25</text:p>
          </table:table-cell>
          <table:table-cell office:value-type="float" office:value="2.31684745233726" calcext:value-type="float">
            <text:p>2</text:p>
          </table:table-cell>
          <table:table-cell office:value-type="float" office:value="2.42897479775979" calcext:value-type="float">
            <text:p>2</text:p>
          </table:table-cell>
          <table:table-cell office:value-type="float" office:value="2.65223016256011" calcext:value-type="float">
            <text:p>3</text:p>
          </table:table-cell>
        </table:table-row>
        <table:table-row table:style-name="ro2">
          <table:table-cell office:value-type="float" office:value="0.401606425702811" calcext:value-type="float">
            <text:p>0.4</text:p>
          </table:table-cell>
          <table:table-cell office:value-type="float" office:value="29.0077145519116" calcext:value-type="float">
            <text:p>29</text:p>
          </table:table-cell>
          <table:table-cell office:value-type="float" office:value="31.828125" calcext:value-type="float">
            <text:p>32</text:p>
          </table:table-cell>
          <table:table-cell office:value-type="float" office:value="32.5484343600543" calcext:value-type="float">
            <text:p>33</text:p>
          </table:table-cell>
          <table:table-cell office:value-type="float" office:value="4.86927025656186" calcext:value-type="float">
            <text:p>5</text:p>
          </table:table-cell>
          <table:table-cell office:value-type="float" office:value="5.20780155148319" calcext:value-type="float">
            <text:p>5</text:p>
          </table:table-cell>
          <table:table-cell office:value-type="float" office:value="5.55323570784755" calcext:value-type="float">
            <text:p>6</text:p>
          </table:table-cell>
        </table:table-row>
        <table:table-row table:style-name="ro2">
          <table:table-cell office:value-type="float" office:value="0.502008032128514" calcext:value-type="float">
            <text:p>0.5</text:p>
          </table:table-cell>
          <table:table-cell office:value-type="float" office:value="34.277344" calcext:value-type="float">
            <text:p>34</text:p>
          </table:table-cell>
          <table:table-cell office:value-type="float" office:value="31.8323986539513" calcext:value-type="float">
            <text:p>32</text:p>
          </table:table-cell>
          <table:table-cell office:value-type="float" office:value="33.9880921131938" calcext:value-type="float">
            <text:p>34</text:p>
          </table:table-cell>
          <table:table-cell office:value-type="float" office:value="8.04623102724016" calcext:value-type="float">
            <text:p>8</text:p>
          </table:table-cell>
          <table:table-cell office:value-type="float" office:value="8.40361097186227" calcext:value-type="float">
            <text:p>8</text:p>
          </table:table-cell>
          <table:table-cell office:value-type="float" office:value="8.89342277979776" calcext:value-type="float">
            <text:p>9</text:p>
          </table:table-cell>
        </table:table-row>
        <table:table-row table:style-name="ro2">
          <table:table-cell office:value-type="float" office:value="0.602409638554217" calcext:value-type="float">
            <text:p>0.6</text:p>
          </table:table-cell>
          <table:table-cell office:value-type="float" office:value="34.277344" calcext:value-type="float">
            <text:p>34</text:p>
          </table:table-cell>
          <table:table-cell office:value-type="float" office:value="31.9727009449583" calcext:value-type="float">
            <text:p>32</text:p>
          </table:table-cell>
          <table:table-cell office:value-type="float" office:value="33.9434995344468" calcext:value-type="float">
            <text:p>34</text:p>
          </table:table-cell>
          <table:table-cell office:value-type="float" office:value="11.4877314288466" calcext:value-type="float">
            <text:p>11</text:p>
          </table:table-cell>
          <table:table-cell office:value-type="float" office:value="11.6066782208035" calcext:value-type="float">
            <text:p>12</text:p>
          </table:table-cell>
          <table:table-cell office:value-type="float" office:value="12.3036432440368" calcext:value-type="float">
            <text:p>12</text:p>
          </table:table-cell>
        </table:table-row>
        <table:table-row table:style-name="ro2">
          <table:table-cell office:value-type="float" office:value="0.70281124497992" calcext:value-type="float">
            <text:p>0.7</text:p>
          </table:table-cell>
          <table:table-cell office:value-type="float" office:value="32.6756240002987" calcext:value-type="float">
            <text:p>33</text:p>
          </table:table-cell>
          <table:table-cell office:value-type="float" office:value="31.996094" calcext:value-type="float">
            <text:p>32</text:p>
          </table:table-cell>
          <table:table-cell office:value-type="float" office:value="32.1548324030208" calcext:value-type="float">
            <text:p>32</text:p>
          </table:table-cell>
          <table:table-cell office:value-type="float" office:value="14.8488241999459" calcext:value-type="float">
            <text:p>15</text:p>
          </table:table-cell>
          <table:table-cell office:value-type="float" office:value="14.8179631075986" calcext:value-type="float">
            <text:p>15</text:p>
          </table:table-cell>
          <table:table-cell office:value-type="float" office:value="15.6218325983273" calcext:value-type="float">
            <text:p>16</text:p>
          </table:table-cell>
        </table:table-row>
        <table:table-row table:style-name="ro2">
          <table:table-cell office:value-type="float" office:value="0.803212851405622" calcext:value-type="float">
            <text:p>0.8</text:p>
          </table:table-cell>
          <table:table-cell office:value-type="float" office:value="32.191406" calcext:value-type="float">
            <text:p>32</text:p>
          </table:table-cell>
          <table:table-cell office:value-type="float" office:value="31.996094" calcext:value-type="float">
            <text:p>32</text:p>
          </table:table-cell>
          <table:table-cell office:value-type="float" office:value="31.953125" calcext:value-type="float">
            <text:p>32</text:p>
          </table:table-cell>
          <table:table-cell office:value-type="float" office:value="18.105201207993" calcext:value-type="float">
            <text:p>18</text:p>
          </table:table-cell>
          <table:table-cell office:value-type="float" office:value="18.0304223445464" calcext:value-type="float">
            <text:p>18</text:p>
          </table:table-cell>
          <table:table-cell office:value-type="float" office:value="18.8401035522942" calcext:value-type="float">
            <text:p>19</text:p>
          </table:table-cell>
        </table:table-row>
        <table:table-row table:style-name="ro2">
          <table:table-cell office:value-type="float" office:value="0.903614457831325" calcext:value-type="float">
            <text:p>0.9</text:p>
          </table:table-cell>
          <table:table-cell office:value-type="float" office:value="32.191406" calcext:value-type="float">
            <text:p>32</text:p>
          </table:table-cell>
          <table:table-cell office:value-type="float" office:value="31.996094" calcext:value-type="float">
            <text:p>32</text:p>
          </table:table-cell>
          <table:table-cell office:value-type="float" office:value="32.0757127754689" calcext:value-type="float">
            <text:p>32</text:p>
          </table:table-cell>
          <table:table-cell office:value-type="float" office:value="21.337270083495" calcext:value-type="float">
            <text:p>21</text:p>
          </table:table-cell>
          <table:table-cell office:value-type="float" office:value="21.2428815814942" calcext:value-type="float">
            <text:p>21</text:p>
          </table:table-cell>
          <table:table-cell office:value-type="float" office:value="22.0544026374081" calcext:value-type="float">
            <text:p>22</text:p>
          </table:table-cell>
        </table:table-row>
        <table:table-row table:style-name="ro2">
          <table:table-cell office:value-type="float" office:value="1.00401606425703" calcext:value-type="float">
            <text:p>1.0</text:p>
          </table:table-cell>
          <table:table-cell office:value-type="float" office:value="32.283666039583" calcext:value-type="float">
            <text:p>32</text:p>
          </table:table-cell>
          <table:table-cell office:value-type="float" office:value="32.3000367895769" calcext:value-type="float">
            <text:p>32</text:p>
          </table:table-cell>
          <table:table-cell office:value-type="float" office:value="32.2588868148308" calcext:value-type="float">
            <text:p>32</text:p>
          </table:table-cell>
          <table:table-cell office:value-type="float" office:value="24.5739704870886" calcext:value-type="float">
            <text:p>25</text:p>
          </table:table-cell>
          <table:table-cell office:value-type="float" office:value="24.4705989906095" calcext:value-type="float">
            <text:p>24</text:p>
          </table:table-cell>
          <table:table-cell office:value-type="float" office:value="25.2840512112183" calcext:value-type="float">
            <text:p>25</text:p>
          </table:table-cell>
        </table:table-row>
        <table:table-row table:style-name="ro2">
          <table:table-cell office:value-type="float" office:value="1.10441767068273" calcext:value-type="float">
            <text:p>1.1</text:p>
          </table:table-cell>
          <table:table-cell office:value-type="float" office:value="32.5093927237985" calcext:value-type="float">
            <text:p>33</text:p>
          </table:table-cell>
          <table:table-cell office:value-type="float" office:value="34.3255087039781" calcext:value-type="float">
            <text:p>34</text:p>
          </table:table-cell>
          <table:table-cell office:value-type="float" office:value="32.3605850729253" calcext:value-type="float">
            <text:p>32</text:p>
          </table:table-cell>
          <table:table-cell office:value-type="float" office:value="27.8266340796278" calcext:value-type="float">
            <text:p>28</text:p>
          </table:table-cell>
          <table:table-cell office:value-type="float" office:value="27.8152548888803" calcext:value-type="float">
            <text:p>28</text:p>
          </table:table-cell>
          <table:table-cell office:value-type="float" office:value="28.528000603174" calcext:value-type="float">
            <text:p>29</text:p>
          </table:table-cell>
        </table:table-row>
        <table:table-row table:style-name="ro2">
          <table:table-cell office:value-type="float" office:value="1.20481927710843" calcext:value-type="float">
            <text:p>1.2</text:p>
          </table:table-cell>
          <table:table-cell office:value-type="float" office:value="32.4089131621954" calcext:value-type="float">
            <text:p>32</text:p>
          </table:table-cell>
          <table:table-cell office:value-type="float" office:value="34.449219" calcext:value-type="float">
            <text:p>34</text:p>
          </table:table-cell>
          <table:table-cell office:value-type="float" office:value="32.273438" calcext:value-type="float">
            <text:p>32</text:p>
          </table:table-cell>
          <table:table-cell office:value-type="float" office:value="31.0855851783223" calcext:value-type="float">
            <text:p>31</text:p>
          </table:table-cell>
          <table:table-cell office:value-type="float" office:value="31.2678014603652" calcext:value-type="float">
            <text:p>31</text:p>
          </table:table-cell>
          <table:table-cell office:value-type="float" office:value="31.7726804763128" calcext:value-type="float">
            <text:p>32</text:p>
          </table:table-cell>
        </table:table-row>
        <table:table-row table:style-name="ro2">
          <table:table-cell office:value-type="float" office:value="1.30522088353414" calcext:value-type="float">
            <text:p>1.3</text:p>
          </table:table-cell>
          <table:table-cell office:value-type="float" office:value="32.402344" calcext:value-type="float">
            <text:p>32</text:p>
          </table:table-cell>
          <table:table-cell office:value-type="float" office:value="34.449219" calcext:value-type="float">
            <text:p>34</text:p>
          </table:table-cell>
          <table:table-cell office:value-type="float" office:value="32.273438" calcext:value-type="float">
            <text:p>32</text:p>
          </table:table-cell>
          <table:table-cell office:value-type="float" office:value="34.3391623450992" calcext:value-type="float">
            <text:p>34</text:p>
          </table:table-cell>
          <table:table-cell office:value-type="float" office:value="34.726558388076" calcext:value-type="float">
            <text:p>35</text:p>
          </table:table-cell>
          <table:table-cell office:value-type="float" office:value="35.0129854963931" calcext:value-type="float">
            <text:p>35</text:p>
          </table:table-cell>
        </table:table-row>
        <table:table-row table:style-name="ro2">
          <table:table-cell office:value-type="float" office:value="1.40562248995984" calcext:value-type="float">
            <text:p>1.4</text:p>
          </table:table-cell>
          <table:table-cell office:value-type="float" office:value="32.402344" calcext:value-type="float">
            <text:p>32</text:p>
          </table:table-cell>
          <table:table-cell office:value-type="float" office:value="34.449219" calcext:value-type="float">
            <text:p>34</text:p>
          </table:table-cell>
          <table:table-cell office:value-type="float" office:value="32.273438" calcext:value-type="float">
            <text:p>32</text:p>
          </table:table-cell>
          <table:table-cell office:value-type="float" office:value="37.5924097346574" calcext:value-type="float">
            <text:p>38</text:p>
          </table:table-cell>
          <table:table-cell office:value-type="float" office:value="38.1853153157869" calcext:value-type="float">
            <text:p>38</text:p>
          </table:table-cell>
          <table:table-cell office:value-type="float" office:value="38.2532905164734" calcext:value-type="float">
            <text:p>38</text:p>
          </table:table-cell>
        </table:table-row>
        <table:table-row table:style-name="ro2">
          <table:table-cell office:value-type="float" office:value="1.50602409638554" calcext:value-type="float">
            <text:p>1.5</text:p>
          </table:table-cell>
          <table:table-cell office:value-type="float" office:value="28.6240977190687" calcext:value-type="float">
            <text:p>29</text:p>
          </table:table-cell>
          <table:table-cell office:value-type="float" office:value="34.449219" calcext:value-type="float">
            <text:p>34</text:p>
          </table:table-cell>
          <table:table-cell office:value-type="float" office:value="31.96828730576" calcext:value-type="float">
            <text:p>32</text:p>
          </table:table-cell>
          <table:table-cell office:value-type="float" office:value="40.6559861261769" calcext:value-type="float">
            <text:p>41</text:p>
          </table:table-cell>
          <table:table-cell office:value-type="float" office:value="41.6440722434977" calcext:value-type="float">
            <text:p>42</text:p>
          </table:table-cell>
          <table:table-cell office:value-type="float" office:value="41.4782767266019" calcext:value-type="float">
            <text:p>41</text:p>
          </table:table-cell>
        </table:table-row>
        <table:table-row table:style-name="ro2">
          <table:table-cell office:value-type="float" office:value="1.60642570281125" calcext:value-type="float">
            <text:p>1.6</text:p>
          </table:table-cell>
          <table:table-cell office:value-type="float" office:value="24.171875" calcext:value-type="float">
            <text:p>24</text:p>
          </table:table-cell>
          <table:table-cell office:value-type="float" office:value="34.449219" calcext:value-type="float">
            <text:p>34</text:p>
          </table:table-cell>
          <table:table-cell office:value-type="float" office:value="28.2448605452146" calcext:value-type="float">
            <text:p>28</text:p>
          </table:table-cell>
          <table:table-cell office:value-type="float" office:value="43.3063863630779" calcext:value-type="float">
            <text:p>43</text:p>
          </table:table-cell>
          <table:table-cell office:value-type="float" office:value="45.1028291712086" calcext:value-type="float">
            <text:p>45</text:p>
          </table:table-cell>
          <table:table-cell office:value-type="float" office:value="44.501025112695" calcext:value-type="float">
            <text:p>45</text:p>
          </table:table-cell>
        </table:table-row>
        <table:table-row table:style-name="ro2">
          <table:table-cell office:value-type="float" office:value="1.70682730923695" calcext:value-type="float">
            <text:p>1.7</text:p>
          </table:table-cell>
          <table:table-cell office:value-type="float" office:value="24.171875" calcext:value-type="float">
            <text:p>24</text:p>
          </table:table-cell>
          <table:table-cell office:value-type="float" office:value="34.449219" calcext:value-type="float">
            <text:p>34</text:p>
          </table:table-cell>
          <table:table-cell office:value-type="float" office:value="24.203125" calcext:value-type="float">
            <text:p>24</text:p>
          </table:table-cell>
          <table:table-cell office:value-type="float" office:value="45.7332814433992" calcext:value-type="float">
            <text:p>46</text:p>
          </table:table-cell>
          <table:table-cell office:value-type="float" office:value="48.5615860989194" calcext:value-type="float">
            <text:p>49</text:p>
          </table:table-cell>
          <table:table-cell office:value-type="float" office:value="47.1339561139608" calcext:value-type="float">
            <text:p>47</text:p>
          </table:table-cell>
        </table:table-row>
        <table:table-row table:style-name="ro2">
          <table:table-cell office:value-type="float" office:value="1.80722891566265" calcext:value-type="float">
            <text:p>1.8</text:p>
          </table:table-cell>
          <table:table-cell office:value-type="float" office:value="24.171875" calcext:value-type="float">
            <text:p>24</text:p>
          </table:table-cell>
          <table:table-cell office:value-type="float" office:value="34.449219" calcext:value-type="float">
            <text:p>34</text:p>
          </table:table-cell>
          <table:table-cell office:value-type="float" office:value="24.228960563001" calcext:value-type="float">
            <text:p>24</text:p>
          </table:table-cell>
          <table:table-cell office:value-type="float" office:value="48.1601765237205" calcext:value-type="float">
            <text:p>48</text:p>
          </table:table-cell>
          <table:table-cell office:value-type="float" office:value="52.0203430266303" calcext:value-type="float">
            <text:p>52</text:p>
          </table:table-cell>
          <table:table-cell office:value-type="float" office:value="49.565285710497" calcext:value-type="float">
            <text:p>50</text:p>
          </table:table-cell>
        </table:table-row>
        <table:table-row table:style-name="ro2">
          <table:table-cell office:value-type="float" office:value="1.90763052208835" calcext:value-type="float">
            <text:p>1.9</text:p>
          </table:table-cell>
          <table:table-cell office:value-type="float" office:value="24.3583171389302" calcext:value-type="float">
            <text:p>24</text:p>
          </table:table-cell>
          <table:table-cell office:value-type="float" office:value="34.449219" calcext:value-type="float">
            <text:p>34</text:p>
          </table:table-cell>
          <table:table-cell office:value-type="float" office:value="24.4143007172425" calcext:value-type="float">
            <text:p>24</text:p>
          </table:table-cell>
          <table:table-cell office:value-type="float" office:value="50.5964311491688" calcext:value-type="float">
            <text:p>51</text:p>
          </table:table-cell>
          <table:table-cell office:value-type="float" office:value="55.4790999543411" calcext:value-type="float">
            <text:p>55</text:p>
          </table:table-cell>
          <table:table-cell office:value-type="float" office:value="52.0072164976579" calcext:value-type="float">
            <text:p>52</text:p>
          </table:table-cell>
        </table:table-row>
        <table:table-row table:style-name="ro2">
          <table:table-cell office:value-type="float" office:value="2.00803212851406" calcext:value-type="float">
            <text:p>2.0</text:p>
          </table:table-cell>
          <table:table-cell office:value-type="float" office:value="24.40625" calcext:value-type="float">
            <text:p>24</text:p>
          </table:table-cell>
          <table:table-cell office:value-type="float" office:value="34.449219" calcext:value-type="float">
            <text:p>34</text:p>
          </table:table-cell>
          <table:table-cell office:value-type="float" office:value="24.421875" calcext:value-type="float">
            <text:p>24</text:p>
          </table:table-cell>
          <table:table-cell office:value-type="float" office:value="53.0444515878701" calcext:value-type="float">
            <text:p>53</text:p>
          </table:table-cell>
          <table:table-cell office:value-type="float" office:value="58.9378568820519" calcext:value-type="float">
            <text:p>59</text:p>
          </table:table-cell>
          <table:table-cell office:value-type="float" office:value="54.4588317445074" calcext:value-type="float">
            <text:p>54</text:p>
          </table:table-cell>
        </table:table-row>
        <table:table-row table:style-name="ro2">
          <table:table-cell office:value-type="float" office:value="2.10843373493976" calcext:value-type="float">
            <text:p>2.1</text:p>
          </table:table-cell>
          <table:table-cell office:value-type="float" office:value="24.40625" calcext:value-type="float">
            <text:p>24</text:p>
          </table:table-cell>
          <table:table-cell office:value-type="float" office:value="34.449219" calcext:value-type="float">
            <text:p>34</text:p>
          </table:table-cell>
          <table:table-cell office:value-type="float" office:value="24.421875" calcext:value-type="float">
            <text:p>24</text:p>
          </table:table-cell>
          <table:table-cell office:value-type="float" office:value="55.4948782946974" calcext:value-type="float">
            <text:p>55</text:p>
          </table:table-cell>
          <table:table-cell office:value-type="float" office:value="62.3966138097628" calcext:value-type="float">
            <text:p>62</text:p>
          </table:table-cell>
          <table:table-cell office:value-type="float" office:value="56.9108272264351" calcext:value-type="float">
            <text:p>57</text:p>
          </table:table-cell>
        </table:table-row>
        <table:table-row table:style-name="ro2">
          <table:table-cell office:value-type="float" office:value="2.20883534136546" calcext:value-type="float">
            <text:p>2.2</text:p>
          </table:table-cell>
          <table:table-cell office:value-type="float" office:value="23.7980392917761" calcext:value-type="float">
            <text:p>24</text:p>
          </table:table-cell>
          <table:table-cell office:value-type="float" office:value="34.449219" calcext:value-type="float">
            <text:p>34</text:p>
          </table:table-cell>
          <table:table-cell office:value-type="float" office:value="23.2413215617902" calcext:value-type="float">
            <text:p>23</text:p>
          </table:table-cell>
          <table:table-cell office:value-type="float" office:value="57.9147723354493" calcext:value-type="float">
            <text:p>58</text:p>
          </table:table-cell>
          <table:table-cell office:value-type="float" office:value="65.8553707374736" calcext:value-type="float">
            <text:p>66</text:p>
          </table:table-cell>
          <table:table-cell office:value-type="float" office:value="59.303557977529" calcext:value-type="float">
            <text:p>59</text:p>
          </table:table-cell>
        </table:table-row>
        <table:table-row table:style-name="ro2">
          <table:table-cell office:value-type="float" office:value="2.30923694779116" calcext:value-type="float">
            <text:p>2.3</text:p>
          </table:table-cell>
          <table:table-cell office:value-type="float" office:value="21.953125" calcext:value-type="float">
            <text:p>22</text:p>
          </table:table-cell>
          <table:table-cell office:value-type="float" office:value="34.449219" calcext:value-type="float">
            <text:p>34</text:p>
          </table:table-cell>
          <table:table-cell office:value-type="float" office:value="21.96875" calcext:value-type="float">
            <text:p>22</text:p>
          </table:table-cell>
          <table:table-cell office:value-type="float" office:value="60.2115175308195" calcext:value-type="float">
            <text:p>60</text:p>
          </table:table-cell>
          <table:table-cell office:value-type="float" office:value="69.3141276651844" calcext:value-type="float">
            <text:p>69</text:p>
          </table:table-cell>
          <table:table-cell office:value-type="float" office:value="61.5731398832413" calcext:value-type="float">
            <text:p>62</text:p>
          </table:table-cell>
        </table:table-row>
        <table:table-row table:style-name="ro2">
          <table:table-cell office:value-type="float" office:value="2.40963855421687" calcext:value-type="float">
            <text:p>2.4</text:p>
          </table:table-cell>
          <table:table-cell office:value-type="float" office:value="21.953125" calcext:value-type="float">
            <text:p>22</text:p>
          </table:table-cell>
          <table:table-cell office:value-type="float" office:value="34.6082285097166" calcext:value-type="float">
            <text:p>35</text:p>
          </table:table-cell>
          <table:table-cell office:value-type="float" office:value="21.96875" calcext:value-type="float">
            <text:p>22</text:p>
          </table:table-cell>
          <table:table-cell office:value-type="float" office:value="62.4156465468838" calcext:value-type="float">
            <text:p>62</text:p>
          </table:table-cell>
          <table:table-cell office:value-type="float" office:value="72.7808669980016" calcext:value-type="float">
            <text:p>73</text:p>
          </table:table-cell>
          <table:table-cell office:value-type="float" office:value="63.778837674406" calcext:value-type="float">
            <text:p>64</text:p>
          </table:table-cell>
        </table:table-row>
        <table:table-row table:style-name="ro2">
          <table:table-cell office:value-type="float" office:value="2.51004016064257" calcext:value-type="float">
            <text:p>2.5</text:p>
          </table:table-cell>
          <table:table-cell office:value-type="float" office:value="21.953125" calcext:value-type="float">
            <text:p>22</text:p>
          </table:table-cell>
          <table:table-cell office:value-type="float" office:value="34.9805048537812" calcext:value-type="float">
            <text:p>35</text:p>
          </table:table-cell>
          <table:table-cell office:value-type="float" office:value="21.96875" calcext:value-type="float">
            <text:p>22</text:p>
          </table:table-cell>
          <table:table-cell office:value-type="float" office:value="64.6197755629481" calcext:value-type="float">
            <text:p>65</text:p>
          </table:table-cell>
          <table:table-cell office:value-type="float" office:value="76.2742773074141" calcext:value-type="float">
            <text:p>76</text:p>
          </table:table-cell>
          <table:table-cell office:value-type="float" office:value="65.9845354655707" calcext:value-type="float">
            <text:p>66</text:p>
          </table:table-cell>
        </table:table-row>
        <table:table-row table:style-name="ro2">
          <table:table-cell office:value-type="float" office:value="2.61044176706827" calcext:value-type="float">
            <text:p>2.6</text:p>
          </table:table-cell>
          <table:table-cell office:value-type="float" office:value="22.0950880667341" calcext:value-type="float">
            <text:p>22</text:p>
          </table:table-cell>
          <table:table-cell office:value-type="float" office:value="35.160156" calcext:value-type="float">
            <text:p>35</text:p>
          </table:table-cell>
          <table:table-cell office:value-type="float" office:value="21.96875" calcext:value-type="float">
            <text:p>22</text:p>
          </table:table-cell>
          <table:table-cell office:value-type="float" office:value="66.8310312389889" calcext:value-type="float">
            <text:p>67</text:p>
          </table:table-cell>
          <table:table-cell office:value-type="float" office:value="79.7953948201541" calcext:value-type="float">
            <text:p>80</text:p>
          </table:table-cell>
          <table:table-cell office:value-type="float" office:value="68.1902332567353" calcext:value-type="float">
            <text:p>68</text:p>
          </table:table-cell>
        </table:table-row>
        <table:table-row table:style-name="ro2">
          <table:table-cell office:value-type="float" office:value="2.71084337349398" calcext:value-type="float">
            <text:p>2.7</text:p>
          </table:table-cell>
          <table:table-cell office:value-type="float" office:value="22.203125" calcext:value-type="float">
            <text:p>22</text:p>
          </table:table-cell>
          <table:table-cell office:value-type="float" office:value="35.160156" calcext:value-type="float">
            <text:p>35</text:p>
          </table:table-cell>
          <table:table-cell office:value-type="float" office:value="22.1677349531034" calcext:value-type="float">
            <text:p>22</text:p>
          </table:table-cell>
          <table:table-cell office:value-type="float" office:value="69.054837115833" calcext:value-type="float">
            <text:p>69</text:p>
          </table:table-cell>
          <table:table-cell office:value-type="float" office:value="83.3255309647324" calcext:value-type="float">
            <text:p>83</text:p>
          </table:table-cell>
          <table:table-cell office:value-type="float" office:value="70.405920252373" calcext:value-type="float">
            <text:p>70</text:p>
          </table:table-cell>
        </table:table-row>
        <table:table-row table:style-name="ro2">
          <table:table-cell office:value-type="float" office:value="2.81124497991968" calcext:value-type="float">
            <text:p>2.8</text:p>
          </table:table-cell>
          <table:table-cell office:value-type="float" office:value="22.203125" calcext:value-type="float">
            <text:p>22</text:p>
          </table:table-cell>
          <table:table-cell office:value-type="float" office:value="35.160156" calcext:value-type="float">
            <text:p>35</text:p>
          </table:table-cell>
          <table:table-cell office:value-type="float" office:value="22.226562" calcext:value-type="float">
            <text:p>22</text:p>
          </table:table-cell>
          <table:table-cell office:value-type="float" office:value="71.2840665335037" calcext:value-type="float">
            <text:p>71</text:p>
          </table:table-cell>
          <table:table-cell office:value-type="float" office:value="86.8556671093107" calcext:value-type="float">
            <text:p>87</text:p>
          </table:table-cell>
          <table:table-cell office:value-type="float" office:value="72.6345496174887" calcext:value-type="float">
            <text:p>73</text:p>
          </table:table-cell>
        </table:table-row>
        <table:table-row table:style-name="ro2">
          <table:table-cell office:value-type="float" office:value="2.91164658634538" calcext:value-type="float">
            <text:p>2.9</text:p>
          </table:table-cell>
          <table:table-cell office:value-type="float" office:value="22.0042521010074" calcext:value-type="float">
            <text:p>22</text:p>
          </table:table-cell>
          <table:table-cell office:value-type="float" office:value="35.160156" calcext:value-type="float">
            <text:p>35</text:p>
          </table:table-cell>
          <table:table-cell office:value-type="float" office:value="22.226562" calcext:value-type="float">
            <text:p>22</text:p>
          </table:table-cell>
          <table:table-cell office:value-type="float" office:value="73.5033123719077" calcext:value-type="float">
            <text:p>74</text:p>
          </table:table-cell>
          <table:table-cell office:value-type="float" office:value="90.385803253889" calcext:value-type="float">
            <text:p>90</text:p>
          </table:table-cell>
          <table:table-cell office:value-type="float" office:value="74.8661321476091" calcext:value-type="float">
            <text:p>75</text:p>
          </table:table-cell>
        </table:table-row>
        <table:table-row table:style-name="ro2">
          <table:table-cell office:value-type="float" office:value="3.01204819277108" calcext:value-type="float">
            <text:p>3.0</text:p>
          </table:table-cell>
          <table:table-cell office:value-type="float" office:value="19.7514342178324" calcext:value-type="float">
            <text:p>20</text:p>
          </table:table-cell>
          <table:table-cell office:value-type="float" office:value="35.160156" calcext:value-type="float">
            <text:p>35</text:p>
          </table:table-cell>
          <table:table-cell office:value-type="float" office:value="21.2738518295924" calcext:value-type="float">
            <text:p>21</text:p>
          </table:table-cell>
          <table:table-cell office:value-type="float" office:value="75.5994813638173" calcext:value-type="float">
            <text:p>76</text:p>
          </table:table-cell>
          <table:table-cell office:value-type="float" office:value="93.9159393984674" calcext:value-type="float">
            <text:p>94</text:p>
          </table:table-cell>
          <table:table-cell office:value-type="float" office:value="77.0498878619461" calcext:value-type="float">
            <text:p>77</text:p>
          </table:table-cell>
        </table:table-row>
        <table:table-row table:style-name="ro2">
          <table:table-cell office:value-type="float" office:value="3.11244979919679" calcext:value-type="float">
            <text:p>3.1</text:p>
          </table:table-cell>
          <table:table-cell office:value-type="float" office:value="19.519531" calcext:value-type="float">
            <text:p>20</text:p>
          </table:table-cell>
          <table:table-cell office:value-type="float" office:value="35.160156" calcext:value-type="float">
            <text:p>35</text:p>
          </table:table-cell>
          <table:table-cell office:value-type="float" office:value="19.511719" calcext:value-type="float">
            <text:p>20</text:p>
          </table:table-cell>
          <table:table-cell office:value-type="float" office:value="77.5709153606964" calcext:value-type="float">
            <text:p>78</text:p>
          </table:table-cell>
          <table:table-cell office:value-type="float" office:value="97.4460755430457" calcext:value-type="float">
            <text:p>97</text:p>
          </table:table-cell>
          <table:table-cell office:value-type="float" office:value="79.0973562770863" calcext:value-type="float">
            <text:p>79</text:p>
          </table:table-cell>
        </table:table-row>
        <table:table-row table:style-name="ro2">
          <table:table-cell office:value-type="float" office:value="3.21285140562249" calcext:value-type="float">
            <text:p>3.2</text:p>
          </table:table-cell>
          <table:table-cell office:value-type="float" office:value="19.519531" calcext:value-type="float">
            <text:p>20</text:p>
          </table:table-cell>
          <table:table-cell office:value-type="float" office:value="34.0024791057368" calcext:value-type="float">
            <text:p>34</text:p>
          </table:table-cell>
          <table:table-cell office:value-type="float" office:value="19.511719" calcext:value-type="float">
            <text:p>20</text:p>
          </table:table-cell>
          <table:table-cell office:value-type="float" office:value="79.5307076297727" calcext:value-type="float">
            <text:p>80</text:p>
          </table:table-cell>
          <table:table-cell office:value-type="float" office:value="100.918095377671" calcext:value-type="float">
            <text:p>101</text:p>
          </table:table-cell>
          <table:table-cell office:value-type="float" office:value="81.0563642088132" calcext:value-type="float">
            <text:p>81</text:p>
          </table:table-cell>
        </table:table-row>
        <table:table-row table:style-name="ro2">
          <table:table-cell office:value-type="float" office:value="3.31325301204819" calcext:value-type="float">
            <text:p>3.3</text:p>
          </table:table-cell>
          <table:table-cell office:value-type="float" office:value="19.519531" calcext:value-type="float">
            <text:p>20</text:p>
          </table:table-cell>
          <table:table-cell office:value-type="float" office:value="32.878906" calcext:value-type="float">
            <text:p>33</text:p>
          </table:table-cell>
          <table:table-cell office:value-type="float" office:value="19.511719" calcext:value-type="float">
            <text:p>20</text:p>
          </table:table-cell>
          <table:table-cell office:value-type="float" office:value="81.490499898849" calcext:value-type="float">
            <text:p>81</text:p>
          </table:table-cell>
          <table:table-cell office:value-type="float" office:value="104.275594629967" calcext:value-type="float">
            <text:p>104</text:p>
          </table:table-cell>
          <table:table-cell office:value-type="float" office:value="83.0153721405401" calcext:value-type="float">
            <text:p>83</text:p>
          </table:table-cell>
        </table:table-row>
        <table:table-row table:style-name="ro2">
          <table:table-cell office:value-type="float" office:value="3.4136546184739" calcext:value-type="float">
            <text:p>3.4</text:p>
          </table:table-cell>
          <table:table-cell office:value-type="float" office:value="19.8999909450176" calcext:value-type="float">
            <text:p>20</text:p>
          </table:table-cell>
          <table:table-cell office:value-type="float" office:value="32.878906" calcext:value-type="float">
            <text:p>33</text:p>
          </table:table-cell>
          <table:table-cell office:value-type="float" office:value="19.511719" calcext:value-type="float">
            <text:p>20</text:p>
          </table:table-cell>
          <table:table-cell office:value-type="float" office:value="83.4693915627556" calcext:value-type="float">
            <text:p>83</text:p>
          </table:table-cell>
          <table:table-cell office:value-type="float" office:value="107.576689609887" calcext:value-type="float">
            <text:p>108</text:p>
          </table:table-cell>
          <table:table-cell office:value-type="float" office:value="84.974380072267" calcext:value-type="float">
            <text:p>85</text:p>
          </table:table-cell>
        </table:table-row>
        <table:table-row table:style-name="ro2">
          <table:table-cell office:value-type="float" office:value="3.5140562248996" calcext:value-type="float">
            <text:p>3.5</text:p>
          </table:table-cell>
          <table:table-cell office:value-type="float" office:value="21.644531" calcext:value-type="float">
            <text:p>22</text:p>
          </table:table-cell>
          <table:table-cell office:value-type="float" office:value="32.878906" calcext:value-type="float">
            <text:p>33</text:p>
          </table:table-cell>
          <table:table-cell office:value-type="float" office:value="20.8897262781977" calcext:value-type="float">
            <text:p>21</text:p>
          </table:table-cell>
          <table:table-cell office:value-type="float" office:value="85.5549599334894" calcext:value-type="float">
            <text:p>86</text:p>
          </table:table-cell>
          <table:table-cell office:value-type="float" office:value="110.877784589806" calcext:value-type="float">
            <text:p>111</text:p>
          </table:table-cell>
          <table:table-cell office:value-type="float" office:value="87.0025650761926" calcext:value-type="float">
            <text:p>87</text:p>
          </table:table-cell>
        </table:table-row>
        <table:table-row table:style-name="ro2">
          <table:table-cell office:value-type="float" office:value="3.6144578313253" calcext:value-type="float">
            <text:p>3.6</text:p>
          </table:table-cell>
          <table:table-cell office:value-type="float" office:value="21.644531" calcext:value-type="float">
            <text:p>22</text:p>
          </table:table-cell>
          <table:table-cell office:value-type="float" office:value="32.878906" calcext:value-type="float">
            <text:p>33</text:p>
          </table:table-cell>
          <table:table-cell office:value-type="float" office:value="21.644531" calcext:value-type="float">
            <text:p>22</text:p>
          </table:table-cell>
          <table:table-cell office:value-type="float" office:value="87.7281056162203" calcext:value-type="float">
            <text:p>88</text:p>
          </table:table-cell>
          <table:table-cell office:value-type="float" office:value="114.178879569726" calcext:value-type="float">
            <text:p>114</text:p>
          </table:table-cell>
          <table:table-cell office:value-type="float" office:value="89.1378189556202" calcext:value-type="float">
            <text:p>89</text:p>
          </table:table-cell>
        </table:table-row>
        <table:table-row table:style-name="ro2">
          <table:table-cell office:value-type="float" office:value="3.714859437751" calcext:value-type="float">
            <text:p>3.7</text:p>
          </table:table-cell>
          <table:table-cell office:value-type="float" office:value="21.644531" calcext:value-type="float">
            <text:p>22</text:p>
          </table:table-cell>
          <table:table-cell office:value-type="float" office:value="32.878906" calcext:value-type="float">
            <text:p>33</text:p>
          </table:table-cell>
          <table:table-cell office:value-type="float" office:value="21.644531" calcext:value-type="float">
            <text:p>22</text:p>
          </table:table-cell>
          <table:table-cell office:value-type="float" office:value="89.9012512989512" calcext:value-type="float">
            <text:p>90</text:p>
          </table:table-cell>
          <table:table-cell office:value-type="float" office:value="117.479974549646" calcext:value-type="float">
            <text:p>117</text:p>
          </table:table-cell>
          <table:table-cell office:value-type="float" office:value="91.3109646383511" calcext:value-type="float">
            <text:p>91</text:p>
          </table:table-cell>
        </table:table-row>
        <table:table-row table:style-name="ro2">
          <table:table-cell office:value-type="float" office:value="3.81526104417671" calcext:value-type="float">
            <text:p>3.8</text:p>
          </table:table-cell>
          <table:table-cell office:value-type="float" office:value="21.644531" calcext:value-type="float">
            <text:p>22</text:p>
          </table:table-cell>
          <table:table-cell office:value-type="float" office:value="32.878906" calcext:value-type="float">
            <text:p>33</text:p>
          </table:table-cell>
          <table:table-cell office:value-type="float" office:value="21.644531" calcext:value-type="float">
            <text:p>22</text:p>
          </table:table-cell>
          <table:table-cell office:value-type="float" office:value="92.0743969816821" calcext:value-type="float">
            <text:p>92</text:p>
          </table:table-cell>
          <table:table-cell office:value-type="float" office:value="120.781069529565" calcext:value-type="float">
            <text:p>121</text:p>
          </table:table-cell>
          <table:table-cell office:value-type="float" office:value="93.484110321082" calcext:value-type="float">
            <text:p>93</text:p>
          </table:table-cell>
        </table:table-row>
        <table:table-row table:style-name="ro2">
          <table:table-cell office:value-type="float" office:value="3.91566265060241" calcext:value-type="float">
            <text:p>3.9</text:p>
          </table:table-cell>
          <table:table-cell office:value-type="float" office:value="21.644531" calcext:value-type="float">
            <text:p>22</text:p>
          </table:table-cell>
          <table:table-cell office:value-type="float" office:value="32.878906" calcext:value-type="float">
            <text:p>33</text:p>
          </table:table-cell>
          <table:table-cell office:value-type="float" office:value="21.644531" calcext:value-type="float">
            <text:p>22</text:p>
          </table:table-cell>
          <table:table-cell office:value-type="float" office:value="94.247542664413" calcext:value-type="float">
            <text:p>94</text:p>
          </table:table-cell>
          <table:table-cell office:value-type="float" office:value="124.082164509485" calcext:value-type="float">
            <text:p>124</text:p>
          </table:table-cell>
          <table:table-cell office:value-type="float" office:value="95.6572560038129" calcext:value-type="float">
            <text:p>96</text:p>
          </table:table-cell>
        </table:table-row>
        <table:table-row table:style-name="ro2">
          <table:table-cell office:value-type="float" office:value="4.01606425702811" calcext:value-type="float">
            <text:p>4.0</text:p>
          </table:table-cell>
          <table:table-cell office:value-type="float" office:value="21.6714286991735" calcext:value-type="float">
            <text:p>22</text:p>
          </table:table-cell>
          <table:table-cell office:value-type="float" office:value="32.8913407147095" calcext:value-type="float">
            <text:p>33</text:p>
          </table:table-cell>
          <table:table-cell office:value-type="float" office:value="21.644531" calcext:value-type="float">
            <text:p>22</text:p>
          </table:table-cell>
          <table:table-cell office:value-type="float" office:value="96.4220386332471" calcext:value-type="float">
            <text:p>96</text:p>
          </table:table-cell>
          <table:table-cell office:value-type="float" office:value="127.383883722071" calcext:value-type="float">
            <text:p>127</text:p>
          </table:table-cell>
          <table:table-cell office:value-type="float" office:value="97.8304016865439" calcext:value-type="float">
            <text:p>98</text:p>
          </table:table-cell>
        </table:table-row>
        <table:table-row table:style-name="ro2">
          <table:table-cell office:value-type="float" office:value="4.11646586345382" calcext:value-type="float">
            <text:p>4.1</text:p>
          </table:table-cell>
          <table:table-cell office:value-type="float" office:value="21.7972389605782" calcext:value-type="float">
            <text:p>22</text:p>
          </table:table-cell>
          <table:table-cell office:value-type="float" office:value="32.941406" calcext:value-type="float">
            <text:p>33</text:p>
          </table:table-cell>
          <table:table-cell office:value-type="float" office:value="21.644531" calcext:value-type="float">
            <text:p>22</text:p>
          </table:table-cell>
          <table:table-cell office:value-type="float" office:value="98.6042006643591" calcext:value-type="float">
            <text:p>99</text:p>
          </table:table-cell>
          <table:table-cell office:value-type="float" office:value="130.688740484858" calcext:value-type="float">
            <text:p>131</text:p>
          </table:table-cell>
          <table:table-cell office:value-type="float" office:value="100.003547369275" calcext:value-type="float">
            <text:p>100</text:p>
          </table:table-cell>
        </table:table-row>
        <table:table-row table:style-name="ro2">
          <table:table-cell office:value-type="float" office:value="4.21686746987952" calcext:value-type="float">
            <text:p>4.2</text:p>
          </table:table-cell>
          <table:table-cell office:value-type="float" office:value="22.0134858168007" calcext:value-type="float">
            <text:p>22</text:p>
          </table:table-cell>
          <table:table-cell office:value-type="float" office:value="32.941406" calcext:value-type="float">
            <text:p>33</text:p>
          </table:table-cell>
          <table:table-cell office:value-type="float" office:value="21.8506460090759" calcext:value-type="float">
            <text:p>22</text:p>
          </table:table-cell>
          <table:table-cell office:value-type="float" office:value="100.803534237521" calcext:value-type="float">
            <text:p>101</text:p>
          </table:table-cell>
          <table:table-cell office:value-type="float" office:value="133.996110565179" calcext:value-type="float">
            <text:p>134</text:p>
          </table:table-cell>
          <table:table-cell office:value-type="float" office:value="102.187040191016" calcext:value-type="float">
            <text:p>102</text:p>
          </table:table-cell>
        </table:table-row>
        <table:table-row table:style-name="ro2">
          <table:table-cell office:value-type="float" office:value="4.31726907630522" calcext:value-type="float">
            <text:p>4.3</text:p>
          </table:table-cell>
          <table:table-cell office:value-type="float" office:value="22.050781" calcext:value-type="float">
            <text:p>22</text:p>
          </table:table-cell>
          <table:table-cell office:value-type="float" office:value="32.941406" calcext:value-type="float">
            <text:p>33</text:p>
          </table:table-cell>
          <table:table-cell office:value-type="float" office:value="22.058594" calcext:value-type="float">
            <text:p>22</text:p>
          </table:table-cell>
          <table:table-cell office:value-type="float" office:value="103.01559582471" calcext:value-type="float">
            <text:p>103</text:p>
          </table:table-cell>
          <table:table-cell office:value-type="float" office:value="137.3034806455" calcext:value-type="float">
            <text:p>137</text:p>
          </table:table-cell>
          <table:table-cell office:value-type="float" office:value="104.391319307937" calcext:value-type="float">
            <text:p>104</text:p>
          </table:table-cell>
        </table:table-row>
        <table:table-row table:style-name="ro2">
          <table:table-cell office:value-type="float" office:value="4.41767068273092" calcext:value-type="float">
            <text:p>4.4</text:p>
          </table:table-cell>
          <table:table-cell office:value-type="float" office:value="22.1865697970625" calcext:value-type="float">
            <text:p>22</text:p>
          </table:table-cell>
          <table:table-cell office:value-type="float" office:value="32.941406" calcext:value-type="float">
            <text:p>33</text:p>
          </table:table-cell>
          <table:table-cell office:value-type="float" office:value="22.058594" calcext:value-type="float">
            <text:p>22</text:p>
          </table:table-cell>
          <table:table-cell office:value-type="float" office:value="105.236346366731" calcext:value-type="float">
            <text:p>105</text:p>
          </table:table-cell>
          <table:table-cell office:value-type="float" office:value="140.610850725821" calcext:value-type="float">
            <text:p>141</text:p>
          </table:table-cell>
          <table:table-cell office:value-type="float" office:value="106.606037581029" calcext:value-type="float">
            <text:p>107</text:p>
          </table:table-cell>
        </table:table-row>
        <table:table-row table:style-name="ro2">
          <table:table-cell office:value-type="float" office:value="4.51807228915663" calcext:value-type="float">
            <text:p>4.5</text:p>
          </table:table-cell>
          <table:table-cell office:value-type="float" office:value="22.308594" calcext:value-type="float">
            <text:p>22</text:p>
          </table:table-cell>
          <table:table-cell office:value-type="float" office:value="32.941406" calcext:value-type="float">
            <text:p>33</text:p>
          </table:table-cell>
          <table:table-cell office:value-type="float" office:value="22.058594" calcext:value-type="float">
            <text:p>22</text:p>
          </table:table-cell>
          <table:table-cell office:value-type="float" office:value="107.470039328431" calcext:value-type="float">
            <text:p>107</text:p>
          </table:table-cell>
          <table:table-cell office:value-type="float" office:value="143.918220806143" calcext:value-type="float">
            <text:p>144</text:p>
          </table:table-cell>
          <table:table-cell office:value-type="float" office:value="108.820755854122" calcext:value-type="float">
            <text:p>109</text:p>
          </table:table-cell>
        </table:table-row>
        <table:table-row table:style-name="ro2">
          <table:table-cell office:value-type="float" office:value="4.61847389558233" calcext:value-type="float">
            <text:p>4.6</text:p>
          </table:table-cell>
          <table:table-cell office:value-type="float" office:value="22.308594" calcext:value-type="float">
            <text:p>22</text:p>
          </table:table-cell>
          <table:table-cell office:value-type="float" office:value="32.941406" calcext:value-type="float">
            <text:p>33</text:p>
          </table:table-cell>
          <table:table-cell office:value-type="float" office:value="22.058594" calcext:value-type="float">
            <text:p>22</text:p>
          </table:table-cell>
          <table:table-cell office:value-type="float" office:value="109.709858003129" calcext:value-type="float">
            <text:p>110</text:p>
          </table:table-cell>
          <table:table-cell office:value-type="float" office:value="147.225590886464" calcext:value-type="float">
            <text:p>147</text:p>
          </table:table-cell>
          <table:table-cell office:value-type="float" office:value="111.035474127214" calcext:value-type="float">
            <text:p>111</text:p>
          </table:table-cell>
        </table:table-row>
        <table:table-row table:style-name="ro2">
          <table:table-cell office:value-type="float" office:value="4.71887550200803" calcext:value-type="float">
            <text:p>4.7</text:p>
          </table:table-cell>
          <table:table-cell office:value-type="float" office:value="22.308594" calcext:value-type="float">
            <text:p>22</text:p>
          </table:table-cell>
          <table:table-cell office:value-type="float" office:value="32.941406" calcext:value-type="float">
            <text:p>33</text:p>
          </table:table-cell>
          <table:table-cell office:value-type="float" office:value="22.058594" calcext:value-type="float">
            <text:p>22</text:p>
          </table:table-cell>
          <table:table-cell office:value-type="float" office:value="111.949676677828" calcext:value-type="float">
            <text:p>112</text:p>
          </table:table-cell>
          <table:table-cell office:value-type="float" office:value="150.532960966785" calcext:value-type="float">
            <text:p>151</text:p>
          </table:table-cell>
          <table:table-cell office:value-type="float" office:value="113.250192400307" calcext:value-type="float">
            <text:p>113</text:p>
          </table:table-cell>
        </table:table-row>
        <table:table-row table:style-name="ro2">
          <table:table-cell office:value-type="float" office:value="4.81927710843374" calcext:value-type="float">
            <text:p>4.8</text:p>
          </table:table-cell>
          <table:table-cell office:value-type="float" office:value="22.308594" calcext:value-type="float">
            <text:p>22</text:p>
          </table:table-cell>
          <table:table-cell office:value-type="float" office:value="32.941406" calcext:value-type="float">
            <text:p>33</text:p>
          </table:table-cell>
          <table:table-cell office:value-type="float" office:value="22.058594" calcext:value-type="float">
            <text:p>22</text:p>
          </table:table-cell>
          <table:table-cell office:value-type="float" office:value="114.189495352527" calcext:value-type="float">
            <text:p>114</text:p>
          </table:table-cell>
          <table:table-cell office:value-type="float" office:value="153.840331047107" calcext:value-type="float">
            <text:p>154</text:p>
          </table:table-cell>
          <table:table-cell office:value-type="float" office:value="115.464910673399" calcext:value-type="float">
            <text:p>115</text:p>
          </table:table-cell>
        </table:table-row>
        <table:table-row table:style-name="ro2">
          <table:table-cell office:value-type="float" office:value="4.91967871485944" calcext:value-type="float">
            <text:p>4.9</text:p>
          </table:table-cell>
          <table:table-cell office:value-type="float" office:value="22.308594" calcext:value-type="float">
            <text:p>22</text:p>
          </table:table-cell>
          <table:table-cell office:value-type="float" office:value="32.941406" calcext:value-type="float">
            <text:p>33</text:p>
          </table:table-cell>
          <table:table-cell office:value-type="float" office:value="22.058594" calcext:value-type="float">
            <text:p>22</text:p>
          </table:table-cell>
          <table:table-cell office:value-type="float" office:value="116.429314027226" calcext:value-type="float">
            <text:p>116</text:p>
          </table:table-cell>
          <table:table-cell office:value-type="float" office:value="157.147701127428" calcext:value-type="float">
            <text:p>157</text:p>
          </table:table-cell>
          <table:table-cell office:value-type="float" office:value="117.679628946491" calcext:value-type="float">
            <text:p>118</text:p>
          </table:table-cell>
        </table:table-row>
        <table:table-row table:style-name="ro2">
          <table:table-cell office:value-type="float" office:value="5.02008032128514" calcext:value-type="float">
            <text:p>5.0</text:p>
          </table:table-cell>
          <table:table-cell office:value-type="float" office:value="22.308594" calcext:value-type="float">
            <text:p>22</text:p>
          </table:table-cell>
          <table:table-cell office:value-type="float" office:value="32.941406" calcext:value-type="float">
            <text:p>33</text:p>
          </table:table-cell>
          <table:table-cell office:value-type="float" office:value="22.058594" calcext:value-type="float">
            <text:p>22</text:p>
          </table:table-cell>
          <table:table-cell office:value-type="float" office:value="118.669132701925" calcext:value-type="float">
            <text:p>119</text:p>
          </table:table-cell>
          <table:table-cell office:value-type="float" office:value="160.455071207749" calcext:value-type="float">
            <text:p>160</text:p>
          </table:table-cell>
          <table:table-cell office:value-type="float" office:value="119.894347219584" calcext:value-type="float">
            <text:p>120</text:p>
          </table:table-cell>
        </table:table-row>
        <table:table-row table:style-name="ro2">
          <table:table-cell office:value-type="float" office:value="5.12048192771084" calcext:value-type="float">
            <text:p>5.1</text:p>
          </table:table-cell>
          <table:table-cell office:value-type="float" office:value="22.308594" calcext:value-type="float">
            <text:p>22</text:p>
          </table:table-cell>
          <table:table-cell office:value-type="float" office:value="32.941406" calcext:value-type="float">
            <text:p>33</text:p>
          </table:table-cell>
          <table:table-cell office:value-type="float" office:value="22.058594" calcext:value-type="float">
            <text:p>22</text:p>
          </table:table-cell>
          <table:table-cell office:value-type="float" office:value="120.908951376623" calcext:value-type="float">
            <text:p>121</text:p>
          </table:table-cell>
          <table:table-cell office:value-type="float" office:value="163.762441288071" calcext:value-type="float">
            <text:p>164</text:p>
          </table:table-cell>
          <table:table-cell office:value-type="float" office:value="122.109065492676" calcext:value-type="float">
            <text:p>122</text:p>
          </table:table-cell>
        </table:table-row>
        <table:table-row table:style-name="ro2">
          <table:table-cell office:value-type="float" office:value="5.22088353413655" calcext:value-type="float">
            <text:p>5.2</text:p>
          </table:table-cell>
          <table:table-cell office:value-type="float" office:value="22.308594" calcext:value-type="float">
            <text:p>22</text:p>
          </table:table-cell>
          <table:table-cell office:value-type="float" office:value="32.941406" calcext:value-type="float">
            <text:p>33</text:p>
          </table:table-cell>
          <table:table-cell office:value-type="float" office:value="22.058594" calcext:value-type="float">
            <text:p>22</text:p>
          </table:table-cell>
          <table:table-cell office:value-type="float" office:value="123.148770051322" calcext:value-type="float">
            <text:p>123</text:p>
          </table:table-cell>
          <table:table-cell office:value-type="float" office:value="167.069811368392" calcext:value-type="float">
            <text:p>167</text:p>
          </table:table-cell>
          <table:table-cell office:value-type="float" office:value="124.323783765768" calcext:value-type="float">
            <text:p>124</text:p>
          </table:table-cell>
        </table:table-row>
        <table:table-row table:style-name="ro2">
          <table:table-cell office:value-type="float" office:value="5.32128514056225" calcext:value-type="float">
            <text:p>5.3</text:p>
          </table:table-cell>
          <table:table-cell office:value-type="float" office:value="22.2410800039347" calcext:value-type="float">
            <text:p>22</text:p>
          </table:table-cell>
          <table:table-cell office:value-type="float" office:value="32.941406" calcext:value-type="float">
            <text:p>33</text:p>
          </table:table-cell>
          <table:table-cell office:value-type="float" office:value="22.058594" calcext:value-type="float">
            <text:p>22</text:p>
          </table:table-cell>
          <table:table-cell office:value-type="float" office:value="125.38519946919" calcext:value-type="float">
            <text:p>125</text:p>
          </table:table-cell>
          <table:table-cell office:value-type="float" office:value="170.377181448713" calcext:value-type="float">
            <text:p>170</text:p>
          </table:table-cell>
          <table:table-cell office:value-type="float" office:value="126.538502038861" calcext:value-type="float">
            <text:p>127</text:p>
          </table:table-cell>
        </table:table-row>
        <table:table-row table:style-name="ro2">
          <table:table-cell office:value-type="float" office:value="5.42168674698795" calcext:value-type="float">
            <text:p>5.4</text:p>
          </table:table-cell>
          <table:table-cell office:value-type="float" office:value="21.2589532042889" calcext:value-type="float">
            <text:p>21</text:p>
          </table:table-cell>
          <table:table-cell office:value-type="float" office:value="32.941406" calcext:value-type="float">
            <text:p>33</text:p>
          </table:table-cell>
          <table:table-cell office:value-type="float" office:value="22.2360244978889" calcext:value-type="float">
            <text:p>22</text:p>
          </table:table-cell>
          <table:table-cell office:value-type="float" office:value="127.568936076029" calcext:value-type="float">
            <text:p>128</text:p>
          </table:table-cell>
          <table:table-cell office:value-type="float" office:value="173.684551529034" calcext:value-type="float">
            <text:p>174</text:p>
          </table:table-cell>
          <table:table-cell office:value-type="float" office:value="128.762127465462" calcext:value-type="float">
            <text:p>129</text:p>
          </table:table-cell>
        </table:table-row>
        <table:table-row table:style-name="ro2">
          <table:table-cell office:value-type="float" office:value="5.52208835341366" calcext:value-type="float">
            <text:p>5.5</text:p>
          </table:table-cell>
          <table:table-cell office:value-type="float" office:value="21.140625" calcext:value-type="float">
            <text:p>21</text:p>
          </table:table-cell>
          <table:table-cell office:value-type="float" office:value="32.941406" calcext:value-type="float">
            <text:p>33</text:p>
          </table:table-cell>
          <table:table-cell office:value-type="float" office:value="22.5418113242127" calcext:value-type="float">
            <text:p>23</text:p>
          </table:table-cell>
          <table:table-cell office:value-type="float" office:value="129.69742895777" calcext:value-type="float">
            <text:p>130</text:p>
          </table:table-cell>
          <table:table-cell office:value-type="float" office:value="176.991921609356" calcext:value-type="float">
            <text:p>177</text:p>
          </table:table-cell>
          <table:table-cell office:value-type="float" office:value="131.010010789864" calcext:value-type="float">
            <text:p>131</text:p>
          </table:table-cell>
        </table:table-row>
        <table:table-row table:style-name="ro2">
          <table:table-cell office:value-type="float" office:value="5.62248995983936" calcext:value-type="float">
            <text:p>5.6</text:p>
          </table:table-cell>
          <table:table-cell office:value-type="float" office:value="21.2811462365885" calcext:value-type="float">
            <text:p>21</text:p>
          </table:table-cell>
          <table:table-cell office:value-type="float" office:value="32.941406" calcext:value-type="float">
            <text:p>33</text:p>
          </table:table-cell>
          <table:table-cell office:value-type="float" office:value="22.699219" calcext:value-type="float">
            <text:p>23</text:p>
          </table:table-cell>
          <table:table-cell office:value-type="float" office:value="131.827035947559" calcext:value-type="float">
            <text:p>132</text:p>
          </table:table-cell>
          <table:table-cell office:value-type="float" office:value="180.299291689677" calcext:value-type="float">
            <text:p>180</text:p>
          </table:table-cell>
          <table:table-cell office:value-type="float" office:value="133.281146850317" calcext:value-type="float">
            <text:p>133</text:p>
          </table:table-cell>
        </table:table-row>
        <table:table-row table:style-name="ro2">
          <table:table-cell office:value-type="float" office:value="5.72289156626506" calcext:value-type="float">
            <text:p>5.7</text:p>
          </table:table-cell>
          <table:table-cell office:value-type="float" office:value="21.4889898442137" calcext:value-type="float">
            <text:p>21</text:p>
          </table:table-cell>
          <table:table-cell office:value-type="float" office:value="32.941406" calcext:value-type="float">
            <text:p>33</text:p>
          </table:table-cell>
          <table:table-cell office:value-type="float" office:value="22.699219" calcext:value-type="float">
            <text:p>23</text:p>
          </table:table-cell>
          <table:table-cell office:value-type="float" office:value="133.974131132338" calcext:value-type="float">
            <text:p>134</text:p>
          </table:table-cell>
          <table:table-cell office:value-type="float" office:value="183.606661769998" calcext:value-type="float">
            <text:p>184</text:p>
          </table:table-cell>
          <table:table-cell office:value-type="float" office:value="135.560184902526" calcext:value-type="float">
            <text:p>136</text:p>
          </table:table-cell>
        </table:table-row>
        <table:table-row table:style-name="ro2">
          <table:table-cell office:value-type="float" office:value="5.82329317269076" calcext:value-type="float">
            <text:p>5.8</text:p>
          </table:table-cell>
          <table:table-cell office:value-type="float" office:value="21.6980484377463" calcext:value-type="float">
            <text:p>22</text:p>
          </table:table-cell>
          <table:table-cell office:value-type="float" office:value="32.941406" calcext:value-type="float">
            <text:p>33</text:p>
          </table:table-cell>
          <table:table-cell office:value-type="float" office:value="22.699219" calcext:value-type="float">
            <text:p>23</text:p>
          </table:table-cell>
          <table:table-cell office:value-type="float" office:value="136.142155142477" calcext:value-type="float">
            <text:p>136</text:p>
          </table:table-cell>
          <table:table-cell office:value-type="float" office:value="186.91403185032" calcext:value-type="float">
            <text:p>187</text:p>
          </table:table-cell>
          <table:table-cell office:value-type="float" office:value="137.839222954734" calcext:value-type="float">
            <text:p>138</text:p>
          </table:table-cell>
        </table:table-row>
        <table:table-row table:style-name="ro2">
          <table:table-cell office:value-type="float" office:value="5.92369477911647" calcext:value-type="float">
            <text:p>5.9</text:p>
          </table:table-cell>
          <table:table-cell office:value-type="float" office:value="21.9193141612578" calcext:value-type="float">
            <text:p>22</text:p>
          </table:table-cell>
          <table:table-cell office:value-type="float" office:value="32.941406" calcext:value-type="float">
            <text:p>33</text:p>
          </table:table-cell>
          <table:table-cell office:value-type="float" office:value="22.699219" calcext:value-type="float">
            <text:p>23</text:p>
          </table:table-cell>
          <table:table-cell office:value-type="float" office:value="138.331781778973" calcext:value-type="float">
            <text:p>138</text:p>
          </table:table-cell>
          <table:table-cell office:value-type="float" office:value="190.221401930641" calcext:value-type="float">
            <text:p>190</text:p>
          </table:table-cell>
          <table:table-cell office:value-type="float" office:value="140.118261006943" calcext:value-type="float">
            <text:p>140</text:p>
          </table:table-cell>
        </table:table-row>
        <table:table-row table:style-name="ro2">
          <table:table-cell office:value-type="float" office:value="6.02409638554217" calcext:value-type="float">
            <text:p>6.0</text:p>
          </table:table-cell>
          <table:table-cell office:value-type="float" office:value="22.2707777329118" calcext:value-type="float">
            <text:p>22</text:p>
          </table:table-cell>
          <table:table-cell office:value-type="float" office:value="32.941406" calcext:value-type="float">
            <text:p>33</text:p>
          </table:table-cell>
          <table:table-cell office:value-type="float" office:value="22.699219" calcext:value-type="float">
            <text:p>23</text:p>
          </table:table-cell>
          <table:table-cell office:value-type="float" office:value="140.55015988611" calcext:value-type="float">
            <text:p>141</text:p>
          </table:table-cell>
          <table:table-cell office:value-type="float" office:value="193.528772010962" calcext:value-type="float">
            <text:p>194</text:p>
          </table:table-cell>
          <table:table-cell office:value-type="float" office:value="142.397299059152" calcext:value-type="float">
            <text:p>142</text:p>
          </table:table-cell>
        </table:table-row>
        <table:table-row table:style-name="ro2">
          <table:table-cell office:value-type="float" office:value="6.12449799196787" calcext:value-type="float">
            <text:p>6.1</text:p>
          </table:table-cell>
          <table:table-cell office:value-type="float" office:value="22.304688" calcext:value-type="float">
            <text:p>22</text:p>
          </table:table-cell>
          <table:table-cell office:value-type="float" office:value="32.941406" calcext:value-type="float">
            <text:p>33</text:p>
          </table:table-cell>
          <table:table-cell office:value-type="float" office:value="22.8555097720798" calcext:value-type="float">
            <text:p>23</text:p>
          </table:table-cell>
          <table:table-cell office:value-type="float" office:value="142.787884069489" calcext:value-type="float">
            <text:p>143</text:p>
          </table:table-cell>
          <table:table-cell office:value-type="float" office:value="196.836142091284" calcext:value-type="float">
            <text:p>197</text:p>
          </table:table-cell>
          <table:table-cell office:value-type="float" office:value="144.684183033654" calcext:value-type="float">
            <text:p>145</text:p>
          </table:table-cell>
        </table:table-row>
        <table:table-row table:style-name="ro2">
          <table:table-cell office:value-type="float" office:value="6.22489959839357" calcext:value-type="float">
            <text:p>6.2</text:p>
          </table:table-cell>
          <table:table-cell office:value-type="float" office:value="22.6064741862172" calcext:value-type="float">
            <text:p>23</text:p>
          </table:table-cell>
          <table:table-cell office:value-type="float" office:value="32.941406" calcext:value-type="float">
            <text:p>33</text:p>
          </table:table-cell>
          <table:table-cell office:value-type="float" office:value="22.917969" calcext:value-type="float">
            <text:p>23</text:p>
          </table:table-cell>
          <table:table-cell office:value-type="float" office:value="145.04246048446" calcext:value-type="float">
            <text:p>145</text:p>
          </table:table-cell>
          <table:table-cell office:value-type="float" office:value="200.143512171605" calcext:value-type="float">
            <text:p>200</text:p>
          </table:table-cell>
          <table:table-cell office:value-type="float" office:value="146.982048433859" calcext:value-type="float">
            <text:p>147</text:p>
          </table:table-cell>
        </table:table-row>
        <table:table-row table:style-name="ro2">
          <table:table-cell office:value-type="float" office:value="6.32530120481928" calcext:value-type="float">
            <text:p>6.3</text:p>
          </table:table-cell>
          <table:table-cell office:value-type="float" office:value="22.9264158226012" calcext:value-type="float">
            <text:p>23</text:p>
          </table:table-cell>
          <table:table-cell office:value-type="float" office:value="32.941406" calcext:value-type="float">
            <text:p>33</text:p>
          </table:table-cell>
          <table:table-cell office:value-type="float" office:value="22.917969" calcext:value-type="float">
            <text:p>23</text:p>
          </table:table-cell>
          <table:table-cell office:value-type="float" office:value="147.328248135505" calcext:value-type="float">
            <text:p>147</text:p>
          </table:table-cell>
          <table:table-cell office:value-type="float" office:value="203.450882251926" calcext:value-type="float">
            <text:p>203</text:p>
          </table:table-cell>
          <table:table-cell office:value-type="float" office:value="149.283049337473" calcext:value-type="float">
            <text:p>149</text:p>
          </table:table-cell>
        </table:table-row>
        <table:table-row table:style-name="ro2">
          <table:table-cell office:value-type="float" office:value="6.42570281124498" calcext:value-type="float">
            <text:p>6.4</text:p>
          </table:table-cell>
          <table:table-cell office:value-type="float" office:value="23.1725016399359" calcext:value-type="float">
            <text:p>23</text:p>
          </table:table-cell>
          <table:table-cell office:value-type="float" office:value="32.941406" calcext:value-type="float">
            <text:p>33</text:p>
          </table:table-cell>
          <table:table-cell office:value-type="float" office:value="22.917969" calcext:value-type="float">
            <text:p>23</text:p>
          </table:table-cell>
          <table:table-cell office:value-type="float" office:value="149.642450819367" calcext:value-type="float">
            <text:p>150</text:p>
          </table:table-cell>
          <table:table-cell office:value-type="float" office:value="206.758252332247" calcext:value-type="float">
            <text:p>207</text:p>
          </table:table-cell>
          <table:table-cell office:value-type="float" office:value="151.584050241088" calcext:value-type="float">
            <text:p>152</text:p>
          </table:table-cell>
        </table:table-row>
        <table:table-row table:style-name="ro2">
          <table:table-cell office:value-type="float" office:value="6.52610441767068" calcext:value-type="float">
            <text:p>6.5</text:p>
          </table:table-cell>
          <table:table-cell office:value-type="float" office:value="23.4882053804252" calcext:value-type="float">
            <text:p>23</text:p>
          </table:table-cell>
          <table:table-cell office:value-type="float" office:value="32.941406" calcext:value-type="float">
            <text:p>33</text:p>
          </table:table-cell>
          <table:table-cell office:value-type="float" office:value="22.917969" calcext:value-type="float">
            <text:p>23</text:p>
          </table:table-cell>
          <table:table-cell office:value-type="float" office:value="151.984855790269" calcext:value-type="float">
            <text:p>152</text:p>
          </table:table-cell>
          <table:table-cell office:value-type="float" office:value="210.065622412569" calcext:value-type="float">
            <text:p>210</text:p>
          </table:table-cell>
          <table:table-cell office:value-type="float" office:value="153.885051144702" calcext:value-type="float">
            <text:p>154</text:p>
          </table:table-cell>
        </table:table-row>
        <table:table-row table:style-name="ro2">
          <table:table-cell office:value-type="float" office:value="6.62650602409639" calcext:value-type="float">
            <text:p>6.6</text:p>
          </table:table-cell>
          <table:table-cell office:value-type="float" office:value="23.8084962141763" calcext:value-type="float">
            <text:p>24</text:p>
          </table:table-cell>
          <table:table-cell office:value-type="float" office:value="32.941406" calcext:value-type="float">
            <text:p>33</text:p>
          </table:table-cell>
          <table:table-cell office:value-type="float" office:value="22.917969" calcext:value-type="float">
            <text:p>23</text:p>
          </table:table-cell>
          <table:table-cell office:value-type="float" office:value="154.359188199636" calcext:value-type="float">
            <text:p>154</text:p>
          </table:table-cell>
          <table:table-cell office:value-type="float" office:value="213.37299249289" calcext:value-type="float">
            <text:p>213</text:p>
          </table:table-cell>
          <table:table-cell office:value-type="float" office:value="156.186052048317" calcext:value-type="float">
            <text:p>156</text:p>
          </table:table-cell>
        </table:table-row>
        <table:table-row table:style-name="ro2">
          <table:table-cell office:value-type="float" office:value="6.72690763052209" calcext:value-type="float">
            <text:p>6.7</text:p>
          </table:table-cell>
          <table:table-cell office:value-type="float" office:value="24.0277187127488" calcext:value-type="float">
            <text:p>24</text:p>
          </table:table-cell>
          <table:table-cell office:value-type="float" office:value="32.8234757392564" calcext:value-type="float">
            <text:p>33</text:p>
          </table:table-cell>
          <table:table-cell office:value-type="float" office:value="22.917969" calcext:value-type="float">
            <text:p>23</text:p>
          </table:table-cell>
          <table:table-cell office:value-type="float" office:value="156.760604611631" calcext:value-type="float">
            <text:p>157</text:p>
          </table:table-cell>
          <table:table-cell office:value-type="float" office:value="216.674442379399" calcext:value-type="float">
            <text:p>217</text:p>
          </table:table-cell>
          <table:table-cell office:value-type="float" office:value="158.487052951931" calcext:value-type="float">
            <text:p>158</text:p>
          </table:table-cell>
        </table:table-row>
        <table:table-row table:style-name="ro2">
          <table:table-cell office:value-type="float" office:value="6.82730923694779" calcext:value-type="float">
            <text:p>6.8</text:p>
          </table:table-cell>
          <table:table-cell office:value-type="float" office:value="24.2407202059017" calcext:value-type="float">
            <text:p>24</text:p>
          </table:table-cell>
          <table:table-cell office:value-type="float" office:value="32.765625" calcext:value-type="float">
            <text:p>33</text:p>
          </table:table-cell>
          <table:table-cell office:value-type="float" office:value="22.917969" calcext:value-type="float">
            <text:p>23</text:p>
          </table:table-cell>
          <table:table-cell office:value-type="float" office:value="159.183719015177" calcext:value-type="float">
            <text:p>159</text:p>
          </table:table-cell>
          <table:table-cell office:value-type="float" office:value="219.967067918518" calcext:value-type="float">
            <text:p>220</text:p>
          </table:table-cell>
          <table:table-cell office:value-type="float" office:value="160.788053855546" calcext:value-type="float">
            <text:p>161</text:p>
          </table:table-cell>
        </table:table-row>
        <table:table-row table:style-name="ro2">
          <table:table-cell office:value-type="float" office:value="6.92771084337349" calcext:value-type="float">
            <text:p>6.9</text:p>
          </table:table-cell>
          <table:table-cell office:value-type="float" office:value="24.5583221060471" calcext:value-type="float">
            <text:p>25</text:p>
          </table:table-cell>
          <table:table-cell office:value-type="float" office:value="32.765625" calcext:value-type="float">
            <text:p>33</text:p>
          </table:table-cell>
          <table:table-cell office:value-type="float" office:value="22.917969" calcext:value-type="float">
            <text:p>23</text:p>
          </table:table-cell>
          <table:table-cell office:value-type="float" office:value="161.633470135255" calcext:value-type="float">
            <text:p>162</text:p>
          </table:table-cell>
          <table:table-cell office:value-type="float" office:value="223.25678930406" calcext:value-type="float">
            <text:p>223</text:p>
          </table:table-cell>
          <table:table-cell office:value-type="float" office:value="163.08905475916" calcext:value-type="float">
            <text:p>163</text:p>
          </table:table-cell>
        </table:table-row>
        <table:table-row table:style-name="ro2">
          <table:table-cell office:value-type="float" office:value="7.0281124497992" calcext:value-type="float">
            <text:p>7.0</text:p>
          </table:table-cell>
          <table:table-cell office:value-type="float" office:value="17.805812267432" calcext:value-type="float">
            <text:p>18</text:p>
          </table:table-cell>
          <table:table-cell office:value-type="float" office:value="32.765625" calcext:value-type="float">
            <text:p>33</text:p>
          </table:table-cell>
          <table:table-cell office:value-type="float" office:value="22.917969" calcext:value-type="float">
            <text:p>23</text:p>
          </table:table-cell>
          <table:table-cell office:value-type="float" office:value="163.760183708221" calcext:value-type="float">
            <text:p>164</text:p>
          </table:table-cell>
          <table:table-cell office:value-type="float" office:value="226.546510689602" calcext:value-type="float">
            <text:p>227</text:p>
          </table:table-cell>
          <table:table-cell office:value-type="float" office:value="165.390055662774" calcext:value-type="float">
            <text:p>165</text:p>
          </table:table-cell>
        </table:table-row>
        <table:table-row table:style-name="ro2">
          <table:table-cell office:value-type="float" office:value="7.1285140562249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22.917969" calcext:value-type="float">
            <text:p>23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229.836232075145" calcext:value-type="float">
            <text:p>230</text:p>
          </table:table-cell>
          <table:table-cell office:value-type="float" office:value="167.691056566389" calcext:value-type="float">
            <text:p>168</text:p>
          </table:table-cell>
        </table:table-row>
        <table:table-row table:style-name="ro2">
          <table:table-cell office:value-type="float" office:value="7.2289156626506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22.917969" calcext:value-type="float">
            <text:p>23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233.125953460687" calcext:value-type="float">
            <text:p>233</text:p>
          </table:table-cell>
          <table:table-cell office:value-type="float" office:value="169.992057470003" calcext:value-type="float">
            <text:p>170</text:p>
          </table:table-cell>
        </table:table-row>
        <table:table-row table:style-name="ro2">
          <table:table-cell office:value-type="float" office:value="7.32931726907631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22.917969" calcext:value-type="float">
            <text:p>23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236.415674846229" calcext:value-type="float">
            <text:p>236</text:p>
          </table:table-cell>
          <table:table-cell office:value-type="float" office:value="172.293058373618" calcext:value-type="float">
            <text:p>172</text:p>
          </table:table-cell>
        </table:table-row>
        <table:table-row table:style-name="ro2">
          <table:table-cell office:value-type="float" office:value="7.42971887550201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22.917969" calcext:value-type="float">
            <text:p>23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239.705396231771" calcext:value-type="float">
            <text:p>240</text:p>
          </table:table-cell>
          <table:table-cell office:value-type="float" office:value="174.594059277232" calcext:value-type="float">
            <text:p>175</text:p>
          </table:table-cell>
        </table:table-row>
        <table:table-row table:style-name="ro2">
          <table:table-cell office:value-type="float" office:value="7.53012048192771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22.917969" calcext:value-type="float">
            <text:p>23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242.995117617313" calcext:value-type="float">
            <text:p>243</text:p>
          </table:table-cell>
          <table:table-cell office:value-type="float" office:value="176.895060180847" calcext:value-type="float">
            <text:p>177</text:p>
          </table:table-cell>
        </table:table-row>
        <table:table-row table:style-name="ro2">
          <table:table-cell office:value-type="float" office:value="7.63052208835341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22.917969" calcext:value-type="float">
            <text:p>23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246.284839002855" calcext:value-type="float">
            <text:p>246</text:p>
          </table:table-cell>
          <table:table-cell office:value-type="float" office:value="179.196061084461" calcext:value-type="float">
            <text:p>179</text:p>
          </table:table-cell>
        </table:table-row>
        <table:table-row table:style-name="ro2">
          <table:table-cell office:value-type="float" office:value="7.73092369477912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22.917969" calcext:value-type="float">
            <text:p>23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249.574560388398" calcext:value-type="float">
            <text:p>250</text:p>
          </table:table-cell>
          <table:table-cell office:value-type="float" office:value="181.497061988076" calcext:value-type="float">
            <text:p>181</text:p>
          </table:table-cell>
        </table:table-row>
        <table:table-row table:style-name="ro2">
          <table:table-cell office:value-type="float" office:value="7.83132530120482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22.917969" calcext:value-type="float">
            <text:p>23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252.86428177394" calcext:value-type="float">
            <text:p>253</text:p>
          </table:table-cell>
          <table:table-cell office:value-type="float" office:value="183.79806289169" calcext:value-type="float">
            <text:p>184</text:p>
          </table:table-cell>
        </table:table-row>
        <table:table-row table:style-name="ro2">
          <table:table-cell office:value-type="float" office:value="7.93172690763052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22.917969" calcext:value-type="float">
            <text:p>23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256.154003159482" calcext:value-type="float">
            <text:p>256</text:p>
          </table:table-cell>
          <table:table-cell office:value-type="float" office:value="186.099063795305" calcext:value-type="float">
            <text:p>186</text:p>
          </table:table-cell>
        </table:table-row>
        <table:table-row table:style-name="ro2">
          <table:table-cell office:value-type="float" office:value="8.03212851405623" calcext:value-type="float">
            <text:p>8.0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22.917969" calcext:value-type="float">
            <text:p>23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259.443724545024" calcext:value-type="float">
            <text:p>259</text:p>
          </table:table-cell>
          <table:table-cell office:value-type="float" office:value="188.400064698919" calcext:value-type="float">
            <text:p>188</text:p>
          </table:table-cell>
        </table:table-row>
        <table:table-row table:style-name="ro2">
          <table:table-cell office:value-type="float" office:value="8.13253012048193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22.917969" calcext:value-type="float">
            <text:p>23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262.733445930566" calcext:value-type="float">
            <text:p>263</text:p>
          </table:table-cell>
          <table:table-cell office:value-type="float" office:value="190.701065602533" calcext:value-type="float">
            <text:p>191</text:p>
          </table:table-cell>
        </table:table-row>
        <table:table-row table:style-name="ro2">
          <table:table-cell office:value-type="float" office:value="8.23293172690763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22.917969" calcext:value-type="float">
            <text:p>23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266.023167316108" calcext:value-type="float">
            <text:p>266</text:p>
          </table:table-cell>
          <table:table-cell office:value-type="float" office:value="193.002066506148" calcext:value-type="float">
            <text:p>193</text:p>
          </table:table-cell>
        </table:table-row>
        <table:table-row table:style-name="ro2">
          <table:table-cell office:value-type="float" office:value="8.3333333333333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22.917969" calcext:value-type="float">
            <text:p>23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269.312888701651" calcext:value-type="float">
            <text:p>269</text:p>
          </table:table-cell>
          <table:table-cell office:value-type="float" office:value="195.303067409762" calcext:value-type="float">
            <text:p>195</text:p>
          </table:table-cell>
        </table:table-row>
        <table:table-row table:style-name="ro2">
          <table:table-cell office:value-type="float" office:value="8.4337349397590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22.917969" calcext:value-type="float">
            <text:p>23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272.602610087193" calcext:value-type="float">
            <text:p>273</text:p>
          </table:table-cell>
          <table:table-cell office:value-type="float" office:value="197.604068313377" calcext:value-type="float">
            <text:p>198</text:p>
          </table:table-cell>
        </table:table-row>
        <table:table-row table:style-name="ro2">
          <table:table-cell office:value-type="float" office:value="8.53413654618474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14.7717352461321" calcext:value-type="float">
            <text:p>15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275.892331472735" calcext:value-type="float">
            <text:p>276</text:p>
          </table:table-cell>
          <table:table-cell office:value-type="float" office:value="199.496121739387" calcext:value-type="float">
            <text:p>199</text:p>
          </table:table-cell>
        </table:table-row>
        <table:table-row table:style-name="ro2">
          <table:table-cell office:value-type="float" office:value="8.63453815261044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279.182052858277" calcext:value-type="float">
            <text:p>279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8.73493975903615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282.471774243819" calcext:value-type="float">
            <text:p>282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8.83534136546185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285.761495629362" calcext:value-type="float">
            <text:p>286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8.93574297188755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289.051217014904" calcext:value-type="float">
            <text:p>289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9.03614457831325" calcext:value-type="float">
            <text:p>9.0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292.340938400446" calcext:value-type="float">
            <text:p>292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9.13654618473896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295.630659785988" calcext:value-type="float">
            <text:p>296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9.23694779116466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298.92038117153" calcext:value-type="float">
            <text:p>299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9.33734939759036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02.210102557073" calcext:value-type="float">
            <text:p>302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9.43775100401606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05.499823942615" calcext:value-type="float">
            <text:p>305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9.53815261044177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08.789545328157" calcext:value-type="float">
            <text:p>309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9.63855421686747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12.079266713699" calcext:value-type="float">
            <text:p>312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9.7389558232931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15.368988099241" calcext:value-type="float">
            <text:p>315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9.8393574297188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18.658709484783" calcext:value-type="float">
            <text:p>319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9.93975903614458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32.765625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21.948430870326" calcext:value-type="float">
            <text:p>322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0.0401606425703" calcext:value-type="float">
            <text:p>10.0</text:p>
          </table:table-cell>
          <table:table-cell office:value-type="float" office:value="0" calcext:value-type="float">
            <text:p>0</text:p>
          </table:table-cell>
          <table:table-cell office:value-type="float" office:value="31.2575767098516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25.162447020419" calcext:value-type="float">
            <text:p>325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0.140562248996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25.0802923971813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27.990653300892" calcext:value-type="float">
            <text:p>328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0.2409638554217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30.505704676253" calcext:value-type="float">
            <text:p>331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0.3413654618474" calcext:value-type="float">
            <text:p>10.3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33.01770578067" calcext:value-type="float">
            <text:p>333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0.4417670682731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35.529706885088" calcext:value-type="float">
            <text:p>336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0.5421686746988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38.041707989506" calcext:value-type="float">
            <text:p>338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0.6425702811245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40.553709093923" calcext:value-type="float">
            <text:p>341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0.7429718875502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43.065710198341" calcext:value-type="float">
            <text:p>343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0.8433734939759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45.577711302759" calcext:value-type="float">
            <text:p>346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0.9437751004016" calcext:value-type="float">
            <text:p>10.9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48.089712407176" calcext:value-type="float">
            <text:p>348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1.0441767068273" calcext:value-type="float">
            <text:p>11.0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50.601713511594" calcext:value-type="float">
            <text:p>351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1.144578313253" calcext:value-type="float">
            <text:p>11.1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53.113714616012" calcext:value-type="float">
            <text:p>353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1.2449799196787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55.625715720429" calcext:value-type="float">
            <text:p>356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1.3453815261044" calcext:value-type="float">
            <text:p>11.3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58.137716824847" calcext:value-type="float">
            <text:p>358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1.4457831325301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60.649717929265" calcext:value-type="float">
            <text:p>361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1.5461847389558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63.161719033682" calcext:value-type="float">
            <text:p>363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1.6465863453815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65.6737201381" calcext:value-type="float">
            <text:p>366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1.7469879518072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68.185721242518" calcext:value-type="float">
            <text:p>368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1.8473895582329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70.697722346935" calcext:value-type="float">
            <text:p>371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1.9477911646586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73.209723451353" calcext:value-type="float">
            <text:p>373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2.0481927710843" calcext:value-type="float">
            <text:p>12.0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75.721724555771" calcext:value-type="float">
            <text:p>376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2.14859437751" calcext:value-type="float">
            <text:p>12.1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78.233725660189" calcext:value-type="float">
            <text:p>378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2.2489959839357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80.745726764606" calcext:value-type="float">
            <text:p>381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2.3493975903614" calcext:value-type="float">
            <text:p>12.3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83.257727869024" calcext:value-type="float">
            <text:p>383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2.4497991967871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85.769728973442" calcext:value-type="float">
            <text:p>386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2.5502008032129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88.281730077859" calcext:value-type="float">
            <text:p>388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2.6506024096386" calcext:value-type="float">
            <text:p>12.7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90.793731182277" calcext:value-type="float">
            <text:p>391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2.7510040160643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93.305732286695" calcext:value-type="float">
            <text:p>393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2.8514056224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95.817733391112" calcext:value-type="float">
            <text:p>396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2.9518072289157" calcext:value-type="float">
            <text:p>13.0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398.32973449553" calcext:value-type="float">
            <text:p>398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3.0522088353414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00.841735599948" calcext:value-type="float">
            <text:p>401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3.1526104417671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03.353736704365" calcext:value-type="float">
            <text:p>403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3.2530120481928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05.865737808783" calcext:value-type="float">
            <text:p>406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3.3534136546185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08.377738913201" calcext:value-type="float">
            <text:p>408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3.4538152610442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10.889740017618" calcext:value-type="float">
            <text:p>411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3.5542168674699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13.401741122036" calcext:value-type="float">
            <text:p>413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3.6546184738956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15.913742226454" calcext:value-type="float">
            <text:p>416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3.7550200803213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18.425743330871" calcext:value-type="float">
            <text:p>418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3.855421686747" calcext:value-type="float">
            <text:p>13.9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20.937744435289" calcext:value-type="float">
            <text:p>421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3.9558232931727" calcext:value-type="float">
            <text:p>14.0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23.449745539707" calcext:value-type="float">
            <text:p>423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4.0562248995984" calcext:value-type="float">
            <text:p>14.1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25.961746644124" calcext:value-type="float">
            <text:p>426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4.1566265060241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28.473747748542" calcext:value-type="float">
            <text:p>428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4.2570281124498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30.98574885296" calcext:value-type="float">
            <text:p>431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4.3574297188755" calcext:value-type="float">
            <text:p>14.4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33.497749957377" calcext:value-type="float">
            <text:p>433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4.4578313253012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36.009751061795" calcext:value-type="float">
            <text:p>436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4.5582329317269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38.521752166213" calcext:value-type="float">
            <text:p>439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4.6586345381526" calcext:value-type="float">
            <text:p>14.7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41.033753270631" calcext:value-type="float">
            <text:p>441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4.7590361445783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43.545754375048" calcext:value-type="float">
            <text:p>444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4.859437751004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46.057755479466" calcext:value-type="float">
            <text:p>446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4.9598393574297" calcext:value-type="float">
            <text:p>15.0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48.569756583884" calcext:value-type="float">
            <text:p>449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5.0602409638554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office:value-type="float" office:value="25.019531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51.081757688301" calcext:value-type="float">
            <text:p>451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5.1606425702811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office:value-type="float" office:value="23.2935906465091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53.507115200676" calcext:value-type="float">
            <text:p>454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5.2610441767068" calcext:value-type="float">
            <text:p>15.3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55.797165885742" calcext:value-type="float">
            <text:p>456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5.3614457831325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58.038553335541" calcext:value-type="float">
            <text:p>458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5.4618473895582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60.27994078534" calcext:value-type="float">
            <text:p>460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5.5622489959839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62.521328235139" calcext:value-type="float">
            <text:p>463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5.6626506024096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64.762715684939" calcext:value-type="float">
            <text:p>465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5.7630522088353" calcext:value-type="float">
            <text:p>15.8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67.004103134738" calcext:value-type="float">
            <text:p>467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5.863453815261" calcext:value-type="float">
            <text:p>15.9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69.245490584537" calcext:value-type="float">
            <text:p>469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5.9638554216867" calcext:value-type="float">
            <text:p>16.0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71.486878034336" calcext:value-type="float">
            <text:p>471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6.0642570281125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73.728265484135" calcext:value-type="float">
            <text:p>474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6.1646586345382" calcext:value-type="float">
            <text:p>16.2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75.969652933935" calcext:value-type="float">
            <text:p>476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6.2650602409639" calcext:value-type="float">
            <text:p>16.3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78.211040383734" calcext:value-type="float">
            <text:p>478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6.3654618473896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80.452427833533" calcext:value-type="float">
            <text:p>480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6.4658634538153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82.693815283332" calcext:value-type="float">
            <text:p>483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6.566265060241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84.935202733131" calcext:value-type="float">
            <text:p>485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6.6666666666667" calcext:value-type="float">
            <text:p>16.7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87.17659018293" calcext:value-type="float">
            <text:p>487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6.7670682730924" calcext:value-type="float">
            <text:p>16.8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89.41797763273" calcext:value-type="float">
            <text:p>489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6.8674698795181" calcext:value-type="float">
            <text:p>16.9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91.659365082529" calcext:value-type="float">
            <text:p>492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6.9678714859438" calcext:value-type="float">
            <text:p>17.0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93.900752532328" calcext:value-type="float">
            <text:p>494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7.0682730923695" calcext:value-type="float">
            <text:p>17.1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96.142139982127" calcext:value-type="float">
            <text:p>496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7.168674698795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498.383527431926" calcext:value-type="float">
            <text:p>498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7.2690763052209" calcext:value-type="float">
            <text:p>17.3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00.624914881726" calcext:value-type="float">
            <text:p>501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7.3694779116466" calcext:value-type="float">
            <text:p>17.4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02.866302331525" calcext:value-type="float">
            <text:p>503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7.4698795180723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05.107689781324" calcext:value-type="float">
            <text:p>505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7.570281124498" calcext:value-type="float">
            <text:p>17.6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07.349077231123" calcext:value-type="float">
            <text:p>507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7.6706827309237" calcext:value-type="float">
            <text:p>17.7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09.590464680922" calcext:value-type="float">
            <text:p>510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7.7710843373494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11.831852130721" calcext:value-type="float">
            <text:p>512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7.8714859437751" calcext:value-type="float">
            <text:p>17.9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14.073239580521" calcext:value-type="float">
            <text:p>514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7.9718875502008" calcext:value-type="float">
            <text:p>18.0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16.31462703032" calcext:value-type="float">
            <text:p>516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8.0722891566265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18.556014480119" calcext:value-type="float">
            <text:p>519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8.1726907630522" calcext:value-type="float">
            <text:p>18.2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20.797401929918" calcext:value-type="float">
            <text:p>521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8.2730923694779" calcext:value-type="float">
            <text:p>18.3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23.038789379717" calcext:value-type="float">
            <text:p>523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8.3734939759036" calcext:value-type="float">
            <text:p>18.4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25.280176829516" calcext:value-type="float">
            <text:p>525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8.4738955823293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27.521564279316" calcext:value-type="float">
            <text:p>528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8.574297188755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29.762951729115" calcext:value-type="float">
            <text:p>530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8.6746987951807" calcext:value-type="float">
            <text:p>18.7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32.004339178914" calcext:value-type="float">
            <text:p>532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8.7751004016064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34.245726628713" calcext:value-type="float">
            <text:p>534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8.8755020080321" calcext:value-type="float">
            <text:p>18.9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36.487114078512" calcext:value-type="float">
            <text:p>536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8.9759036144578" calcext:value-type="float">
            <text:p>19.0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38.728501528312" calcext:value-type="float">
            <text:p>539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9.0763052208835" calcext:value-type="float">
            <text:p>19.1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40.969888978111" calcext:value-type="float">
            <text:p>541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9.176706827309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43.21127642791" calcext:value-type="float">
            <text:p>543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9.2771084337349" calcext:value-type="float">
            <text:p>19.3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45.452663877709" calcext:value-type="float">
            <text:p>545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9.3775100401606" calcext:value-type="float">
            <text:p>19.4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47.694051327508" calcext:value-type="float">
            <text:p>548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9.4779116465863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49.935438777307" calcext:value-type="float">
            <text:p>550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9.578313253012" calcext:value-type="float">
            <text:p>19.6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52.176826227107" calcext:value-type="float">
            <text:p>552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9.6787148594378" calcext:value-type="float">
            <text:p>19.7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54.418213676906" calcext:value-type="float">
            <text:p>554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9.7791164658635" calcext:value-type="float">
            <text:p>19.8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56.659601126705" calcext:value-type="float">
            <text:p>557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9.8795180722892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58.900988576504" calcext:value-type="float">
            <text:p>559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19.9799196787149" calcext:value-type="float">
            <text:p>20.0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61.142376026303" calcext:value-type="float">
            <text:p>561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0.0803212851406" calcext:value-type="float">
            <text:p>20.1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63.383763476103" calcext:value-type="float">
            <text:p>563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0.1807228915663" calcext:value-type="float">
            <text:p>20.2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65.625150925902" calcext:value-type="float">
            <text:p>566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0.281124497992" calcext:value-type="float">
            <text:p>20.3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67.866538375701" calcext:value-type="float">
            <text:p>568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0.3815261044177" calcext:value-type="float">
            <text:p>20.4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70.1079258255" calcext:value-type="float">
            <text:p>570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0.4819277108434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72.349313275299" calcext:value-type="float">
            <text:p>572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0.5823293172691" calcext:value-type="float">
            <text:p>20.6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74.590700725098" calcext:value-type="float">
            <text:p>575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0.6827309236948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76.832088174898" calcext:value-type="float">
            <text:p>577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0.7831325301205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79.073475624697" calcext:value-type="float">
            <text:p>579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0.8835341365462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81.314863074496" calcext:value-type="float">
            <text:p>581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0.9839357429719" calcext:value-type="float">
            <text:p>21.0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83.556250524295" calcext:value-type="float">
            <text:p>584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1.0843373493976" calcext:value-type="float">
            <text:p>21.1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85.797637974094" calcext:value-type="float">
            <text:p>586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1.1847389558233" calcext:value-type="float">
            <text:p>21.2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88.039025423894" calcext:value-type="float">
            <text:p>588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1.285140562249" calcext:value-type="float">
            <text:p>21.3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90.280412873693" calcext:value-type="float">
            <text:p>590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1.3855421686747" calcext:value-type="float">
            <text:p>21.4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92.521800323492" calcext:value-type="float">
            <text:p>593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1.4859437751004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 office:value-type="float" office:value="22.324219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94.763187773291" calcext:value-type="float">
            <text:p>595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1.5863453815261" calcext:value-type="float">
            <text:p>21.6</text:p>
          </table:table-cell>
          <table:table-cell office:value-type="float" office:value="0" calcext:value-type="float">
            <text:p>0</text:p>
          </table:table-cell>
          <table:table-cell office:value-type="float" office:value="21.0098820062969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96.938594450314" calcext:value-type="float">
            <text:p>597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1.6867469879518" calcext:value-type="float">
            <text:p>21.7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598.977713777939" calcext:value-type="float">
            <text:p>599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1.7871485943775" calcext:value-type="float">
            <text:p>21.8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00.946526528943" calcext:value-type="float">
            <text:p>601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1.8875502008032" calcext:value-type="float">
            <text:p>21.9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02.915339279947" calcext:value-type="float">
            <text:p>603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1.9879518072289" calcext:value-type="float">
            <text:p>22.0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04.884152030951" calcext:value-type="float">
            <text:p>605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2.0883534136546" calcext:value-type="float">
            <text:p>22.1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06.852964781955" calcext:value-type="float">
            <text:p>607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2.1887550200803" calcext:value-type="float">
            <text:p>22.2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08.821777532959" calcext:value-type="float">
            <text:p>609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2.289156626506" calcext:value-type="float">
            <text:p>22.3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10.790590283963" calcext:value-type="float">
            <text:p>611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2.3895582329317" calcext:value-type="float">
            <text:p>22.4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12.759403034967" calcext:value-type="float">
            <text:p>613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2.4899598393574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14.728215785971" calcext:value-type="float">
            <text:p>615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2.5903614457831" calcext:value-type="float">
            <text:p>22.6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16.697028536975" calcext:value-type="float">
            <text:p>617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2.6907630522088" calcext:value-type="float">
            <text:p>22.7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18.665841287979" calcext:value-type="float">
            <text:p>619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2.7911646586345" calcext:value-type="float">
            <text:p>22.8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20.634654038983" calcext:value-type="float">
            <text:p>621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2.8915662650602" calcext:value-type="float">
            <text:p>22.9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22.603466789987" calcext:value-type="float">
            <text:p>623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2.9919678714859" calcext:value-type="float">
            <text:p>23.0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24.572279540991" calcext:value-type="float">
            <text:p>625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3.0923694779116" calcext:value-type="float">
            <text:p>23.1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26.541092291995" calcext:value-type="float">
            <text:p>627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3.1927710843373" calcext:value-type="float">
            <text:p>23.2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28.509905042999" calcext:value-type="float">
            <text:p>629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3.293172690763" calcext:value-type="float">
            <text:p>23.3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30.478717794003" calcext:value-type="float">
            <text:p>630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3.3935742971888" calcext:value-type="float">
            <text:p>23.4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32.447530545007" calcext:value-type="float">
            <text:p>632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3.493975903614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34.416343296011" calcext:value-type="float">
            <text:p>634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3.5943775100402" calcext:value-type="float">
            <text:p>23.6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36.385156047015" calcext:value-type="float">
            <text:p>636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3.6947791164659" calcext:value-type="float">
            <text:p>23.7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38.353968798019" calcext:value-type="float">
            <text:p>638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3.7951807228916" calcext:value-type="float">
            <text:p>23.8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40.322781549023" calcext:value-type="float">
            <text:p>640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3.8955823293173" calcext:value-type="float">
            <text:p>23.9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42.291594300027" calcext:value-type="float">
            <text:p>642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3.995983935743" calcext:value-type="float">
            <text:p>24.0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44.260407051031" calcext:value-type="float">
            <text:p>644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4.0963855421687" calcext:value-type="float">
            <text:p>24.1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46.229219802035" calcext:value-type="float">
            <text:p>646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4.1967871485944" calcext:value-type="float">
            <text:p>24.2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48.198032553039" calcext:value-type="float">
            <text:p>648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4.2971887550201" calcext:value-type="float">
            <text:p>24.3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50.166845304043" calcext:value-type="float">
            <text:p>650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4.3975903614458" calcext:value-type="float">
            <text:p>24.4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52.135658055047" calcext:value-type="float">
            <text:p>652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4.497991967871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54.104470806051" calcext:value-type="float">
            <text:p>654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4.5983935742972" calcext:value-type="float">
            <text:p>24.6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56.073283557054" calcext:value-type="float">
            <text:p>656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4.6987951807229" calcext:value-type="float">
            <text:p>24.7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58.042096308059" calcext:value-type="float">
            <text:p>658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4.7991967871486" calcext:value-type="float">
            <text:p>24.8</text:p>
          </table:table-cell>
          <table:table-cell office:value-type="float" office:value="0" calcext:value-type="float">
            <text:p>0</text:p>
          </table:table-cell>
          <table:table-cell office:value-type="float" office:value="19.60937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60.010909059062" calcext:value-type="float">
            <text:p>660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4.8995983935743" calcext:value-type="float">
            <text:p>24.9</text:p>
          </table:table-cell>
          <table:table-cell office:value-type="float" office:value="0" calcext:value-type="float">
            <text:p>0</text:p>
          </table:table-cell>
          <table:table-cell office:value-type="float" office:value="12.0065934055323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61.598056067372" calcext:value-type="float">
            <text:p>662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5" calcext:value-type="float">
            <text:p>25.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62.20079670018" calcext:value-type="float">
            <text:p>662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5.1004016064257" calcext:value-type="float">
            <text:p>2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62.20079670018" calcext:value-type="float">
            <text:p>662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5.2008032128514" calcext:value-type="float">
            <text:p>2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62.20079670018" calcext:value-type="float">
            <text:p>662</text:p>
          </table:table-cell>
          <table:table-cell office:value-type="float" office:value="200.237674713591" calcext:value-type="float">
            <text:p>200</text:p>
          </table:table-cell>
        </table:table-row>
        <table:table-row table:style-name="ro2">
          <table:table-cell office:value-type="float" office:value="25.3012048192771" calcext:value-type="float">
            <text:p>2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654049785903" calcext:value-type="float">
            <text:p>165</text:p>
          </table:table-cell>
          <table:table-cell office:value-type="float" office:value="662.20079670018" calcext:value-type="float">
            <text:p>662</text:p>
          </table:table-cell>
          <table:table-cell office:value-type="float" office:value="200.237674713591" calcext:value-type="float">
            <text:p>200</text:p>
          </table:table-cell>
        </table:table-row>
      </table:table>
      <table:table table:name="combined" table:style-name="ta1">
        <office:forms form:automatic-focus="false" form:apply-design-mode="false"/>
        <table:shapes>
          <draw:frame draw:z-index="0" draw:style-name="gr1" draw:text-style-name="P1" svg:width="453.6pt" svg:height="254.89pt" svg:x="511.65pt" svg:y="25.63pt">
            <loext:p draw:notify-on-update-of-ranges="combined.A3:combined.A255 combined.B2:combined.B2 combined.B3:combined.B255 combined.A3:combined.A255 combined.C2:combined.C2 combined.C3:combined.C255 combined.A3:combined.A255 combined.D2:combined.D2 combined.D3:combined.D25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6pt" svg:height="254.89pt" svg:x="511.31pt" svg:y="294.41pt">
            <loext:p draw:notify-on-update-of-ranges="combined.A3:combined.A255 combined.E2:combined.E2 combined.E3:combined.E255 combined.A3:combined.A255 combined.F2:combined.F2 combined.F3:combined.F255 combined.A3:combined.A255 combined.G2:combined.G2 combined.G3:combined.G25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ce3"/>
        <table:table-column table:style-name="co2" table:number-columns-repeated="6" table:default-cell-style-name="ce5"/>
        <table:table-row table:style-name="ro2">
          <table:table-cell table:style-name="Default"/>
          <table:table-cell table:style-name="ce4" office:value-type="string" calcext:value-type="string" table:number-columns-spanned="3" table:number-rows-spanned="1">
            <text:p>MiB</text:p>
          </table:table-cell>
          <table:covered-table-cell table:number-columns-repeated="2" table:style-name="Default"/>
          <table:table-cell table:style-name="ce4" office:value-type="string" calcext:value-type="string" table:number-columns-spanned="3" table:number-rows-spanned="1">
            <text:p>MiB-sec (integral)</text:p>
          </table:table-cell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Second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mixed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memory</text:p>
          </table:table-cell>
          <table:table-cell table:style-name="Default" office:value-type="string" calcext:value-type="string">
            <text:p>mixed</text:p>
          </table:table-cell>
        </table:table-row>
        <table:table-row table:style-name="ro2">
          <table:table-cell office:value-type="float" office:value="0" calcext:value-type="float">
            <text:p>0.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00401606425703" calcext:value-type="float">
            <text:p>0.1</text:p>
          </table:table-cell>
          <table:table-cell office:value-type="float" office:value="0.803101038782702" calcext:value-type="float">
            <text:p>1</text:p>
          </table:table-cell>
          <table:table-cell office:value-type="float" office:value="0.802417931775097" calcext:value-type="float">
            <text:p>1</text:p>
          </table:table-cell>
          <table:table-cell office:value-type="float" office:value="1.30601326320861" calcext:value-type="float">
            <text:p>1</text:p>
          </table:table-cell>
          <table:table-cell office:value-type="float" office:value="0.040316317207967" calcext:value-type="float">
            <text:p>0</text:p>
          </table:table-cell>
          <table:table-cell office:value-type="float" office:value="0.0402820246875049" calcext:value-type="float">
            <text:p>0</text:p>
          </table:table-cell>
          <table:table-cell office:value-type="float" office:value="0.0655629148197095" calcext:value-type="float">
            <text:p>0</text:p>
          </table:table-cell>
        </table:table-row>
        <table:table-row table:style-name="ro2">
          <table:table-cell office:value-type="float" office:value="0.200803212851406" calcext:value-type="float">
            <text:p>0.2</text:p>
          </table:table-cell>
          <table:table-cell office:value-type="float" office:value="16.6754342963255" calcext:value-type="float">
            <text:p>17</text:p>
          </table:table-cell>
          <table:table-cell office:value-type="float" office:value="16.6966019970884" calcext:value-type="float">
            <text:p>17</text:p>
          </table:table-cell>
          <table:table-cell office:value-type="float" office:value="16.8174921817618" calcext:value-type="float">
            <text:p>17</text:p>
          </table:table-cell>
          <table:table-cell office:value-type="float" office:value="0.917752830014605" calcext:value-type="float">
            <text:p>1</text:p>
          </table:table-cell>
          <table:table-cell office:value-type="float" office:value="0.918746880554146" calcext:value-type="float">
            <text:p>1</text:p>
          </table:table-cell>
          <table:table-cell office:value-type="float" office:value="0.975377445189711" calcext:value-type="float">
            <text:p>1</text:p>
          </table:table-cell>
        </table:table-row>
        <table:table-row table:style-name="ro2">
          <table:table-cell office:value-type="float" office:value="0.301204819277108" calcext:value-type="float">
            <text:p>0.3</text:p>
          </table:table-cell>
          <table:table-cell office:value-type="float" office:value="18.4218919399714" calcext:value-type="float">
            <text:p>18</text:p>
          </table:table-cell>
          <table:table-cell office:value-type="float" office:value="18.7194559091142" calcext:value-type="float">
            <text:p>19</text:p>
          </table:table-cell>
          <table:table-cell office:value-type="float" office:value="18.5952539035146" calcext:value-type="float">
            <text:p>19</text:p>
          </table:table-cell>
          <table:table-cell office:value-type="float" office:value="2.6796667977002" calcext:value-type="float">
            <text:p>3</text:p>
          </table:table-cell>
          <table:table-cell office:value-type="float" office:value="2.69666143407838" calcext:value-type="float">
            <text:p>3</text:p>
          </table:table-cell>
          <table:table-cell office:value-type="float" office:value="2.75312574264335" calcext:value-type="float">
            <text:p>3</text:p>
          </table:table-cell>
        </table:table-row>
        <table:table-row table:style-name="ro2">
          <table:table-cell office:value-type="float" office:value="0.401606425702811" calcext:value-type="float">
            <text:p>0.4</text:p>
          </table:table-cell>
          <table:table-cell office:value-type="float" office:value="18.5034203601431" calcext:value-type="float">
            <text:p>19</text:p>
          </table:table-cell>
          <table:table-cell office:value-type="float" office:value="18.8085424067933" calcext:value-type="float">
            <text:p>19</text:p>
          </table:table-cell>
          <table:table-cell office:value-type="float" office:value="18.6442228563266" calcext:value-type="float">
            <text:p>19</text:p>
          </table:table-cell>
          <table:table-cell office:value-type="float" office:value="4.53334713405133" calcext:value-type="float">
            <text:p>5</text:p>
          </table:table-cell>
          <table:table-cell office:value-type="float" office:value="4.58059709250747" calcext:value-type="float">
            <text:p>5</text:p>
          </table:table-cell>
          <table:table-cell office:value-type="float" office:value="4.62257738721368" calcext:value-type="float">
            <text:p>5</text:p>
          </table:table-cell>
        </table:table-row>
        <table:table-row table:style-name="ro2">
          <table:table-cell office:value-type="float" office:value="0.502008032128514" calcext:value-type="float">
            <text:p>0.5</text:p>
          </table:table-cell>
          <table:table-cell office:value-type="float" office:value="18.503906" calcext:value-type="float">
            <text:p>19</text:p>
          </table:table-cell>
          <table:table-cell office:value-type="float" office:value="18.988281" calcext:value-type="float">
            <text:p>19</text:p>
          </table:table-cell>
          <table:table-cell office:value-type="float" office:value="18.644531" calcext:value-type="float">
            <text:p>19</text:p>
          </table:table-cell>
          <table:table-cell office:value-type="float" office:value="6.39114464209064" calcext:value-type="float">
            <text:p>6</text:p>
          </table:table-cell>
          <table:table-cell office:value-type="float" office:value="6.47802798642279" calcext:value-type="float">
            <text:p>6</text:p>
          </table:table-cell>
          <table:table-cell office:value-type="float" office:value="6.49450278160759" calcext:value-type="float">
            <text:p>6</text:p>
          </table:table-cell>
        </table:table-row>
        <table:table-row table:style-name="ro2">
          <table:table-cell office:value-type="float" office:value="0.602409638554217" calcext:value-type="float">
            <text:p>0.6</text:p>
          </table:table-cell>
          <table:table-cell office:value-type="float" office:value="18.503906" calcext:value-type="float">
            <text:p>19</text:p>
          </table:table-cell>
          <table:table-cell office:value-type="float" office:value="18.988281" calcext:value-type="float">
            <text:p>19</text:p>
          </table:table-cell>
          <table:table-cell office:value-type="float" office:value="18.644531" calcext:value-type="float">
            <text:p>19</text:p>
          </table:table-cell>
          <table:table-cell office:value-type="float" office:value="8.24896652964084" calcext:value-type="float">
            <text:p>8</text:p>
          </table:table-cell>
          <table:table-cell office:value-type="float" office:value="8.38448190208544" calcext:value-type="float">
            <text:p>8</text:p>
          </table:table-cell>
          <table:table-cell office:value-type="float" office:value="8.36644364506141" calcext:value-type="float">
            <text:p>8</text:p>
          </table:table-cell>
        </table:table-row>
        <table:table-row table:style-name="ro2">
          <table:table-cell office:value-type="float" office:value="0.70281124497992" calcext:value-type="float">
            <text:p>0.7</text:p>
          </table:table-cell>
          <table:table-cell office:value-type="float" office:value="18.503906" calcext:value-type="float">
            <text:p>19</text:p>
          </table:table-cell>
          <table:table-cell office:value-type="float" office:value="18.988281" calcext:value-type="float">
            <text:p>19</text:p>
          </table:table-cell>
          <table:table-cell office:value-type="float" office:value="18.8371481643276" calcext:value-type="float">
            <text:p>19</text:p>
          </table:table-cell>
          <table:table-cell office:value-type="float" office:value="10.106788417191" calcext:value-type="float">
            <text:p>10</text:p>
          </table:table-cell>
          <table:table-cell office:value-type="float" office:value="10.2909358177481" calcext:value-type="float">
            <text:p>10</text:p>
          </table:table-cell>
          <table:table-cell office:value-type="float" office:value="10.248054044877" calcext:value-type="float">
            <text:p>10</text:p>
          </table:table-cell>
        </table:table-row>
        <table:table-row table:style-name="ro2">
          <table:table-cell office:value-type="float" office:value="0.803212851405622" calcext:value-type="float">
            <text:p>0.8</text:p>
          </table:table-cell>
          <table:table-cell office:value-type="float" office:value="18.7076716234194" calcext:value-type="float">
            <text:p>19</text:p>
          </table:table-cell>
          <table:table-cell office:value-type="float" office:value="18.988281" calcext:value-type="float">
            <text:p>19</text:p>
          </table:table-cell>
          <table:table-cell office:value-type="float" office:value="18.839844" calcext:value-type="float">
            <text:p>19</text:p>
          </table:table-cell>
          <table:table-cell office:value-type="float" office:value="11.9748395027041" calcext:value-type="float">
            <text:p>12</text:p>
          </table:table-cell>
          <table:table-cell office:value-type="float" office:value="12.1973897334107" calcext:value-type="float">
            <text:p>12</text:p>
          </table:table-cell>
          <table:table-cell office:value-type="float" office:value="12.1394693141706" calcext:value-type="float">
            <text:p>12</text:p>
          </table:table-cell>
        </table:table-row>
        <table:table-row table:style-name="ro2">
          <table:table-cell office:value-type="float" office:value="0.903614457831325" calcext:value-type="float">
            <text:p>0.9</text:p>
          </table:table-cell>
          <table:table-cell office:value-type="float" office:value="18.710938" calcext:value-type="float">
            <text:p>19</text:p>
          </table:table-cell>
          <table:table-cell office:value-type="float" office:value="18.988281" calcext:value-type="float">
            <text:p>19</text:p>
          </table:table-cell>
          <table:table-cell office:value-type="float" office:value="18.839844" calcext:value-type="float">
            <text:p>19</text:p>
          </table:table-cell>
          <table:table-cell office:value-type="float" office:value="13.8532837609078" calcext:value-type="float">
            <text:p>14</text:p>
          </table:table-cell>
          <table:table-cell office:value-type="float" office:value="14.1038436490734" calcext:value-type="float">
            <text:p>14</text:p>
          </table:table-cell>
          <table:table-cell office:value-type="float" office:value="14.0310199165802" calcext:value-type="float">
            <text:p>14</text:p>
          </table:table-cell>
        </table:table-row>
        <table:table-row table:style-name="ro2">
          <table:table-cell office:value-type="float" office:value="1.00401606425703" calcext:value-type="float">
            <text:p>1.0</text:p>
          </table:table-cell>
          <table:table-cell office:value-type="float" office:value="18.9978433454435" calcext:value-type="float">
            <text:p>19</text:p>
          </table:table-cell>
          <table:table-cell office:value-type="float" office:value="18.988281" calcext:value-type="float">
            <text:p>19</text:p>
          </table:table-cell>
          <table:table-cell office:value-type="float" office:value="19.1650039953542" calcext:value-type="float">
            <text:p>19</text:p>
          </table:table-cell>
          <table:table-cell office:value-type="float" office:value="15.7462948726269" calcext:value-type="float">
            <text:p>16</text:p>
          </table:table-cell>
          <table:table-cell office:value-type="float" office:value="16.010297564736" calcext:value-type="float">
            <text:p>16</text:p>
          </table:table-cell>
          <table:table-cell office:value-type="float" office:value="15.9388938119294" calcext:value-type="float">
            <text:p>16</text:p>
          </table:table-cell>
        </table:table-row>
        <table:table-row table:style-name="ro2">
          <table:table-cell office:value-type="float" office:value="1.10441767068273" calcext:value-type="float">
            <text:p>1.1</text:p>
          </table:table-cell>
          <table:table-cell office:value-type="float" office:value="19.0573533147818" calcext:value-type="float">
            <text:p>19</text:p>
          </table:table-cell>
          <table:table-cell office:value-type="float" office:value="18.988281" calcext:value-type="float">
            <text:p>19</text:p>
          </table:table-cell>
          <table:table-cell office:value-type="float" office:value="19.2253213374684" calcext:value-type="float">
            <text:p>19</text:p>
          </table:table-cell>
          <table:table-cell office:value-type="float" office:value="17.6566963113932" calcext:value-type="float">
            <text:p>18</text:p>
          </table:table-cell>
          <table:table-cell office:value-type="float" office:value="17.9167514803987" calcext:value-type="float">
            <text:p>18</text:p>
          </table:table-cell>
          <table:table-cell office:value-type="float" office:value="17.8661189792397" calcext:value-type="float">
            <text:p>18</text:p>
          </table:table-cell>
        </table:table-row>
        <table:table-row table:style-name="ro2">
          <table:table-cell office:value-type="float" office:value="1.20481927710843" calcext:value-type="float">
            <text:p>1.2</text:p>
          </table:table-cell>
          <table:table-cell office:value-type="float" office:value="19.058594" calcext:value-type="float">
            <text:p>19</text:p>
          </table:table-cell>
          <table:table-cell office:value-type="float" office:value="18.988281" calcext:value-type="float">
            <text:p>19</text:p>
          </table:table-cell>
          <table:table-cell office:value-type="float" office:value="19.226562" calcext:value-type="float">
            <text:p>19</text:p>
          </table:table-cell>
          <table:table-cell office:value-type="float" office:value="19.570147481814" calcext:value-type="float">
            <text:p>20</text:p>
          </table:table-cell>
          <table:table-cell office:value-type="float" office:value="19.8232053960613" calcext:value-type="float">
            <text:p>20</text:p>
          </table:table-cell>
          <table:table-cell office:value-type="float" office:value="19.7964344078275" calcext:value-type="float">
            <text:p>20</text:p>
          </table:table-cell>
        </table:table-row>
        <table:table-row table:style-name="ro2">
          <table:table-cell office:value-type="float" office:value="1.30522088353414" calcext:value-type="float">
            <text:p>1.3</text:p>
          </table:table-cell>
          <table:table-cell office:value-type="float" office:value="19.058594" calcext:value-type="float">
            <text:p>19</text:p>
          </table:table-cell>
          <table:table-cell office:value-type="float" office:value="18.988281" calcext:value-type="float">
            <text:p>19</text:p>
          </table:table-cell>
          <table:table-cell office:value-type="float" office:value="19.226562" calcext:value-type="float">
            <text:p>19</text:p>
          </table:table-cell>
          <table:table-cell office:value-type="float" office:value="21.4836609356293" calcext:value-type="float">
            <text:p>21</text:p>
          </table:table-cell>
          <table:table-cell office:value-type="float" office:value="21.729659311724" calcext:value-type="float">
            <text:p>22</text:p>
          </table:table-cell>
          <table:table-cell office:value-type="float" office:value="21.7268121186709" calcext:value-type="float">
            <text:p>22</text:p>
          </table:table-cell>
        </table:table-row>
        <table:table-row table:style-name="ro2">
          <table:table-cell office:value-type="float" office:value="1.40562248995984" calcext:value-type="float">
            <text:p>1.4</text:p>
          </table:table-cell>
          <table:table-cell office:value-type="float" office:value="19.058594" calcext:value-type="float">
            <text:p>19</text:p>
          </table:table-cell>
          <table:table-cell office:value-type="float" office:value="18.988281" calcext:value-type="float">
            <text:p>19</text:p>
          </table:table-cell>
          <table:table-cell office:value-type="float" office:value="19.226562" calcext:value-type="float">
            <text:p>19</text:p>
          </table:table-cell>
          <table:table-cell office:value-type="float" office:value="23.3971743894445" calcext:value-type="float">
            <text:p>23</text:p>
          </table:table-cell>
          <table:table-cell office:value-type="float" office:value="23.6361132273866" calcext:value-type="float">
            <text:p>24</text:p>
          </table:table-cell>
          <table:table-cell office:value-type="float" office:value="23.6571898295142" calcext:value-type="float">
            <text:p>24</text:p>
          </table:table-cell>
        </table:table-row>
        <table:table-row table:style-name="ro2">
          <table:table-cell office:value-type="float" office:value="1.50602409638554" calcext:value-type="float">
            <text:p>1.5</text:p>
          </table:table-cell>
          <table:table-cell office:value-type="float" office:value="19.3044846439198" calcext:value-type="float">
            <text:p>19</text:p>
          </table:table-cell>
          <table:table-cell office:value-type="float" office:value="18.988281" calcext:value-type="float">
            <text:p>19</text:p>
          </table:table-cell>
          <table:table-cell office:value-type="float" office:value="19.4727057459916" calcext:value-type="float">
            <text:p>19</text:p>
          </table:table-cell>
          <table:table-cell office:value-type="float" office:value="25.3230317510871" calcext:value-type="float">
            <text:p>25</text:p>
          </table:table-cell>
          <table:table-cell office:value-type="float" office:value="25.5425671430493" calcext:value-type="float">
            <text:p>26</text:p>
          </table:table-cell>
          <table:table-cell office:value-type="float" office:value="25.5999241541122" calcext:value-type="float">
            <text:p>26</text:p>
          </table:table-cell>
        </table:table-row>
        <table:table-row table:style-name="ro2">
          <table:table-cell office:value-type="float" office:value="1.60642570281125" calcext:value-type="float">
            <text:p>1.6</text:p>
          </table:table-cell>
          <table:table-cell office:value-type="float" office:value="18.5914302520089" calcext:value-type="float">
            <text:p>19</text:p>
          </table:table-cell>
          <table:table-cell office:value-type="float" office:value="18.988281" calcext:value-type="float">
            <text:p>19</text:p>
          </table:table-cell>
          <table:table-cell office:value-type="float" office:value="18.7586583689454" calcext:value-type="float">
            <text:p>19</text:p>
          </table:table-cell>
          <table:table-cell office:value-type="float" office:value="27.2254371173486" calcext:value-type="float">
            <text:p>27</text:p>
          </table:table-cell>
          <table:table-cell office:value-type="float" office:value="27.4490210587119" calcext:value-type="float">
            <text:p>27</text:p>
          </table:table-cell>
          <table:table-cell office:value-type="float" office:value="27.519169340605" calcext:value-type="float">
            <text:p>28</text:p>
          </table:table-cell>
        </table:table-row>
        <table:table-row table:style-name="ro2">
          <table:table-cell office:value-type="float" office:value="1.70682730923695" calcext:value-type="float">
            <text:p>1.7</text:p>
          </table:table-cell>
          <table:table-cell office:value-type="float" office:value="18.566406" calcext:value-type="float">
            <text:p>19</text:p>
          </table:table-cell>
          <table:table-cell office:value-type="float" office:value="18.988281" calcext:value-type="float">
            <text:p>19</text:p>
          </table:table-cell>
          <table:table-cell office:value-type="float" office:value="18.734375" calcext:value-type="float">
            <text:p>19</text:p>
          </table:table-cell>
          <table:table-cell office:value-type="float" office:value="29.090790342851" calcext:value-type="float">
            <text:p>29</text:p>
          </table:table-cell>
          <table:table-cell office:value-type="float" office:value="29.3554749743746" calcext:value-type="float">
            <text:p>29</text:p>
          </table:table-cell>
          <table:table-cell office:value-type="float" office:value="29.4013497306123" calcext:value-type="float">
            <text:p>29</text:p>
          </table:table-cell>
        </table:table-row>
        <table:table-row table:style-name="ro2">
          <table:table-cell office:value-type="float" office:value="1.80722891566265" calcext:value-type="float">
            <text:p>1.8</text:p>
          </table:table-cell>
          <table:table-cell office:value-type="float" office:value="18.566406" calcext:value-type="float">
            <text:p>19</text:p>
          </table:table-cell>
          <table:table-cell office:value-type="float" office:value="18.988281" calcext:value-type="float">
            <text:p>19</text:p>
          </table:table-cell>
          <table:table-cell office:value-type="float" office:value="18.734375" calcext:value-type="float">
            <text:p>19</text:p>
          </table:table-cell>
          <table:table-cell office:value-type="float" office:value="30.9548873308028" calcext:value-type="float">
            <text:p>31</text:p>
          </table:table-cell>
          <table:table-cell office:value-type="float" office:value="31.2619288900372" calcext:value-type="float">
            <text:p>31</text:p>
          </table:table-cell>
          <table:table-cell office:value-type="float" office:value="31.2823110759939" calcext:value-type="float">
            <text:p>31</text:p>
          </table:table-cell>
        </table:table-row>
        <table:table-row table:style-name="ro2">
          <table:table-cell office:value-type="float" office:value="1.90763052208835" calcext:value-type="float">
            <text:p>1.9</text:p>
          </table:table-cell>
          <table:table-cell office:value-type="float" office:value="18.566406" calcext:value-type="float">
            <text:p>19</text:p>
          </table:table-cell>
          <table:table-cell office:value-type="float" office:value="18.988281" calcext:value-type="float">
            <text:p>19</text:p>
          </table:table-cell>
          <table:table-cell office:value-type="float" office:value="18.734375" calcext:value-type="float">
            <text:p>19</text:p>
          </table:table-cell>
          <table:table-cell office:value-type="float" office:value="32.8189843187546" calcext:value-type="float">
            <text:p>33</text:p>
          </table:table-cell>
          <table:table-cell office:value-type="float" office:value="33.1683828056999" calcext:value-type="float">
            <text:p>33</text:p>
          </table:table-cell>
          <table:table-cell office:value-type="float" office:value="33.1632724213754" calcext:value-type="float">
            <text:p>33</text:p>
          </table:table-cell>
        </table:table-row>
        <table:table-row table:style-name="ro2">
          <table:table-cell office:value-type="float" office:value="2.00803212851406" calcext:value-type="float">
            <text:p>2.0</text:p>
          </table:table-cell>
          <table:table-cell office:value-type="float" office:value="18.7870975111997" calcext:value-type="float">
            <text:p>19</text:p>
          </table:table-cell>
          <table:table-cell office:value-type="float" office:value="18.988281" calcext:value-type="float">
            <text:p>19</text:p>
          </table:table-cell>
          <table:table-cell office:value-type="float" office:value="18.9667689480764" calcext:value-type="float">
            <text:p>19</text:p>
          </table:table-cell>
          <table:table-cell office:value-type="float" office:value="34.6941601978309" calcext:value-type="float">
            <text:p>35</text:p>
          </table:table-cell>
          <table:table-cell office:value-type="float" office:value="35.0748367213625" calcext:value-type="float">
            <text:p>35</text:p>
          </table:table-cell>
          <table:table-cell office:value-type="float" office:value="35.0559001296122" calcext:value-type="float">
            <text:p>35</text:p>
          </table:table-cell>
        </table:table-row>
        <table:table-row table:style-name="ro2">
          <table:table-cell office:value-type="float" office:value="2.10843373493976" calcext:value-type="float">
            <text:p>2.1</text:p>
          </table:table-cell>
          <table:table-cell office:value-type="float" office:value="18.796875" calcext:value-type="float">
            <text:p>19</text:p>
          </table:table-cell>
          <table:table-cell office:value-type="float" office:value="18.988281" calcext:value-type="float">
            <text:p>19</text:p>
          </table:table-cell>
          <table:table-cell office:value-type="float" office:value="18.976562" calcext:value-type="float">
            <text:p>19</text:p>
          </table:table-cell>
          <table:table-cell office:value-type="float" office:value="36.5809058058229" calcext:value-type="float">
            <text:p>37</text:p>
          </table:table-cell>
          <table:table-cell office:value-type="float" office:value="36.9812906370252" calcext:value-type="float">
            <text:p>37</text:p>
          </table:table-cell>
          <table:table-cell office:value-type="float" office:value="36.9606858197766" calcext:value-type="float">
            <text:p>37</text:p>
          </table:table-cell>
        </table:table-row>
        <table:table-row table:style-name="ro2">
          <table:table-cell office:value-type="float" office:value="2.20883534136546" calcext:value-type="float">
            <text:p>2.2</text:p>
          </table:table-cell>
          <table:table-cell office:value-type="float" office:value="18.796875" calcext:value-type="float">
            <text:p>19</text:p>
          </table:table-cell>
          <table:table-cell office:value-type="float" office:value="18.988281" calcext:value-type="float">
            <text:p>19</text:p>
          </table:table-cell>
          <table:table-cell office:value-type="float" office:value="18.976562" calcext:value-type="float">
            <text:p>19</text:p>
          </table:table-cell>
          <table:table-cell office:value-type="float" office:value="38.468142251606" calcext:value-type="float">
            <text:p>38</text:p>
          </table:table-cell>
          <table:table-cell office:value-type="float" office:value="38.8877445526878" calcext:value-type="float">
            <text:p>39</text:p>
          </table:table-cell>
          <table:table-cell office:value-type="float" office:value="38.8659631290136" calcext:value-type="float">
            <text:p>39</text:p>
          </table:table-cell>
        </table:table-row>
        <table:table-row table:style-name="ro2">
          <table:table-cell office:value-type="float" office:value="2.30923694779116" calcext:value-type="float">
            <text:p>2.3</text:p>
          </table:table-cell>
          <table:table-cell office:value-type="float" office:value="18.796875" calcext:value-type="float">
            <text:p>19</text:p>
          </table:table-cell>
          <table:table-cell office:value-type="float" office:value="18.9926137119945" calcext:value-type="float">
            <text:p>19</text:p>
          </table:table-cell>
          <table:table-cell office:value-type="float" office:value="18.976562" calcext:value-type="float">
            <text:p>19</text:p>
          </table:table-cell>
          <table:table-cell office:value-type="float" office:value="40.3553786973891" calcext:value-type="float">
            <text:p>40</text:p>
          </table:table-cell>
          <table:table-cell office:value-type="float" office:value="40.7944159739727" calcext:value-type="float">
            <text:p>41</text:p>
          </table:table-cell>
          <table:table-cell office:value-type="float" office:value="40.7712404382505" calcext:value-type="float">
            <text:p>41</text:p>
          </table:table-cell>
        </table:table-row>
        <table:table-row table:style-name="ro2">
          <table:table-cell office:value-type="float" office:value="2.40963855421687" calcext:value-type="float">
            <text:p>2.4</text:p>
          </table:table-cell>
          <table:table-cell office:value-type="float" office:value="19.0303429241501" calcext:value-type="float">
            <text:p>19</text:p>
          </table:table-cell>
          <table:table-cell office:value-type="float" office:value="19.1918817174189" calcext:value-type="float">
            <text:p>19</text:p>
          </table:table-cell>
          <table:table-cell office:value-type="float" office:value="19.1956648438245" calcext:value-type="float">
            <text:p>19</text:p>
          </table:table-cell>
          <table:table-cell office:value-type="float" office:value="42.2543354204891" calcext:value-type="float">
            <text:p>42</text:p>
          </table:table-cell>
          <table:table-cell office:value-type="float" office:value="42.7113083148067" calcext:value-type="float">
            <text:p>43</text:p>
          </table:table-cell>
          <table:table-cell office:value-type="float" office:value="42.6875168862337" calcext:value-type="float">
            <text:p>43</text:p>
          </table:table-cell>
        </table:table-row>
        <table:table-row table:style-name="ro2">
          <table:table-cell office:value-type="float" office:value="2.51004016064257" calcext:value-type="float">
            <text:p>2.5</text:p>
          </table:table-cell>
          <table:table-cell office:value-type="float" office:value="19.042969" calcext:value-type="float">
            <text:p>19</text:p>
          </table:table-cell>
          <table:table-cell office:value-type="float" office:value="19.695312" calcext:value-type="float">
            <text:p>20</text:p>
          </table:table-cell>
          <table:table-cell office:value-type="float" office:value="19.207031" calcext:value-type="float">
            <text:p>19</text:p>
          </table:table-cell>
          <table:table-cell office:value-type="float" office:value="44.1656462600548" calcext:value-type="float">
            <text:p>44</text:p>
          </table:table-cell>
          <table:table-cell office:value-type="float" office:value="44.6634766741149" calcext:value-type="float">
            <text:p>45</text:p>
          </table:table-cell>
          <table:table-cell office:value-type="float" office:value="44.6153630631325" calcext:value-type="float">
            <text:p>45</text:p>
          </table:table-cell>
        </table:table-row>
        <table:table-row table:style-name="ro2">
          <table:table-cell office:value-type="float" office:value="2.61044176706827" calcext:value-type="float">
            <text:p>2.6</text:p>
          </table:table-cell>
          <table:table-cell office:value-type="float" office:value="19.042969" calcext:value-type="float">
            <text:p>19</text:p>
          </table:table-cell>
          <table:table-cell office:value-type="float" office:value="19.695312" calcext:value-type="float">
            <text:p>20</text:p>
          </table:table-cell>
          <table:table-cell office:value-type="float" office:value="19.207031" calcext:value-type="float">
            <text:p>19</text:p>
          </table:table-cell>
          <table:table-cell office:value-type="float" office:value="46.0775909387697" calcext:value-type="float">
            <text:p>46</text:p>
          </table:table-cell>
          <table:table-cell office:value-type="float" office:value="46.6409176379703" calcext:value-type="float">
            <text:p>47</text:p>
          </table:table-cell>
          <table:table-cell office:value-type="float" office:value="46.5437798302008" calcext:value-type="float">
            <text:p>47</text:p>
          </table:table-cell>
        </table:table-row>
        <table:table-row table:style-name="ro2">
          <table:table-cell office:value-type="float" office:value="2.71084337349398" calcext:value-type="float">
            <text:p>2.7</text:p>
          </table:table-cell>
          <table:table-cell office:value-type="float" office:value="19.042969" calcext:value-type="float">
            <text:p>19</text:p>
          </table:table-cell>
          <table:table-cell office:value-type="float" office:value="19.695312" calcext:value-type="float">
            <text:p>20</text:p>
          </table:table-cell>
          <table:table-cell office:value-type="float" office:value="19.207031" calcext:value-type="float">
            <text:p>19</text:p>
          </table:table-cell>
          <table:table-cell office:value-type="float" office:value="47.9895356174845" calcext:value-type="float">
            <text:p>48</text:p>
          </table:table-cell>
          <table:table-cell office:value-type="float" office:value="48.6183586018258" calcext:value-type="float">
            <text:p>49</text:p>
          </table:table-cell>
          <table:table-cell office:value-type="float" office:value="48.4721965972691" calcext:value-type="float">
            <text:p>48</text:p>
          </table:table-cell>
        </table:table-row>
        <table:table-row table:style-name="ro2">
          <table:table-cell office:value-type="float" office:value="2.81124497991968" calcext:value-type="float">
            <text:p>2.8</text:p>
          </table:table-cell>
          <table:table-cell office:value-type="float" office:value="19.285023002747" calcext:value-type="float">
            <text:p>19</text:p>
          </table:table-cell>
          <table:table-cell office:value-type="float" office:value="19.695312" calcext:value-type="float">
            <text:p>20</text:p>
          </table:table-cell>
          <table:table-cell office:value-type="float" office:value="19.446412974699" calcext:value-type="float">
            <text:p>19</text:p>
          </table:table-cell>
          <table:table-cell office:value-type="float" office:value="49.9136316015582" calcext:value-type="float">
            <text:p>50</text:p>
          </table:table-cell>
          <table:table-cell office:value-type="float" office:value="50.5957995656812" calcext:value-type="float">
            <text:p>51</text:p>
          </table:table-cell>
          <table:table-cell office:value-type="float" office:value="50.4126305317419" calcext:value-type="float">
            <text:p>50</text:p>
          </table:table-cell>
        </table:table-row>
        <table:table-row table:style-name="ro2">
          <table:table-cell office:value-type="float" office:value="2.91164658634538" calcext:value-type="float">
            <text:p>2.9</text:p>
          </table:table-cell>
          <table:table-cell office:value-type="float" office:value="19.300781" calcext:value-type="float">
            <text:p>19</text:p>
          </table:table-cell>
          <table:table-cell office:value-type="float" office:value="19.695312" calcext:value-type="float">
            <text:p>20</text:p>
          </table:table-cell>
          <table:table-cell office:value-type="float" office:value="19.460938" calcext:value-type="float">
            <text:p>19</text:p>
          </table:table-cell>
          <table:table-cell office:value-type="float" office:value="51.8506699551097" calcext:value-type="float">
            <text:p>52</text:p>
          </table:table-cell>
          <table:table-cell office:value-type="float" office:value="52.5732405295366" calcext:value-type="float">
            <text:p>53</text:p>
          </table:table-cell>
          <table:table-cell office:value-type="float" office:value="52.3658108015561" calcext:value-type="float">
            <text:p>52</text:p>
          </table:table-cell>
        </table:table-row>
        <table:table-row table:style-name="ro2">
          <table:table-cell office:value-type="float" office:value="3.01204819277108" calcext:value-type="float">
            <text:p>3.0</text:p>
          </table:table-cell>
          <table:table-cell office:value-type="float" office:value="19.300781" calcext:value-type="float">
            <text:p>19</text:p>
          </table:table-cell>
          <table:table-cell office:value-type="float" office:value="19.695312" calcext:value-type="float">
            <text:p>20</text:p>
          </table:table-cell>
          <table:table-cell office:value-type="float" office:value="19.460938" calcext:value-type="float">
            <text:p>19</text:p>
          </table:table-cell>
          <table:table-cell office:value-type="float" office:value="53.7884993727804" calcext:value-type="float">
            <text:p>54</text:p>
          </table:table-cell>
          <table:table-cell office:value-type="float" office:value="54.550681493392" calcext:value-type="float">
            <text:p>55</text:p>
          </table:table-cell>
          <table:table-cell office:value-type="float" office:value="54.3197202393071" calcext:value-type="float">
            <text:p>54</text:p>
          </table:table-cell>
        </table:table-row>
        <table:table-row table:style-name="ro2">
          <table:table-cell office:value-type="float" office:value="3.11244979919679" calcext:value-type="float">
            <text:p>3.1</text:p>
          </table:table-cell>
          <table:table-cell office:value-type="float" office:value="19.300781" calcext:value-type="float">
            <text:p>19</text:p>
          </table:table-cell>
          <table:table-cell office:value-type="float" office:value="19.695312" calcext:value-type="float">
            <text:p>20</text:p>
          </table:table-cell>
          <table:table-cell office:value-type="float" office:value="19.460938" calcext:value-type="float">
            <text:p>19</text:p>
          </table:table-cell>
          <table:table-cell office:value-type="float" office:value="55.7263287904511" calcext:value-type="float">
            <text:p>56</text:p>
          </table:table-cell>
          <table:table-cell office:value-type="float" office:value="56.5281224572474" calcext:value-type="float">
            <text:p>57</text:p>
          </table:table-cell>
          <table:table-cell office:value-type="float" office:value="56.2736296770581" calcext:value-type="float">
            <text:p>56</text:p>
          </table:table-cell>
        </table:table-row>
        <table:table-row table:style-name="ro2">
          <table:table-cell office:value-type="float" office:value="3.21285140562249" calcext:value-type="float">
            <text:p>3.2</text:p>
          </table:table-cell>
          <table:table-cell office:value-type="float" office:value="19.300781" calcext:value-type="float">
            <text:p>19</text:p>
          </table:table-cell>
          <table:table-cell office:value-type="float" office:value="19.695312" calcext:value-type="float">
            <text:p>20</text:p>
          </table:table-cell>
          <table:table-cell office:value-type="float" office:value="19.460938" calcext:value-type="float">
            <text:p>19</text:p>
          </table:table-cell>
          <table:table-cell office:value-type="float" office:value="57.6641582081218" calcext:value-type="float">
            <text:p>58</text:p>
          </table:table-cell>
          <table:table-cell office:value-type="float" office:value="58.5055634211029" calcext:value-type="float">
            <text:p>59</text:p>
          </table:table-cell>
          <table:table-cell office:value-type="float" office:value="58.2275391148091" calcext:value-type="float">
            <text:p>58</text:p>
          </table:table-cell>
        </table:table-row>
        <table:table-row table:style-name="ro2">
          <table:table-cell office:value-type="float" office:value="3.31325301204819" calcext:value-type="float">
            <text:p>3.3</text:p>
          </table:table-cell>
          <table:table-cell office:value-type="float" office:value="19.300781" calcext:value-type="float">
            <text:p>19</text:p>
          </table:table-cell>
          <table:table-cell office:value-type="float" office:value="19.695312" calcext:value-type="float">
            <text:p>20</text:p>
          </table:table-cell>
          <table:table-cell office:value-type="float" office:value="19.460938" calcext:value-type="float">
            <text:p>19</text:p>
          </table:table-cell>
          <table:table-cell office:value-type="float" office:value="59.6019876257925" calcext:value-type="float">
            <text:p>60</text:p>
          </table:table-cell>
          <table:table-cell office:value-type="float" office:value="60.4830043849583" calcext:value-type="float">
            <text:p>60</text:p>
          </table:table-cell>
          <table:table-cell office:value-type="float" office:value="60.1814485525601" calcext:value-type="float">
            <text:p>60</text:p>
          </table:table-cell>
        </table:table-row>
        <table:table-row table:style-name="ro2">
          <table:table-cell office:value-type="float" office:value="3.4136546184739" calcext:value-type="float">
            <text:p>3.4</text:p>
          </table:table-cell>
          <table:table-cell office:value-type="float" office:value="19.5392569532208" calcext:value-type="float">
            <text:p>20</text:p>
          </table:table-cell>
          <table:table-cell office:value-type="float" office:value="19.695312" calcext:value-type="float">
            <text:p>20</text:p>
          </table:table-cell>
          <table:table-cell office:value-type="float" office:value="19.460938" calcext:value-type="float">
            <text:p>19</text:p>
          </table:table-cell>
          <table:table-cell office:value-type="float" office:value="61.5517887278618" calcext:value-type="float">
            <text:p>62</text:p>
          </table:table-cell>
          <table:table-cell office:value-type="float" office:value="62.4604453488137" calcext:value-type="float">
            <text:p>62</text:p>
          </table:table-cell>
          <table:table-cell office:value-type="float" office:value="62.1353579903111" calcext:value-type="float">
            <text:p>62</text:p>
          </table:table-cell>
        </table:table-row>
        <table:table-row table:style-name="ro2">
          <table:table-cell office:value-type="float" office:value="3.5140562248996" calcext:value-type="float">
            <text:p>3.5</text:p>
          </table:table-cell>
          <table:table-cell office:value-type="float" office:value="21.7810182018506" calcext:value-type="float">
            <text:p>22</text:p>
          </table:table-cell>
          <table:table-cell office:value-type="float" office:value="19.695312" calcext:value-type="float">
            <text:p>20</text:p>
          </table:table-cell>
          <table:table-cell office:value-type="float" office:value="21.4312601397248" calcext:value-type="float">
            <text:p>21</text:p>
          </table:table-cell>
          <table:table-cell office:value-type="float" office:value="63.6260997296224" calcext:value-type="float">
            <text:p>64</text:p>
          </table:table-cell>
          <table:table-cell office:value-type="float" office:value="64.4378863126691" calcext:value-type="float">
            <text:p>64</text:p>
          </table:table-cell>
          <table:table-cell office:value-type="float" office:value="64.1881791820644" calcext:value-type="float">
            <text:p>64</text:p>
          </table:table-cell>
        </table:table-row>
        <table:table-row table:style-name="ro2">
          <table:table-cell office:value-type="float" office:value="3.6144578313253" calcext:value-type="float">
            <text:p>3.6</text:p>
          </table:table-cell>
          <table:table-cell office:value-type="float" office:value="21.96875" calcext:value-type="float">
            <text:p>22</text:p>
          </table:table-cell>
          <table:table-cell office:value-type="float" office:value="19.695312" calcext:value-type="float">
            <text:p>20</text:p>
          </table:table-cell>
          <table:table-cell office:value-type="float" office:value="21.582031" calcext:value-type="float">
            <text:p>22</text:p>
          </table:table-cell>
          <table:table-cell office:value-type="float" office:value="65.8223732337314" calcext:value-type="float">
            <text:p>66</text:p>
          </table:table-cell>
          <table:table-cell office:value-type="float" office:value="66.4153272765246" calcext:value-type="float">
            <text:p>66</text:p>
          </table:table-cell>
          <table:table-cell office:value-type="float" office:value="66.3474809461068" calcext:value-type="float">
            <text:p>66</text:p>
          </table:table-cell>
        </table:table-row>
        <table:table-row table:style-name="ro2">
          <table:table-cell office:value-type="float" office:value="3.714859437751" calcext:value-type="float">
            <text:p>3.7</text:p>
          </table:table-cell>
          <table:table-cell office:value-type="float" office:value="21.96875" calcext:value-type="float">
            <text:p>22</text:p>
          </table:table-cell>
          <table:table-cell office:value-type="float" office:value="19.695312" calcext:value-type="float">
            <text:p>20</text:p>
          </table:table-cell>
          <table:table-cell office:value-type="float" office:value="21.582031" calcext:value-type="float">
            <text:p>22</text:p>
          </table:table-cell>
          <table:table-cell office:value-type="float" office:value="68.028071024896" calcext:value-type="float">
            <text:p>68</text:p>
          </table:table-cell>
          <table:table-cell office:value-type="float" office:value="68.39276824038" calcext:value-type="float">
            <text:p>68</text:p>
          </table:table-cell>
          <table:table-cell office:value-type="float" office:value="68.5143515284361" calcext:value-type="float">
            <text:p>69</text:p>
          </table:table-cell>
        </table:table-row>
        <table:table-row table:style-name="ro2">
          <table:table-cell office:value-type="float" office:value="3.81526104417671" calcext:value-type="float">
            <text:p>3.8</text:p>
          </table:table-cell>
          <table:table-cell office:value-type="float" office:value="21.96875" calcext:value-type="float">
            <text:p>22</text:p>
          </table:table-cell>
          <table:table-cell office:value-type="float" office:value="19.695312" calcext:value-type="float">
            <text:p>20</text:p>
          </table:table-cell>
          <table:table-cell office:value-type="float" office:value="21.582031" calcext:value-type="float">
            <text:p>22</text:p>
          </table:table-cell>
          <table:table-cell office:value-type="float" office:value="70.2337688160607" calcext:value-type="float">
            <text:p>70</text:p>
          </table:table-cell>
          <table:table-cell office:value-type="float" office:value="70.3702092042354" calcext:value-type="float">
            <text:p>70</text:p>
          </table:table-cell>
          <table:table-cell office:value-type="float" office:value="70.6812221107654" calcext:value-type="float">
            <text:p>71</text:p>
          </table:table-cell>
        </table:table-row>
        <table:table-row table:style-name="ro2">
          <table:table-cell office:value-type="float" office:value="3.91566265060241" calcext:value-type="float">
            <text:p>3.9</text:p>
          </table:table-cell>
          <table:table-cell office:value-type="float" office:value="21.96875" calcext:value-type="float">
            <text:p>22</text:p>
          </table:table-cell>
          <table:table-cell office:value-type="float" office:value="19.695312" calcext:value-type="float">
            <text:p>20</text:p>
          </table:table-cell>
          <table:table-cell office:value-type="float" office:value="21.582031" calcext:value-type="float">
            <text:p>22</text:p>
          </table:table-cell>
          <table:table-cell office:value-type="float" office:value="72.4394666072253" calcext:value-type="float">
            <text:p>72</text:p>
          </table:table-cell>
          <table:table-cell office:value-type="float" office:value="72.3476501680908" calcext:value-type="float">
            <text:p>72</text:p>
          </table:table-cell>
          <table:table-cell office:value-type="float" office:value="72.8480926930947" calcext:value-type="float">
            <text:p>73</text:p>
          </table:table-cell>
        </table:table-row>
        <table:table-row table:style-name="ro2">
          <table:table-cell office:value-type="float" office:value="4.01606425702811" calcext:value-type="float">
            <text:p>4.0</text:p>
          </table:table-cell>
          <table:table-cell office:value-type="float" office:value="21.96875" calcext:value-type="float">
            <text:p>22</text:p>
          </table:table-cell>
          <table:table-cell office:value-type="float" office:value="19.6982546897824" calcext:value-type="float">
            <text:p>20</text:p>
          </table:table-cell>
          <table:table-cell office:value-type="float" office:value="21.582031" calcext:value-type="float">
            <text:p>22</text:p>
          </table:table-cell>
          <table:table-cell office:value-type="float" office:value="74.64516439839" calcext:value-type="float">
            <text:p>75</text:p>
          </table:table-cell>
          <table:table-cell office:value-type="float" office:value="74.3252388573369" calcext:value-type="float">
            <text:p>74</text:p>
          </table:table-cell>
          <table:table-cell office:value-type="float" office:value="75.014963275424" calcext:value-type="float">
            <text:p>75</text:p>
          </table:table-cell>
        </table:table-row>
        <table:table-row table:style-name="ro2">
          <table:table-cell office:value-type="float" office:value="4.11646586345382" calcext:value-type="float">
            <text:p>4.1</text:p>
          </table:table-cell>
          <table:table-cell office:value-type="float" office:value="21.96875" calcext:value-type="float">
            <text:p>22</text:p>
          </table:table-cell>
          <table:table-cell office:value-type="float" office:value="19.765625" calcext:value-type="float">
            <text:p>20</text:p>
          </table:table-cell>
          <table:table-cell office:value-type="float" office:value="21.582031" calcext:value-type="float">
            <text:p>22</text:p>
          </table:table-cell>
          <table:table-cell office:value-type="float" office:value="76.8508621895547" calcext:value-type="float">
            <text:p>77</text:p>
          </table:table-cell>
          <table:table-cell office:value-type="float" office:value="76.3063573156593" calcext:value-type="float">
            <text:p>76</text:p>
          </table:table-cell>
          <table:table-cell office:value-type="float" office:value="77.1818338577534" calcext:value-type="float">
            <text:p>77</text:p>
          </table:table-cell>
        </table:table-row>
        <table:table-row table:style-name="ro2">
          <table:table-cell office:value-type="float" office:value="4.21686746987952" calcext:value-type="float">
            <text:p>4.2</text:p>
          </table:table-cell>
          <table:table-cell office:value-type="float" office:value="21.96875" calcext:value-type="float">
            <text:p>22</text:p>
          </table:table-cell>
          <table:table-cell office:value-type="float" office:value="19.765625" calcext:value-type="float">
            <text:p>20</text:p>
          </table:table-cell>
          <table:table-cell office:value-type="float" office:value="21.9895742831345" calcext:value-type="float">
            <text:p>22</text:p>
          </table:table-cell>
          <table:table-cell office:value-type="float" office:value="79.0565599807193" calcext:value-type="float">
            <text:p>79</text:p>
          </table:table-cell>
          <table:table-cell office:value-type="float" office:value="78.2908578176673" calcext:value-type="float">
            <text:p>78</text:p>
          </table:table-cell>
          <table:table-cell office:value-type="float" office:value="79.36916344024" calcext:value-type="float">
            <text:p>79</text:p>
          </table:table-cell>
        </table:table-row>
        <table:table-row table:style-name="ro2">
          <table:table-cell office:value-type="float" office:value="4.31726907630522" calcext:value-type="float">
            <text:p>4.3</text:p>
          </table:table-cell>
          <table:table-cell office:value-type="float" office:value="21.96875" calcext:value-type="float">
            <text:p>22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027344" calcext:value-type="float">
            <text:p>22</text:p>
          </table:table-cell>
          <table:table-cell office:value-type="float" office:value="81.262257771884" calcext:value-type="float">
            <text:p>81</text:p>
          </table:table-cell>
          <table:table-cell office:value-type="float" office:value="80.2753583196754" calcext:value-type="float">
            <text:p>80</text:p>
          </table:table-cell>
          <table:table-cell office:value-type="float" office:value="81.5788480930078" calcext:value-type="float">
            <text:p>82</text:p>
          </table:table-cell>
        </table:table-row>
        <table:table-row table:style-name="ro2">
          <table:table-cell office:value-type="float" office:value="4.41767068273092" calcext:value-type="float">
            <text:p>4.4</text:p>
          </table:table-cell>
          <table:table-cell office:value-type="float" office:value="21.96875" calcext:value-type="float">
            <text:p>22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027344" calcext:value-type="float">
            <text:p>22</text:p>
          </table:table-cell>
          <table:table-cell office:value-type="float" office:value="83.4679555630487" calcext:value-type="float">
            <text:p>83</text:p>
          </table:table-cell>
          <table:table-cell office:value-type="float" office:value="82.2598588216834" calcext:value-type="float">
            <text:p>82</text:p>
          </table:table-cell>
          <table:table-cell office:value-type="float" office:value="83.7904288158994" calcext:value-type="float">
            <text:p>84</text:p>
          </table:table-cell>
        </table:table-row>
        <table:table-row table:style-name="ro2">
          <table:table-cell office:value-type="float" office:value="4.51807228915663" calcext:value-type="float">
            <text:p>4.5</text:p>
          </table:table-cell>
          <table:table-cell office:value-type="float" office:value="21.96875" calcext:value-type="float">
            <text:p>22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027344" calcext:value-type="float">
            <text:p>22</text:p>
          </table:table-cell>
          <table:table-cell office:value-type="float" office:value="85.6736533542133" calcext:value-type="float">
            <text:p>86</text:p>
          </table:table-cell>
          <table:table-cell office:value-type="float" office:value="84.2443593236914" calcext:value-type="float">
            <text:p>84</text:p>
          </table:table-cell>
          <table:table-cell office:value-type="float" office:value="86.002009538791" calcext:value-type="float">
            <text:p>86</text:p>
          </table:table-cell>
        </table:table-row>
        <table:table-row table:style-name="ro2">
          <table:table-cell office:value-type="float" office:value="4.61847389558233" calcext:value-type="float">
            <text:p>4.6</text:p>
          </table:table-cell>
          <table:table-cell office:value-type="float" office:value="21.96875" calcext:value-type="float">
            <text:p>22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027344" calcext:value-type="float">
            <text:p>22</text:p>
          </table:table-cell>
          <table:table-cell office:value-type="float" office:value="87.879351145378" calcext:value-type="float">
            <text:p>88</text:p>
          </table:table-cell>
          <table:table-cell office:value-type="float" office:value="86.2288598256995" calcext:value-type="float">
            <text:p>86</text:p>
          </table:table-cell>
          <table:table-cell office:value-type="float" office:value="88.2135902616825" calcext:value-type="float">
            <text:p>88</text:p>
          </table:table-cell>
        </table:table-row>
        <table:table-row table:style-name="ro2">
          <table:table-cell office:value-type="float" office:value="4.71887550200803" calcext:value-type="float">
            <text:p>4.7</text:p>
          </table:table-cell>
          <table:table-cell office:value-type="float" office:value="21.96875" calcext:value-type="float">
            <text:p>22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027344" calcext:value-type="float">
            <text:p>22</text:p>
          </table:table-cell>
          <table:table-cell office:value-type="float" office:value="90.0850489365426" calcext:value-type="float">
            <text:p>90</text:p>
          </table:table-cell>
          <table:table-cell office:value-type="float" office:value="88.2133603277075" calcext:value-type="float">
            <text:p>88</text:p>
          </table:table-cell>
          <table:table-cell office:value-type="float" office:value="90.4251709845741" calcext:value-type="float">
            <text:p>90</text:p>
          </table:table-cell>
        </table:table-row>
        <table:table-row table:style-name="ro2">
          <table:table-cell office:value-type="float" office:value="4.81927710843374" calcext:value-type="float">
            <text:p>4.8</text:p>
          </table:table-cell>
          <table:table-cell office:value-type="float" office:value="21.96875" calcext:value-type="float">
            <text:p>22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027344" calcext:value-type="float">
            <text:p>22</text:p>
          </table:table-cell>
          <table:table-cell office:value-type="float" office:value="92.2907467277073" calcext:value-type="float">
            <text:p>92</text:p>
          </table:table-cell>
          <table:table-cell office:value-type="float" office:value="90.1978608297156" calcext:value-type="float">
            <text:p>90</text:p>
          </table:table-cell>
          <table:table-cell office:value-type="float" office:value="92.6367517074656" calcext:value-type="float">
            <text:p>93</text:p>
          </table:table-cell>
        </table:table-row>
        <table:table-row table:style-name="ro2">
          <table:table-cell office:value-type="float" office:value="4.91967871485944" calcext:value-type="float">
            <text:p>4.9</text:p>
          </table:table-cell>
          <table:table-cell office:value-type="float" office:value="21.96875" calcext:value-type="float">
            <text:p>22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027344" calcext:value-type="float">
            <text:p>22</text:p>
          </table:table-cell>
          <table:table-cell office:value-type="float" office:value="94.496444518872" calcext:value-type="float">
            <text:p>94</text:p>
          </table:table-cell>
          <table:table-cell office:value-type="float" office:value="92.1823613317236" calcext:value-type="float">
            <text:p>92</text:p>
          </table:table-cell>
          <table:table-cell office:value-type="float" office:value="94.8483324303572" calcext:value-type="float">
            <text:p>95</text:p>
          </table:table-cell>
        </table:table-row>
        <table:table-row table:style-name="ro2">
          <table:table-cell office:value-type="float" office:value="5.02008032128514" calcext:value-type="float">
            <text:p>5.0</text:p>
          </table:table-cell>
          <table:table-cell office:value-type="float" office:value="21.96875" calcext:value-type="float">
            <text:p>22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027344" calcext:value-type="float">
            <text:p>22</text:p>
          </table:table-cell>
          <table:table-cell office:value-type="float" office:value="96.7021423100366" calcext:value-type="float">
            <text:p>97</text:p>
          </table:table-cell>
          <table:table-cell office:value-type="float" office:value="94.1668618337316" calcext:value-type="float">
            <text:p>94</text:p>
          </table:table-cell>
          <table:table-cell office:value-type="float" office:value="97.0599131532488" calcext:value-type="float">
            <text:p>97</text:p>
          </table:table-cell>
        </table:table-row>
        <table:table-row table:style-name="ro2">
          <table:table-cell office:value-type="float" office:value="5.12048192771084" calcext:value-type="float">
            <text:p>5.1</text:p>
          </table:table-cell>
          <table:table-cell office:value-type="float" office:value="21.96875" calcext:value-type="float">
            <text:p>22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027344" calcext:value-type="float">
            <text:p>22</text:p>
          </table:table-cell>
          <table:table-cell office:value-type="float" office:value="98.9078401012013" calcext:value-type="float">
            <text:p>99</text:p>
          </table:table-cell>
          <table:table-cell office:value-type="float" office:value="96.1513623357396" calcext:value-type="float">
            <text:p>96</text:p>
          </table:table-cell>
          <table:table-cell office:value-type="float" office:value="99.2714938761403" calcext:value-type="float">
            <text:p>99</text:p>
          </table:table-cell>
        </table:table-row>
        <table:table-row table:style-name="ro2">
          <table:table-cell office:value-type="float" office:value="5.22088353413655" calcext:value-type="float">
            <text:p>5.2</text:p>
          </table:table-cell>
          <table:table-cell office:value-type="float" office:value="21.96875" calcext:value-type="float">
            <text:p>22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027344" calcext:value-type="float">
            <text:p>22</text:p>
          </table:table-cell>
          <table:table-cell office:value-type="float" office:value="101.113537892366" calcext:value-type="float">
            <text:p>101</text:p>
          </table:table-cell>
          <table:table-cell office:value-type="float" office:value="98.1358628377477" calcext:value-type="float">
            <text:p>98</text:p>
          </table:table-cell>
          <table:table-cell office:value-type="float" office:value="101.483074599032" calcext:value-type="float">
            <text:p>101</text:p>
          </table:table-cell>
        </table:table-row>
        <table:table-row table:style-name="ro2">
          <table:table-cell office:value-type="float" office:value="5.32128514056225" calcext:value-type="float">
            <text:p>5.3</text:p>
          </table:table-cell>
          <table:table-cell office:value-type="float" office:value="21.96875" calcext:value-type="float">
            <text:p>22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027344" calcext:value-type="float">
            <text:p>22</text:p>
          </table:table-cell>
          <table:table-cell office:value-type="float" office:value="103.319235683531" calcext:value-type="float">
            <text:p>103</text:p>
          </table:table-cell>
          <table:table-cell office:value-type="float" office:value="100.120363339756" calcext:value-type="float">
            <text:p>100</text:p>
          </table:table-cell>
          <table:table-cell office:value-type="float" office:value="103.694655321923" calcext:value-type="float">
            <text:p>104</text:p>
          </table:table-cell>
        </table:table-row>
        <table:table-row table:style-name="ro2">
          <table:table-cell office:value-type="float" office:value="5.42168674698795" calcext:value-type="float">
            <text:p>5.4</text:p>
          </table:table-cell>
          <table:table-cell office:value-type="float" office:value="21.96875" calcext:value-type="float">
            <text:p>22</text:p>
          </table:table-cell>
          <table:table-cell office:value-type="float" office:value="19.765625" calcext:value-type="float">
            <text:p>20</text:p>
          </table:table-cell>
          <table:table-cell office:value-type="float" office:value="24.2397423852137" calcext:value-type="float">
            <text:p>24</text:p>
          </table:table-cell>
          <table:table-cell office:value-type="float" office:value="105.524933474695" calcext:value-type="float">
            <text:p>106</text:p>
          </table:table-cell>
          <table:table-cell office:value-type="float" office:value="102.104863841764" calcext:value-type="float">
            <text:p>102</text:p>
          </table:table-cell>
          <table:table-cell office:value-type="float" office:value="106.01730022078" calcext:value-type="float">
            <text:p>106</text:p>
          </table:table-cell>
        </table:table-row>
        <table:table-row table:style-name="ro2">
          <table:table-cell office:value-type="float" office:value="5.52208835341366" calcext:value-type="float">
            <text:p>5.5</text:p>
          </table:table-cell>
          <table:table-cell office:value-type="float" office:value="21.777206032131" calcext:value-type="float">
            <text:p>22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8734494220449" calcext:value-type="float">
            <text:p>23</text:p>
          </table:table-cell>
          <table:table-cell office:value-type="float" office:value="107.721015604822" calcext:value-type="float">
            <text:p>108</text:p>
          </table:table-cell>
          <table:table-cell office:value-type="float" office:value="104.089364343772" calcext:value-type="float">
            <text:p>104</text:p>
          </table:table-cell>
          <table:table-cell office:value-type="float" office:value="108.382420291425" calcext:value-type="float">
            <text:p>108</text:p>
          </table:table-cell>
        </table:table-row>
        <table:table-row table:style-name="ro2">
          <table:table-cell office:value-type="float" office:value="5.62248995983936" calcext:value-type="float">
            <text:p>5.6</text:p>
          </table:table-cell>
          <table:table-cell office:value-type="float" office:value="21.75" calcext:value-type="float">
            <text:p>22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667969" calcext:value-type="float">
            <text:p>23</text:p>
          </table:table-cell>
          <table:table-cell office:value-type="float" office:value="109.906116309247" calcext:value-type="float">
            <text:p>110</text:p>
          </table:table-cell>
          <table:table-cell office:value-type="float" office:value="106.07386484578" calcext:value-type="float">
            <text:p>106</text:p>
          </table:table-cell>
          <table:table-cell office:value-type="float" office:value="110.668636075664" calcext:value-type="float">
            <text:p>111</text:p>
          </table:table-cell>
        </table:table-row>
        <table:table-row table:style-name="ro2">
          <table:table-cell office:value-type="float" office:value="5.72289156626506" calcext:value-type="float">
            <text:p>5.7</text:p>
          </table:table-cell>
          <table:table-cell office:value-type="float" office:value="22.0017211267652" calcext:value-type="float">
            <text:p>22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667969" calcext:value-type="float">
            <text:p>23</text:p>
          </table:table-cell>
          <table:table-cell office:value-type="float" office:value="112.102487851755" calcext:value-type="float">
            <text:p>112</text:p>
          </table:table-cell>
          <table:table-cell office:value-type="float" office:value="108.058365347788" calcext:value-type="float">
            <text:p>108</text:p>
          </table:table-cell>
          <table:table-cell office:value-type="float" office:value="112.944536577672" calcext:value-type="float">
            <text:p>113</text:p>
          </table:table-cell>
        </table:table-row>
        <table:table-row table:style-name="ro2">
          <table:table-cell office:value-type="float" office:value="5.82329317269076" calcext:value-type="float">
            <text:p>5.8</text:p>
          </table:table-cell>
          <table:table-cell office:value-type="float" office:value="22.039062" calcext:value-type="float">
            <text:p>22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667969" calcext:value-type="float">
            <text:p>23</text:p>
          </table:table-cell>
          <table:table-cell office:value-type="float" office:value="114.313370538841" calcext:value-type="float">
            <text:p>114</text:p>
          </table:table-cell>
          <table:table-cell office:value-type="float" office:value="110.042865849796" calcext:value-type="float">
            <text:p>110</text:p>
          </table:table-cell>
          <table:table-cell office:value-type="float" office:value="115.22043707968" calcext:value-type="float">
            <text:p>115</text:p>
          </table:table-cell>
        </table:table-row>
        <table:table-row table:style-name="ro2">
          <table:table-cell office:value-type="float" office:value="5.92369477911647" calcext:value-type="float">
            <text:p>5.9</text:p>
          </table:table-cell>
          <table:table-cell office:value-type="float" office:value="22.2557489931693" calcext:value-type="float">
            <text:p>22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667969" calcext:value-type="float">
            <text:p>23</text:p>
          </table:table-cell>
          <table:table-cell office:value-type="float" office:value="116.53700562886" calcext:value-type="float">
            <text:p>117</text:p>
          </table:table-cell>
          <table:table-cell office:value-type="float" office:value="112.027366351804" calcext:value-type="float">
            <text:p>112</text:p>
          </table:table-cell>
          <table:table-cell office:value-type="float" office:value="117.496337581688" calcext:value-type="float">
            <text:p>117</text:p>
          </table:table-cell>
        </table:table-row>
        <table:table-row table:style-name="ro2">
          <table:table-cell office:value-type="float" office:value="6.02409638554217" calcext:value-type="float">
            <text:p>6.0</text:p>
          </table:table-cell>
          <table:table-cell office:value-type="float" office:value="22.5050414859583" calcext:value-type="float">
            <text:p>23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667969" calcext:value-type="float">
            <text:p>23</text:p>
          </table:table-cell>
          <table:table-cell office:value-type="float" office:value="118.784033263354" calcext:value-type="float">
            <text:p>119</text:p>
          </table:table-cell>
          <table:table-cell office:value-type="float" office:value="114.011866853812" calcext:value-type="float">
            <text:p>114</text:p>
          </table:table-cell>
          <table:table-cell office:value-type="float" office:value="119.772238083696" calcext:value-type="float">
            <text:p>120</text:p>
          </table:table-cell>
        </table:table-row>
        <table:table-row table:style-name="ro2">
          <table:table-cell office:value-type="float" office:value="6.12449799196787" calcext:value-type="float">
            <text:p>6.1</text:p>
          </table:table-cell>
          <table:table-cell office:value-type="float" office:value="22.539062" calcext:value-type="float">
            <text:p>23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667969" calcext:value-type="float">
            <text:p>23</text:p>
          </table:table-cell>
          <table:table-cell office:value-type="float" office:value="121.045283438352" calcext:value-type="float">
            <text:p>121</text:p>
          </table:table-cell>
          <table:table-cell office:value-type="float" office:value="115.99636735582" calcext:value-type="float">
            <text:p>116</text:p>
          </table:table-cell>
          <table:table-cell office:value-type="float" office:value="122.048138585704" calcext:value-type="float">
            <text:p>122</text:p>
          </table:table-cell>
        </table:table-row>
        <table:table-row table:style-name="ro2">
          <table:table-cell office:value-type="float" office:value="6.22489959839357" calcext:value-type="float">
            <text:p>6.2</text:p>
          </table:table-cell>
          <table:table-cell office:value-type="float" office:value="22.7537727842576" calcext:value-type="float">
            <text:p>23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667969" calcext:value-type="float">
            <text:p>23</text:p>
          </table:table-cell>
          <table:table-cell office:value-type="float" office:value="123.319020124309" calcext:value-type="float">
            <text:p>123</text:p>
          </table:table-cell>
          <table:table-cell office:value-type="float" office:value="117.980867857828" calcext:value-type="float">
            <text:p>118</text:p>
          </table:table-cell>
          <table:table-cell office:value-type="float" office:value="124.324039087712" calcext:value-type="float">
            <text:p>124</text:p>
          </table:table-cell>
        </table:table-row>
        <table:table-row table:style-name="ro2">
          <table:table-cell office:value-type="float" office:value="6.32530120481928" calcext:value-type="float">
            <text:p>6.3</text:p>
          </table:table-cell>
          <table:table-cell office:value-type="float" office:value="23.0099744811319" calcext:value-type="float">
            <text:p>23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667969" calcext:value-type="float">
            <text:p>23</text:p>
          </table:table-cell>
          <table:table-cell office:value-type="float" office:value="125.616396995061" calcext:value-type="float">
            <text:p>126</text:p>
          </table:table-cell>
          <table:table-cell office:value-type="float" office:value="119.965368359836" calcext:value-type="float">
            <text:p>120</text:p>
          </table:table-cell>
          <table:table-cell office:value-type="float" office:value="126.59993958972" calcext:value-type="float">
            <text:p>127</text:p>
          </table:table-cell>
        </table:table-row>
        <table:table-row table:style-name="ro2">
          <table:table-cell office:value-type="float" office:value="6.42570281124498" calcext:value-type="float">
            <text:p>6.4</text:p>
          </table:table-cell>
          <table:table-cell office:value-type="float" office:value="23.046875" calcext:value-type="float">
            <text:p>23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667969" calcext:value-type="float">
            <text:p>23</text:p>
          </table:table-cell>
          <table:table-cell office:value-type="float" office:value="127.928487832468" calcext:value-type="float">
            <text:p>128</text:p>
          </table:table-cell>
          <table:table-cell office:value-type="float" office:value="121.949868861844" calcext:value-type="float">
            <text:p>122</text:p>
          </table:table-cell>
          <table:table-cell office:value-type="float" office:value="128.875840091729" calcext:value-type="float">
            <text:p>129</text:p>
          </table:table-cell>
        </table:table-row>
        <table:table-row table:style-name="ro2">
          <table:table-cell office:value-type="float" office:value="6.52610441767068" calcext:value-type="float">
            <text:p>6.5</text:p>
          </table:table-cell>
          <table:table-cell office:value-type="float" office:value="23.2532378378238" calcext:value-type="float">
            <text:p>23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667969" calcext:value-type="float">
            <text:p>23</text:p>
          </table:table-cell>
          <table:table-cell office:value-type="float" office:value="130.252790685772" calcext:value-type="float">
            <text:p>130</text:p>
          </table:table-cell>
          <table:table-cell office:value-type="float" office:value="123.934369363852" calcext:value-type="float">
            <text:p>124</text:p>
          </table:table-cell>
          <table:table-cell office:value-type="float" office:value="131.151740593737" calcext:value-type="float">
            <text:p>131</text:p>
          </table:table-cell>
        </table:table-row>
        <table:table-row table:style-name="ro2">
          <table:table-cell office:value-type="float" office:value="6.62650602409639" calcext:value-type="float">
            <text:p>6.6</text:p>
          </table:table-cell>
          <table:table-cell office:value-type="float" office:value="23.5017636016086" calcext:value-type="float">
            <text:p>24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667969" calcext:value-type="float">
            <text:p>23</text:p>
          </table:table-cell>
          <table:table-cell office:value-type="float" office:value="132.59992931225" calcext:value-type="float">
            <text:p>133</text:p>
          </table:table-cell>
          <table:table-cell office:value-type="float" office:value="125.91886986586" calcext:value-type="float">
            <text:p>126</text:p>
          </table:table-cell>
          <table:table-cell office:value-type="float" office:value="133.427641095745" calcext:value-type="float">
            <text:p>133</text:p>
          </table:table-cell>
        </table:table-row>
        <table:table-row table:style-name="ro2">
          <table:table-cell office:value-type="float" office:value="6.72690763052209" calcext:value-type="float">
            <text:p>6.7</text:p>
          </table:table-cell>
          <table:table-cell office:value-type="float" office:value="23.7513076033159" calcext:value-type="float">
            <text:p>24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667969" calcext:value-type="float">
            <text:p>23</text:p>
          </table:table-cell>
          <table:table-cell office:value-type="float" office:value="134.972071441011" calcext:value-type="float">
            <text:p>135</text:p>
          </table:table-cell>
          <table:table-cell office:value-type="float" office:value="127.903370367868" calcext:value-type="float">
            <text:p>128</text:p>
          </table:table-cell>
          <table:table-cell office:value-type="float" office:value="135.703541597753" calcext:value-type="float">
            <text:p>136</text:p>
          </table:table-cell>
        </table:table-row>
        <table:table-row table:style-name="ro2">
          <table:table-cell office:value-type="float" office:value="6.82730923694779" calcext:value-type="float">
            <text:p>6.8</text:p>
          </table:table-cell>
          <table:table-cell office:value-type="float" office:value="23.789062" calcext:value-type="float">
            <text:p>24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667969" calcext:value-type="float">
            <text:p>23</text:p>
          </table:table-cell>
          <table:table-cell office:value-type="float" office:value="137.358636180133" calcext:value-type="float">
            <text:p>137</text:p>
          </table:table-cell>
          <table:table-cell office:value-type="float" office:value="129.887870869876" calcext:value-type="float">
            <text:p>130</text:p>
          </table:table-cell>
          <table:table-cell office:value-type="float" office:value="137.979442099761" calcext:value-type="float">
            <text:p>138</text:p>
          </table:table-cell>
        </table:table-row>
        <table:table-row table:style-name="ro2">
          <table:table-cell office:value-type="float" office:value="6.92771084337349" calcext:value-type="float">
            <text:p>6.9</text:p>
          </table:table-cell>
          <table:table-cell office:value-type="float" office:value="24.0000732770116" calcext:value-type="float">
            <text:p>24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667969" calcext:value-type="float">
            <text:p>23</text:p>
          </table:table-cell>
          <table:table-cell office:value-type="float" office:value="139.757689155887" calcext:value-type="float">
            <text:p>140</text:p>
          </table:table-cell>
          <table:table-cell office:value-type="float" office:value="131.872371371884" calcext:value-type="float">
            <text:p>132</text:p>
          </table:table-cell>
          <table:table-cell office:value-type="float" office:value="140.255342601769" calcext:value-type="float">
            <text:p>140</text:p>
          </table:table-cell>
        </table:table-row>
        <table:table-row table:style-name="ro2">
          <table:table-cell office:value-type="float" office:value="7.0281124497992" calcext:value-type="float">
            <text:p>7.0</text:p>
          </table:table-cell>
          <table:table-cell office:value-type="float" office:value="24.3811541413378" calcext:value-type="float">
            <text:p>24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667969" calcext:value-type="float">
            <text:p>23</text:p>
          </table:table-cell>
          <table:table-cell office:value-type="float" office:value="142.186465632712" calcext:value-type="float">
            <text:p>142</text:p>
          </table:table-cell>
          <table:table-cell office:value-type="float" office:value="133.856871873892" calcext:value-type="float">
            <text:p>134</text:p>
          </table:table-cell>
          <table:table-cell office:value-type="float" office:value="142.531243103777" calcext:value-type="float">
            <text:p>143</text:p>
          </table:table-cell>
        </table:table-row>
        <table:table-row table:style-name="ro2">
          <table:table-cell office:value-type="float" office:value="7.1285140562249" calcext:value-type="float">
            <text:p>7.1</text:p>
          </table:table-cell>
          <table:table-cell office:value-type="float" office:value="3.90878537934456" calcext:value-type="float">
            <text:p>4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667969" calcext:value-type="float">
            <text:p>23</text:p>
          </table:table-cell>
          <table:table-cell office:value-type="float" office:value="143.606643319493" calcext:value-type="float">
            <text:p>144</text:p>
          </table:table-cell>
          <table:table-cell office:value-type="float" office:value="135.8413723759" calcext:value-type="float">
            <text:p>136</text:p>
          </table:table-cell>
          <table:table-cell office:value-type="float" office:value="144.807143605785" calcext:value-type="float">
            <text:p>145</text:p>
          </table:table-cell>
        </table:table-row>
        <table:table-row table:style-name="ro2">
          <table:table-cell office:value-type="float" office:value="7.2289156626506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667969" calcext:value-type="float">
            <text:p>23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37.825872877908" calcext:value-type="float">
            <text:p>138</text:p>
          </table:table-cell>
          <table:table-cell office:value-type="float" office:value="147.083044107793" calcext:value-type="float">
            <text:p>147</text:p>
          </table:table-cell>
        </table:table-row>
        <table:table-row table:style-name="ro2">
          <table:table-cell office:value-type="float" office:value="7.32931726907631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667969" calcext:value-type="float">
            <text:p>23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39.810373379916" calcext:value-type="float">
            <text:p>140</text:p>
          </table:table-cell>
          <table:table-cell office:value-type="float" office:value="149.358944609801" calcext:value-type="float">
            <text:p>149</text:p>
          </table:table-cell>
        </table:table-row>
        <table:table-row table:style-name="ro2">
          <table:table-cell office:value-type="float" office:value="7.42971887550201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667969" calcext:value-type="float">
            <text:p>23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41.794873881924" calcext:value-type="float">
            <text:p>142</text:p>
          </table:table-cell>
          <table:table-cell office:value-type="float" office:value="151.634845111809" calcext:value-type="float">
            <text:p>152</text:p>
          </table:table-cell>
        </table:table-row>
        <table:table-row table:style-name="ro2">
          <table:table-cell office:value-type="float" office:value="7.53012048192771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667969" calcext:value-type="float">
            <text:p>23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43.779374383932" calcext:value-type="float">
            <text:p>144</text:p>
          </table:table-cell>
          <table:table-cell office:value-type="float" office:value="153.910745613817" calcext:value-type="float">
            <text:p>154</text:p>
          </table:table-cell>
        </table:table-row>
        <table:table-row table:style-name="ro2">
          <table:table-cell office:value-type="float" office:value="7.63052208835341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667969" calcext:value-type="float">
            <text:p>23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45.763874885941" calcext:value-type="float">
            <text:p>146</text:p>
          </table:table-cell>
          <table:table-cell office:value-type="float" office:value="156.186646115825" calcext:value-type="float">
            <text:p>156</text:p>
          </table:table-cell>
        </table:table-row>
        <table:table-row table:style-name="ro2">
          <table:table-cell office:value-type="float" office:value="7.73092369477912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8820574040624" calcext:value-type="float">
            <text:p>23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47.748375387949" calcext:value-type="float">
            <text:p>148</text:p>
          </table:table-cell>
          <table:table-cell office:value-type="float" office:value="158.473294027675" calcext:value-type="float">
            <text:p>158</text:p>
          </table:table-cell>
        </table:table-row>
        <table:table-row table:style-name="ro2">
          <table:table-cell office:value-type="float" office:value="7.83132530120482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921875" calcext:value-type="float">
            <text:p>23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49.732875889957" calcext:value-type="float">
            <text:p>150</text:p>
          </table:table-cell>
          <table:table-cell office:value-type="float" office:value="160.772688224666" calcext:value-type="float">
            <text:p>161</text:p>
          </table:table-cell>
        </table:table-row>
        <table:table-row table:style-name="ro2">
          <table:table-cell office:value-type="float" office:value="7.93172690763052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921875" calcext:value-type="float">
            <text:p>23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51.717376391965" calcext:value-type="float">
            <text:p>152</text:p>
          </table:table-cell>
          <table:table-cell office:value-type="float" office:value="163.074081296956" calcext:value-type="float">
            <text:p>163</text:p>
          </table:table-cell>
        </table:table-row>
        <table:table-row table:style-name="ro2">
          <table:table-cell office:value-type="float" office:value="8.03212851405623" calcext:value-type="float">
            <text:p>8.0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921875" calcext:value-type="float">
            <text:p>23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53.701876893973" calcext:value-type="float">
            <text:p>154</text:p>
          </table:table-cell>
          <table:table-cell office:value-type="float" office:value="165.375474369245" calcext:value-type="float">
            <text:p>165</text:p>
          </table:table-cell>
        </table:table-row>
        <table:table-row table:style-name="ro2">
          <table:table-cell office:value-type="float" office:value="8.13253012048193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921875" calcext:value-type="float">
            <text:p>23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55.686377395981" calcext:value-type="float">
            <text:p>156</text:p>
          </table:table-cell>
          <table:table-cell office:value-type="float" office:value="167.676867441534" calcext:value-type="float">
            <text:p>168</text:p>
          </table:table-cell>
        </table:table-row>
        <table:table-row table:style-name="ro2">
          <table:table-cell office:value-type="float" office:value="8.23293172690763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921875" calcext:value-type="float">
            <text:p>23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57.670877897989" calcext:value-type="float">
            <text:p>158</text:p>
          </table:table-cell>
          <table:table-cell office:value-type="float" office:value="169.978260513823" calcext:value-type="float">
            <text:p>170</text:p>
          </table:table-cell>
        </table:table-row>
        <table:table-row table:style-name="ro2">
          <table:table-cell office:value-type="float" office:value="8.3333333333333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921875" calcext:value-type="float">
            <text:p>23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59.655378399997" calcext:value-type="float">
            <text:p>160</text:p>
          </table:table-cell>
          <table:table-cell office:value-type="float" office:value="172.279653586112" calcext:value-type="float">
            <text:p>172</text:p>
          </table:table-cell>
        </table:table-row>
        <table:table-row table:style-name="ro2">
          <table:table-cell office:value-type="float" office:value="8.4337349397590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22.9672761016257" calcext:value-type="float">
            <text:p>23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61.639878902005" calcext:value-type="float">
            <text:p>162</text:p>
          </table:table-cell>
          <table:table-cell office:value-type="float" office:value="174.58332583017" calcext:value-type="float">
            <text:p>175</text:p>
          </table:table-cell>
        </table:table-row>
        <table:table-row table:style-name="ro2">
          <table:table-cell office:value-type="float" office:value="8.53413654618474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3.93529701407728" calcext:value-type="float">
            <text:p>4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63.624379404013" calcext:value-type="float">
            <text:p>164</text:p>
          </table:table-cell>
          <table:table-cell office:value-type="float" office:value="175.933856609071" calcext:value-type="float">
            <text:p>176</text:p>
          </table:table-cell>
        </table:table-row>
        <table:table-row table:style-name="ro2">
          <table:table-cell office:value-type="float" office:value="8.63453815261044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65.608879906021" calcext:value-type="float">
            <text:p>166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8.73493975903615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67.593380408029" calcext:value-type="float">
            <text:p>168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8.83534136546185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69.577880910037" calcext:value-type="float">
            <text:p>170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8.93574297188755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71.562381412045" calcext:value-type="float">
            <text:p>172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9.03614457831325" calcext:value-type="float">
            <text:p>9.0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73.546881914053" calcext:value-type="float">
            <text:p>174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9.13654618473896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75.531382416061" calcext:value-type="float">
            <text:p>176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9.23694779116466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77.515882918069" calcext:value-type="float">
            <text:p>178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9.33734939759036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79.500383420077" calcext:value-type="float">
            <text:p>180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9.43775100401606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81.484883922085" calcext:value-type="float">
            <text:p>181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9.53815261044177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83.469384424093" calcext:value-type="float">
            <text:p>183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9.63855421686747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85.453884926101" calcext:value-type="float">
            <text:p>185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9.7389558232931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87.438385428109" calcext:value-type="float">
            <text:p>187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9.8393574297188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89.422885930117" calcext:value-type="float">
            <text:p>189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9.93975903614458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91.407386432125" calcext:value-type="float">
            <text:p>191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0.0401606425703" calcext:value-type="float">
            <text:p>10.0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93.391886934133" calcext:value-type="float">
            <text:p>193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0.140562248996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95.376387436141" calcext:value-type="float">
            <text:p>195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0.2409638554217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97.360887938149" calcext:value-type="float">
            <text:p>197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0.3413654618474" calcext:value-type="float">
            <text:p>10.3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199.345388440157" calcext:value-type="float">
            <text:p>199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0.4417670682731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01.329888942165" calcext:value-type="float">
            <text:p>201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0.5421686746988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03.314389444173" calcext:value-type="float">
            <text:p>203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0.6425702811245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05.298889946181" calcext:value-type="float">
            <text:p>205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0.7429718875502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07.283390448189" calcext:value-type="float">
            <text:p>207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0.8433734939759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09.267890950197" calcext:value-type="float">
            <text:p>209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0.9437751004016" calcext:value-type="float">
            <text:p>10.9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11.252391452205" calcext:value-type="float">
            <text:p>211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1.0441767068273" calcext:value-type="float">
            <text:p>11.0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13.236891954213" calcext:value-type="float">
            <text:p>213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1.144578313253" calcext:value-type="float">
            <text:p>11.1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15.221392456221" calcext:value-type="float">
            <text:p>215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1.2449799196787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17.205892958229" calcext:value-type="float">
            <text:p>217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1.3453815261044" calcext:value-type="float">
            <text:p>11.3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19.190393460238" calcext:value-type="float">
            <text:p>219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1.4457831325301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21.174893962246" calcext:value-type="float">
            <text:p>221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1.5461847389558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23.159394464254" calcext:value-type="float">
            <text:p>223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1.6465863453815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25.143894966262" calcext:value-type="float">
            <text:p>225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1.7469879518072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27.12839546827" calcext:value-type="float">
            <text:p>227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1.8473895582329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29.112895970278" calcext:value-type="float">
            <text:p>229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1.9477911646586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31.097396472286" calcext:value-type="float">
            <text:p>231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2.0481927710843" calcext:value-type="float">
            <text:p>12.0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33.081896974294" calcext:value-type="float">
            <text:p>233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2.14859437751" calcext:value-type="float">
            <text:p>12.1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35.066397476302" calcext:value-type="float">
            <text:p>235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2.2489959839357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37.05089797831" calcext:value-type="float">
            <text:p>237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2.3493975903614" calcext:value-type="float">
            <text:p>12.3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39.035398480318" calcext:value-type="float">
            <text:p>239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2.4497991967871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41.019898982326" calcext:value-type="float">
            <text:p>241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2.5502008032129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43.004399484334" calcext:value-type="float">
            <text:p>243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2.6506024096386" calcext:value-type="float">
            <text:p>12.7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44.988899986342" calcext:value-type="float">
            <text:p>245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2.7510040160643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46.97340048835" calcext:value-type="float">
            <text:p>247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2.8514056224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48.957900990358" calcext:value-type="float">
            <text:p>249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2.9518072289157" calcext:value-type="float">
            <text:p>13.0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50.942401492366" calcext:value-type="float">
            <text:p>251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3.0522088353414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52.926901994374" calcext:value-type="float">
            <text:p>253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3.1526104417671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54.911402496382" calcext:value-type="float">
            <text:p>255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3.2530120481928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56.89590299839" calcext:value-type="float">
            <text:p>257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3.3534136546185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58.880403500398" calcext:value-type="float">
            <text:p>259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3.4538152610442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60.864904002406" calcext:value-type="float">
            <text:p>261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3.5542168674699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62.849404504414" calcext:value-type="float">
            <text:p>263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3.6546184738956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64.833905006422" calcext:value-type="float">
            <text:p>265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3.7550200803213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66.81840550843" calcext:value-type="float">
            <text:p>267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3.855421686747" calcext:value-type="float">
            <text:p>13.9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68.802906010438" calcext:value-type="float">
            <text:p>269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3.9558232931727" calcext:value-type="float">
            <text:p>14.0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70.787406512446" calcext:value-type="float">
            <text:p>271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4.0562248995984" calcext:value-type="float">
            <text:p>14.1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72.771907014454" calcext:value-type="float">
            <text:p>273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4.1566265060241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74.756407516462" calcext:value-type="float">
            <text:p>275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4.2570281124498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76.74090801847" calcext:value-type="float">
            <text:p>277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4.3574297188755" calcext:value-type="float">
            <text:p>14.4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78.725408520478" calcext:value-type="float">
            <text:p>279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4.4578313253012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80.709909022486" calcext:value-type="float">
            <text:p>281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4.5582329317269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82.694409524495" calcext:value-type="float">
            <text:p>283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4.6586345381526" calcext:value-type="float">
            <text:p>14.7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84.678910026503" calcext:value-type="float">
            <text:p>285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4.7590361445783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86.663410528511" calcext:value-type="float">
            <text:p>287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4.859437751004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88.647911030519" calcext:value-type="float">
            <text:p>289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4.9598393574297" calcext:value-type="float">
            <text:p>15.0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90.632411532527" calcext:value-type="float">
            <text:p>291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5.0602409638554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92.616912034535" calcext:value-type="float">
            <text:p>293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5.1606425702811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94.601412536543" calcext:value-type="float">
            <text:p>295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5.2610441767068" calcext:value-type="float">
            <text:p>15.3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96.585913038551" calcext:value-type="float">
            <text:p>297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5.3614457831325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298.570413540559" calcext:value-type="float">
            <text:p>299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5.4618473895582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00.554914042567" calcext:value-type="float">
            <text:p>301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5.5622489959839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02.539414544575" calcext:value-type="float">
            <text:p>303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5.6626506024096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04.523915046583" calcext:value-type="float">
            <text:p>305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5.7630522088353" calcext:value-type="float">
            <text:p>15.8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06.508415548591" calcext:value-type="float">
            <text:p>307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5.863453815261" calcext:value-type="float">
            <text:p>15.9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08.492916050599" calcext:value-type="float">
            <text:p>308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5.9638554216867" calcext:value-type="float">
            <text:p>16.0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10.477416552607" calcext:value-type="float">
            <text:p>310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6.0642570281125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12.461917054615" calcext:value-type="float">
            <text:p>312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6.1646586345382" calcext:value-type="float">
            <text:p>16.2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14.446417556623" calcext:value-type="float">
            <text:p>314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6.2650602409639" calcext:value-type="float">
            <text:p>16.3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16.430918058631" calcext:value-type="float">
            <text:p>316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6.3654618473896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18.415418560639" calcext:value-type="float">
            <text:p>318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6.4658634538153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20.399919062647" calcext:value-type="float">
            <text:p>320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6.566265060241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22.384419564655" calcext:value-type="float">
            <text:p>322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6.6666666666667" calcext:value-type="float">
            <text:p>16.7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24.368920066663" calcext:value-type="float">
            <text:p>324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6.7670682730924" calcext:value-type="float">
            <text:p>16.8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26.353420568671" calcext:value-type="float">
            <text:p>326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6.8674698795181" calcext:value-type="float">
            <text:p>16.9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28.337921070679" calcext:value-type="float">
            <text:p>328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6.9678714859438" calcext:value-type="float">
            <text:p>17.0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30.322421572687" calcext:value-type="float">
            <text:p>330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7.0682730923695" calcext:value-type="float">
            <text:p>17.1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32.306922074695" calcext:value-type="float">
            <text:p>332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7.168674698795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34.291422576703" calcext:value-type="float">
            <text:p>334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7.2690763052209" calcext:value-type="float">
            <text:p>17.3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36.275923078711" calcext:value-type="float">
            <text:p>336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7.3694779116466" calcext:value-type="float">
            <text:p>17.4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38.260423580719" calcext:value-type="float">
            <text:p>338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7.4698795180723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40.244924082727" calcext:value-type="float">
            <text:p>340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7.570281124498" calcext:value-type="float">
            <text:p>17.6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42.229424584735" calcext:value-type="float">
            <text:p>342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7.6706827309237" calcext:value-type="float">
            <text:p>17.7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44.213925086743" calcext:value-type="float">
            <text:p>344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7.7710843373494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46.198425588751" calcext:value-type="float">
            <text:p>346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7.8714859437751" calcext:value-type="float">
            <text:p>17.9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48.182926090759" calcext:value-type="float">
            <text:p>348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7.9718875502008" calcext:value-type="float">
            <text:p>18.0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50.167426592768" calcext:value-type="float">
            <text:p>350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8.0722891566265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52.151927094776" calcext:value-type="float">
            <text:p>352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8.1726907630522" calcext:value-type="float">
            <text:p>18.2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54.136427596784" calcext:value-type="float">
            <text:p>354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8.2730923694779" calcext:value-type="float">
            <text:p>18.3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56.120928098792" calcext:value-type="float">
            <text:p>356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8.3734939759036" calcext:value-type="float">
            <text:p>18.4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58.1054286008" calcext:value-type="float">
            <text:p>358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8.4738955823293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60.089929102808" calcext:value-type="float">
            <text:p>360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8.574297188755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62.074429604816" calcext:value-type="float">
            <text:p>362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8.6746987951807" calcext:value-type="float">
            <text:p>18.7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64.058930106824" calcext:value-type="float">
            <text:p>364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8.7751004016064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66.043430608832" calcext:value-type="float">
            <text:p>366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8.8755020080321" calcext:value-type="float">
            <text:p>18.9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68.02793111084" calcext:value-type="float">
            <text:p>368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8.9759036144578" calcext:value-type="float">
            <text:p>19.0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70.012431612848" calcext:value-type="float">
            <text:p>370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9.0763052208835" calcext:value-type="float">
            <text:p>19.1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71.996932114856" calcext:value-type="float">
            <text:p>372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9.176706827309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73.981432616864" calcext:value-type="float">
            <text:p>374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9.2771084337349" calcext:value-type="float">
            <text:p>19.3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75.965933118872" calcext:value-type="float">
            <text:p>376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9.3775100401606" calcext:value-type="float">
            <text:p>19.4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77.95043362088" calcext:value-type="float">
            <text:p>378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9.4779116465863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79.934934122888" calcext:value-type="float">
            <text:p>380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9.578313253012" calcext:value-type="float">
            <text:p>19.6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81.919434624896" calcext:value-type="float">
            <text:p>382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9.6787148594378" calcext:value-type="float">
            <text:p>19.7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83.903935126904" calcext:value-type="float">
            <text:p>384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9.7791164658635" calcext:value-type="float">
            <text:p>19.8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85.888435628912" calcext:value-type="float">
            <text:p>386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9.8795180722892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87.87293613092" calcext:value-type="float">
            <text:p>388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19.9799196787149" calcext:value-type="float">
            <text:p>20.0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89.857436632928" calcext:value-type="float">
            <text:p>390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0.0803212851406" calcext:value-type="float">
            <text:p>20.1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91.841937134936" calcext:value-type="float">
            <text:p>392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0.1807228915663" calcext:value-type="float">
            <text:p>20.2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93.826437636944" calcext:value-type="float">
            <text:p>394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0.281124497992" calcext:value-type="float">
            <text:p>20.3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95.810938138952" calcext:value-type="float">
            <text:p>396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0.3815261044177" calcext:value-type="float">
            <text:p>20.4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97.79543864096" calcext:value-type="float">
            <text:p>398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0.4819277108434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399.779939142968" calcext:value-type="float">
            <text:p>400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0.5823293172691" calcext:value-type="float">
            <text:p>20.6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01.764439644976" calcext:value-type="float">
            <text:p>402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0.6827309236948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03.748940146984" calcext:value-type="float">
            <text:p>404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0.7831325301205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05.733440648992" calcext:value-type="float">
            <text:p>406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0.8835341365462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07.717941151" calcext:value-type="float">
            <text:p>408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0.9839357429719" calcext:value-type="float">
            <text:p>21.0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09.702441653008" calcext:value-type="float">
            <text:p>410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1.0843373493976" calcext:value-type="float">
            <text:p>21.1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11.686942155016" calcext:value-type="float">
            <text:p>412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1.1847389558233" calcext:value-type="float">
            <text:p>21.2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13.671442657024" calcext:value-type="float">
            <text:p>414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1.285140562249" calcext:value-type="float">
            <text:p>21.3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15.655943159033" calcext:value-type="float">
            <text:p>416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1.3855421686747" calcext:value-type="float">
            <text:p>21.4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17.64044366104" calcext:value-type="float">
            <text:p>418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1.4859437751004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19.624944163049" calcext:value-type="float">
            <text:p>420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1.5863453815261" calcext:value-type="float">
            <text:p>21.6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21.609444665057" calcext:value-type="float">
            <text:p>422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1.6867469879518" calcext:value-type="float">
            <text:p>21.7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23.593945167065" calcext:value-type="float">
            <text:p>424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1.7871485943775" calcext:value-type="float">
            <text:p>21.8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25.578445669073" calcext:value-type="float">
            <text:p>426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1.8875502008032" calcext:value-type="float">
            <text:p>21.9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27.562946171081" calcext:value-type="float">
            <text:p>428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1.9879518072289" calcext:value-type="float">
            <text:p>22.0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29.547446673089" calcext:value-type="float">
            <text:p>430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2.0883534136546" calcext:value-type="float">
            <text:p>22.1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31.531947175097" calcext:value-type="float">
            <text:p>432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2.1887550200803" calcext:value-type="float">
            <text:p>22.2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33.516447677105" calcext:value-type="float">
            <text:p>434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2.289156626506" calcext:value-type="float">
            <text:p>22.3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35.500948179113" calcext:value-type="float">
            <text:p>436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2.3895582329317" calcext:value-type="float">
            <text:p>22.4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37.485448681121" calcext:value-type="float">
            <text:p>437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2.4899598393574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39.469949183129" calcext:value-type="float">
            <text:p>439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2.5903614457831" calcext:value-type="float">
            <text:p>22.6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41.454449685137" calcext:value-type="float">
            <text:p>441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2.6907630522088" calcext:value-type="float">
            <text:p>22.7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43.438950187145" calcext:value-type="float">
            <text:p>443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2.7911646586345" calcext:value-type="float">
            <text:p>22.8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45.423450689153" calcext:value-type="float">
            <text:p>445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2.8915662650602" calcext:value-type="float">
            <text:p>22.9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47.407951191161" calcext:value-type="float">
            <text:p>447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2.9919678714859" calcext:value-type="float">
            <text:p>23.0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49.392451693169" calcext:value-type="float">
            <text:p>449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3.0923694779116" calcext:value-type="float">
            <text:p>23.1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51.376952195177" calcext:value-type="float">
            <text:p>451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3.1927710843373" calcext:value-type="float">
            <text:p>23.2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53.361452697185" calcext:value-type="float">
            <text:p>453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3.293172690763" calcext:value-type="float">
            <text:p>23.3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55.345953199193" calcext:value-type="float">
            <text:p>455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3.3935742971888" calcext:value-type="float">
            <text:p>23.4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57.330453701201" calcext:value-type="float">
            <text:p>457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3.493975903614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59.314954203209" calcext:value-type="float">
            <text:p>459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3.5943775100402" calcext:value-type="float">
            <text:p>23.6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61.299454705217" calcext:value-type="float">
            <text:p>461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3.6947791164659" calcext:value-type="float">
            <text:p>23.7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63.283955207225" calcext:value-type="float">
            <text:p>463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3.7951807228916" calcext:value-type="float">
            <text:p>23.8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65.268455709233" calcext:value-type="float">
            <text:p>465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3.8955823293173" calcext:value-type="float">
            <text:p>23.9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67.252956211241" calcext:value-type="float">
            <text:p>467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3.995983935743" calcext:value-type="float">
            <text:p>24.0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69.237456713249" calcext:value-type="float">
            <text:p>469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4.0963855421687" calcext:value-type="float">
            <text:p>24.1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71.221957215257" calcext:value-type="float">
            <text:p>471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4.1967871485944" calcext:value-type="float">
            <text:p>24.2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73.206457717265" calcext:value-type="float">
            <text:p>473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4.2971887550201" calcext:value-type="float">
            <text:p>24.3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75.190958219273" calcext:value-type="float">
            <text:p>475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4.3975903614458" calcext:value-type="float">
            <text:p>24.4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77.175458721281" calcext:value-type="float">
            <text:p>477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4.497991967871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79.159959223289" calcext:value-type="float">
            <text:p>479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4.5983935742972" calcext:value-type="float">
            <text:p>24.6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81.144459725297" calcext:value-type="float">
            <text:p>481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4.6987951807229" calcext:value-type="float">
            <text:p>24.7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83.128960227305" calcext:value-type="float">
            <text:p>483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4.7991967871486" calcext:value-type="float">
            <text:p>24.8</text:p>
          </table:table-cell>
          <table:table-cell office:value-type="float" office:value="0" calcext:value-type="float">
            <text:p>0</text:p>
          </table:table-cell>
          <table:table-cell office:value-type="float" office:value="19.765625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85.113460729313" calcext:value-type="float">
            <text:p>485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4.8995983935743" calcext:value-type="float">
            <text:p>24.9</text:p>
          </table:table-cell>
          <table:table-cell office:value-type="float" office:value="0" calcext:value-type="float">
            <text:p>0</text:p>
          </table:table-cell>
          <table:table-cell office:value-type="float" office:value="19.7208996391269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87.095715982282" calcext:value-type="float">
            <text:p>487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5" calcext:value-type="float">
            <text:p>25.0</text:p>
          </table:table-cell>
          <table:table-cell office:value-type="float" office:value="0" calcext:value-type="float">
            <text:p>0</text:p>
          </table:table-cell>
          <table:table-cell office:value-type="float" office:value="13.3755429678677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88.757183984641" calcext:value-type="float">
            <text:p>489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5.1004016064257" calcext:value-type="float">
            <text:p>2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89.428646985036" calcext:value-type="float">
            <text:p>489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5.2008032128514" calcext:value-type="float">
            <text:p>2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89.428646985036" calcext:value-type="float">
            <text:p>489</text:p>
          </table:table-cell>
          <table:table-cell office:value-type="float" office:value="176.131411680058" calcext:value-type="float">
            <text:p>176</text:p>
          </table:table-cell>
        </table:table-row>
        <table:table-row table:style-name="ro2">
          <table:table-cell office:value-type="float" office:value="25.3012048192771" calcext:value-type="float">
            <text:p>2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.802867485123" calcext:value-type="float">
            <text:p>144</text:p>
          </table:table-cell>
          <table:table-cell office:value-type="float" office:value="489.428646985036" calcext:value-type="float">
            <text:p>489</text:p>
          </table:table-cell>
          <table:table-cell office:value-type="float" office:value="176.131411680058" calcext:value-type="float">
            <text:p>176</text:p>
          </table:table-cell>
        </table:table-row>
      </table:table>
      <table:table table:name="time_children" table:style-name="ta1">
        <table:shapes>
          <draw:frame draw:z-index="0" draw:style-name="gr1" draw:text-style-name="P1" svg:width="453.51pt" svg:height="255.09pt" svg:x="192.02pt" svg:y="89.63pt">
            <loext:p draw:notify-on-update-of-ranges="time_children.A2:time_children.A60 time_children.B1:time_children.B1 time_children.B2:time_children.B60 time_children.E2:time_children.E3 time_children.E1:time_children.E1 time_children.E4:time_children.E5 time_children.F2:time_children.F3 time_children.F1:time_children.F1 time_children.F4:time_children.F5 time_children.G2:time_children.G3 time_children.G1:time_children.G1 time_children.G4:time_children.G5 time_children.H2:time_children.H3 time_children.H1:time_children.H1 time_children.H4:time_children.H5 time_children.I2:time_children.I3 time_children.I1:time_children.I1 time_children.I4:time_children.I5 time_children.J2:time_children.J3 time_children.J1:time_children.J1 time_children.J4:time_children.J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ce3"/>
        <table:table-column table:style-name="co2" table:default-cell-style-name="ce5"/>
        <table:table-column table:style-name="co2" table:number-columns-repeated="8" table:default-cell-style-name="Default"/>
        <table:table-row table:style-name="ro3">
          <table:table-cell table:style-name="Default" office:value-type="string" calcext:value-type="string">
            <text:p>Seconds</text:p>
          </table:table-cell>
          <table:table-cell table:style-name="Default" office:value-type="string" calcext:value-type="string">
            <text:p>MiB</text:p>
          </table:table-cell>
          <table:table-cell/>
          <table:table-cell office:value-type="string" calcext:value-type="string">
            <text:p>Activity</text:p>
          </table:table-cell>
          <table:table-cell table:style-name="ce6" office:value-type="string" calcext:value-type="string">
            <text:p>reading targets</text:p>
          </table:table-cell>
          <table:table-cell table:style-name="ce6" office:value-type="string" calcext:value-type="string">
            <text:p>running make</text:p>
          </table:table-cell>
          <table:table-cell table:style-name="ce6" office:value-type="string" calcext:value-type="string">
            <text:p>building pipeline</text:p>
          </table:table-cell>
          <table:table-cell table:style-name="ce6" office:value-type="string" calcext:value-type="string">
            <text:p>reading lines</text:p>
          </table:table-cell>
          <table:table-cell table:style-name="ce6" office:value-type="string" calcext:value-type="string">
            <text:p>reading tokens</text:p>
          </table:table-cell>
          <table:table-cell table:style-name="ce6" office:value-type="string" calcext:value-type="string">
            <text:p>printing output</text:p>
          </table:table-cell>
        </table:table-row>
        <table:table-row table:style-name="ro2">
          <table:table-cell office:value-type="float" office:value="0" calcext:value-type="float">
            <text:p>0.0</text:p>
          </table:table-cell>
          <table:table-cell office:value-type="float" office:value="1.246094" calcext:value-type="float">
            <text:p>1</text:p>
          </table:table-cell>
          <table:table-cell/>
          <table:table-cell office:value-type="string" calcext:value-type="string">
            <text:p>Start</text:p>
          </table:table-cell>
          <table:table-cell table:style-name="ce3" office:value-type="float" office:value="0.104860067367554" calcext:value-type="float">
            <text:p>0.1</text:p>
          </table:table-cell>
          <table:table-cell table:style-name="ce3" office:value-type="float" office:value="0.10492992401123" calcext:value-type="float">
            <text:p>0.1</text:p>
          </table:table-cell>
          <table:table-cell table:style-name="ce3" office:value-type="float" office:value="0.106940031051636" calcext:value-type="float">
            <text:p>0.1</text:p>
          </table:table-cell>
          <table:table-cell table:style-name="ce3" office:value-type="float" office:value="0.107110023498535" calcext:value-type="float">
            <text:p>0.1</text:p>
          </table:table-cell>
          <table:table-cell table:style-name="ce3" office:value-type="float" office:value="3.32138991355896" calcext:value-type="float">
            <text:p>3.3</text:p>
          </table:table-cell>
          <table:table-cell table:style-name="ce3" office:value-type="float" office:value="6.89584994316101" calcext:value-type="float">
            <text:p>6.9</text:p>
          </table:table-cell>
        </table:table-row>
        <table:table-row table:style-name="ro2">
          <table:table-cell office:value-type="float" office:value="0.113199949264526" calcext:value-type="float">
            <text:p>0.1</text:p>
          </table:table-cell>
          <table:table-cell office:value-type="float" office:value="18.347656" calcext:value-type="float">
            <text:p>18</text:p>
          </table:table-cell>
          <table:table-cell/>
          <table:table-cell office:value-type="string" calcext:value-type="string">
            <text:p>End</text:p>
          </table:table-cell>
          <table:table-cell table:style-name="ce3" office:value-type="float" office:value="6.89574003219605" calcext:value-type="float">
            <text:p>6.9</text:p>
          </table:table-cell>
          <table:table-cell table:style-name="ce3" office:value-type="float" office:value="6.89568996429443" calcext:value-type="float">
            <text:p>6.9</text:p>
          </table:table-cell>
          <table:table-cell table:style-name="ce3" office:value-type="float" office:value="5.25398993492126" calcext:value-type="float">
            <text:p>5.3</text:p>
          </table:table-cell>
          <table:table-cell table:style-name="ce3" office:value-type="float" office:value="3.3029100894928" calcext:value-type="float">
            <text:p>3.3</text:p>
          </table:table-cell>
          <table:table-cell table:style-name="ce3" office:value-type="float" office:value="5.23918008804321" calcext:value-type="float">
            <text:p>5.2</text:p>
          </table:table-cell>
          <table:table-cell table:style-name="ce3" office:value-type="float" office:value="6.89908003807068" calcext:value-type="float">
            <text:p>6.9</text:p>
          </table:table-cell>
        </table:table-row>
        <table:table-row table:style-name="ro2">
          <table:table-cell office:value-type="float" office:value="0.230700016021729" calcext:value-type="float">
            <text:p>0.2</text:p>
          </table:table-cell>
          <table:table-cell office:value-type="float" office:value="31.453125" calcext:value-type="float">
            <text:p>31</text:p>
          </table:table-cell>
          <table:table-cell/>
          <table:table-cell office:value-type="string" calcext:value-type="string">
            <text:p>Display Lvl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0.350000143051147" calcext:value-type="float">
            <text:p>0.4</text:p>
          </table:table-cell>
          <table:table-cell office:value-type="float" office:value="33.9375" calcext:value-type="float">
            <text:p>34</text:p>
          </table:table-cell>
          <table:table-cell/>
          <table:table-cell office:value-type="string" calcext:value-type="string">
            <text:p>Display Lvl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469500064849854" calcext:value-type="float">
            <text:p>0.5</text:p>
          </table:table-cell>
          <table:table-cell office:value-type="float" office:value="33.9375" calcext:value-type="float">
            <text:p>34</text:p>
          </table:table-cell>
          <table:table-cell table:number-columns-repeated="8"/>
        </table:table-row>
        <table:table-row table:style-name="ro2">
          <table:table-cell office:value-type="float" office:value="0.588099956512451" calcext:value-type="float">
            <text:p>0.6</text:p>
          </table:table-cell>
          <table:table-cell office:value-type="float" office:value="31.867188" calcext:value-type="float">
            <text:p>32</text:p>
          </table:table-cell>
          <table:table-cell table:number-columns-repeated="8"/>
        </table:table-row>
        <table:table-row table:style-name="ro2">
          <table:table-cell office:value-type="float" office:value="0.708699941635132" calcext:value-type="float">
            <text:p>0.7</text:p>
          </table:table-cell>
          <table:table-cell office:value-type="float" office:value="31.867188" calcext:value-type="float">
            <text:p>32</text:p>
          </table:table-cell>
          <table:table-cell table:number-columns-repeated="8"/>
        </table:table-row>
        <table:table-row table:style-name="ro2">
          <table:table-cell office:value-type="float" office:value="0.828999996185303" calcext:value-type="float">
            <text:p>0.8</text:p>
          </table:table-cell>
          <table:table-cell office:value-type="float" office:value="31.867188" calcext:value-type="float">
            <text:p>32</text:p>
          </table:table-cell>
          <table:table-cell table:number-columns-repeated="8"/>
        </table:table-row>
        <table:table-row table:style-name="ro2">
          <table:table-cell office:value-type="float" office:value="0.949100017547607" calcext:value-type="float">
            <text:p>0.9</text:p>
          </table:table-cell>
          <table:table-cell office:value-type="float" office:value="32.1875" calcext:value-type="float">
            <text:p>32</text:p>
          </table:table-cell>
          <table:table-cell table:number-columns-repeated="8"/>
        </table:table-row>
        <table:table-row table:style-name="ro2">
          <table:table-cell office:value-type="float" office:value="1.06750011444092" calcext:value-type="float">
            <text:p>1.1</text:p>
          </table:table-cell>
          <table:table-cell office:value-type="float" office:value="32.109375" calcext:value-type="float">
            <text:p>32</text:p>
          </table:table-cell>
          <table:table-cell table:number-columns-repeated="8"/>
        </table:table-row>
        <table:table-row table:style-name="ro2">
          <table:table-cell office:value-type="float" office:value="1.18690013885498" calcext:value-type="float">
            <text:p>1.2</text:p>
          </table:table-cell>
          <table:table-cell office:value-type="float" office:value="32.109375" calcext:value-type="float">
            <text:p>32</text:p>
          </table:table-cell>
          <table:table-cell table:number-columns-repeated="8"/>
        </table:table-row>
        <table:table-row table:style-name="ro2">
          <table:table-cell office:value-type="float" office:value="1.3073000907898" calcext:value-type="float">
            <text:p>1.3</text:p>
          </table:table-cell>
          <table:table-cell office:value-type="float" office:value="32.109375" calcext:value-type="float">
            <text:p>32</text:p>
          </table:table-cell>
          <table:table-cell table:number-columns-repeated="8"/>
        </table:table-row>
        <table:table-row table:style-name="ro2">
          <table:table-cell office:value-type="float" office:value="1.42799997329712" calcext:value-type="float">
            <text:p>1.4</text:p>
          </table:table-cell>
          <table:table-cell office:value-type="float" office:value="31.617188" calcext:value-type="float">
            <text:p>32</text:p>
          </table:table-cell>
          <table:table-cell table:number-columns-repeated="8"/>
        </table:table-row>
        <table:table-row table:style-name="ro2">
          <table:table-cell office:value-type="float" office:value="1.54850006103516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office:value-type="float" office:value="1.66860008239746" calcext:value-type="float">
            <text:p>1.7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office:value-type="float" office:value="1.78859996795654" calcext:value-type="float">
            <text:p>1.8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office:value-type="float" office:value="1.9086000919342" calcext:value-type="float">
            <text:p>1.9</text:p>
          </table:table-cell>
          <table:table-cell office:value-type="float" office:value="24.242188" calcext:value-type="float">
            <text:p>24</text:p>
          </table:table-cell>
          <table:table-cell table:number-columns-repeated="8"/>
        </table:table-row>
        <table:table-row table:style-name="ro2">
          <table:table-cell office:value-type="float" office:value="2.02699995040894" calcext:value-type="float">
            <text:p>2.0</text:p>
          </table:table-cell>
          <table:table-cell office:value-type="float" office:value="24.242188" calcext:value-type="float">
            <text:p>24</text:p>
          </table:table-cell>
          <table:table-cell table:number-columns-repeated="8"/>
        </table:table-row>
        <table:table-row table:style-name="ro2">
          <table:table-cell office:value-type="float" office:value="2.1479001045227" calcext:value-type="float">
            <text:p>2.1</text:p>
          </table:table-cell>
          <table:table-cell office:value-type="float" office:value="21.54687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2.26830005645752" calcext:value-type="float">
            <text:p>2.3</text:p>
          </table:table-cell>
          <table:table-cell office:value-type="float" office:value="21.77734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2.38849997520447" calcext:value-type="float">
            <text:p>2.4</text:p>
          </table:table-cell>
          <table:table-cell office:value-type="float" office:value="21.77734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2.50880002975464" calcext:value-type="float">
            <text:p>2.5</text:p>
          </table:table-cell>
          <table:table-cell office:value-type="float" office:value="21.77734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2.62870001792908" calcext:value-type="float">
            <text:p>2.6</text:p>
          </table:table-cell>
          <table:table-cell office:value-type="float" office:value="22.03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2.74530005455017" calcext:value-type="float">
            <text:p>2.7</text:p>
          </table:table-cell>
          <table:table-cell office:value-type="float" office:value="22.03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2.86720013618469" calcext:value-type="float">
            <text:p>2.9</text:p>
          </table:table-cell>
          <table:table-cell office:value-type="float" office:value="22.03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2.98790001869202" calcext:value-type="float">
            <text:p>3.0</text:p>
          </table:table-cell>
          <table:table-cell office:value-type="float" office:value="19.3125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3.10829997062683" calcext:value-type="float">
            <text:p>3.1</text:p>
          </table:table-cell>
          <table:table-cell office:value-type="float" office:value="19.3125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3.22839999198914" calcext:value-type="float">
            <text:p>3.2</text:p>
          </table:table-cell>
          <table:table-cell office:value-type="float" office:value="19.3125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3.34850001335144" calcext:value-type="float">
            <text:p>3.3</text:p>
          </table:table-cell>
          <table:table-cell office:value-type="float" office:value="21.414062" calcext:value-type="float">
            <text:p>21</text:p>
          </table:table-cell>
          <table:table-cell table:number-columns-repeated="8"/>
        </table:table-row>
        <table:table-row table:style-name="ro2">
          <table:table-cell office:value-type="float" office:value="3.4685001373291" calcext:value-type="float">
            <text:p>3.5</text:p>
          </table:table-cell>
          <table:table-cell office:value-type="float" office:value="21.429688" calcext:value-type="float">
            <text:p>21</text:p>
          </table:table-cell>
          <table:table-cell table:number-columns-repeated="8"/>
        </table:table-row>
        <table:table-row table:style-name="ro2">
          <table:table-cell office:value-type="float" office:value="3.58859992027283" calcext:value-type="float">
            <text:p>3.6</text:p>
          </table:table-cell>
          <table:table-cell office:value-type="float" office:value="21.429688" calcext:value-type="float">
            <text:p>21</text:p>
          </table:table-cell>
          <table:table-cell table:number-columns-repeated="8"/>
        </table:table-row>
        <table:table-row table:style-name="ro2">
          <table:table-cell office:value-type="float" office:value="3.70869994163513" calcext:value-type="float">
            <text:p>3.7</text:p>
          </table:table-cell>
          <table:table-cell office:value-type="float" office:value="21.429688" calcext:value-type="float">
            <text:p>21</text:p>
          </table:table-cell>
          <table:table-cell table:number-columns-repeated="8"/>
        </table:table-row>
        <table:table-row table:style-name="ro2">
          <table:table-cell office:value-type="float" office:value="3.82540011405945" calcext:value-type="float">
            <text:p>3.8</text:p>
          </table:table-cell>
          <table:table-cell office:value-type="float" office:value="21.429688" calcext:value-type="float">
            <text:p>21</text:p>
          </table:table-cell>
          <table:table-cell table:number-columns-repeated="8"/>
        </table:table-row>
        <table:table-row table:style-name="ro2">
          <table:table-cell office:value-type="float" office:value="3.94729995727539" calcext:value-type="float">
            <text:p>3.9</text:p>
          </table:table-cell>
          <table:table-cell office:value-type="float" office:value="21.429688" calcext:value-type="float">
            <text:p>21</text:p>
          </table:table-cell>
          <table:table-cell table:number-columns-repeated="8"/>
        </table:table-row>
        <table:table-row table:style-name="ro2">
          <table:table-cell office:value-type="float" office:value="4.06800007820129" calcext:value-type="float">
            <text:p>4.1</text:p>
          </table:table-cell>
          <table:table-cell office:value-type="float" office:value="21.863281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18479990959168" calcext:value-type="float">
            <text:p>4.2</text:p>
          </table:table-cell>
          <table:table-cell office:value-type="float" office:value="21.863281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29909992218018" calcext:value-type="float">
            <text:p>4.3</text:p>
          </table:table-cell>
          <table:table-cell office:value-type="float" office:value="21.863281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41759991645813" calcext:value-type="float">
            <text:p>4.4</text:p>
          </table:table-cell>
          <table:table-cell office:value-type="float" office:value="21.863281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53690004348755" calcext:value-type="float">
            <text:p>4.5</text:p>
          </table:table-cell>
          <table:table-cell office:value-type="float" office:value="21.863281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65339994430542" calcext:value-type="float">
            <text:p>4.7</text:p>
          </table:table-cell>
          <table:table-cell office:value-type="float" office:value="21.863281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77310013771057" calcext:value-type="float">
            <text:p>4.8</text:p>
          </table:table-cell>
          <table:table-cell office:value-type="float" office:value="21.863281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89619994163513" calcext:value-type="float">
            <text:p>4.9</text:p>
          </table:table-cell>
          <table:table-cell office:value-type="float" office:value="21.863281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01640009880066" calcext:value-type="float">
            <text:p>5.0</text:p>
          </table:table-cell>
          <table:table-cell office:value-type="float" office:value="21.863281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13650012016296" calcext:value-type="float">
            <text:p>5.1</text:p>
          </table:table-cell>
          <table:table-cell office:value-type="float" office:value="21.863281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25690007209778" calcext:value-type="float">
            <text:p>5.3</text:p>
          </table:table-cell>
          <table:table-cell office:value-type="float" office:value="21.863281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37360000610352" calcext:value-type="float">
            <text:p>5.4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 office:value-type="float" office:value="5.49340009689331" calcext:value-type="float">
            <text:p>5.5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 office:value-type="float" office:value="5.61520004272461" calcext:value-type="float">
            <text:p>5.6</text:p>
          </table:table-cell>
          <table:table-cell office:value-type="float" office:value="21.253906" calcext:value-type="float">
            <text:p>21</text:p>
          </table:table-cell>
          <table:table-cell table:number-columns-repeated="8"/>
        </table:table-row>
        <table:table-row table:style-name="ro2">
          <table:table-cell office:value-type="float" office:value="5.73440003395081" calcext:value-type="float">
            <text:p>5.7</text:p>
          </table:table-cell>
          <table:table-cell office:value-type="float" office:value="21.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85560011863709" calcext:value-type="float">
            <text:p>5.9</text:p>
          </table:table-cell>
          <table:table-cell office:value-type="float" office:value="21.835938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97620010375977" calcext:value-type="float">
            <text:p>6.0</text:p>
          </table:table-cell>
          <table:table-cell office:value-type="float" office:value="22.085938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6.09299993515015" calcext:value-type="float">
            <text:p>6.1</text:p>
          </table:table-cell>
          <table:table-cell office:value-type="float" office:value="22.210938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6.20729994773865" calcext:value-type="float">
            <text:p>6.2</text:p>
          </table:table-cell>
          <table:table-cell office:value-type="float" office:value="22.597656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6.32550001144409" calcext:value-type="float">
            <text:p>6.3</text:p>
          </table:table-cell>
          <table:table-cell office:value-type="float" office:value="22.851562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6.44490003585815" calcext:value-type="float">
            <text:p>6.4</text:p>
          </table:table-cell>
          <table:table-cell office:value-type="float" office:value="23.367188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6.56480002403259" calcext:value-type="float">
            <text:p>6.6</text:p>
          </table:table-cell>
          <table:table-cell office:value-type="float" office:value="23.773438" calcext:value-type="float">
            <text:p>24</text:p>
          </table:table-cell>
          <table:table-cell table:number-columns-repeated="8"/>
        </table:table-row>
        <table:table-row table:style-name="ro2">
          <table:table-cell office:value-type="float" office:value="6.68120002746582" calcext:value-type="float">
            <text:p>6.7</text:p>
          </table:table-cell>
          <table:table-cell office:value-type="float" office:value="23.773438" calcext:value-type="float">
            <text:p>24</text:p>
          </table:table-cell>
          <table:table-cell table:number-columns-repeated="8"/>
        </table:table-row>
        <table:table-row table:style-name="ro2">
          <table:table-cell office:value-type="float" office:value="6.80130004882813" calcext:value-type="float">
            <text:p>6.8</text:p>
          </table:table-cell>
          <table:table-cell office:value-type="float" office:value="24.125" calcext:value-type="float">
            <text:p>24</text:p>
          </table:table-cell>
          <table:table-cell table:number-columns-repeated="8"/>
        </table:table-row>
        <table:table-row table:style-name="ro2">
          <table:table-cell office:value-type="float" office:value="6.92180013656616" calcext:value-type="float">
            <text:p>6.9</text:p>
          </table:table-cell>
          <table:table-cell office:value-type="float" office:value="24.785156" calcext:value-type="float">
            <text:p>25</text:p>
          </table:table-cell>
          <table:table-cell table:number-columns-repeated="8"/>
        </table:table-row>
      </table:table>
      <table:table table:name="memory_children" table:style-name="ta1">
        <table:shapes>
          <draw:frame draw:z-index="0" draw:style-name="gr1" draw:text-style-name="P1" svg:width="453.51pt" svg:height="255.09pt" svg:x="192.02pt" svg:y="89.63pt">
            <loext:p draw:notify-on-update-of-ranges="memory_children.B1:memory_children.B1 memory_children.B2:memory_children.B209 memory_children.A2:memory_children.A209 memory_children.E1:memory_children.E1 memory_children.E4:memory_children.E5 memory_children.E2:memory_children.E3 memory_children.F1:memory_children.F1 memory_children.F4:memory_children.F5 memory_children.F2:memory_children.F3 memory_children.G1:memory_children.G1 memory_children.G4:memory_children.G5 memory_children.G2:memory_children.G3 memory_children.H1:memory_children.H1 memory_children.H4:memory_children.H5 memory_children.H2:memory_children.H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ce3"/>
        <table:table-column table:style-name="co2" table:default-cell-style-name="ce5"/>
        <table:table-column table:style-name="co2" table:number-columns-repeated="6" table:default-cell-style-name="Default"/>
        <table:table-row table:style-name="ro4">
          <table:table-cell table:style-name="Default" office:value-type="string" calcext:value-type="string">
            <text:p>Seconds</text:p>
          </table:table-cell>
          <table:table-cell table:style-name="Default" office:value-type="string" calcext:value-type="string">
            <text:p>MiB</text:p>
          </table:table-cell>
          <table:table-cell/>
          <table:table-cell office:value-type="string" calcext:value-type="string">
            <text:p>Activity</text:p>
          </table:table-cell>
          <table:table-cell table:style-name="ce6" office:value-type="string" calcext:value-type="string">
            <text:p>reading targets</text:p>
          </table:table-cell>
          <table:table-cell table:style-name="ce6" office:value-type="string" calcext:value-type="string">
            <text:p>running make</text:p>
          </table:table-cell>
          <table:table-cell table:style-name="ce6" office:value-type="string" calcext:value-type="string">
            <text:p>building pipeline</text:p>
          </table:table-cell>
          <table:table-cell table:style-name="ce6" office:value-type="string" calcext:value-type="string">
            <text:p>printing output</text:p>
          </table:table-cell>
        </table:table-row>
        <table:table-row table:style-name="ro2">
          <table:table-cell office:value-type="float" office:value="0" calcext:value-type="float">
            <text:p>0.0</text:p>
          </table:table-cell>
          <table:table-cell office:value-type="float" office:value="0.816406" calcext:value-type="float">
            <text:p>1</text:p>
          </table:table-cell>
          <table:table-cell/>
          <table:table-cell office:value-type="string" calcext:value-type="string">
            <text:p>Start</text:p>
          </table:table-cell>
          <table:table-cell table:style-name="ce3" office:value-type="float" office:value="0.127060174942017" calcext:value-type="float">
            <text:p>0.1</text:p>
          </table:table-cell>
          <table:table-cell table:style-name="ce3" office:value-type="float" office:value="0.127120018005371" calcext:value-type="float">
            <text:p>0.1</text:p>
          </table:table-cell>
          <table:table-cell table:style-name="ce3" office:value-type="float" office:value="0.128480195999146" calcext:value-type="float">
            <text:p>0.1</text:p>
          </table:table-cell>
          <table:table-cell table:style-name="ce3" office:value-type="float" office:value="24.7133901119232" calcext:value-type="float">
            <text:p>24.7</text:p>
          </table:table-cell>
        </table:table-row>
        <table:table-row table:style-name="ro2">
          <table:table-cell office:value-type="float" office:value="0.119300127029419" calcext:value-type="float">
            <text:p>0.1</text:p>
          </table:table-cell>
          <table:table-cell office:value-type="float" office:value="16.875" calcext:value-type="float">
            <text:p>17</text:p>
          </table:table-cell>
          <table:table-cell/>
          <table:table-cell office:value-type="string" calcext:value-type="string">
            <text:p>End</text:p>
          </table:table-cell>
          <table:table-cell table:style-name="ce3" office:value-type="float" office:value="24.7133100032806" calcext:value-type="float">
            <text:p>24.7</text:p>
          </table:table-cell>
          <table:table-cell table:style-name="ce3" office:value-type="float" office:value="24.7132701873779" calcext:value-type="float">
            <text:p>24.7</text:p>
          </table:table-cell>
          <table:table-cell table:style-name="ce3" office:value-type="float" office:value="0.18323016166687" calcext:value-type="float">
            <text:p>0.2</text:p>
          </table:table-cell>
          <table:table-cell table:style-name="ce3" office:value-type="float" office:value="24.7165601253509" calcext:value-type="float">
            <text:p>24.7</text:p>
          </table:table-cell>
        </table:table-row>
        <table:table-row table:style-name="ro2">
          <table:table-cell office:value-type="float" office:value="0.23960018157959" calcext:value-type="float">
            <text:p>0.2</text:p>
          </table:table-cell>
          <table:table-cell office:value-type="float" office:value="31.917969" calcext:value-type="float">
            <text:p>32</text:p>
          </table:table-cell>
          <table:table-cell/>
          <table:table-cell office:value-type="string" calcext:value-type="string">
            <text:p>Display Lvl</text:p>
          </table:table-cell>
          <table:table-cell office:value-type="float" office:value="31" calcext:value-type="float">
            <text:p>31</text:p>
          </table:table-cell>
          <table:table-cell office:value-type="float" office:value="30.5" calcext:value-type="float">
            <text:p>30.5</text:p>
          </table:table-cell>
          <table:table-cell office:value-type="float" office:value="31" calcext:value-type="float">
            <text:p>31</text:p>
          </table:table-cell>
          <table:table-cell office:value-type="float" office:value="30.5" calcext:value-type="float">
            <text:p>30.5</text:p>
          </table:table-cell>
        </table:table-row>
        <table:table-row table:style-name="ro2">
          <table:table-cell office:value-type="float" office:value="0.357000112533569" calcext:value-type="float">
            <text:p>0.4</text:p>
          </table:table-cell>
          <table:table-cell office:value-type="float" office:value="32.070312" calcext:value-type="float">
            <text:p>32</text:p>
          </table:table-cell>
          <table:table-cell/>
          <table:table-cell office:value-type="string" calcext:value-type="string">
            <text:p>Display Lvl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.5" calcext:value-type="float">
            <text:p>30.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475100040435791" calcext:value-type="float">
            <text:p>0.5</text:p>
          </table:table-cell>
          <table:table-cell office:value-type="float" office:value="32.160156" calcext:value-type="float">
            <text:p>32</text:p>
          </table:table-cell>
          <table:table-cell table:number-columns-repeated="6"/>
        </table:table-row>
        <table:table-row table:style-name="ro2">
          <table:table-cell office:value-type="float" office:value="0.589800119400024" calcext:value-type="float">
            <text:p>0.6</text:p>
          </table:table-cell>
          <table:table-cell office:value-type="float" office:value="32.160156" calcext:value-type="float">
            <text:p>32</text:p>
          </table:table-cell>
          <table:table-cell table:number-columns-repeated="6"/>
        </table:table-row>
        <table:table-row table:style-name="ro2">
          <table:table-cell office:value-type="float" office:value="0.708500146865845" calcext:value-type="float">
            <text:p>0.7</text:p>
          </table:table-cell>
          <table:table-cell office:value-type="float" office:value="32.160156" calcext:value-type="float">
            <text:p>32</text:p>
          </table:table-cell>
          <table:table-cell table:number-columns-repeated="6"/>
        </table:table-row>
        <table:table-row table:style-name="ro2">
          <table:table-cell office:value-type="float" office:value="0.827700138092041" calcext:value-type="float">
            <text:p>0.8</text:p>
          </table:table-cell>
          <table:table-cell office:value-type="float" office:value="32.160156" calcext:value-type="float">
            <text:p>32</text:p>
          </table:table-cell>
          <table:table-cell table:number-columns-repeated="6"/>
        </table:table-row>
        <table:table-row table:style-name="ro2">
          <table:table-cell office:value-type="float" office:value="0.947700023651123" calcext:value-type="float">
            <text:p>0.9</text:p>
          </table:table-cell>
          <table:table-cell office:value-type="float" office:value="34.644531" calcext:value-type="float">
            <text:p>35</text:p>
          </table:table-cell>
          <table:table-cell table:number-columns-repeated="6"/>
        </table:table-row>
        <table:table-row table:style-name="ro2">
          <table:table-cell office:value-type="float" office:value="1.06650018692017" calcext:value-type="float">
            <text:p>1.1</text:p>
          </table:table-cell>
          <table:table-cell office:value-type="float" office:value="34.644531" calcext:value-type="float">
            <text:p>35</text:p>
          </table:table-cell>
          <table:table-cell table:number-columns-repeated="6"/>
        </table:table-row>
        <table:table-row table:style-name="ro2">
          <table:table-cell office:value-type="float" office:value="1.18730020523071" calcext:value-type="float">
            <text:p>1.2</text:p>
          </table:table-cell>
          <table:table-cell office:value-type="float" office:value="34.644531" calcext:value-type="float">
            <text:p>35</text:p>
          </table:table-cell>
          <table:table-cell table:number-columns-repeated="6"/>
        </table:table-row>
        <table:table-row table:style-name="ro2">
          <table:table-cell office:value-type="float" office:value="1.3076000213623" calcext:value-type="float">
            <text:p>1.3</text:p>
          </table:table-cell>
          <table:table-cell office:value-type="float" office:value="34.644531" calcext:value-type="float">
            <text:p>35</text:p>
          </table:table-cell>
          <table:table-cell table:number-columns-repeated="6"/>
        </table:table-row>
        <table:table-row table:style-name="ro2">
          <table:table-cell office:value-type="float" office:value="1.42760014533997" calcext:value-type="float">
            <text:p>1.4</text:p>
          </table:table-cell>
          <table:table-cell office:value-type="float" office:value="34.644531" calcext:value-type="float">
            <text:p>35</text:p>
          </table:table-cell>
          <table:table-cell table:number-columns-repeated="6"/>
        </table:table-row>
        <table:table-row table:style-name="ro2">
          <table:table-cell office:value-type="float" office:value="1.54780006408691" calcext:value-type="float">
            <text:p>1.5</text:p>
          </table:table-cell>
          <table:table-cell office:value-type="float" office:value="34.644531" calcext:value-type="float">
            <text:p>35</text:p>
          </table:table-cell>
          <table:table-cell table:number-columns-repeated="6"/>
        </table:table-row>
        <table:table-row table:style-name="ro2">
          <table:table-cell office:value-type="float" office:value="1.6667001247406" calcext:value-type="float">
            <text:p>1.7</text:p>
          </table:table-cell>
          <table:table-cell office:value-type="float" office:value="34.644531" calcext:value-type="float">
            <text:p>35</text:p>
          </table:table-cell>
          <table:table-cell table:number-columns-repeated="6"/>
        </table:table-row>
        <table:table-row table:style-name="ro2">
          <table:table-cell office:value-type="float" office:value="1.78720021247864" calcext:value-type="float">
            <text:p>1.8</text:p>
          </table:table-cell>
          <table:table-cell office:value-type="float" office:value="34.644531" calcext:value-type="float">
            <text:p>35</text:p>
          </table:table-cell>
          <table:table-cell table:number-columns-repeated="6"/>
        </table:table-row>
        <table:table-row table:style-name="ro2">
          <table:table-cell office:value-type="float" office:value="1.90750002861023" calcext:value-type="float">
            <text:p>1.9</text:p>
          </table:table-cell>
          <table:table-cell office:value-type="float" office:value="34.644531" calcext:value-type="float">
            <text:p>35</text:p>
          </table:table-cell>
          <table:table-cell table:number-columns-repeated="6"/>
        </table:table-row>
        <table:table-row table:style-name="ro2">
          <table:table-cell office:value-type="float" office:value="2.02750015258789" calcext:value-type="float">
            <text:p>2.0</text:p>
          </table:table-cell>
          <table:table-cell office:value-type="float" office:value="34.644531" calcext:value-type="float">
            <text:p>35</text:p>
          </table:table-cell>
          <table:table-cell table:number-columns-repeated="6"/>
        </table:table-row>
        <table:table-row table:style-name="ro2">
          <table:table-cell office:value-type="float" office:value="2.1476001739502" calcext:value-type="float">
            <text:p>2.1</text:p>
          </table:table-cell>
          <table:table-cell office:value-type="float" office:value="34.644531" calcext:value-type="float">
            <text:p>35</text:p>
          </table:table-cell>
          <table:table-cell table:number-columns-repeated="6"/>
        </table:table-row>
        <table:table-row table:style-name="ro2">
          <table:table-cell office:value-type="float" office:value="2.26760005950928" calcext:value-type="float">
            <text:p>2.3</text:p>
          </table:table-cell>
          <table:table-cell office:value-type="float" office:value="34.84375" calcext:value-type="float">
            <text:p>35</text:p>
          </table:table-cell>
          <table:table-cell table:number-columns-repeated="6"/>
        </table:table-row>
        <table:table-row table:style-name="ro2">
          <table:table-cell office:value-type="float" office:value="2.38770008087158" calcext:value-type="float">
            <text:p>2.4</text:p>
          </table:table-cell>
          <table:table-cell office:value-type="float" office:value="35.09375" calcext:value-type="float">
            <text:p>35</text:p>
          </table:table-cell>
          <table:table-cell table:number-columns-repeated="6"/>
        </table:table-row>
        <table:table-row table:style-name="ro2">
          <table:table-cell office:value-type="float" office:value="2.50670003890991" calcext:value-type="float">
            <text:p>2.5</text:p>
          </table:table-cell>
          <table:table-cell office:value-type="float" office:value="35.351562" calcext:value-type="float">
            <text:p>35</text:p>
          </table:table-cell>
          <table:table-cell table:number-columns-repeated="6"/>
        </table:table-row>
        <table:table-row table:style-name="ro2">
          <table:table-cell office:value-type="float" office:value="2.62360000610352" calcext:value-type="float">
            <text:p>2.6</text:p>
          </table:table-cell>
          <table:table-cell office:value-type="float" office:value="35.351562" calcext:value-type="float">
            <text:p>35</text:p>
          </table:table-cell>
          <table:table-cell table:number-columns-repeated="6"/>
        </table:table-row>
        <table:table-row table:style-name="ro2">
          <table:table-cell office:value-type="float" office:value="2.74380016326904" calcext:value-type="float">
            <text:p>2.7</text:p>
          </table:table-cell>
          <table:table-cell office:value-type="float" office:value="35.351562" calcext:value-type="float">
            <text:p>35</text:p>
          </table:table-cell>
          <table:table-cell table:number-columns-repeated="6"/>
        </table:table-row>
        <table:table-row table:style-name="ro2">
          <table:table-cell office:value-type="float" office:value="2.86620020866394" calcext:value-type="float">
            <text:p>2.9</text:p>
          </table:table-cell>
          <table:table-cell office:value-type="float" office:value="35.351562" calcext:value-type="float">
            <text:p>35</text:p>
          </table:table-cell>
          <table:table-cell table:number-columns-repeated="6"/>
        </table:table-row>
        <table:table-row table:style-name="ro2">
          <table:table-cell office:value-type="float" office:value="2.98680019378662" calcext:value-type="float">
            <text:p>3.0</text:p>
          </table:table-cell>
          <table:table-cell office:value-type="float" office:value="33.039062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3.10730004310608" calcext:value-type="float">
            <text:p>3.1</text:p>
          </table:table-cell>
          <table:table-cell office:value-type="float" office:value="33.039062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3.22750020027161" calcext:value-type="float">
            <text:p>3.2</text:p>
          </table:table-cell>
          <table:table-cell office:value-type="float" office:value="33.039062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3.34730005264282" calcext:value-type="float">
            <text:p>3.3</text:p>
          </table:table-cell>
          <table:table-cell office:value-type="float" office:value="33.039062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3.46430015563965" calcext:value-type="float">
            <text:p>3.5</text:p>
          </table:table-cell>
          <table:table-cell office:value-type="float" office:value="33.039062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3.58400011062622" calcext:value-type="float">
            <text:p>3.6</text:p>
          </table:table-cell>
          <table:table-cell office:value-type="float" office:value="33.039062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3.70440006256104" calcext:value-type="float">
            <text:p>3.7</text:p>
          </table:table-cell>
          <table:table-cell office:value-type="float" office:value="33.039062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3.82620000839233" calcext:value-type="float">
            <text:p>3.8</text:p>
          </table:table-cell>
          <table:table-cell office:value-type="float" office:value="33.121094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3.94679999351501" calcext:value-type="float">
            <text:p>3.9</text:p>
          </table:table-cell>
          <table:table-cell office:value-type="float" office:value="33.121094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4.06730008125305" calcext:value-type="float">
            <text:p>4.1</text:p>
          </table:table-cell>
          <table:table-cell office:value-type="float" office:value="33.121094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4.1875" calcext:value-type="float">
            <text:p>4.2</text:p>
          </table:table-cell>
          <table:table-cell office:value-type="float" office:value="33.121094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4.30750012397766" calcext:value-type="float">
            <text:p>4.3</text:p>
          </table:table-cell>
          <table:table-cell office:value-type="float" office:value="33.121094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4.42750000953674" calcext:value-type="float">
            <text:p>4.4</text:p>
          </table:table-cell>
          <table:table-cell office:value-type="float" office:value="33.121094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4.54760003089905" calcext:value-type="float">
            <text:p>4.5</text:p>
          </table:table-cell>
          <table:table-cell office:value-type="float" office:value="33.121094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4.66430020332336" calcext:value-type="float">
            <text:p>4.7</text:p>
          </table:table-cell>
          <table:table-cell office:value-type="float" office:value="33.121094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4.78450012207031" calcext:value-type="float">
            <text:p>4.8</text:p>
          </table:table-cell>
          <table:table-cell office:value-type="float" office:value="33.121094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4.90630006790161" calcext:value-type="float">
            <text:p>4.9</text:p>
          </table:table-cell>
          <table:table-cell office:value-type="float" office:value="33.121094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5.02690005302429" calcext:value-type="float">
            <text:p>5.0</text:p>
          </table:table-cell>
          <table:table-cell office:value-type="float" office:value="33.121094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5.14730000495911" calcext:value-type="float">
            <text:p>5.1</text:p>
          </table:table-cell>
          <table:table-cell office:value-type="float" office:value="33.121094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5.26400017738342" calcext:value-type="float">
            <text:p>5.3</text:p>
          </table:table-cell>
          <table:table-cell office:value-type="float" office:value="33.121094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5.38600015640259" calcext:value-type="float">
            <text:p>5.4</text:p>
          </table:table-cell>
          <table:table-cell office:value-type="float" office:value="33.121094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5.50710010528564" calcext:value-type="float">
            <text:p>5.5</text:p>
          </table:table-cell>
          <table:table-cell office:value-type="float" office:value="33.121094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5.62410020828247" calcext:value-type="float">
            <text:p>5.6</text:p>
          </table:table-cell>
          <table:table-cell office:value-type="float" office:value="33.121094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5.74610018730164" calcext:value-type="float">
            <text:p>5.7</text:p>
          </table:table-cell>
          <table:table-cell office:value-type="float" office:value="33.121094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5.86710000038147" calcext:value-type="float">
            <text:p>5.9</text:p>
          </table:table-cell>
          <table:table-cell office:value-type="float" office:value="33.121094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5.98720002174377" calcext:value-type="float">
            <text:p>6.0</text:p>
          </table:table-cell>
          <table:table-cell office:value-type="float" office:value="33.121094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6.10750007629395" calcext:value-type="float">
            <text:p>6.1</text:p>
          </table:table-cell>
          <table:table-cell office:value-type="float" office:value="33.121094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6.22760009765625" calcext:value-type="float">
            <text:p>6.2</text:p>
          </table:table-cell>
          <table:table-cell office:value-type="float" office:value="33.121094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6.34430003166199" calcext:value-type="float">
            <text:p>6.3</text:p>
          </table:table-cell>
          <table:table-cell office:value-type="float" office:value="33.121094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6.46620011329651" calcext:value-type="float">
            <text:p>6.5</text:p>
          </table:table-cell>
          <table:table-cell office:value-type="float" office:value="33.121094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6.58520007133484" calcext:value-type="float">
            <text:p>6.6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6.70490002632141" calcext:value-type="float">
            <text:p>6.7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6.8264000415802" calcext:value-type="float">
            <text:p>6.8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6.94720005989075" calcext:value-type="float">
            <text:p>6.9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7.06760001182556" calcext:value-type="float">
            <text:p>7.1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7.1875" calcext:value-type="float">
            <text:p>7.2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7.30420017242432" calcext:value-type="float">
            <text:p>7.3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7.42570018768311" calcext:value-type="float">
            <text:p>7.4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7.5466001033783" calcext:value-type="float">
            <text:p>7.5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7.66720008850098" calcext:value-type="float">
            <text:p>7.7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7.78750014305115" calcext:value-type="float">
            <text:p>7.8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7.90410017967224" calcext:value-type="float">
            <text:p>7.9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8.02610015869141" calcext:value-type="float">
            <text:p>8.0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8.1470000743866" calcext:value-type="float">
            <text:p>8.1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8.26740002632141" calcext:value-type="float">
            <text:p>8.3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8.38750004768372" calcext:value-type="float">
            <text:p>8.4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8.50780010223389" calcext:value-type="float">
            <text:p>8.5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8.62740015983582" calcext:value-type="float">
            <text:p>8.6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8.7474000453949" calcext:value-type="float">
            <text:p>8.7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8.86760020256043" calcext:value-type="float">
            <text:p>8.9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8.98750019073486" calcext:value-type="float">
            <text:p>9.0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9.1074001789093" calcext:value-type="float">
            <text:p>9.1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9.22410011291504" calcext:value-type="float">
            <text:p>9.2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9.34630012512207" calcext:value-type="float">
            <text:p>9.3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9.46710014343262" calcext:value-type="float">
            <text:p>9.5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9.58740019798279" calcext:value-type="float">
            <text:p>9.6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9.70750021934509" calcext:value-type="float">
            <text:p>9.7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9.82430005073547" calcext:value-type="float">
            <text:p>9.8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9.94410014152527" calcext:value-type="float">
            <text:p>9.9</text:p>
          </table:table-cell>
          <table:table-cell office:value-type="float" office:value="32.949219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10.0620000362396" calcext:value-type="float">
            <text:p>10.1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0.1769001483917" calcext:value-type="float">
            <text:p>10.2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0.2958002090454" calcext:value-type="float">
            <text:p>10.3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0.4122002124786" calcext:value-type="float">
            <text:p>10.4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0.5317001342773" calcext:value-type="float">
            <text:p>10.5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0.6537001132965" calcext:value-type="float">
            <text:p>10.7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0.7745001316071" calcext:value-type="float">
            <text:p>10.8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0.8949000835419" calcext:value-type="float">
            <text:p>10.9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1.0150001049042" calcext:value-type="float">
            <text:p>11.0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1.1351001262665" calcext:value-type="float">
            <text:p>11.1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1.2551000118256" calcext:value-type="float">
            <text:p>11.3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1.3751001358032" calcext:value-type="float">
            <text:p>11.4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1.4927999973297" calcext:value-type="float">
            <text:p>11.5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1.6124000549316" calcext:value-type="float">
            <text:p>11.6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1.7339000701904" calcext:value-type="float">
            <text:p>11.7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1.8544001579285" calcext:value-type="float">
            <text:p>11.9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1.9748001098633" calcext:value-type="float">
            <text:p>12.0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2.0950000286102" calcext:value-type="float">
            <text:p>12.1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2.2116000652313" calcext:value-type="float">
            <text:p>12.2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2.3262000083923" calcext:value-type="float">
            <text:p>12.3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2.4442000389099" calcext:value-type="float">
            <text:p>12.4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2.5633001327515" calcext:value-type="float">
            <text:p>12.6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2.6798000335693" calcext:value-type="float">
            <text:p>12.7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2.7996001243591" calcext:value-type="float">
            <text:p>12.8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2.9142000675201" calcext:value-type="float">
            <text:p>12.9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3.034900188446" calcext:value-type="float">
            <text:p>13.0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3.1526000499725" calcext:value-type="float">
            <text:p>13.2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3.2715001106262" calcext:value-type="float">
            <text:p>13.3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3.391300201416" calcext:value-type="float">
            <text:p>13.4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3.5113000869751" calcext:value-type="float">
            <text:p>13.5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3.627799987793" calcext:value-type="float">
            <text:p>13.6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3.7476000785828" calcext:value-type="float">
            <text:p>13.7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3.8622000217438" calcext:value-type="float">
            <text:p>13.9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3.9801001548767" calcext:value-type="float">
            <text:p>14.0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4.0994000434876" calcext:value-type="float">
            <text:p>14.1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4.2192001342773" calcext:value-type="float">
            <text:p>14.2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4.3358001708984" calcext:value-type="float">
            <text:p>14.3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4.4571001529694" calcext:value-type="float">
            <text:p>14.5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4.5781002044678" calcext:value-type="float">
            <text:p>14.6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4.6986000537872" calcext:value-type="float">
            <text:p>14.7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4.8187000751495" calcext:value-type="float">
            <text:p>14.8</text:p>
          </table:table-cell>
          <table:table-cell office:value-type="float" office:value="25.207031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4.9393000602722" calcext:value-type="float">
            <text:p>14.9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5.059100151062" calcext:value-type="float">
            <text:p>15.1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5.1790001392364" calcext:value-type="float">
            <text:p>15.2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5.2989001274109" calcext:value-type="float">
            <text:p>15.3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5.415500164032" calcext:value-type="float">
            <text:p>15.4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5.5358002185822" calcext:value-type="float">
            <text:p>15.5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5.6575000286102" calcext:value-type="float">
            <text:p>15.7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5.7783000469208" calcext:value-type="float">
            <text:p>15.8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5.8985002040863" calcext:value-type="float">
            <text:p>15.9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6.0187001228333" calcext:value-type="float">
            <text:p>16.0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6.1388001441956" calcext:value-type="float">
            <text:p>16.1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6.2590000629425" calcext:value-type="float">
            <text:p>16.3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6.375500202179" calcext:value-type="float">
            <text:p>16.4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6.4958000183105" calcext:value-type="float">
            <text:p>16.5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6.6156001091003" calcext:value-type="float">
            <text:p>16.6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6.7302000522614" calcext:value-type="float">
            <text:p>16.7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6.8480000495911" calcext:value-type="float">
            <text:p>16.8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6.9672000408173" calcext:value-type="float">
            <text:p>17.0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7.0870001316071" calcext:value-type="float">
            <text:p>17.1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7.2070000171661" calcext:value-type="float">
            <text:p>17.2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7.3269000053406" calcext:value-type="float">
            <text:p>17.3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7.4470000267029" calcext:value-type="float">
            <text:p>17.4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7.5669000148773" calcext:value-type="float">
            <text:p>17.6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7.6870000362396" calcext:value-type="float">
            <text:p>17.7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7.8069000244141" calcext:value-type="float">
            <text:p>17.8</text:p>
          </table:table-cell>
          <table:table-cell office:value-type="float" office:value="22.539062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7.9234001636505" calcext:value-type="float">
            <text:p>17.9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8.038300037384" calcext:value-type="float">
            <text:p>18.0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8.1561000347137" calcext:value-type="float">
            <text:p>18.2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8.2752001285553" calcext:value-type="float">
            <text:p>18.3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8.3951001167297" calcext:value-type="float">
            <text:p>18.4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8.5154001712799" calcext:value-type="float">
            <text:p>18.5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8.6351001262665" calcext:value-type="float">
            <text:p>18.6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8.7549002170563" calcext:value-type="float">
            <text:p>18.8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8.8749001026154" calcext:value-type="float">
            <text:p>18.9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8.9916000366211" calcext:value-type="float">
            <text:p>19.0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9.1061000823975" calcext:value-type="float">
            <text:p>19.1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9.2242000102997" calcext:value-type="float">
            <text:p>19.2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9.3433001041412" calcext:value-type="float">
            <text:p>19.3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9.4597001075745" calcext:value-type="float">
            <text:p>19.5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9.579400062561" calcext:value-type="float">
            <text:p>19.6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9.6941001415253" calcext:value-type="float">
            <text:p>19.7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9.8121001720428" calcext:value-type="float">
            <text:p>19.8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19.931300163269" calcext:value-type="float">
            <text:p>19.9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20.0511000156403" calcext:value-type="float">
            <text:p>20.1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20.1676001548767" calcext:value-type="float">
            <text:p>20.2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20.281800031662" calcext:value-type="float">
            <text:p>20.3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20.4000000953674" calcext:value-type="float">
            <text:p>20.4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20.5196001529694" calcext:value-type="float">
            <text:p>20.5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20.6359000205994" calcext:value-type="float">
            <text:p>20.6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20.7554001808167" calcext:value-type="float">
            <text:p>20.8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20.8696000576019" calcext:value-type="float">
            <text:p>20.9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20.9880001544952" calcext:value-type="float">
            <text:p>21.0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21.1073000431061" calcext:value-type="float">
            <text:p>21.1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21.2271001338959" calcext:value-type="float">
            <text:p>21.2</text:p>
          </table:table-cell>
          <table:table-cell office:value-type="float" office:value="22.546875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21.3470001220703" calcext:value-type="float">
            <text:p>21.3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1.4669001102447" calcext:value-type="float">
            <text:p>21.5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1.5868999958038" calcext:value-type="float">
            <text:p>21.6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1.7035000324249" calcext:value-type="float">
            <text:p>21.7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1.8175001144409" calcext:value-type="float">
            <text:p>21.8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1.9359002113342" calcext:value-type="float">
            <text:p>21.9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2.0552000999451" calcext:value-type="float">
            <text:p>22.1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2.1716001033783" calcext:value-type="float">
            <text:p>22.2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2.2913000583649" calcext:value-type="float">
            <text:p>22.3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2.4055001735687" calcext:value-type="float">
            <text:p>22.4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2.5242002010345" calcext:value-type="float">
            <text:p>22.5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2.6433000564575" calcext:value-type="float">
            <text:p>22.6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2.7631001472473" calcext:value-type="float">
            <text:p>22.8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2.8830001354218" calcext:value-type="float">
            <text:p>22.9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3.0029001235962" calcext:value-type="float">
            <text:p>23.0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3.1230001449585" calcext:value-type="float">
            <text:p>23.1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3.2429001331329" calcext:value-type="float">
            <text:p>23.2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3.3630001544952" calcext:value-type="float">
            <text:p>23.4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3.4829001426697" calcext:value-type="float">
            <text:p>23.5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3.6029000282288" calcext:value-type="float">
            <text:p>23.6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3.7229001522064" calcext:value-type="float">
            <text:p>23.7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3.8429000377655" calcext:value-type="float">
            <text:p>23.8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3.9629001617432" calcext:value-type="float">
            <text:p>24.0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4.0828001499176" calcext:value-type="float">
            <text:p>24.1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4.2029001712799" calcext:value-type="float">
            <text:p>24.2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4.3230001926422" calcext:value-type="float">
            <text:p>24.3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4.4430000782013" calcext:value-type="float">
            <text:p>24.4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4.5629000663757" calcext:value-type="float">
            <text:p>24.6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4.683000087738" calcext:value-type="float">
            <text:p>24.7</text:p>
          </table:table-cell>
          <table:table-cell office:value-type="float" office:value="19.835938" calcext:value-type="float">
            <text:p>20</text:p>
          </table:table-cell>
          <table:table-cell table:number-columns-repeated="6"/>
        </table:table-row>
      </table:table>
      <table:table table:name="mixed_children" table:style-name="ta1">
        <table:shapes>
          <draw:frame draw:z-index="0" draw:style-name="gr1" draw:text-style-name="P1" svg:width="453.51pt" svg:height="255.09pt" svg:x="192.02pt" svg:y="88.87pt">
            <loext:p draw:notify-on-update-of-ranges="mixed_children.B1:mixed_children.B1 mixed_children.B2:mixed_children.B73 mixed_children.A2:mixed_children.A73 mixed_children.E1:mixed_children.E1 mixed_children.E4:mixed_children.E5 mixed_children.E2:mixed_children.E3 mixed_children.F1:mixed_children.F1 mixed_children.F4:mixed_children.F5 mixed_children.F2:mixed_children.F3 mixed_children.G1:mixed_children.G1 mixed_children.G4:mixed_children.G5 mixed_children.G2:mixed_children.G3 mixed_children.H1:mixed_children.H1 mixed_children.H4:mixed_children.H5 mixed_children.H2:mixed_children.H3 mixed_children.I1:mixed_children.I1 mixed_children.I4:mixed_children.I5 mixed_children.I2:mixed_children.I3 mixed_children.J1:mixed_children.J1 mixed_children.J4:mixed_children.J5 mixed_children.J2:mixed_children.J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default-cell-style-name="ce3"/>
        <table:table-column table:style-name="co2" table:default-cell-style-name="ce5"/>
        <table:table-column table:style-name="co2" table:number-columns-repeated="8" table:default-cell-style-name="Default"/>
        <table:table-row table:style-name="ro4">
          <table:table-cell table:style-name="Default" office:value-type="string" calcext:value-type="string">
            <text:p>Seconds</text:p>
          </table:table-cell>
          <table:table-cell table:style-name="Default" office:value-type="string" calcext:value-type="string">
            <text:p>MiB</text:p>
          </table:table-cell>
          <table:table-cell/>
          <table:table-cell office:value-type="string" calcext:value-type="string">
            <text:p>Activity</text:p>
          </table:table-cell>
          <table:table-cell table:style-name="ce6" office:value-type="string" calcext:value-type="string">
            <text:p>reading targets</text:p>
          </table:table-cell>
          <table:table-cell table:style-name="ce6" office:value-type="string" calcext:value-type="string">
            <text:p>running make</text:p>
          </table:table-cell>
          <table:table-cell table:style-name="ce6" office:value-type="string" calcext:value-type="string">
            <text:p>building pipeline</text:p>
          </table:table-cell>
          <table:table-cell table:style-name="ce6" office:value-type="string" calcext:value-type="string">
            <text:p>reading lines</text:p>
          </table:table-cell>
          <table:table-cell table:style-name="ce6" office:value-type="string" calcext:value-type="string">
            <text:p>reading tokens</text:p>
          </table:table-cell>
          <table:table-cell table:style-name="ce6" office:value-type="string" calcext:value-type="string">
            <text:p>printing output</text:p>
          </table:table-cell>
        </table:table-row>
        <table:table-row table:style-name="ro2">
          <table:table-cell office:value-type="float" office:value="0" calcext:value-type="float">
            <text:p>0.0</text:p>
          </table:table-cell>
          <table:table-cell office:value-type="float" office:value="1.246094" calcext:value-type="float">
            <text:p>1</text:p>
          </table:table-cell>
          <table:table-cell/>
          <table:table-cell office:value-type="string" calcext:value-type="string">
            <text:p>Start</text:p>
          </table:table-cell>
          <table:table-cell table:style-name="ce3" office:value-type="float" office:value="0.114259958267212" calcext:value-type="float">
            <text:p>0.1</text:p>
          </table:table-cell>
          <table:table-cell table:style-name="ce3" office:value-type="float" office:value="0.114320039749146" calcext:value-type="float">
            <text:p>0.1</text:p>
          </table:table-cell>
          <table:table-cell table:style-name="ce3" office:value-type="float" office:value="0.115730047225952" calcext:value-type="float">
            <text:p>0.1</text:p>
          </table:table-cell>
          <table:table-cell table:style-name="ce3" office:value-type="float" office:value="0.115880012512207" calcext:value-type="float">
            <text:p>0.1</text:p>
          </table:table-cell>
          <table:table-cell table:style-name="ce3" office:value-type="float" office:value="3.38679003715515" calcext:value-type="float">
            <text:p>3.4</text:p>
          </table:table-cell>
          <table:table-cell table:style-name="ce3" office:value-type="float" office:value="8.40571999549866" calcext:value-type="float">
            <text:p>8.4</text:p>
          </table:table-cell>
        </table:table-row>
        <table:table-row table:style-name="ro2">
          <table:table-cell office:value-type="float" office:value="0.116400003433228" calcext:value-type="float">
            <text:p>0.1</text:p>
          </table:table-cell>
          <table:table-cell office:value-type="float" office:value="17.636719" calcext:value-type="float">
            <text:p>18</text:p>
          </table:table-cell>
          <table:table-cell/>
          <table:table-cell office:value-type="string" calcext:value-type="string">
            <text:p>End</text:p>
          </table:table-cell>
          <table:table-cell table:style-name="ce3" office:value-type="float" office:value="8.40562009811401" calcext:value-type="float">
            <text:p>8.4</text:p>
          </table:table-cell>
          <table:table-cell table:style-name="ce3" office:value-type="float" office:value="8.40556001663208" calcext:value-type="float">
            <text:p>8.4</text:p>
          </table:table-cell>
          <table:table-cell table:style-name="ce3" office:value-type="float" office:value="5.32523012161255" calcext:value-type="float">
            <text:p>5.3</text:p>
          </table:table-cell>
          <table:table-cell table:style-name="ce3" office:value-type="float" office:value="3.36803007125854" calcext:value-type="float">
            <text:p>3.4</text:p>
          </table:table-cell>
          <table:table-cell table:style-name="ce3" office:value-type="float" office:value="5.30892014503479" calcext:value-type="float">
            <text:p>5.3</text:p>
          </table:table-cell>
          <table:table-cell table:style-name="ce3" office:value-type="float" office:value="8.40892004966736" calcext:value-type="float">
            <text:p>8.4</text:p>
          </table:table-cell>
        </table:table-row>
        <table:table-row table:style-name="ro2">
          <table:table-cell office:value-type="float" office:value="0.237800121307373" calcext:value-type="float">
            <text:p>0.2</text:p>
          </table:table-cell>
          <table:table-cell office:value-type="float" office:value="31.691406" calcext:value-type="float">
            <text:p>32</text:p>
          </table:table-cell>
          <table:table-cell/>
          <table:table-cell office:value-type="string" calcext:value-type="string">
            <text:p>Display Lvl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0.356100082397461" calcext:value-type="float">
            <text:p>0.4</text:p>
          </table:table-cell>
          <table:table-cell office:value-type="float" office:value="33.960938" calcext:value-type="float">
            <text:p>34</text:p>
          </table:table-cell>
          <table:table-cell/>
          <table:table-cell office:value-type="string" calcext:value-type="string">
            <text:p>Display Lvl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475500106811523" calcext:value-type="float">
            <text:p>0.5</text:p>
          </table:table-cell>
          <table:table-cell office:value-type="float" office:value="34.082031" calcext:value-type="float">
            <text:p>34</text:p>
          </table:table-cell>
          <table:table-cell table:number-columns-repeated="8"/>
        </table:table-row>
        <table:table-row table:style-name="ro2">
          <table:table-cell office:value-type="float" office:value="0.59500002861023" calcext:value-type="float">
            <text:p>0.6</text:p>
          </table:table-cell>
          <table:table-cell office:value-type="float" office:value="31.953125" calcext:value-type="float">
            <text:p>32</text:p>
          </table:table-cell>
          <table:table-cell table:number-columns-repeated="8"/>
        </table:table-row>
        <table:table-row table:style-name="ro2">
          <table:table-cell office:value-type="float" office:value="0.714800119400024" calcext:value-type="float">
            <text:p>0.7</text:p>
          </table:table-cell>
          <table:table-cell office:value-type="float" office:value="31.953125" calcext:value-type="float">
            <text:p>32</text:p>
          </table:table-cell>
          <table:table-cell table:number-columns-repeated="8"/>
        </table:table-row>
        <table:table-row table:style-name="ro2">
          <table:table-cell office:value-type="float" office:value="0.834700107574463" calcext:value-type="float">
            <text:p>0.8</text:p>
          </table:table-cell>
          <table:table-cell office:value-type="float" office:value="32.164062" calcext:value-type="float">
            <text:p>32</text:p>
          </table:table-cell>
          <table:table-cell table:number-columns-repeated="8"/>
        </table:table-row>
        <table:table-row table:style-name="ro2">
          <table:table-cell office:value-type="float" office:value="0.954600095748901" calcext:value-type="float">
            <text:p>1.0</text:p>
          </table:table-cell>
          <table:table-cell office:value-type="float" office:value="32.390625" calcext:value-type="float">
            <text:p>32</text:p>
          </table:table-cell>
          <table:table-cell table:number-columns-repeated="8"/>
        </table:table-row>
        <table:table-row table:style-name="ro2">
          <table:table-cell office:value-type="float" office:value="1.07430005073547" calcext:value-type="float">
            <text:p>1.1</text:p>
          </table:table-cell>
          <table:table-cell office:value-type="float" office:value="32.273438" calcext:value-type="float">
            <text:p>32</text:p>
          </table:table-cell>
          <table:table-cell table:number-columns-repeated="8"/>
        </table:table-row>
        <table:table-row table:style-name="ro2">
          <table:table-cell office:value-type="float" office:value="1.19440007209778" calcext:value-type="float">
            <text:p>1.2</text:p>
          </table:table-cell>
          <table:table-cell office:value-type="float" office:value="32.273438" calcext:value-type="float">
            <text:p>32</text:p>
          </table:table-cell>
          <table:table-cell table:number-columns-repeated="8"/>
        </table:table-row>
        <table:table-row table:style-name="ro2">
          <table:table-cell office:value-type="float" office:value="1.31459999084473" calcext:value-type="float">
            <text:p>1.3</text:p>
          </table:table-cell>
          <table:table-cell office:value-type="float" office:value="32.273438" calcext:value-type="float">
            <text:p>32</text:p>
          </table:table-cell>
          <table:table-cell table:number-columns-repeated="8"/>
        </table:table-row>
        <table:table-row table:style-name="ro2">
          <table:table-cell office:value-type="float" office:value="1.43120002746582" calcext:value-type="float">
            <text:p>1.4</text:p>
          </table:table-cell>
          <table:table-cell office:value-type="float" office:value="31.78125" calcext:value-type="float">
            <text:p>32</text:p>
          </table:table-cell>
          <table:table-cell table:number-columns-repeated="8"/>
        </table:table-row>
        <table:table-row table:style-name="ro2">
          <table:table-cell office:value-type="float" office:value="1.55139994621277" calcext:value-type="float">
            <text:p>1.6</text:p>
          </table:table-cell>
          <table:table-cell office:value-type="float" office:value="24.203125" calcext:value-type="float">
            <text:p>24</text:p>
          </table:table-cell>
          <table:table-cell table:number-columns-repeated="8"/>
        </table:table-row>
        <table:table-row table:style-name="ro2">
          <table:table-cell office:value-type="float" office:value="1.67409992218018" calcext:value-type="float">
            <text:p>1.7</text:p>
          </table:table-cell>
          <table:table-cell office:value-type="float" office:value="24.203125" calcext:value-type="float">
            <text:p>24</text:p>
          </table:table-cell>
          <table:table-cell table:number-columns-repeated="8"/>
        </table:table-row>
        <table:table-row table:style-name="ro2">
          <table:table-cell office:value-type="float" office:value="1.79260015487671" calcext:value-type="float">
            <text:p>1.8</text:p>
          </table:table-cell>
          <table:table-cell office:value-type="float" office:value="24.421875" calcext:value-type="float">
            <text:p>24</text:p>
          </table:table-cell>
          <table:table-cell table:number-columns-repeated="8"/>
        </table:table-row>
        <table:table-row table:style-name="ro2">
          <table:table-cell office:value-type="float" office:value="1.91190004348755" calcext:value-type="float">
            <text:p>1.9</text:p>
          </table:table-cell>
          <table:table-cell office:value-type="float" office:value="24.421875" calcext:value-type="float">
            <text:p>24</text:p>
          </table:table-cell>
          <table:table-cell table:number-columns-repeated="8"/>
        </table:table-row>
        <table:table-row table:style-name="ro2">
          <table:table-cell office:value-type="float" office:value="2.03329992294312" calcext:value-type="float">
            <text:p>2.0</text:p>
          </table:table-cell>
          <table:table-cell office:value-type="float" office:value="24.421875" calcext:value-type="float">
            <text:p>24</text:p>
          </table:table-cell>
          <table:table-cell table:number-columns-repeated="8"/>
        </table:table-row>
        <table:table-row table:style-name="ro2">
          <table:table-cell office:value-type="float" office:value="2.15050005912781" calcext:value-type="float">
            <text:p>2.2</text:p>
          </table:table-cell>
          <table:table-cell office:value-type="float" office:value="21.9687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2.26489996910095" calcext:value-type="float">
            <text:p>2.3</text:p>
          </table:table-cell>
          <table:table-cell office:value-type="float" office:value="21.9687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2.38330006599426" calcext:value-type="float">
            <text:p>2.4</text:p>
          </table:table-cell>
          <table:table-cell office:value-type="float" office:value="21.9687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2.49940013885498" calcext:value-type="float">
            <text:p>2.5</text:p>
          </table:table-cell>
          <table:table-cell office:value-type="float" office:value="21.9687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2.61899995803833" calcext:value-type="float">
            <text:p>2.6</text:p>
          </table:table-cell>
          <table:table-cell office:value-type="float" office:value="22.226562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2.7335000038147" calcext:value-type="float">
            <text:p>2.7</text:p>
          </table:table-cell>
          <table:table-cell office:value-type="float" office:value="22.226562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2.85140013694763" calcext:value-type="float">
            <text:p>2.9</text:p>
          </table:table-cell>
          <table:table-cell office:value-type="float" office:value="22.226562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2.96970009803772" calcext:value-type="float">
            <text:p>3.0</text:p>
          </table:table-cell>
          <table:table-cell office:value-type="float" office:value="19.511719" calcext:value-type="float">
            <text:p>20</text:p>
          </table:table-cell>
          <table:table-cell table:number-columns-repeated="8"/>
        </table:table-row>
        <table:table-row table:style-name="ro2">
          <table:table-cell office:value-type="float" office:value="3.08630013465881" calcext:value-type="float">
            <text:p>3.1</text:p>
          </table:table-cell>
          <table:table-cell office:value-type="float" office:value="19.511719" calcext:value-type="float">
            <text:p>20</text:p>
          </table:table-cell>
          <table:table-cell table:number-columns-repeated="8"/>
        </table:table-row>
        <table:table-row table:style-name="ro2">
          <table:table-cell office:value-type="float" office:value="3.2014000415802" calcext:value-type="float">
            <text:p>3.2</text:p>
          </table:table-cell>
          <table:table-cell office:value-type="float" office:value="19.511719" calcext:value-type="float">
            <text:p>20</text:p>
          </table:table-cell>
          <table:table-cell table:number-columns-repeated="8"/>
        </table:table-row>
        <table:table-row table:style-name="ro2">
          <table:table-cell office:value-type="float" office:value="3.31920003890991" calcext:value-type="float">
            <text:p>3.3</text:p>
          </table:table-cell>
          <table:table-cell office:value-type="float" office:value="19.511719" calcext:value-type="float">
            <text:p>20</text:p>
          </table:table-cell>
          <table:table-cell table:number-columns-repeated="8"/>
        </table:table-row>
        <table:table-row table:style-name="ro2">
          <table:table-cell office:value-type="float" office:value="3.43639993667603" calcext:value-type="float">
            <text:p>3.4</text:p>
          </table:table-cell>
          <table:table-cell office:value-type="float" office:value="21.644531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3.55529999732971" calcext:value-type="float">
            <text:p>3.6</text:p>
          </table:table-cell>
          <table:table-cell office:value-type="float" office:value="21.644531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3.67690014839172" calcext:value-type="float">
            <text:p>3.7</text:p>
          </table:table-cell>
          <table:table-cell office:value-type="float" office:value="21.644531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3.79760003089905" calcext:value-type="float">
            <text:p>3.8</text:p>
          </table:table-cell>
          <table:table-cell office:value-type="float" office:value="21.644531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3.917799949646" calcext:value-type="float">
            <text:p>3.9</text:p>
          </table:table-cell>
          <table:table-cell office:value-type="float" office:value="21.644531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0378999710083" calcext:value-type="float">
            <text:p>4.0</text:p>
          </table:table-cell>
          <table:table-cell office:value-type="float" office:value="21.644531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15810012817383" calcext:value-type="float">
            <text:p>4.2</text:p>
          </table:table-cell>
          <table:table-cell office:value-type="float" office:value="22.058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27810001373291" calcext:value-type="float">
            <text:p>4.3</text:p>
          </table:table-cell>
          <table:table-cell office:value-type="float" office:value="22.058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39090013504028" calcext:value-type="float">
            <text:p>4.4</text:p>
          </table:table-cell>
          <table:table-cell office:value-type="float" office:value="22.058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50789999961853" calcext:value-type="float">
            <text:p>4.5</text:p>
          </table:table-cell>
          <table:table-cell office:value-type="float" office:value="22.058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62770009040833" calcext:value-type="float">
            <text:p>4.6</text:p>
          </table:table-cell>
          <table:table-cell office:value-type="float" office:value="22.058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74660015106201" calcext:value-type="float">
            <text:p>4.7</text:p>
          </table:table-cell>
          <table:table-cell office:value-type="float" office:value="22.058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86640000343323" calcext:value-type="float">
            <text:p>4.9</text:p>
          </table:table-cell>
          <table:table-cell office:value-type="float" office:value="22.058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98629999160767" calcext:value-type="float">
            <text:p>5.0</text:p>
          </table:table-cell>
          <table:table-cell office:value-type="float" office:value="22.058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10280013084412" calcext:value-type="float">
            <text:p>5.1</text:p>
          </table:table-cell>
          <table:table-cell office:value-type="float" office:value="22.058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21690011024475" calcext:value-type="float">
            <text:p>5.2</text:p>
          </table:table-cell>
          <table:table-cell office:value-type="float" office:value="22.058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33570003509522" calcext:value-type="float">
            <text:p>5.3</text:p>
          </table:table-cell>
          <table:table-cell office:value-type="float" office:value="22.304688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44760012626648" calcext:value-type="float">
            <text:p>5.4</text:p>
          </table:table-cell>
          <table:table-cell office:value-type="float" office:value="22.69921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5.56410002708435" calcext:value-type="float">
            <text:p>5.6</text:p>
          </table:table-cell>
          <table:table-cell office:value-type="float" office:value="22.69921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5.68289995193481" calcext:value-type="float">
            <text:p>5.7</text:p>
          </table:table-cell>
          <table:table-cell office:value-type="float" office:value="22.69921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5.8024001121521" calcext:value-type="float">
            <text:p>5.8</text:p>
          </table:table-cell>
          <table:table-cell office:value-type="float" office:value="22.69921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5.92219996452332" calcext:value-type="float">
            <text:p>5.9</text:p>
          </table:table-cell>
          <table:table-cell office:value-type="float" office:value="22.69921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6.03859996795654" calcext:value-type="float">
            <text:p>6.0</text:p>
          </table:table-cell>
          <table:table-cell office:value-type="float" office:value="22.91796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6.1528000831604" calcext:value-type="float">
            <text:p>6.2</text:p>
          </table:table-cell>
          <table:table-cell office:value-type="float" office:value="22.91796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6.27119994163513" calcext:value-type="float">
            <text:p>6.3</text:p>
          </table:table-cell>
          <table:table-cell office:value-type="float" office:value="22.91796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6.39059996604919" calcext:value-type="float">
            <text:p>6.4</text:p>
          </table:table-cell>
          <table:table-cell office:value-type="float" office:value="22.91796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6.51029992103577" calcext:value-type="float">
            <text:p>6.5</text:p>
          </table:table-cell>
          <table:table-cell office:value-type="float" office:value="22.91796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6.62700009346008" calcext:value-type="float">
            <text:p>6.6</text:p>
          </table:table-cell>
          <table:table-cell office:value-type="float" office:value="22.91796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6.74660015106201" calcext:value-type="float">
            <text:p>6.7</text:p>
          </table:table-cell>
          <table:table-cell office:value-type="float" office:value="22.91796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6.86730003356934" calcext:value-type="float">
            <text:p>6.9</text:p>
          </table:table-cell>
          <table:table-cell office:value-type="float" office:value="22.91796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6.98020005226135" calcext:value-type="float">
            <text:p>7.0</text:p>
          </table:table-cell>
          <table:table-cell office:value-type="float" office:value="22.91796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7.09330010414124" calcext:value-type="float">
            <text:p>7.1</text:p>
          </table:table-cell>
          <table:table-cell office:value-type="float" office:value="22.91796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7.20639991760254" calcext:value-type="float">
            <text:p>7.2</text:p>
          </table:table-cell>
          <table:table-cell office:value-type="float" office:value="22.91796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7.32630014419556" calcext:value-type="float">
            <text:p>7.3</text:p>
          </table:table-cell>
          <table:table-cell office:value-type="float" office:value="22.91796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7.44270014762878" calcext:value-type="float">
            <text:p>7.4</text:p>
          </table:table-cell>
          <table:table-cell office:value-type="float" office:value="22.91796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7.55680012702942" calcext:value-type="float">
            <text:p>7.6</text:p>
          </table:table-cell>
          <table:table-cell office:value-type="float" office:value="22.91796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7.67499995231628" calcext:value-type="float">
            <text:p>7.7</text:p>
          </table:table-cell>
          <table:table-cell office:value-type="float" office:value="22.91796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7.79119992256165" calcext:value-type="float">
            <text:p>7.8</text:p>
          </table:table-cell>
          <table:table-cell office:value-type="float" office:value="22.91796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7.90569996833801" calcext:value-type="float">
            <text:p>7.9</text:p>
          </table:table-cell>
          <table:table-cell office:value-type="float" office:value="22.91796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8.02360010147095" calcext:value-type="float">
            <text:p>8.0</text:p>
          </table:table-cell>
          <table:table-cell office:value-type="float" office:value="22.91796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8.1395001411438" calcext:value-type="float">
            <text:p>8.1</text:p>
          </table:table-cell>
          <table:table-cell office:value-type="float" office:value="22.91796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8.25889992713928" calcext:value-type="float">
            <text:p>8.3</text:p>
          </table:table-cell>
          <table:table-cell office:value-type="float" office:value="22.917969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8.37360000610352" calcext:value-type="float">
            <text:p>8.4</text:p>
          </table:table-cell>
          <table:table-cell office:value-type="float" office:value="22.917969" calcext:value-type="float">
            <text:p>23</text:p>
          </table:table-cell>
          <table:table-cell table:number-columns-repeated="8"/>
        </table:table-row>
      </table:table>
      <table:table table:name="time" table:style-name="ta1">
        <table:shapes>
          <draw:frame draw:z-index="0" draw:style-name="gr1" draw:text-style-name="P1" svg:width="453.51pt" svg:height="255.09pt" svg:x="192.02pt" svg:y="88.87pt">
            <loext:p draw:notify-on-update-of-ranges="time.B1:time.B1 time.B2:time.B72 time.A2:time.A72 time.E1:time.E1 time.E4:time.E5 time.E2:time.E3 time.F1:time.F1 time.F4:time.F5 time.F2:time.F3 time.G1:time.G1 time.G4:time.G5 time.G2:time.G3 time.H1:time.H1 time.H4:time.H5 time.H2:time.H3 time.I1:time.I1 time.I4:time.I5 time.I2:time.I3 time.J1:time.J1 time.J4:time.J5 time.J2:time.J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default-cell-style-name="ce3"/>
        <table:table-column table:style-name="co2" table:default-cell-style-name="ce5"/>
        <table:table-column table:style-name="co2" table:number-columns-repeated="8" table:default-cell-style-name="Default"/>
        <table:table-row table:style-name="ro4">
          <table:table-cell table:style-name="Default" office:value-type="string" calcext:value-type="string">
            <text:p>Seconds</text:p>
          </table:table-cell>
          <table:table-cell table:style-name="Default" office:value-type="string" calcext:value-type="string">
            <text:p>MiB</text:p>
          </table:table-cell>
          <table:table-cell/>
          <table:table-cell office:value-type="string" calcext:value-type="string">
            <text:p>Activity</text:p>
          </table:table-cell>
          <table:table-cell table:style-name="ce6" office:value-type="string" calcext:value-type="string">
            <text:p>reading targets</text:p>
          </table:table-cell>
          <table:table-cell table:style-name="ce6" office:value-type="string" calcext:value-type="string">
            <text:p>running make</text:p>
          </table:table-cell>
          <table:table-cell table:style-name="ce6" office:value-type="string" calcext:value-type="string">
            <text:p>building pipeline</text:p>
          </table:table-cell>
          <table:table-cell table:style-name="ce6" office:value-type="string" calcext:value-type="string">
            <text:p>reading lines</text:p>
          </table:table-cell>
          <table:table-cell table:style-name="ce6" office:value-type="string" calcext:value-type="string">
            <text:p>reading tokens</text:p>
          </table:table-cell>
          <table:table-cell table:style-name="ce6" office:value-type="string" calcext:value-type="string">
            <text:p>printing output</text:p>
          </table:table-cell>
        </table:table-row>
        <table:table-row table:style-name="ro2">
          <table:table-cell office:value-type="float" office:value="0" calcext:value-type="float">
            <text:p>0.0</text:p>
          </table:table-cell>
          <table:table-cell office:value-type="float" office:value="1.246094" calcext:value-type="float">
            <text:p>1</text:p>
          </table:table-cell>
          <table:table-cell/>
          <table:table-cell office:value-type="string" calcext:value-type="string">
            <text:p>Start</text:p>
          </table:table-cell>
          <table:table-cell table:style-name="ce3" office:value-type="float" office:value="0.126999855041504" calcext:value-type="float">
            <text:p>0.1</text:p>
          </table:table-cell>
          <table:table-cell table:style-name="ce3" office:value-type="float" office:value="0.127059936523438" calcext:value-type="float">
            <text:p>0.1</text:p>
          </table:table-cell>
          <table:table-cell table:style-name="ce3" office:value-type="float" office:value="0.128989934921265" calcext:value-type="float">
            <text:p>0.1</text:p>
          </table:table-cell>
          <table:table-cell table:style-name="ce3" office:value-type="float" office:value="0.129169940948486" calcext:value-type="float">
            <text:p>0.1</text:p>
          </table:table-cell>
          <table:table-cell table:style-name="ce3" office:value-type="float" office:value="3.35303997993469" calcext:value-type="float">
            <text:p>3.4</text:p>
          </table:table-cell>
          <table:table-cell table:style-name="ce3" office:value-type="float" office:value="6.97356986999512" calcext:value-type="float">
            <text:p>7.0</text:p>
          </table:table-cell>
        </table:table-row>
        <table:table-row table:style-name="ro2">
          <table:table-cell office:value-type="float" office:value="0.100800037384033" calcext:value-type="float">
            <text:p>0.1</text:p>
          </table:table-cell>
          <table:table-cell office:value-type="float" office:value="16.730469" calcext:value-type="float">
            <text:p>17</text:p>
          </table:table-cell>
          <table:table-cell/>
          <table:table-cell office:value-type="string" calcext:value-type="string">
            <text:p>End</text:p>
          </table:table-cell>
          <table:table-cell table:style-name="ce3" office:value-type="float" office:value="6.97346997261047" calcext:value-type="float">
            <text:p>7.0</text:p>
          </table:table-cell>
          <table:table-cell table:style-name="ce3" office:value-type="float" office:value="6.97340989112854" calcext:value-type="float">
            <text:p>7.0</text:p>
          </table:table-cell>
          <table:table-cell table:style-name="ce3" office:value-type="float" office:value="5.33763003349304" calcext:value-type="float">
            <text:p>5.3</text:p>
          </table:table-cell>
          <table:table-cell table:style-name="ce3" office:value-type="float" office:value="3.33638000488281" calcext:value-type="float">
            <text:p>3.3</text:p>
          </table:table-cell>
          <table:table-cell table:style-name="ce3" office:value-type="float" office:value="5.32213997840881" calcext:value-type="float">
            <text:p>5.3</text:p>
          </table:table-cell>
          <table:table-cell table:style-name="ce3" office:value-type="float" office:value="6.97670984268189" calcext:value-type="float">
            <text:p>7.0</text:p>
          </table:table-cell>
        </table:table-row>
        <table:table-row table:style-name="ro2">
          <table:table-cell office:value-type="float" office:value="0.201099872589111" calcext:value-type="float">
            <text:p>0.2</text:p>
          </table:table-cell>
          <table:table-cell office:value-type="float" office:value="18.457031" calcext:value-type="float">
            <text:p>18</text:p>
          </table:table-cell>
          <table:table-cell/>
          <table:table-cell office:value-type="string" calcext:value-type="string">
            <text:p>Display Lvl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0.301299810409546" calcext:value-type="float">
            <text:p>0.3</text:p>
          </table:table-cell>
          <table:table-cell office:value-type="float" office:value="18.457031" calcext:value-type="float">
            <text:p>18</text:p>
          </table:table-cell>
          <table:table-cell/>
          <table:table-cell office:value-type="string" calcext:value-type="string">
            <text:p>Display Lvl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40149998664856" calcext:value-type="float">
            <text:p>0.4</text:p>
          </table:table-cell>
          <table:table-cell office:value-type="float" office:value="18.457031" calcext:value-type="float">
            <text:p>18</text:p>
          </table:table-cell>
          <table:table-cell table:number-columns-repeated="8"/>
        </table:table-row>
        <table:table-row table:style-name="ro2">
          <table:table-cell office:value-type="float" office:value="0.501699924468994" calcext:value-type="float">
            <text:p>0.5</text:p>
          </table:table-cell>
          <table:table-cell office:value-type="float" office:value="18.648438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0.601999998092651" calcext:value-type="float">
            <text:p>0.6</text:p>
          </table:table-cell>
          <table:table-cell office:value-type="float" office:value="18.648438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0.702199935913086" calcext:value-type="float">
            <text:p>0.7</text:p>
          </table:table-cell>
          <table:table-cell office:value-type="float" office:value="18.648438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0.802399873733521" calcext:value-type="float">
            <text:p>0.8</text:p>
          </table:table-cell>
          <table:table-cell office:value-type="float" office:value="18.648438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0.902599811553955" calcext:value-type="float">
            <text:p>0.9</text:p>
          </table:table-cell>
          <table:table-cell office:value-type="float" office:value="19.015625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1.00279998779297" calcext:value-type="float">
            <text:p>1.0</text:p>
          </table:table-cell>
          <table:table-cell office:value-type="float" office:value="19.070312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1.10309982299805" calcext:value-type="float">
            <text:p>1.1</text:p>
          </table:table-cell>
          <table:table-cell office:value-type="float" office:value="19.070312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1.20329999923706" calcext:value-type="float">
            <text:p>1.2</text:p>
          </table:table-cell>
          <table:table-cell office:value-type="float" office:value="19.070312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1.3034999370575" calcext:value-type="float">
            <text:p>1.3</text:p>
          </table:table-cell>
          <table:table-cell office:value-type="float" office:value="19.070312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1.40369987487793" calcext:value-type="float">
            <text:p>1.4</text:p>
          </table:table-cell>
          <table:table-cell office:value-type="float" office:value="19.324219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1.50399994850159" calcext:value-type="float">
            <text:p>1.5</text:p>
          </table:table-cell>
          <table:table-cell office:value-type="float" office:value="18.578125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1.60419988632202" calcext:value-type="float">
            <text:p>1.6</text:p>
          </table:table-cell>
          <table:table-cell office:value-type="float" office:value="18.578125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1.70429992675781" calcext:value-type="float">
            <text:p>1.7</text:p>
          </table:table-cell>
          <table:table-cell office:value-type="float" office:value="18.578125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1.80449986457825" calcext:value-type="float">
            <text:p>1.8</text:p>
          </table:table-cell>
          <table:table-cell office:value-type="float" office:value="18.578125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1.90469980239868" calcext:value-type="float">
            <text:p>1.9</text:p>
          </table:table-cell>
          <table:table-cell office:value-type="float" office:value="19.074219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2.0048999786377" calcext:value-type="float">
            <text:p>2.0</text:p>
          </table:table-cell>
          <table:table-cell office:value-type="float" office:value="19.074219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2.10509991645813" calcext:value-type="float">
            <text:p>2.1</text:p>
          </table:table-cell>
          <table:table-cell office:value-type="float" office:value="19.074219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2.20529985427856" calcext:value-type="float">
            <text:p>2.2</text:p>
          </table:table-cell>
          <table:table-cell office:value-type="float" office:value="19.074219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2.30550003051758" calcext:value-type="float">
            <text:p>2.3</text:p>
          </table:table-cell>
          <table:table-cell office:value-type="float" office:value="19.304688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2.40569996833801" calcext:value-type="float">
            <text:p>2.4</text:p>
          </table:table-cell>
          <table:table-cell office:value-type="float" office:value="19.304688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2.50589990615845" calcext:value-type="float">
            <text:p>2.5</text:p>
          </table:table-cell>
          <table:table-cell office:value-type="float" office:value="19.304688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2.60609984397888" calcext:value-type="float">
            <text:p>2.6</text:p>
          </table:table-cell>
          <table:table-cell office:value-type="float" office:value="19.304688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2.7063000202179" calcext:value-type="float">
            <text:p>2.7</text:p>
          </table:table-cell>
          <table:table-cell office:value-type="float" office:value="19.558594" calcext:value-type="float">
            <text:p>20</text:p>
          </table:table-cell>
          <table:table-cell table:number-columns-repeated="8"/>
        </table:table-row>
        <table:table-row table:style-name="ro2">
          <table:table-cell office:value-type="float" office:value="2.80649995803833" calcext:value-type="float">
            <text:p>2.8</text:p>
          </table:table-cell>
          <table:table-cell office:value-type="float" office:value="19.558594" calcext:value-type="float">
            <text:p>20</text:p>
          </table:table-cell>
          <table:table-cell table:number-columns-repeated="8"/>
        </table:table-row>
        <table:table-row table:style-name="ro2">
          <table:table-cell office:value-type="float" office:value="2.90669989585876" calcext:value-type="float">
            <text:p>2.9</text:p>
          </table:table-cell>
          <table:table-cell office:value-type="float" office:value="19.558594" calcext:value-type="float">
            <text:p>20</text:p>
          </table:table-cell>
          <table:table-cell table:number-columns-repeated="8"/>
        </table:table-row>
        <table:table-row table:style-name="ro2">
          <table:table-cell office:value-type="float" office:value="3.0068998336792" calcext:value-type="float">
            <text:p>3.0</text:p>
          </table:table-cell>
          <table:table-cell office:value-type="float" office:value="19.558594" calcext:value-type="float">
            <text:p>20</text:p>
          </table:table-cell>
          <table:table-cell table:number-columns-repeated="8"/>
        </table:table-row>
        <table:table-row table:style-name="ro2">
          <table:table-cell office:value-type="float" office:value="3.10710000991821" calcext:value-type="float">
            <text:p>3.1</text:p>
          </table:table-cell>
          <table:table-cell office:value-type="float" office:value="19.558594" calcext:value-type="float">
            <text:p>20</text:p>
          </table:table-cell>
          <table:table-cell table:number-columns-repeated="8"/>
        </table:table-row>
        <table:table-row table:style-name="ro2">
          <table:table-cell office:value-type="float" office:value="3.20719981193542" calcext:value-type="float">
            <text:p>3.2</text:p>
          </table:table-cell>
          <table:table-cell office:value-type="float" office:value="19.558594" calcext:value-type="float">
            <text:p>20</text:p>
          </table:table-cell>
          <table:table-cell table:number-columns-repeated="8"/>
        </table:table-row>
        <table:table-row table:style-name="ro2">
          <table:table-cell office:value-type="float" office:value="3.30739998817444" calcext:value-type="float">
            <text:p>3.3</text:p>
          </table:table-cell>
          <table:table-cell office:value-type="float" office:value="19.558594" calcext:value-type="float">
            <text:p>20</text:p>
          </table:table-cell>
          <table:table-cell table:number-columns-repeated="8"/>
        </table:table-row>
        <table:table-row table:style-name="ro2">
          <table:table-cell office:value-type="float" office:value="3.40769982337952" calcext:value-type="float">
            <text:p>3.4</text:p>
          </table:table-cell>
          <table:table-cell office:value-type="float" office:value="21.699219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3.50789999961853" calcext:value-type="float">
            <text:p>3.5</text:p>
          </table:table-cell>
          <table:table-cell office:value-type="float" office:value="21.699219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3.60819983482361" calcext:value-type="float">
            <text:p>3.6</text:p>
          </table:table-cell>
          <table:table-cell office:value-type="float" office:value="21.699219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3.70840001106262" calcext:value-type="float">
            <text:p>3.7</text:p>
          </table:table-cell>
          <table:table-cell office:value-type="float" office:value="21.699219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3.80859994888306" calcext:value-type="float">
            <text:p>3.8</text:p>
          </table:table-cell>
          <table:table-cell office:value-type="float" office:value="21.699219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3.90879988670349" calcext:value-type="float">
            <text:p>3.9</text:p>
          </table:table-cell>
          <table:table-cell office:value-type="float" office:value="21.699219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00889992713928" calcext:value-type="float">
            <text:p>4.0</text:p>
          </table:table-cell>
          <table:table-cell office:value-type="float" office:value="21.699219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10909986495972" calcext:value-type="float">
            <text:p>4.1</text:p>
          </table:table-cell>
          <table:table-cell office:value-type="float" office:value="21.699219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20929980278015" calcext:value-type="float">
            <text:p>4.2</text:p>
          </table:table-cell>
          <table:table-cell office:value-type="float" office:value="21.699219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30949997901917" calcext:value-type="float">
            <text:p>4.3</text:p>
          </table:table-cell>
          <table:table-cell office:value-type="float" office:value="21.699219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40979981422424" calcext:value-type="float">
            <text:p>4.4</text:p>
          </table:table-cell>
          <table:table-cell office:value-type="float" office:value="21.699219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50999999046326" calcext:value-type="float">
            <text:p>4.5</text:p>
          </table:table-cell>
          <table:table-cell office:value-type="float" office:value="21.699219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61019992828369" calcext:value-type="float">
            <text:p>4.6</text:p>
          </table:table-cell>
          <table:table-cell office:value-type="float" office:value="21.699219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71039986610413" calcext:value-type="float">
            <text:p>4.7</text:p>
          </table:table-cell>
          <table:table-cell office:value-type="float" office:value="21.699219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81059980392456" calcext:value-type="float">
            <text:p>4.8</text:p>
          </table:table-cell>
          <table:table-cell office:value-type="float" office:value="21.699219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91069984436035" calcext:value-type="float">
            <text:p>4.9</text:p>
          </table:table-cell>
          <table:table-cell office:value-type="float" office:value="21.699219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01090002059937" calcext:value-type="float">
            <text:p>5.0</text:p>
          </table:table-cell>
          <table:table-cell office:value-type="float" office:value="21.699219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1110999584198" calcext:value-type="float">
            <text:p>5.1</text:p>
          </table:table-cell>
          <table:table-cell office:value-type="float" office:value="21.699219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21129989624023" calcext:value-type="float">
            <text:p>5.2</text:p>
          </table:table-cell>
          <table:table-cell office:value-type="float" office:value="21.699219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31159996986389" calcext:value-type="float">
            <text:p>5.3</text:p>
          </table:table-cell>
          <table:table-cell office:value-type="float" office:value="21.699219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41189980506897" calcext:value-type="float">
            <text:p>5.4</text:p>
          </table:table-cell>
          <table:table-cell office:value-type="float" office:value="21.667969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51219987869263" calcext:value-type="float">
            <text:p>5.5</text:p>
          </table:table-cell>
          <table:table-cell office:value-type="float" office:value="21.703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61249995231628" calcext:value-type="float">
            <text:p>5.6</text:p>
          </table:table-cell>
          <table:table-cell office:value-type="float" office:value="21.957031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71280002593994" calcext:value-type="float">
            <text:p>5.7</text:p>
          </table:table-cell>
          <table:table-cell office:value-type="float" office:value="21.957031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81309986114502" calcext:value-type="float">
            <text:p>5.8</text:p>
          </table:table-cell>
          <table:table-cell office:value-type="float" office:value="22.203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91330003738403" calcext:value-type="float">
            <text:p>5.9</text:p>
          </table:table-cell>
          <table:table-cell office:value-type="float" office:value="22.453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6.01359987258911" calcext:value-type="float">
            <text:p>6.0</text:p>
          </table:table-cell>
          <table:table-cell office:value-type="float" office:value="22.453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6.11389994621277" calcext:value-type="float">
            <text:p>6.1</text:p>
          </table:table-cell>
          <table:table-cell office:value-type="float" office:value="22.703125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6.21429991722107" calcext:value-type="float">
            <text:p>6.2</text:p>
          </table:table-cell>
          <table:table-cell office:value-type="float" office:value="22.703125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6.3144998550415" calcext:value-type="float">
            <text:p>6.3</text:p>
          </table:table-cell>
          <table:table-cell office:value-type="float" office:value="22.953125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6.41479992866516" calcext:value-type="float">
            <text:p>6.4</text:p>
          </table:table-cell>
          <table:table-cell office:value-type="float" office:value="23.207031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6.51510000228882" calcext:value-type="float">
            <text:p>6.5</text:p>
          </table:table-cell>
          <table:table-cell office:value-type="float" office:value="23.453125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6.61549997329712" calcext:value-type="float">
            <text:p>6.6</text:p>
          </table:table-cell>
          <table:table-cell office:value-type="float" office:value="23.765625" calcext:value-type="float">
            <text:p>24</text:p>
          </table:table-cell>
          <table:table-cell table:number-columns-repeated="8"/>
        </table:table-row>
        <table:table-row table:style-name="ro2">
          <table:table-cell office:value-type="float" office:value="6.7157998085022" calcext:value-type="float">
            <text:p>6.7</text:p>
          </table:table-cell>
          <table:table-cell office:value-type="float" office:value="23.765625" calcext:value-type="float">
            <text:p>24</text:p>
          </table:table-cell>
          <table:table-cell table:number-columns-repeated="8"/>
        </table:table-row>
        <table:table-row table:style-name="ro2">
          <table:table-cell office:value-type="float" office:value="6.81599998474121" calcext:value-type="float">
            <text:p>6.8</text:p>
          </table:table-cell>
          <table:table-cell office:value-type="float" office:value="24.121094" calcext:value-type="float">
            <text:p>24</text:p>
          </table:table-cell>
          <table:table-cell table:number-columns-repeated="8"/>
        </table:table-row>
        <table:table-row table:style-name="ro2">
          <table:table-cell office:value-type="float" office:value="6.91629981994629" calcext:value-type="float">
            <text:p>6.9</text:p>
          </table:table-cell>
          <table:table-cell office:value-type="float" office:value="24.457031" calcext:value-type="float">
            <text:p>24</text:p>
          </table:table-cell>
          <table:table-cell table:number-columns-repeated="8"/>
        </table:table-row>
        <table:table-row table:style-name="ro2">
          <table:table-cell office:value-type="float" office:value="7.01670002937317" calcext:value-type="float">
            <text:p>7.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memory" table:style-name="ta1">
        <table:shapes>
          <draw:frame draw:z-index="0" draw:style-name="gr1" draw:text-style-name="P1" svg:width="453.51pt" svg:height="255.09pt" svg:x="192.02pt" svg:y="88.84pt">
            <loext:p draw:notify-on-update-of-ranges="memory.B1:memory.B1 memory.B2:memory.B245 memory.A2:memory.A245 memory.E1:memory.E1 memory.E4:memory.E5 memory.E2:memory.E3 memory.F1:memory.F1 memory.F4:memory.F5 memory.F2:memory.F3 memory.G1:memory.G1 memory.G4:memory.G5 memory.G2:memory.G3 memory.H1:memory.H1 memory.H4:memory.H5 memory.H2:memory.H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2" table:default-cell-style-name="ce3"/>
        <table:table-column table:style-name="co2" table:default-cell-style-name="ce5"/>
        <table:table-column table:style-name="co2" table:number-columns-repeated="6" table:default-cell-style-name="Default"/>
        <table:table-row table:style-name="ro4">
          <table:table-cell table:style-name="Default" office:value-type="string" calcext:value-type="string">
            <text:p>Seconds</text:p>
          </table:table-cell>
          <table:table-cell table:style-name="Default" office:value-type="string" calcext:value-type="string">
            <text:p>MiB</text:p>
          </table:table-cell>
          <table:table-cell/>
          <table:table-cell office:value-type="string" calcext:value-type="string">
            <text:p>Activity</text:p>
          </table:table-cell>
          <table:table-cell table:style-name="ce6" office:value-type="string" calcext:value-type="string">
            <text:p>reading targets</text:p>
          </table:table-cell>
          <table:table-cell table:style-name="ce6" office:value-type="string" calcext:value-type="string">
            <text:p>running make</text:p>
          </table:table-cell>
          <table:table-cell table:style-name="ce6" office:value-type="string" calcext:value-type="string">
            <text:p>building pipeline</text:p>
          </table:table-cell>
          <table:table-cell table:style-name="ce6" office:value-type="string" calcext:value-type="string">
            <text:p>printing output</text:p>
          </table:table-cell>
        </table:table-row>
        <table:table-row table:style-name="ro2">
          <table:table-cell office:value-type="float" office:value="0" calcext:value-type="float">
            <text:p>0.0</text:p>
          </table:table-cell>
          <table:table-cell office:value-type="float" office:value="0.816406" calcext:value-type="float">
            <text:p>1</text:p>
          </table:table-cell>
          <table:table-cell/>
          <table:table-cell office:value-type="string" calcext:value-type="string">
            <text:p>Start</text:p>
          </table:table-cell>
          <table:table-cell table:style-name="ce3" office:value-type="float" office:value="0.132480144500732" calcext:value-type="float">
            <text:p>0.1</text:p>
          </table:table-cell>
          <table:table-cell table:style-name="ce3" office:value-type="float" office:value="0.132529973983765" calcext:value-type="float">
            <text:p>0.1</text:p>
          </table:table-cell>
          <table:table-cell table:style-name="ce3" office:value-type="float" office:value="0.133880138397217" calcext:value-type="float">
            <text:p>0.1</text:p>
          </table:table-cell>
          <table:table-cell table:style-name="ce3" office:value-type="float" office:value="24.4205100536346" calcext:value-type="float">
            <text:p>24.4</text:p>
          </table:table-cell>
        </table:table-row>
        <table:table-row table:style-name="ro2">
          <table:table-cell office:value-type="float" office:value="0.100500106811523" calcext:value-type="float">
            <text:p>0.1</text:p>
          </table:table-cell>
          <table:table-cell office:value-type="float" office:value="16.535156" calcext:value-type="float">
            <text:p>17</text:p>
          </table:table-cell>
          <table:table-cell/>
          <table:table-cell office:value-type="string" calcext:value-type="string">
            <text:p>End</text:p>
          </table:table-cell>
          <table:table-cell table:style-name="ce3" office:value-type="float" office:value="24.4204201698303" calcext:value-type="float">
            <text:p>24.4</text:p>
          </table:table-cell>
          <table:table-cell table:style-name="ce3" office:value-type="float" office:value="24.420380115509" calcext:value-type="float">
            <text:p>24.4</text:p>
          </table:table-cell>
          <table:table-cell table:style-name="ce3" office:value-type="float" office:value="0.184230089187622" calcext:value-type="float">
            <text:p>0.2</text:p>
          </table:table-cell>
          <table:table-cell table:style-name="ce3" office:value-type="float" office:value="24.4236299991608" calcext:value-type="float">
            <text:p>24.4</text:p>
          </table:table-cell>
        </table:table-row>
        <table:table-row table:style-name="ro2">
          <table:table-cell office:value-type="float" office:value="0.200900077819824" calcext:value-type="float">
            <text:p>0.2</text:p>
          </table:table-cell>
          <table:table-cell office:value-type="float" office:value="18.566406" calcext:value-type="float">
            <text:p>19</text:p>
          </table:table-cell>
          <table:table-cell/>
          <table:table-cell office:value-type="string" calcext:value-type="string">
            <text:p>Display Lvl</text:p>
          </table:table-cell>
          <table:table-cell office:value-type="float" office:value="31" calcext:value-type="float">
            <text:p>31</text:p>
          </table:table-cell>
          <table:table-cell office:value-type="float" office:value="30.5" calcext:value-type="float">
            <text:p>30.5</text:p>
          </table:table-cell>
          <table:table-cell office:value-type="float" office:value="31" calcext:value-type="float">
            <text:p>31</text:p>
          </table:table-cell>
          <table:table-cell office:value-type="float" office:value="30.5" calcext:value-type="float">
            <text:p>30.5</text:p>
          </table:table-cell>
        </table:table-row>
        <table:table-row table:style-name="ro2">
          <table:table-cell office:value-type="float" office:value="0.301500082015991" calcext:value-type="float">
            <text:p>0.3</text:p>
          </table:table-cell>
          <table:table-cell office:value-type="float" office:value="18.621094" calcext:value-type="float">
            <text:p>19</text:p>
          </table:table-cell>
          <table:table-cell/>
          <table:table-cell office:value-type="string" calcext:value-type="string">
            <text:p>Display Lvl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.5" calcext:value-type="float">
            <text:p>30.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402100086212158" calcext:value-type="float">
            <text:p>0.4</text:p>
          </table:table-cell>
          <table:table-cell office:value-type="float" office:value="18.773438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0.502700090408325" calcext:value-type="float">
            <text:p>0.5</text:p>
          </table:table-cell>
          <table:table-cell office:value-type="float" office:value="18.773438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0.603399991989136" calcext:value-type="float">
            <text:p>0.6</text:p>
          </table:table-cell>
          <table:table-cell office:value-type="float" office:value="18.773438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0.703999996185303" calcext:value-type="float">
            <text:p>0.7</text:p>
          </table:table-cell>
          <table:table-cell office:value-type="float" office:value="18.773438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0.80460000038147" calcext:value-type="float">
            <text:p>0.8</text:p>
          </table:table-cell>
          <table:table-cell office:value-type="float" office:value="18.773438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0.905200004577637" calcext:value-type="float">
            <text:p>0.9</text:p>
          </table:table-cell>
          <table:table-cell office:value-type="float" office:value="18.773438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1.0058000087738" calcext:value-type="float">
            <text:p>1.0</text:p>
          </table:table-cell>
          <table:table-cell office:value-type="float" office:value="18.773438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1.10640001296997" calcext:value-type="float">
            <text:p>1.1</text:p>
          </table:table-cell>
          <table:table-cell office:value-type="float" office:value="18.773438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1.20700001716614" calcext:value-type="float">
            <text:p>1.2</text:p>
          </table:table-cell>
          <table:table-cell office:value-type="float" office:value="18.960938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1.3076000213623" calcext:value-type="float">
            <text:p>1.3</text:p>
          </table:table-cell>
          <table:table-cell office:value-type="float" office:value="18.960938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1.40820002555847" calcext:value-type="float">
            <text:p>1.4</text:p>
          </table:table-cell>
          <table:table-cell office:value-type="float" office:value="18.960938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1.50880002975464" calcext:value-type="float">
            <text:p>1.5</text:p>
          </table:table-cell>
          <table:table-cell office:value-type="float" office:value="18.960938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1.60940003395081" calcext:value-type="float">
            <text:p>1.6</text:p>
          </table:table-cell>
          <table:table-cell office:value-type="float" office:value="18.960938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1.71000003814697" calcext:value-type="float">
            <text:p>1.7</text:p>
          </table:table-cell>
          <table:table-cell office:value-type="float" office:value="18.960938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1.81060004234314" calcext:value-type="float">
            <text:p>1.8</text:p>
          </table:table-cell>
          <table:table-cell office:value-type="float" office:value="18.960938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1.91129994392395" calcext:value-type="float">
            <text:p>1.9</text:p>
          </table:table-cell>
          <table:table-cell office:value-type="float" office:value="18.960938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2.01189994812012" calcext:value-type="float">
            <text:p>2.0</text:p>
          </table:table-cell>
          <table:table-cell office:value-type="float" office:value="18.960938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2.11249995231628" calcext:value-type="float">
            <text:p>2.1</text:p>
          </table:table-cell>
          <table:table-cell office:value-type="float" office:value="18.960938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2.21309995651245" calcext:value-type="float">
            <text:p>2.2</text:p>
          </table:table-cell>
          <table:table-cell office:value-type="float" office:value="18.960938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2.31369996070862" calcext:value-type="float">
            <text:p>2.3</text:p>
          </table:table-cell>
          <table:table-cell office:value-type="float" office:value="19.207031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2.41429996490479" calcext:value-type="float">
            <text:p>2.4</text:p>
          </table:table-cell>
          <table:table-cell office:value-type="float" office:value="19.464844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2.51489996910095" calcext:value-type="float">
            <text:p>2.5</text:p>
          </table:table-cell>
          <table:table-cell office:value-type="float" office:value="19.464844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2.61549997329712" calcext:value-type="float">
            <text:p>2.6</text:p>
          </table:table-cell>
          <table:table-cell office:value-type="float" office:value="19.464844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2.71609997749329" calcext:value-type="float">
            <text:p>2.7</text:p>
          </table:table-cell>
          <table:table-cell office:value-type="float" office:value="19.464844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2.81669998168945" calcext:value-type="float">
            <text:p>2.8</text:p>
          </table:table-cell>
          <table:table-cell office:value-type="float" office:value="19.464844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2.91729998588562" calcext:value-type="float">
            <text:p>2.9</text:p>
          </table:table-cell>
          <table:table-cell office:value-type="float" office:value="19.464844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3.01789999008179" calcext:value-type="float">
            <text:p>3.0</text:p>
          </table:table-cell>
          <table:table-cell office:value-type="float" office:value="19.464844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3.11849999427795" calcext:value-type="float">
            <text:p>3.1</text:p>
          </table:table-cell>
          <table:table-cell office:value-type="float" office:value="19.464844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3.21920013427734" calcext:value-type="float">
            <text:p>3.2</text:p>
          </table:table-cell>
          <table:table-cell office:value-type="float" office:value="19.464844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3.31980013847351" calcext:value-type="float">
            <text:p>3.3</text:p>
          </table:table-cell>
          <table:table-cell office:value-type="float" office:value="19.464844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3.42040014266968" calcext:value-type="float">
            <text:p>3.4</text:p>
          </table:table-cell>
          <table:table-cell office:value-type="float" office:value="19.464844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3.52100014686584" calcext:value-type="float">
            <text:p>3.5</text:p>
          </table:table-cell>
          <table:table-cell office:value-type="float" office:value="19.464844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3.62160015106201" calcext:value-type="float">
            <text:p>3.6</text:p>
          </table:table-cell>
          <table:table-cell office:value-type="float" office:value="19.464844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3.72220015525818" calcext:value-type="float">
            <text:p>3.7</text:p>
          </table:table-cell>
          <table:table-cell office:value-type="float" office:value="19.464844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3.82280015945435" calcext:value-type="float">
            <text:p>3.8</text:p>
          </table:table-cell>
          <table:table-cell office:value-type="float" office:value="19.464844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3.92340016365051" calcext:value-type="float">
            <text:p>3.9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4.02400016784668" calcext:value-type="float">
            <text:p>4.0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4.12460017204285" calcext:value-type="float">
            <text:p>4.1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4.22520017623901" calcext:value-type="float">
            <text:p>4.2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4.3257999420166" calcext:value-type="float">
            <text:p>4.3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4.42639994621277" calcext:value-type="float">
            <text:p>4.4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4.52699995040894" calcext:value-type="float">
            <text:p>4.5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4.6275999546051" calcext:value-type="float">
            <text:p>4.6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4.72819995880127" calcext:value-type="float">
            <text:p>4.7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4.82879996299744" calcext:value-type="float">
            <text:p>4.8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4.9293999671936" calcext:value-type="float">
            <text:p>4.9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5.02999997138977" calcext:value-type="float">
            <text:p>5.0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5.13070011138916" calcext:value-type="float">
            <text:p>5.1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5.23130011558533" calcext:value-type="float">
            <text:p>5.2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5.33190011978149" calcext:value-type="float">
            <text:p>5.3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5.43250012397766" calcext:value-type="float">
            <text:p>5.4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5.53310012817383" calcext:value-type="float">
            <text:p>5.5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5.63370013237" calcext:value-type="float">
            <text:p>5.6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5.73430013656616" calcext:value-type="float">
            <text:p>5.7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5.83490014076233" calcext:value-type="float">
            <text:p>5.8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5.9355001449585" calcext:value-type="float">
            <text:p>5.9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6.03610014915466" calcext:value-type="float">
            <text:p>6.0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6.13670015335083" calcext:value-type="float">
            <text:p>6.1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6.237300157547" calcext:value-type="float">
            <text:p>6.2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6.33790016174316" calcext:value-type="float">
            <text:p>6.3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6.43850016593933" calcext:value-type="float">
            <text:p>6.4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6.53920006752014" calcext:value-type="float">
            <text:p>6.5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6.63980007171631" calcext:value-type="float">
            <text:p>6.6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6.74040007591248" calcext:value-type="float">
            <text:p>6.7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6.84100008010864" calcext:value-type="float">
            <text:p>6.8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6.94160008430481" calcext:value-type="float">
            <text:p>6.9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7.04220008850098" calcext:value-type="float">
            <text:p>7.0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7.14280009269714" calcext:value-type="float">
            <text:p>7.1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7.24340009689331" calcext:value-type="float">
            <text:p>7.2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7.34400010108948" calcext:value-type="float">
            <text:p>7.3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7.44460010528564" calcext:value-type="float">
            <text:p>7.4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7.54520010948181" calcext:value-type="float">
            <text:p>7.5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7.64580011367798" calcext:value-type="float">
            <text:p>7.6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7.74640011787415" calcext:value-type="float">
            <text:p>7.7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7.84700012207031" calcext:value-type="float">
            <text:p>7.8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7.94760012626648" calcext:value-type="float">
            <text:p>7.9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8.04820013046265" calcext:value-type="float">
            <text:p>8.0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8.14880013465881" calcext:value-type="float">
            <text:p>8.1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8.24940013885498" calcext:value-type="float">
            <text:p>8.2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8.35000014305115" calcext:value-type="float">
            <text:p>8.4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8.45060014724731" calcext:value-type="float">
            <text:p>8.5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8.55130004882813" calcext:value-type="float">
            <text:p>8.6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8.65190005302429" calcext:value-type="float">
            <text:p>8.7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8.75240015983582" calcext:value-type="float">
            <text:p>8.8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8.85300016403198" calcext:value-type="float">
            <text:p>8.9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8.95350003242493" calcext:value-type="float">
            <text:p>9.0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9.05410003662109" calcext:value-type="float">
            <text:p>9.1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9.15470004081726" calcext:value-type="float">
            <text:p>9.2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9.25539994239807" calcext:value-type="float">
            <text:p>9.3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9.35599994659424" calcext:value-type="float">
            <text:p>9.4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9.45650005340576" calcext:value-type="float">
            <text:p>9.5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9.55710005760193" calcext:value-type="float">
            <text:p>9.6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9.6577000617981" calcext:value-type="float">
            <text:p>9.7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9.75830006599426" calcext:value-type="float">
            <text:p>9.8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9.85890007019043" calcext:value-type="float">
            <text:p>9.9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9.95940017700195" calcext:value-type="float">
            <text:p>10.0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0.0599999427795" calcext:value-type="float">
            <text:p>10.1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0.1605999469757" calcext:value-type="float">
            <text:p>10.2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0.2611999511719" calcext:value-type="float">
            <text:p>10.3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0.3619000911713" calcext:value-type="float">
            <text:p>10.4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0.4625000953674" calcext:value-type="float">
            <text:p>10.5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0.5631000995636" calcext:value-type="float">
            <text:p>10.6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0.6637001037598" calcext:value-type="float">
            <text:p>10.7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0.7643001079559" calcext:value-type="float">
            <text:p>10.8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0.8647999763489" calcext:value-type="float">
            <text:p>10.9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0.9653000831604" calcext:value-type="float">
            <text:p>11.0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1.0659000873566" calcext:value-type="float">
            <text:p>11.1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1.1665000915527" calcext:value-type="float">
            <text:p>11.2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1.2671999931335" calcext:value-type="float">
            <text:p>11.3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1.3677999973297" calcext:value-type="float">
            <text:p>11.4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1.4684000015259" calcext:value-type="float">
            <text:p>11.5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1.569000005722" calcext:value-type="float">
            <text:p>11.6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1.6695001125336" calcext:value-type="float">
            <text:p>11.7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1.7701001167297" calcext:value-type="float">
            <text:p>11.8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1.8707001209259" calcext:value-type="float">
            <text:p>11.9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1.9713001251221" calcext:value-type="float">
            <text:p>12.0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2.0720000267029" calcext:value-type="float">
            <text:p>12.1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2.172600030899" calcext:value-type="float">
            <text:p>12.2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2.2731001377106" calcext:value-type="float">
            <text:p>12.3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2.3737001419067" calcext:value-type="float">
            <text:p>12.4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2.4743001461029" calcext:value-type="float">
            <text:p>12.5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2.5749001502991" calcext:value-type="float">
            <text:p>12.6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2.6755001544952" calcext:value-type="float">
            <text:p>12.7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2.7761001586914" calcext:value-type="float">
            <text:p>12.8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2.8767001628876" calcext:value-type="float">
            <text:p>12.9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2.9773001670837" calcext:value-type="float">
            <text:p>13.0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3.0779001712799" calcext:value-type="float">
            <text:p>13.1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3.1785001754761" calcext:value-type="float">
            <text:p>13.2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3.2790999412537" calcext:value-type="float">
            <text:p>13.3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3.3796999454498" calcext:value-type="float">
            <text:p>13.4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3.480299949646" calcext:value-type="float">
            <text:p>13.5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3.5808999538422" calcext:value-type="float">
            <text:p>13.6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3.6816000938416" calcext:value-type="float">
            <text:p>13.7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3.7822000980377" calcext:value-type="float">
            <text:p>13.8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3.8828001022339" calcext:value-type="float">
            <text:p>13.9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3.9834001064301" calcext:value-type="float">
            <text:p>14.0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4.0840001106262" calcext:value-type="float">
            <text:p>14.1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4.1846001148224" calcext:value-type="float">
            <text:p>14.2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4.2850999832153" calcext:value-type="float">
            <text:p>14.3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4.3856999874115" calcext:value-type="float">
            <text:p>14.4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4.4862999916077" calcext:value-type="float">
            <text:p>14.5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4.5868999958038" calcext:value-type="float">
            <text:p>14.6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4.6875" calcext:value-type="float">
            <text:p>14.7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4.7881000041962" calcext:value-type="float">
            <text:p>14.8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4.8887000083923" calcext:value-type="float">
            <text:p>14.9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4.9893000125885" calcext:value-type="float">
            <text:p>15.0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5.0899000167847" calcext:value-type="float">
            <text:p>15.1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5.1905000209808" calcext:value-type="float">
            <text:p>15.2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5.2912001609802" calcext:value-type="float">
            <text:p>15.3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5.3918001651764" calcext:value-type="float">
            <text:p>15.4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5.4924001693726" calcext:value-type="float">
            <text:p>15.5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5.5930001735687" calcext:value-type="float">
            <text:p>15.6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5.6936001777649" calcext:value-type="float">
            <text:p>15.7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5.7941999435425" calcext:value-type="float">
            <text:p>15.8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5.8947999477386" calcext:value-type="float">
            <text:p>15.9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5.9953999519348" calcext:value-type="float">
            <text:p>16.0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6.095999956131" calcext:value-type="float">
            <text:p>16.1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6.1965999603271" calcext:value-type="float">
            <text:p>16.2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6.2971999645233" calcext:value-type="float">
            <text:p>16.3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6.3977999687195" calcext:value-type="float">
            <text:p>16.4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6.4983999729157" calcext:value-type="float">
            <text:p>16.5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6.5989999771118" calcext:value-type="float">
            <text:p>16.6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6.699599981308" calcext:value-type="float">
            <text:p>16.7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6.8001999855042" calcext:value-type="float">
            <text:p>16.8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6.9007999897003" calcext:value-type="float">
            <text:p>16.9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7.0013999938965" calcext:value-type="float">
            <text:p>17.0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7.1019999980927" calcext:value-type="float">
            <text:p>17.1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7.2026000022888" calcext:value-type="float">
            <text:p>17.2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7.3033001422882" calcext:value-type="float">
            <text:p>17.3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7.4039001464844" calcext:value-type="float">
            <text:p>17.4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7.5045001506805" calcext:value-type="float">
            <text:p>17.5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7.6051001548767" calcext:value-type="float">
            <text:p>17.6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7.7057001590729" calcext:value-type="float">
            <text:p>17.7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7.806300163269" calcext:value-type="float">
            <text:p>17.8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7.9069001674652" calcext:value-type="float">
            <text:p>17.9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8.0075001716614" calcext:value-type="float">
            <text:p>18.0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8.1081001758575" calcext:value-type="float">
            <text:p>18.1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8.2086999416351" calcext:value-type="float">
            <text:p>18.2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8.3092999458313" calcext:value-type="float">
            <text:p>18.3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8.4098999500275" calcext:value-type="float">
            <text:p>18.4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8.5104999542236" calcext:value-type="float">
            <text:p>18.5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8.6110999584198" calcext:value-type="float">
            <text:p>18.6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8.711699962616" calcext:value-type="float">
            <text:p>18.7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8.8122999668121" calcext:value-type="float">
            <text:p>18.8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8.9128999710083" calcext:value-type="float">
            <text:p>18.9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9.0134999752045" calcext:value-type="float">
            <text:p>19.0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9.1140999794006" calcext:value-type="float">
            <text:p>19.1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9.2146999835968" calcext:value-type="float">
            <text:p>19.2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9.3154001235962" calcext:value-type="float">
            <text:p>19.3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9.4160001277924" calcext:value-type="float">
            <text:p>19.4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9.5166001319885" calcext:value-type="float">
            <text:p>19.5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9.6172001361847" calcext:value-type="float">
            <text:p>19.6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9.7178001403809" calcext:value-type="float">
            <text:p>19.7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9.818400144577" calcext:value-type="float">
            <text:p>19.8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9.9190001487732" calcext:value-type="float">
            <text:p>19.9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0.0196001529694" calcext:value-type="float">
            <text:p>20.0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0.1202001571655" calcext:value-type="float">
            <text:p>20.1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0.2208001613617" calcext:value-type="float">
            <text:p>20.2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0.3214001655579" calcext:value-type="float">
            <text:p>20.3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0.422000169754" calcext:value-type="float">
            <text:p>20.4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0.5226001739502" calcext:value-type="float">
            <text:p>20.5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0.623300075531" calcext:value-type="float">
            <text:p>20.6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0.7239000797272" calcext:value-type="float">
            <text:p>20.7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0.8245000839233" calcext:value-type="float">
            <text:p>20.8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0.9251000881195" calcext:value-type="float">
            <text:p>20.9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1.0257000923157" calcext:value-type="float">
            <text:p>21.0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1.1263000965118" calcext:value-type="float">
            <text:p>21.1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1.226900100708" calcext:value-type="float">
            <text:p>21.2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1.3275001049042" calcext:value-type="float">
            <text:p>21.3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1.4281001091003" calcext:value-type="float">
            <text:p>21.4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1.5287001132965" calcext:value-type="float">
            <text:p>21.5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1.6293001174927" calcext:value-type="float">
            <text:p>21.6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1.7299001216888" calcext:value-type="float">
            <text:p>21.7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1.830500125885" calcext:value-type="float">
            <text:p>21.8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1.9312000274658" calcext:value-type="float">
            <text:p>21.9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2.031800031662" calcext:value-type="float">
            <text:p>22.0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2.1324000358582" calcext:value-type="float">
            <text:p>22.1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2.2330000400543" calcext:value-type="float">
            <text:p>22.2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2.3336000442505" calcext:value-type="float">
            <text:p>22.3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2.4342000484467" calcext:value-type="float">
            <text:p>22.4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2.5348000526428" calcext:value-type="float">
            <text:p>22.5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2.635400056839" calcext:value-type="float">
            <text:p>22.6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2.7360000610352" calcext:value-type="float">
            <text:p>22.7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2.8366000652313" calcext:value-type="float">
            <text:p>22.8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2.9372000694275" calcext:value-type="float">
            <text:p>22.9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3.0378000736237" calcext:value-type="float">
            <text:p>23.0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3.1384000778198" calcext:value-type="float">
            <text:p>23.1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3.239000082016" calcext:value-type="float">
            <text:p>23.2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3.3396000862122" calcext:value-type="float">
            <text:p>23.3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3.4400999546051" calcext:value-type="float">
            <text:p>23.4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3.5406999588013" calcext:value-type="float">
            <text:p>23.5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3.6412999629974" calcext:value-type="float">
            <text:p>23.6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3.7418999671936" calcext:value-type="float">
            <text:p>23.7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3.8424999713898" calcext:value-type="float">
            <text:p>23.8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3.9432001113892" calcext:value-type="float">
            <text:p>23.9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4.0438001155853" calcext:value-type="float">
            <text:p>24.0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4.1442999839783" calcext:value-type="float">
            <text:p>24.1</text:p>
          </table:table-cell>
          <table:table-cell office:value-type="float" office:value="19.605469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4.2448999881744" calcext:value-type="float">
            <text:p>24.2</text:p>
          </table:table-cell>
          <table:table-cell office:value-type="float" office:value="19.67968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4.3454999923706" calcext:value-type="float">
            <text:p>24.3</text:p>
          </table:table-cell>
          <table:table-cell office:value-type="float" office:value="19.679688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4.4460999965668" calcext:value-type="float">
            <text:p>24.4</text:p>
          </table:table-cell>
          <table:table-cell office:value-type="float" office:value="19.46875" calcext:value-type="float">
            <text:p>19</text:p>
          </table:table-cell>
          <table:table-cell table:number-columns-repeated="6"/>
        </table:table-row>
      </table:table>
      <table:table table:name="mixed" table:style-name="ta1">
        <table:shapes>
          <draw:frame draw:z-index="0" draw:style-name="gr1" draw:text-style-name="P1" svg:width="453.51pt" svg:height="255.09pt" svg:x="192.02pt" svg:y="88.87pt">
            <loext:p draw:notify-on-update-of-ranges="mixed.B1:mixed.B1 mixed.B2:mixed.B85 mixed.A2:mixed.A85 mixed.E1:mixed.E1 mixed.E4:mixed.E5 mixed.E2:mixed.E3 mixed.F1:mixed.F1 mixed.F4:mixed.F5 mixed.F2:mixed.F3 mixed.G1:mixed.G1 mixed.G4:mixed.G5 mixed.G2:mixed.G3 mixed.H1:mixed.H1 mixed.H4:mixed.H5 mixed.H2:mixed.H3 mixed.I1:mixed.I1 mixed.I4:mixed.I5 mixed.I2:mixed.I3 mixed.J1:mixed.J1 mixed.J4:mixed.J5 mixed.J2:mixed.J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default-cell-style-name="ce3"/>
        <table:table-column table:style-name="co2" table:default-cell-style-name="ce5"/>
        <table:table-column table:style-name="co2" table:number-columns-repeated="8" table:default-cell-style-name="Default"/>
        <table:table-row table:style-name="ro4">
          <table:table-cell table:style-name="Default" office:value-type="string" calcext:value-type="string">
            <text:p>Seconds</text:p>
          </table:table-cell>
          <table:table-cell table:style-name="Default" office:value-type="string" calcext:value-type="string">
            <text:p>MiB</text:p>
          </table:table-cell>
          <table:table-cell/>
          <table:table-cell office:value-type="string" calcext:value-type="string">
            <text:p>Activity</text:p>
          </table:table-cell>
          <table:table-cell table:style-name="ce6" office:value-type="string" calcext:value-type="string">
            <text:p>reading targets</text:p>
          </table:table-cell>
          <table:table-cell table:style-name="ce6" office:value-type="string" calcext:value-type="string">
            <text:p>running make</text:p>
          </table:table-cell>
          <table:table-cell table:style-name="ce6" office:value-type="string" calcext:value-type="string">
            <text:p>building pipeline</text:p>
          </table:table-cell>
          <table:table-cell table:style-name="ce6" office:value-type="string" calcext:value-type="string">
            <text:p>reading lines</text:p>
          </table:table-cell>
          <table:table-cell table:style-name="ce6" office:value-type="string" calcext:value-type="string">
            <text:p>reading tokens</text:p>
          </table:table-cell>
          <table:table-cell table:style-name="ce6" office:value-type="string" calcext:value-type="string">
            <text:p>printing output</text:p>
          </table:table-cell>
        </table:table-row>
        <table:table-row table:style-name="ro2">
          <table:table-cell office:value-type="float" office:value="0" calcext:value-type="float">
            <text:p>0.0</text:p>
          </table:table-cell>
          <table:table-cell office:value-type="float" office:value="1.292969" calcext:value-type="float">
            <text:p>1</text:p>
          </table:table-cell>
          <table:table-cell/>
          <table:table-cell office:value-type="string" calcext:value-type="string">
            <text:p>Start</text:p>
          </table:table-cell>
          <table:table-cell table:style-name="ce3" office:value-type="float" office:value="0.117731809616089" calcext:value-type="float">
            <text:p>0.1</text:p>
          </table:table-cell>
          <table:table-cell table:style-name="ce3" office:value-type="float" office:value="0.117802858352661" calcext:value-type="float">
            <text:p>0.1</text:p>
          </table:table-cell>
          <table:table-cell table:style-name="ce3" office:value-type="float" office:value="0.119910001754761" calcext:value-type="float">
            <text:p>0.1</text:p>
          </table:table-cell>
          <table:table-cell table:style-name="ce3" office:value-type="float" office:value="0.120101690292358" calcext:value-type="float">
            <text:p>0.1</text:p>
          </table:table-cell>
          <table:table-cell table:style-name="ce3" office:value-type="float" office:value="3.32592964172363" calcext:value-type="float">
            <text:p>3.3</text:p>
          </table:table-cell>
          <table:table-cell table:style-name="ce3" office:value-type="float" office:value="8.32265496253967" calcext:value-type="float">
            <text:p>8.3</text:p>
          </table:table-cell>
        </table:table-row>
        <table:table-row table:style-name="ro2">
          <table:table-cell office:value-type="float" office:value="0.100399971008301" calcext:value-type="float">
            <text:p>0.1</text:p>
          </table:table-cell>
          <table:table-cell office:value-type="float" office:value="17.097656" calcext:value-type="float">
            <text:p>17</text:p>
          </table:table-cell>
          <table:table-cell/>
          <table:table-cell office:value-type="string" calcext:value-type="string">
            <text:p>End</text:p>
          </table:table-cell>
          <table:table-cell table:style-name="ce3" office:value-type="float" office:value="8.32253766059876" calcext:value-type="float">
            <text:p>8.3</text:p>
          </table:table-cell>
          <table:table-cell table:style-name="ce3" office:value-type="float" office:value="8.32249474525452" calcext:value-type="float">
            <text:p>8.3</text:p>
          </table:table-cell>
          <table:table-cell table:style-name="ce3" office:value-type="float" office:value="5.25820136070251" calcext:value-type="float">
            <text:p>5.3</text:p>
          </table:table-cell>
          <table:table-cell table:style-name="ce3" office:value-type="float" office:value="3.30774664878845" calcext:value-type="float">
            <text:p>3.3</text:p>
          </table:table-cell>
          <table:table-cell table:style-name="ce3" office:value-type="float" office:value="5.24244546890259" calcext:value-type="float">
            <text:p>5.2</text:p>
          </table:table-cell>
          <table:table-cell table:style-name="ce3" office:value-type="float" office:value="8.32569599151611" calcext:value-type="float">
            <text:p>8.3</text:p>
          </table:table-cell>
        </table:table-row>
        <table:table-row table:style-name="ro2">
          <table:table-cell office:value-type="float" office:value="0.200700044631958" calcext:value-type="float">
            <text:p>0.2</text:p>
          </table:table-cell>
          <table:table-cell office:value-type="float" office:value="18.496094" calcext:value-type="float">
            <text:p>18</text:p>
          </table:table-cell>
          <table:table-cell/>
          <table:table-cell office:value-type="string" calcext:value-type="string">
            <text:p>Display Lvl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0.300999879837036" calcext:value-type="float">
            <text:p>0.3</text:p>
          </table:table-cell>
          <table:table-cell office:value-type="float" office:value="18.496094" calcext:value-type="float">
            <text:p>18</text:p>
          </table:table-cell>
          <table:table-cell/>
          <table:table-cell office:value-type="string" calcext:value-type="string">
            <text:p>Display Lvl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401299953460693" calcext:value-type="float">
            <text:p>0.4</text:p>
          </table:table-cell>
          <table:table-cell office:value-type="float" office:value="18.496094" calcext:value-type="float">
            <text:p>18</text:p>
          </table:table-cell>
          <table:table-cell table:number-columns-repeated="8"/>
        </table:table-row>
        <table:table-row table:style-name="ro2">
          <table:table-cell office:value-type="float" office:value="0.501499891281128" calcext:value-type="float">
            <text:p>0.5</text:p>
          </table:table-cell>
          <table:table-cell office:value-type="float" office:value="18.6875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0.601799964904785" calcext:value-type="float">
            <text:p>0.6</text:p>
          </table:table-cell>
          <table:table-cell office:value-type="float" office:value="18.6875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0.70199990272522" calcext:value-type="float">
            <text:p>0.7</text:p>
          </table:table-cell>
          <table:table-cell office:value-type="float" office:value="18.6875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0.802299976348877" calcext:value-type="float">
            <text:p>0.8</text:p>
          </table:table-cell>
          <table:table-cell office:value-type="float" office:value="18.6875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0.902600049972534" calcext:value-type="float">
            <text:p>0.9</text:p>
          </table:table-cell>
          <table:table-cell office:value-type="float" office:value="19.058594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1.00279998779297" calcext:value-type="float">
            <text:p>1.0</text:p>
          </table:table-cell>
          <table:table-cell office:value-type="float" office:value="19.113281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1.1029999256134" calcext:value-type="float">
            <text:p>1.1</text:p>
          </table:table-cell>
          <table:table-cell office:value-type="float" office:value="19.113281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1.20319986343384" calcext:value-type="float">
            <text:p>1.2</text:p>
          </table:table-cell>
          <table:table-cell office:value-type="float" office:value="19.113281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1.3034999370575" calcext:value-type="float">
            <text:p>1.3</text:p>
          </table:table-cell>
          <table:table-cell office:value-type="float" office:value="19.113281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1.40369987487793" calcext:value-type="float">
            <text:p>1.4</text:p>
          </table:table-cell>
          <table:table-cell office:value-type="float" office:value="18.621094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1.50399994850159" calcext:value-type="float">
            <text:p>1.5</text:p>
          </table:table-cell>
          <table:table-cell office:value-type="float" office:value="18.621094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1.60419988632202" calcext:value-type="float">
            <text:p>1.6</text:p>
          </table:table-cell>
          <table:table-cell office:value-type="float" office:value="18.621094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1.70439982414246" calcext:value-type="float">
            <text:p>1.7</text:p>
          </table:table-cell>
          <table:table-cell office:value-type="float" office:value="18.621094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1.80460000038147" calcext:value-type="float">
            <text:p>1.8</text:p>
          </table:table-cell>
          <table:table-cell office:value-type="float" office:value="18.621094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1.90470004081726" calcext:value-type="float">
            <text:p>1.9</text:p>
          </table:table-cell>
          <table:table-cell office:value-type="float" office:value="18.859375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2.0048999786377" calcext:value-type="float">
            <text:p>2.0</text:p>
          </table:table-cell>
          <table:table-cell office:value-type="float" office:value="18.859375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2.10509991645813" calcext:value-type="float">
            <text:p>2.1</text:p>
          </table:table-cell>
          <table:table-cell office:value-type="float" office:value="18.859375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2.20529985427856" calcext:value-type="float">
            <text:p>2.2</text:p>
          </table:table-cell>
          <table:table-cell office:value-type="float" office:value="19.089844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2.30550003051758" calcext:value-type="float">
            <text:p>2.3</text:p>
          </table:table-cell>
          <table:table-cell office:value-type="float" office:value="19.089844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2.40569996833801" calcext:value-type="float">
            <text:p>2.4</text:p>
          </table:table-cell>
          <table:table-cell office:value-type="float" office:value="19.089844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2.50589990615845" calcext:value-type="float">
            <text:p>2.5</text:p>
          </table:table-cell>
          <table:table-cell office:value-type="float" office:value="19.089844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2.60609984397888" calcext:value-type="float">
            <text:p>2.6</text:p>
          </table:table-cell>
          <table:table-cell office:value-type="float" office:value="19.34375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2.70639991760254" calcext:value-type="float">
            <text:p>2.7</text:p>
          </table:table-cell>
          <table:table-cell office:value-type="float" office:value="19.34375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2.80659985542297" calcext:value-type="float">
            <text:p>2.8</text:p>
          </table:table-cell>
          <table:table-cell office:value-type="float" office:value="19.34375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2.90680003166199" calcext:value-type="float">
            <text:p>2.9</text:p>
          </table:table-cell>
          <table:table-cell office:value-type="float" office:value="19.34375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3.00699996948242" calcext:value-type="float">
            <text:p>3.0</text:p>
          </table:table-cell>
          <table:table-cell office:value-type="float" office:value="19.34375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3.10719990730286" calcext:value-type="float">
            <text:p>3.1</text:p>
          </table:table-cell>
          <table:table-cell office:value-type="float" office:value="19.34375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3.20739984512329" calcext:value-type="float">
            <text:p>3.2</text:p>
          </table:table-cell>
          <table:table-cell office:value-type="float" office:value="19.34375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3.3076000213623" calcext:value-type="float">
            <text:p>3.3</text:p>
          </table:table-cell>
          <table:table-cell office:value-type="float" office:value="19.34375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3.40789985656738" calcext:value-type="float">
            <text:p>3.4</text:p>
          </table:table-cell>
          <table:table-cell office:value-type="float" office:value="22.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3.5081000328064" calcext:value-type="float">
            <text:p>3.5</text:p>
          </table:table-cell>
          <table:table-cell office:value-type="float" office:value="22.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3.60829997062683" calcext:value-type="float">
            <text:p>3.6</text:p>
          </table:table-cell>
          <table:table-cell office:value-type="float" office:value="22.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3.70849990844727" calcext:value-type="float">
            <text:p>3.7</text:p>
          </table:table-cell>
          <table:table-cell office:value-type="float" office:value="22.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3.8086998462677" calcext:value-type="float">
            <text:p>3.8</text:p>
          </table:table-cell>
          <table:table-cell office:value-type="float" office:value="22.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3.90890002250671" calcext:value-type="float">
            <text:p>3.9</text:p>
          </table:table-cell>
          <table:table-cell office:value-type="float" office:value="22.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00929999351501" calcext:value-type="float">
            <text:p>4.0</text:p>
          </table:table-cell>
          <table:table-cell office:value-type="float" office:value="22.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10949993133545" calcext:value-type="float">
            <text:p>4.1</text:p>
          </table:table-cell>
          <table:table-cell office:value-type="float" office:value="22.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20959997177124" calcext:value-type="float">
            <text:p>4.2</text:p>
          </table:table-cell>
          <table:table-cell office:value-type="float" office:value="22.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3099000453949" calcext:value-type="float">
            <text:p>4.3</text:p>
          </table:table-cell>
          <table:table-cell office:value-type="float" office:value="22.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41009998321533" calcext:value-type="float">
            <text:p>4.4</text:p>
          </table:table-cell>
          <table:table-cell office:value-type="float" office:value="22.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51029992103577" calcext:value-type="float">
            <text:p>4.5</text:p>
          </table:table-cell>
          <table:table-cell office:value-type="float" office:value="22.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6104998588562" calcext:value-type="float">
            <text:p>4.6</text:p>
          </table:table-cell>
          <table:table-cell office:value-type="float" office:value="22.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71070003509522" calcext:value-type="float">
            <text:p>4.7</text:p>
          </table:table-cell>
          <table:table-cell office:value-type="float" office:value="22.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81099987030029" calcext:value-type="float">
            <text:p>4.8</text:p>
          </table:table-cell>
          <table:table-cell office:value-type="float" office:value="22.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4.91120004653931" calcext:value-type="float">
            <text:p>4.9</text:p>
          </table:table-cell>
          <table:table-cell office:value-type="float" office:value="22.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01139998435974" calcext:value-type="float">
            <text:p>5.0</text:p>
          </table:table-cell>
          <table:table-cell office:value-type="float" office:value="22.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11159992218018" calcext:value-type="float">
            <text:p>5.1</text:p>
          </table:table-cell>
          <table:table-cell office:value-type="float" office:value="22.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21179986000061" calcext:value-type="float">
            <text:p>5.2</text:p>
          </table:table-cell>
          <table:table-cell office:value-type="float" office:value="22.12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31219983100891" calcext:value-type="float">
            <text:p>5.3</text:p>
          </table:table-cell>
          <table:table-cell office:value-type="float" office:value="23.808594" calcext:value-type="float">
            <text:p>24</text:p>
          </table:table-cell>
          <table:table-cell table:number-columns-repeated="8"/>
        </table:table-row>
        <table:table-row table:style-name="ro2">
          <table:table-cell office:value-type="float" office:value="5.41249990463257" calcext:value-type="float">
            <text:p>5.4</text:p>
          </table:table-cell>
          <table:table-cell office:value-type="float" office:value="21.92187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512699842453" calcext:value-type="float">
            <text:p>5.5</text:p>
          </table:table-cell>
          <table:table-cell office:value-type="float" office:value="21.933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61299991607666" calcext:value-type="float">
            <text:p>5.6</text:p>
          </table:table-cell>
          <table:table-cell office:value-type="float" office:value="21.933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71329998970032" calcext:value-type="float">
            <text:p>5.7</text:p>
          </table:table-cell>
          <table:table-cell office:value-type="float" office:value="21.933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8135998249054" calcext:value-type="float">
            <text:p>5.8</text:p>
          </table:table-cell>
          <table:table-cell office:value-type="float" office:value="21.933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5.91380000114441" calcext:value-type="float">
            <text:p>5.9</text:p>
          </table:table-cell>
          <table:table-cell office:value-type="float" office:value="21.933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6.01409983634949" calcext:value-type="float">
            <text:p>6.0</text:p>
          </table:table-cell>
          <table:table-cell office:value-type="float" office:value="21.933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6.11439990997314" calcext:value-type="float">
            <text:p>6.1</text:p>
          </table:table-cell>
          <table:table-cell office:value-type="float" office:value="21.933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6.21459984779358" calcext:value-type="float">
            <text:p>6.2</text:p>
          </table:table-cell>
          <table:table-cell office:value-type="float" office:value="21.933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6.31489992141724" calcext:value-type="float">
            <text:p>6.3</text:p>
          </table:table-cell>
          <table:table-cell office:value-type="float" office:value="21.933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6.41509985923767" calcext:value-type="float">
            <text:p>6.4</text:p>
          </table:table-cell>
          <table:table-cell office:value-type="float" office:value="21.933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6.51539993286133" calcext:value-type="float">
            <text:p>6.5</text:p>
          </table:table-cell>
          <table:table-cell office:value-type="float" office:value="21.933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6.61559987068176" calcext:value-type="float">
            <text:p>6.6</text:p>
          </table:table-cell>
          <table:table-cell office:value-type="float" office:value="21.933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6.71589994430542" calcext:value-type="float">
            <text:p>6.7</text:p>
          </table:table-cell>
          <table:table-cell office:value-type="float" office:value="21.933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6.81620001792908" calcext:value-type="float">
            <text:p>6.8</text:p>
          </table:table-cell>
          <table:table-cell office:value-type="float" office:value="21.933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6.91649985313416" calcext:value-type="float">
            <text:p>6.9</text:p>
          </table:table-cell>
          <table:table-cell office:value-type="float" office:value="21.933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7.01670002937317" calcext:value-type="float">
            <text:p>7.0</text:p>
          </table:table-cell>
          <table:table-cell office:value-type="float" office:value="21.933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7.11699986457825" calcext:value-type="float">
            <text:p>7.1</text:p>
          </table:table-cell>
          <table:table-cell office:value-type="float" office:value="21.933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7.2172999382019" calcext:value-type="float">
            <text:p>7.2</text:p>
          </table:table-cell>
          <table:table-cell office:value-type="float" office:value="21.933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7.31749987602234" calcext:value-type="float">
            <text:p>7.3</text:p>
          </table:table-cell>
          <table:table-cell office:value-type="float" office:value="21.933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7.417799949646" calcext:value-type="float">
            <text:p>7.4</text:p>
          </table:table-cell>
          <table:table-cell office:value-type="float" office:value="21.933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7.51799988746643" calcext:value-type="float">
            <text:p>7.5</text:p>
          </table:table-cell>
          <table:table-cell office:value-type="float" office:value="21.933594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7.61829996109009" calcext:value-type="float">
            <text:p>7.6</text:p>
          </table:table-cell>
          <table:table-cell office:value-type="float" office:value="22.187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7.71869993209839" calcext:value-type="float">
            <text:p>7.7</text:p>
          </table:table-cell>
          <table:table-cell office:value-type="float" office:value="22.187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7.81889986991882" calcext:value-type="float">
            <text:p>7.8</text:p>
          </table:table-cell>
          <table:table-cell office:value-type="float" office:value="22.187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7.91919994354248" calcext:value-type="float">
            <text:p>7.9</text:p>
          </table:table-cell>
          <table:table-cell office:value-type="float" office:value="22.187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8.01939988136292" calcext:value-type="float">
            <text:p>8.0</text:p>
          </table:table-cell>
          <table:table-cell office:value-type="float" office:value="22.187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8.11969995498657" calcext:value-type="float">
            <text:p>8.1</text:p>
          </table:table-cell>
          <table:table-cell office:value-type="float" office:value="22.187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8.22000002861023" calcext:value-type="float">
            <text:p>8.2</text:p>
          </table:table-cell>
          <table:table-cell office:value-type="float" office:value="22.1875" calcext:value-type="float">
            <text:p>22</text:p>
          </table:table-cell>
          <table:table-cell table:number-columns-repeated="8"/>
        </table:table-row>
        <table:table-row table:style-name="ro2">
          <table:table-cell office:value-type="float" office:value="8.32019996643066" calcext:value-type="float">
            <text:p>8.3</text:p>
          </table:table-cell>
          <table:table-cell office:value-type="float" office:value="22.1875" calcext:value-type="float">
            <text:p>2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number:number-style style:name="N139">
      <number:number number:decimal-places="19" loext:min-decimal-places="19" number:min-integer-digits="1"/>
    </number:number-style>
    <number:number-style style:name="N140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07:55:45.817511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1T10:55:51.585251537</dc:date>
    <meta:editing-duration>PT8H50M33S</meta:editing-duration>
    <meta:editing-cycles>116</meta:editing-cycles>
    <meta:generator>LibreOffice/5.1.6.2$Linux_X86_64 LibreOffice_project/10m0$Build-2</meta:generator>
    <meta:document-statistic meta:table-count="9" meta:cell-count="5254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93cm" xlink:href=".." xlink:type="simple" chart:class="chart:scatter" chart:style-name="ch1">
        <chart:legend chart:legend-position="bottom" svg:x="4.806cm" svg:y="8.188cm" style:legend-expansion="wide" chart:style-name="ch2"/>
        <chart:plot-area chart:style-name="ch3" table:cell-range-address="combined_children.A3:combined_children.D255 combined_children.B2:combined_children.D2" chart:data-source-has-labels="row" svg:x="1.296cm" svg:y="0.179cm" svg:width="14.387cm" svg:height="6.884cm">
          <chartooo:coordinate-region svg:x="1.938cm" svg:y="0.389cm" svg:width="13.394cm" svg:height="6.005cm"/>
          <chart:axis chart:dimension="x" chart:name="primary-x" chart:style-name="ch4">
            <chart:title svg:x="8.181cm" svg:y="7.243cm" chart:style-name="ch5">
              <text:p>sec</text:p>
            </chart:title>
          </chart:axis>
          <chart:axis chart:dimension="y" chart:name="primary-y" chart:style-name="ch6">
            <chart:title svg:x="0.451cm" svg:y="3.929cm" chart:style-name="ch7">
              <text:p>MiB</text:p>
            </chart:title>
            <chart:grid chart:style-name="ch8" chart:class="major"/>
          </chart:axis>
          <chart:series chart:style-name="ch9" chart:values-cell-range-address="combined_children.B3:combined_children.B255" chart:label-cell-address="combined_children.B2:combined_children.B2" chart:class="chart:scatter">
            <chart:domain table:cell-range-address="combined_children.A3:combined_children.A255"/>
            <chart:data-point chart:repeated="253"/>
          </chart:series>
          <chart:series chart:style-name="ch10" chart:values-cell-range-address="combined_children.C3:combined_children.C255" chart:label-cell-address="combined_children.C2:combined_children.C2" chart:class="chart:scatter">
            <chart:data-point chart:repeated="253"/>
          </chart:series>
          <chart:series chart:style-name="ch11" chart:values-cell-range-address="combined_children.D3:combined_children.D255" chart:label-cell-address="combined_children.D2:combined_children.D2" chart:class="chart:scatter">
            <chart:data-point chart:repeated="2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combined_children.B2:combined_children.B2</svg:desc>
                </draw:g>
              </table:table-cell>
              <table:table-cell office:value-type="string">
                <text:p>memory</text:p>
                <draw:g>
                  <svg:desc>combined_children.C2:combined_children.C2</svg:desc>
                </draw:g>
              </table:table-cell>
              <table:table-cell office:value-type="string">
                <text:p>mixed</text:p>
                <draw:g>
                  <svg:desc>combined_children.D2:combined_children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mbined_children.A3:combined_children.A255</svg:desc>
                </draw:g>
              </table:table-cell>
              <table:table-cell office:value-type="float" office:value="0">
                <text:p>0</text:p>
                <draw:g>
                  <svg:desc>combined_children.B3:combined_children.B255</svg:desc>
                </draw:g>
              </table:table-cell>
              <table:table-cell office:value-type="float" office:value="0">
                <text:p>0</text:p>
                <draw:g>
                  <svg:desc>combined_children.C3:combined_children.C255</svg:desc>
                </draw:g>
              </table:table-cell>
              <table:table-cell office:value-type="float" office:value="0">
                <text:p>0</text:p>
                <draw:g>
                  <svg:desc>combined_children.D3:combined_children.D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0401606425703">
                <text:p>0.100401606425703</text:p>
              </table:table-cell>
              <table:table-cell office:value-type="float" office:value="0.668273904305879">
                <text:p>0.668273904305879</text:p>
              </table:table-cell>
              <table:table-cell office:value-type="float" office:value="1.01426782082395">
                <text:p>1.01426782082395</text:p>
              </table:table-cell>
              <table:table-cell office:value-type="float" office:value="1.05016530444608">
                <text:p>1.05016530444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803212851406">
                <text:p>0.200803212851406</text:p>
              </table:table-cell>
              <table:table-cell office:value-type="float" office:value="11.489252866852">
                <text:p>11.489252866852</text:p>
              </table:table-cell>
              <table:table-cell office:value-type="float" office:value="11.4152691977785">
                <text:p>11.4152691977785</text:p>
              </table:table-cell>
              <table:table-cell office:value-type="float" office:value="12.7462490636167">
                <text:p>12.7462490636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204819277108">
                <text:p>0.301204819277108</text:p>
              </table:table-cell>
              <table:table-cell office:value-type="float" office:value="21.8365477082425">
                <text:p>21.8365477082425</text:p>
              </table:table-cell>
              <table:table-cell office:value-type="float" office:value="23.5261039341701">
                <text:p>23.5261039341701</text:p>
              </table:table-cell>
              <table:table-cell office:value-type="float" office:value="25.2395961020716">
                <text:p>25.2395961020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1606425702811">
                <text:p>0.401606425702811</text:p>
              </table:table-cell>
              <table:table-cell office:value-type="float" office:value="29.0077145519116">
                <text:p>29.0077145519116</text:p>
              </table:table-cell>
              <table:table-cell office:value-type="float" office:value="31.828125">
                <text:p>31.828125</text:p>
              </table:table-cell>
              <table:table-cell office:value-type="float" office:value="32.5484343600543">
                <text:p>32.5484343600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2008032128514">
                <text:p>0.502008032128514</text:p>
              </table:table-cell>
              <table:table-cell office:value-type="float" office:value="34.277344">
                <text:p>34.277344</text:p>
              </table:table-cell>
              <table:table-cell office:value-type="float" office:value="31.8323986539513">
                <text:p>31.8323986539513</text:p>
              </table:table-cell>
              <table:table-cell office:value-type="float" office:value="33.9880921131938">
                <text:p>33.98809211319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2409638554217">
                <text:p>0.602409638554217</text:p>
              </table:table-cell>
              <table:table-cell office:value-type="float" office:value="34.277344">
                <text:p>34.277344</text:p>
              </table:table-cell>
              <table:table-cell office:value-type="float" office:value="31.9727009449583">
                <text:p>31.9727009449583</text:p>
              </table:table-cell>
              <table:table-cell office:value-type="float" office:value="33.9434995344468">
                <text:p>33.9434995344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81124497992">
                <text:p>0.70281124497992</text:p>
              </table:table-cell>
              <table:table-cell office:value-type="float" office:value="32.6756240002987">
                <text:p>32.6756240002987</text:p>
              </table:table-cell>
              <table:table-cell office:value-type="float" office:value="31.996094">
                <text:p>31.996094</text:p>
              </table:table-cell>
              <table:table-cell office:value-type="float" office:value="32.1548324030208">
                <text:p>32.1548324030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3212851405622">
                <text:p>0.803212851405622</text:p>
              </table:table-cell>
              <table:table-cell office:value-type="float" office:value="32.191406">
                <text:p>32.191406</text:p>
              </table:table-cell>
              <table:table-cell office:value-type="float" office:value="31.996094">
                <text:p>31.996094</text:p>
              </table:table-cell>
              <table:table-cell office:value-type="float" office:value="31.953125">
                <text:p>31.95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3614457831325">
                <text:p>0.903614457831325</text:p>
              </table:table-cell>
              <table:table-cell office:value-type="float" office:value="32.191406">
                <text:p>32.191406</text:p>
              </table:table-cell>
              <table:table-cell office:value-type="float" office:value="31.996094">
                <text:p>31.996094</text:p>
              </table:table-cell>
              <table:table-cell office:value-type="float" office:value="32.0757127754689">
                <text:p>32.0757127754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401606425703">
                <text:p>1.00401606425703</text:p>
              </table:table-cell>
              <table:table-cell office:value-type="float" office:value="32.283666039583">
                <text:p>32.283666039583</text:p>
              </table:table-cell>
              <table:table-cell office:value-type="float" office:value="32.3000367895769">
                <text:p>32.3000367895769</text:p>
              </table:table-cell>
              <table:table-cell office:value-type="float" office:value="32.2588868148308">
                <text:p>32.25888681483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0441767068273">
                <text:p>1.10441767068273</text:p>
              </table:table-cell>
              <table:table-cell office:value-type="float" office:value="32.5093927237985">
                <text:p>32.5093927237985</text:p>
              </table:table-cell>
              <table:table-cell office:value-type="float" office:value="34.3255087039781">
                <text:p>34.3255087039781</text:p>
              </table:table-cell>
              <table:table-cell office:value-type="float" office:value="32.3605850729253">
                <text:p>32.3605850729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0481927710843">
                <text:p>1.20481927710843</text:p>
              </table:table-cell>
              <table:table-cell office:value-type="float" office:value="32.4089131621954">
                <text:p>32.4089131621954</text:p>
              </table:table-cell>
              <table:table-cell office:value-type="float" office:value="34.449219">
                <text:p>34.449219</text:p>
              </table:table-cell>
              <table:table-cell office:value-type="float" office:value="32.273438">
                <text:p>32.273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0522088353414">
                <text:p>1.30522088353414</text:p>
              </table:table-cell>
              <table:table-cell office:value-type="float" office:value="32.402344">
                <text:p>32.402344</text:p>
              </table:table-cell>
              <table:table-cell office:value-type="float" office:value="34.449219">
                <text:p>34.449219</text:p>
              </table:table-cell>
              <table:table-cell office:value-type="float" office:value="32.273438">
                <text:p>32.2734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0562248995984">
                <text:p>1.40562248995984</text:p>
              </table:table-cell>
              <table:table-cell office:value-type="float" office:value="32.402344">
                <text:p>32.402344</text:p>
              </table:table-cell>
              <table:table-cell office:value-type="float" office:value="34.449219">
                <text:p>34.449219</text:p>
              </table:table-cell>
              <table:table-cell office:value-type="float" office:value="32.273438">
                <text:p>32.273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0602409638554">
                <text:p>1.50602409638554</text:p>
              </table:table-cell>
              <table:table-cell office:value-type="float" office:value="28.6240977190687">
                <text:p>28.6240977190687</text:p>
              </table:table-cell>
              <table:table-cell office:value-type="float" office:value="34.449219">
                <text:p>34.449219</text:p>
              </table:table-cell>
              <table:table-cell office:value-type="float" office:value="31.96828730576">
                <text:p>31.968287305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0642570281125">
                <text:p>1.60642570281125</text:p>
              </table:table-cell>
              <table:table-cell office:value-type="float" office:value="24.171875">
                <text:p>24.171875</text:p>
              </table:table-cell>
              <table:table-cell office:value-type="float" office:value="34.449219">
                <text:p>34.449219</text:p>
              </table:table-cell>
              <table:table-cell office:value-type="float" office:value="28.2448605452146">
                <text:p>28.2448605452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0682730923695">
                <text:p>1.70682730923695</text:p>
              </table:table-cell>
              <table:table-cell office:value-type="float" office:value="24.171875">
                <text:p>24.171875</text:p>
              </table:table-cell>
              <table:table-cell office:value-type="float" office:value="34.449219">
                <text:p>34.449219</text:p>
              </table:table-cell>
              <table:table-cell office:value-type="float" office:value="24.203125">
                <text:p>24.20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0722891566265">
                <text:p>1.80722891566265</text:p>
              </table:table-cell>
              <table:table-cell office:value-type="float" office:value="24.171875">
                <text:p>24.171875</text:p>
              </table:table-cell>
              <table:table-cell office:value-type="float" office:value="34.449219">
                <text:p>34.449219</text:p>
              </table:table-cell>
              <table:table-cell office:value-type="float" office:value="24.228960563001">
                <text:p>24.228960563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0763052208835">
                <text:p>1.90763052208835</text:p>
              </table:table-cell>
              <table:table-cell office:value-type="float" office:value="24.3583171389302">
                <text:p>24.3583171389302</text:p>
              </table:table-cell>
              <table:table-cell office:value-type="float" office:value="34.449219">
                <text:p>34.449219</text:p>
              </table:table-cell>
              <table:table-cell office:value-type="float" office:value="24.4143007172425">
                <text:p>24.41430071724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0803212851406">
                <text:p>2.00803212851406</text:p>
              </table:table-cell>
              <table:table-cell office:value-type="float" office:value="24.40625">
                <text:p>24.40625</text:p>
              </table:table-cell>
              <table:table-cell office:value-type="float" office:value="34.449219">
                <text:p>34.449219</text:p>
              </table:table-cell>
              <table:table-cell office:value-type="float" office:value="24.421875">
                <text:p>24.421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0843373493976">
                <text:p>2.10843373493976</text:p>
              </table:table-cell>
              <table:table-cell office:value-type="float" office:value="24.40625">
                <text:p>24.40625</text:p>
              </table:table-cell>
              <table:table-cell office:value-type="float" office:value="34.449219">
                <text:p>34.449219</text:p>
              </table:table-cell>
              <table:table-cell office:value-type="float" office:value="24.421875">
                <text:p>24.42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0883534136546">
                <text:p>2.20883534136546</text:p>
              </table:table-cell>
              <table:table-cell office:value-type="float" office:value="23.7980392917761">
                <text:p>23.7980392917761</text:p>
              </table:table-cell>
              <table:table-cell office:value-type="float" office:value="34.449219">
                <text:p>34.449219</text:p>
              </table:table-cell>
              <table:table-cell office:value-type="float" office:value="23.2413215617902">
                <text:p>23.2413215617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0923694779116">
                <text:p>2.30923694779116</text:p>
              </table:table-cell>
              <table:table-cell office:value-type="float" office:value="21.953125">
                <text:p>21.953125</text:p>
              </table:table-cell>
              <table:table-cell office:value-type="float" office:value="34.449219">
                <text:p>34.449219</text:p>
              </table:table-cell>
              <table:table-cell office:value-type="float" office:value="21.96875">
                <text:p>21.96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0963855421687">
                <text:p>2.40963855421687</text:p>
              </table:table-cell>
              <table:table-cell office:value-type="float" office:value="21.953125">
                <text:p>21.953125</text:p>
              </table:table-cell>
              <table:table-cell office:value-type="float" office:value="34.6082285097166">
                <text:p>34.6082285097166</text:p>
              </table:table-cell>
              <table:table-cell office:value-type="float" office:value="21.96875">
                <text:p>21.96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1004016064257">
                <text:p>2.51004016064257</text:p>
              </table:table-cell>
              <table:table-cell office:value-type="float" office:value="21.953125">
                <text:p>21.953125</text:p>
              </table:table-cell>
              <table:table-cell office:value-type="float" office:value="34.9805048537812">
                <text:p>34.9805048537812</text:p>
              </table:table-cell>
              <table:table-cell office:value-type="float" office:value="21.96875">
                <text:p>21.96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1044176706827">
                <text:p>2.61044176706827</text:p>
              </table:table-cell>
              <table:table-cell office:value-type="float" office:value="22.0950880667341">
                <text:p>22.0950880667341</text:p>
              </table:table-cell>
              <table:table-cell office:value-type="float" office:value="35.160156">
                <text:p>35.160156</text:p>
              </table:table-cell>
              <table:table-cell office:value-type="float" office:value="21.96875">
                <text:p>21.96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1084337349398">
                <text:p>2.71084337349398</text:p>
              </table:table-cell>
              <table:table-cell office:value-type="float" office:value="22.203125">
                <text:p>22.203125</text:p>
              </table:table-cell>
              <table:table-cell office:value-type="float" office:value="35.160156">
                <text:p>35.160156</text:p>
              </table:table-cell>
              <table:table-cell office:value-type="float" office:value="22.1677349531034">
                <text:p>22.16773495310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1124497991968">
                <text:p>2.81124497991968</text:p>
              </table:table-cell>
              <table:table-cell office:value-type="float" office:value="22.203125">
                <text:p>22.203125</text:p>
              </table:table-cell>
              <table:table-cell office:value-type="float" office:value="35.160156">
                <text:p>35.160156</text:p>
              </table:table-cell>
              <table:table-cell office:value-type="float" office:value="22.226562">
                <text:p>22.2265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1164658634538">
                <text:p>2.91164658634538</text:p>
              </table:table-cell>
              <table:table-cell office:value-type="float" office:value="22.0042521010074">
                <text:p>22.0042521010074</text:p>
              </table:table-cell>
              <table:table-cell office:value-type="float" office:value="35.160156">
                <text:p>35.160156</text:p>
              </table:table-cell>
              <table:table-cell office:value-type="float" office:value="22.226562">
                <text:p>22.2265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1204819277108">
                <text:p>3.01204819277108</text:p>
              </table:table-cell>
              <table:table-cell office:value-type="float" office:value="19.7514342178324">
                <text:p>19.7514342178324</text:p>
              </table:table-cell>
              <table:table-cell office:value-type="float" office:value="35.160156">
                <text:p>35.160156</text:p>
              </table:table-cell>
              <table:table-cell office:value-type="float" office:value="21.2738518295924">
                <text:p>21.27385182959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1244979919679">
                <text:p>3.11244979919679</text:p>
              </table:table-cell>
              <table:table-cell office:value-type="float" office:value="19.519531">
                <text:p>19.519531</text:p>
              </table:table-cell>
              <table:table-cell office:value-type="float" office:value="35.160156">
                <text:p>35.160156</text:p>
              </table:table-cell>
              <table:table-cell office:value-type="float" office:value="19.511719">
                <text:p>19.5117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1285140562249">
                <text:p>3.21285140562249</text:p>
              </table:table-cell>
              <table:table-cell office:value-type="float" office:value="19.519531">
                <text:p>19.519531</text:p>
              </table:table-cell>
              <table:table-cell office:value-type="float" office:value="34.0024791057368">
                <text:p>34.0024791057368</text:p>
              </table:table-cell>
              <table:table-cell office:value-type="float" office:value="19.511719">
                <text:p>19.5117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1325301204819">
                <text:p>3.31325301204819</text:p>
              </table:table-cell>
              <table:table-cell office:value-type="float" office:value="19.519531">
                <text:p>19.519531</text:p>
              </table:table-cell>
              <table:table-cell office:value-type="float" office:value="32.878906">
                <text:p>32.878906</text:p>
              </table:table-cell>
              <table:table-cell office:value-type="float" office:value="19.511719">
                <text:p>19.5117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136546184739">
                <text:p>3.4136546184739</text:p>
              </table:table-cell>
              <table:table-cell office:value-type="float" office:value="19.8999909450176">
                <text:p>19.8999909450176</text:p>
              </table:table-cell>
              <table:table-cell office:value-type="float" office:value="32.878906">
                <text:p>32.878906</text:p>
              </table:table-cell>
              <table:table-cell office:value-type="float" office:value="19.511719">
                <text:p>19.5117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140562248996">
                <text:p>3.5140562248996</text:p>
              </table:table-cell>
              <table:table-cell office:value-type="float" office:value="21.644531">
                <text:p>21.644531</text:p>
              </table:table-cell>
              <table:table-cell office:value-type="float" office:value="32.878906">
                <text:p>32.878906</text:p>
              </table:table-cell>
              <table:table-cell office:value-type="float" office:value="20.8897262781977">
                <text:p>20.88972627819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144578313253">
                <text:p>3.6144578313253</text:p>
              </table:table-cell>
              <table:table-cell office:value-type="float" office:value="21.644531">
                <text:p>21.644531</text:p>
              </table:table-cell>
              <table:table-cell office:value-type="float" office:value="32.878906">
                <text:p>32.878906</text:p>
              </table:table-cell>
              <table:table-cell office:value-type="float" office:value="21.644531">
                <text:p>21.6445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14859437751">
                <text:p>3.714859437751</text:p>
              </table:table-cell>
              <table:table-cell office:value-type="float" office:value="21.644531">
                <text:p>21.644531</text:p>
              </table:table-cell>
              <table:table-cell office:value-type="float" office:value="32.878906">
                <text:p>32.878906</text:p>
              </table:table-cell>
              <table:table-cell office:value-type="float" office:value="21.644531">
                <text:p>21.6445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1526104417671">
                <text:p>3.81526104417671</text:p>
              </table:table-cell>
              <table:table-cell office:value-type="float" office:value="21.644531">
                <text:p>21.644531</text:p>
              </table:table-cell>
              <table:table-cell office:value-type="float" office:value="32.878906">
                <text:p>32.878906</text:p>
              </table:table-cell>
              <table:table-cell office:value-type="float" office:value="21.644531">
                <text:p>21.6445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1566265060241">
                <text:p>3.91566265060241</text:p>
              </table:table-cell>
              <table:table-cell office:value-type="float" office:value="21.644531">
                <text:p>21.644531</text:p>
              </table:table-cell>
              <table:table-cell office:value-type="float" office:value="32.878906">
                <text:p>32.878906</text:p>
              </table:table-cell>
              <table:table-cell office:value-type="float" office:value="21.644531">
                <text:p>21.6445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1606425702811">
                <text:p>4.01606425702811</text:p>
              </table:table-cell>
              <table:table-cell office:value-type="float" office:value="21.6714286991735">
                <text:p>21.6714286991735</text:p>
              </table:table-cell>
              <table:table-cell office:value-type="float" office:value="32.8913407147095">
                <text:p>32.8913407147095</text:p>
              </table:table-cell>
              <table:table-cell office:value-type="float" office:value="21.644531">
                <text:p>21.6445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1646586345382">
                <text:p>4.11646586345382</text:p>
              </table:table-cell>
              <table:table-cell office:value-type="float" office:value="21.7972389605782">
                <text:p>21.7972389605782</text:p>
              </table:table-cell>
              <table:table-cell office:value-type="float" office:value="32.941406">
                <text:p>32.941406</text:p>
              </table:table-cell>
              <table:table-cell office:value-type="float" office:value="21.644531">
                <text:p>21.6445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1686746987952">
                <text:p>4.21686746987952</text:p>
              </table:table-cell>
              <table:table-cell office:value-type="float" office:value="22.0134858168007">
                <text:p>22.0134858168007</text:p>
              </table:table-cell>
              <table:table-cell office:value-type="float" office:value="32.941406">
                <text:p>32.941406</text:p>
              </table:table-cell>
              <table:table-cell office:value-type="float" office:value="21.8506460090759">
                <text:p>21.85064600907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1726907630522">
                <text:p>4.31726907630522</text:p>
              </table:table-cell>
              <table:table-cell office:value-type="float" office:value="22.050781">
                <text:p>22.050781</text:p>
              </table:table-cell>
              <table:table-cell office:value-type="float" office:value="32.941406">
                <text:p>32.941406</text:p>
              </table:table-cell>
              <table:table-cell office:value-type="float" office:value="22.058594">
                <text:p>22.0585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1767068273092">
                <text:p>4.41767068273092</text:p>
              </table:table-cell>
              <table:table-cell office:value-type="float" office:value="22.1865697970625">
                <text:p>22.1865697970625</text:p>
              </table:table-cell>
              <table:table-cell office:value-type="float" office:value="32.941406">
                <text:p>32.941406</text:p>
              </table:table-cell>
              <table:table-cell office:value-type="float" office:value="22.058594">
                <text:p>22.0585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1807228915663">
                <text:p>4.51807228915663</text:p>
              </table:table-cell>
              <table:table-cell office:value-type="float" office:value="22.308594">
                <text:p>22.308594</text:p>
              </table:table-cell>
              <table:table-cell office:value-type="float" office:value="32.941406">
                <text:p>32.941406</text:p>
              </table:table-cell>
              <table:table-cell office:value-type="float" office:value="22.058594">
                <text:p>22.0585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1847389558233">
                <text:p>4.61847389558233</text:p>
              </table:table-cell>
              <table:table-cell office:value-type="float" office:value="22.308594">
                <text:p>22.308594</text:p>
              </table:table-cell>
              <table:table-cell office:value-type="float" office:value="32.941406">
                <text:p>32.941406</text:p>
              </table:table-cell>
              <table:table-cell office:value-type="float" office:value="22.058594">
                <text:p>22.0585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1887550200803">
                <text:p>4.71887550200803</text:p>
              </table:table-cell>
              <table:table-cell office:value-type="float" office:value="22.308594">
                <text:p>22.308594</text:p>
              </table:table-cell>
              <table:table-cell office:value-type="float" office:value="32.941406">
                <text:p>32.941406</text:p>
              </table:table-cell>
              <table:table-cell office:value-type="float" office:value="22.058594">
                <text:p>22.0585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1927710843374">
                <text:p>4.81927710843374</text:p>
              </table:table-cell>
              <table:table-cell office:value-type="float" office:value="22.308594">
                <text:p>22.308594</text:p>
              </table:table-cell>
              <table:table-cell office:value-type="float" office:value="32.941406">
                <text:p>32.941406</text:p>
              </table:table-cell>
              <table:table-cell office:value-type="float" office:value="22.058594">
                <text:p>22.0585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1967871485944">
                <text:p>4.91967871485944</text:p>
              </table:table-cell>
              <table:table-cell office:value-type="float" office:value="22.308594">
                <text:p>22.308594</text:p>
              </table:table-cell>
              <table:table-cell office:value-type="float" office:value="32.941406">
                <text:p>32.941406</text:p>
              </table:table-cell>
              <table:table-cell office:value-type="float" office:value="22.058594">
                <text:p>22.0585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2008032128514">
                <text:p>5.02008032128514</text:p>
              </table:table-cell>
              <table:table-cell office:value-type="float" office:value="22.308594">
                <text:p>22.308594</text:p>
              </table:table-cell>
              <table:table-cell office:value-type="float" office:value="32.941406">
                <text:p>32.941406</text:p>
              </table:table-cell>
              <table:table-cell office:value-type="float" office:value="22.058594">
                <text:p>22.0585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2048192771084">
                <text:p>5.12048192771084</text:p>
              </table:table-cell>
              <table:table-cell office:value-type="float" office:value="22.308594">
                <text:p>22.308594</text:p>
              </table:table-cell>
              <table:table-cell office:value-type="float" office:value="32.941406">
                <text:p>32.941406</text:p>
              </table:table-cell>
              <table:table-cell office:value-type="float" office:value="22.058594">
                <text:p>22.0585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2088353413655">
                <text:p>5.22088353413655</text:p>
              </table:table-cell>
              <table:table-cell office:value-type="float" office:value="22.308594">
                <text:p>22.308594</text:p>
              </table:table-cell>
              <table:table-cell office:value-type="float" office:value="32.941406">
                <text:p>32.941406</text:p>
              </table:table-cell>
              <table:table-cell office:value-type="float" office:value="22.058594">
                <text:p>22.0585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2128514056225">
                <text:p>5.32128514056225</text:p>
              </table:table-cell>
              <table:table-cell office:value-type="float" office:value="22.2410800039347">
                <text:p>22.2410800039347</text:p>
              </table:table-cell>
              <table:table-cell office:value-type="float" office:value="32.941406">
                <text:p>32.941406</text:p>
              </table:table-cell>
              <table:table-cell office:value-type="float" office:value="22.058594">
                <text:p>22.0585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2168674698795">
                <text:p>5.42168674698795</text:p>
              </table:table-cell>
              <table:table-cell office:value-type="float" office:value="21.2589532042889">
                <text:p>21.2589532042889</text:p>
              </table:table-cell>
              <table:table-cell office:value-type="float" office:value="32.941406">
                <text:p>32.941406</text:p>
              </table:table-cell>
              <table:table-cell office:value-type="float" office:value="22.2360244978889">
                <text:p>22.23602449788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2208835341366">
                <text:p>5.52208835341366</text:p>
              </table:table-cell>
              <table:table-cell office:value-type="float" office:value="21.140625">
                <text:p>21.140625</text:p>
              </table:table-cell>
              <table:table-cell office:value-type="float" office:value="32.941406">
                <text:p>32.941406</text:p>
              </table:table-cell>
              <table:table-cell office:value-type="float" office:value="22.5418113242127">
                <text:p>22.54181132421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2248995983936">
                <text:p>5.62248995983936</text:p>
              </table:table-cell>
              <table:table-cell office:value-type="float" office:value="21.2811462365885">
                <text:p>21.2811462365885</text:p>
              </table:table-cell>
              <table:table-cell office:value-type="float" office:value="32.941406">
                <text:p>32.941406</text:p>
              </table:table-cell>
              <table:table-cell office:value-type="float" office:value="22.699219">
                <text:p>22.6992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2289156626506">
                <text:p>5.72289156626506</text:p>
              </table:table-cell>
              <table:table-cell office:value-type="float" office:value="21.4889898442137">
                <text:p>21.4889898442137</text:p>
              </table:table-cell>
              <table:table-cell office:value-type="float" office:value="32.941406">
                <text:p>32.941406</text:p>
              </table:table-cell>
              <table:table-cell office:value-type="float" office:value="22.699219">
                <text:p>22.6992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2329317269076">
                <text:p>5.82329317269076</text:p>
              </table:table-cell>
              <table:table-cell office:value-type="float" office:value="21.6980484377463">
                <text:p>21.6980484377463</text:p>
              </table:table-cell>
              <table:table-cell office:value-type="float" office:value="32.941406">
                <text:p>32.941406</text:p>
              </table:table-cell>
              <table:table-cell office:value-type="float" office:value="22.699219">
                <text:p>22.6992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2369477911647">
                <text:p>5.92369477911647</text:p>
              </table:table-cell>
              <table:table-cell office:value-type="float" office:value="21.9193141612578">
                <text:p>21.9193141612578</text:p>
              </table:table-cell>
              <table:table-cell office:value-type="float" office:value="32.941406">
                <text:p>32.941406</text:p>
              </table:table-cell>
              <table:table-cell office:value-type="float" office:value="22.699219">
                <text:p>22.6992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2409638554217">
                <text:p>6.02409638554217</text:p>
              </table:table-cell>
              <table:table-cell office:value-type="float" office:value="22.2707777329118">
                <text:p>22.2707777329118</text:p>
              </table:table-cell>
              <table:table-cell office:value-type="float" office:value="32.941406">
                <text:p>32.941406</text:p>
              </table:table-cell>
              <table:table-cell office:value-type="float" office:value="22.699219">
                <text:p>22.6992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2449799196787">
                <text:p>6.12449799196787</text:p>
              </table:table-cell>
              <table:table-cell office:value-type="float" office:value="22.304688">
                <text:p>22.304688</text:p>
              </table:table-cell>
              <table:table-cell office:value-type="float" office:value="32.941406">
                <text:p>32.941406</text:p>
              </table:table-cell>
              <table:table-cell office:value-type="float" office:value="22.8555097720798">
                <text:p>22.85550977207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2489959839357">
                <text:p>6.22489959839357</text:p>
              </table:table-cell>
              <table:table-cell office:value-type="float" office:value="22.6064741862172">
                <text:p>22.6064741862172</text:p>
              </table:table-cell>
              <table:table-cell office:value-type="float" office:value="32.941406">
                <text:p>32.941406</text:p>
              </table:table-cell>
              <table:table-cell office:value-type="float" office:value="22.917969">
                <text:p>22.9179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2530120481928">
                <text:p>6.32530120481928</text:p>
              </table:table-cell>
              <table:table-cell office:value-type="float" office:value="22.9264158226012">
                <text:p>22.9264158226012</text:p>
              </table:table-cell>
              <table:table-cell office:value-type="float" office:value="32.941406">
                <text:p>32.941406</text:p>
              </table:table-cell>
              <table:table-cell office:value-type="float" office:value="22.917969">
                <text:p>22.9179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2570281124498">
                <text:p>6.42570281124498</text:p>
              </table:table-cell>
              <table:table-cell office:value-type="float" office:value="23.1725016399359">
                <text:p>23.1725016399359</text:p>
              </table:table-cell>
              <table:table-cell office:value-type="float" office:value="32.941406">
                <text:p>32.941406</text:p>
              </table:table-cell>
              <table:table-cell office:value-type="float" office:value="22.917969">
                <text:p>22.9179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2610441767068">
                <text:p>6.52610441767068</text:p>
              </table:table-cell>
              <table:table-cell office:value-type="float" office:value="23.4882053804252">
                <text:p>23.4882053804252</text:p>
              </table:table-cell>
              <table:table-cell office:value-type="float" office:value="32.941406">
                <text:p>32.941406</text:p>
              </table:table-cell>
              <table:table-cell office:value-type="float" office:value="22.917969">
                <text:p>22.9179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2650602409639">
                <text:p>6.62650602409639</text:p>
              </table:table-cell>
              <table:table-cell office:value-type="float" office:value="23.8084962141763">
                <text:p>23.8084962141763</text:p>
              </table:table-cell>
              <table:table-cell office:value-type="float" office:value="32.941406">
                <text:p>32.941406</text:p>
              </table:table-cell>
              <table:table-cell office:value-type="float" office:value="22.917969">
                <text:p>22.9179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2690763052209">
                <text:p>6.72690763052209</text:p>
              </table:table-cell>
              <table:table-cell office:value-type="float" office:value="24.0277187127488">
                <text:p>24.0277187127488</text:p>
              </table:table-cell>
              <table:table-cell office:value-type="float" office:value="32.8234757392564">
                <text:p>32.8234757392564</text:p>
              </table:table-cell>
              <table:table-cell office:value-type="float" office:value="22.917969">
                <text:p>22.9179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2730923694779">
                <text:p>6.82730923694779</text:p>
              </table:table-cell>
              <table:table-cell office:value-type="float" office:value="24.2407202059017">
                <text:p>24.2407202059017</text:p>
              </table:table-cell>
              <table:table-cell office:value-type="float" office:value="32.765625">
                <text:p>32.765625</text:p>
              </table:table-cell>
              <table:table-cell office:value-type="float" office:value="22.917969">
                <text:p>22.9179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2771084337349">
                <text:p>6.92771084337349</text:p>
              </table:table-cell>
              <table:table-cell office:value-type="float" office:value="24.5583221060471">
                <text:p>24.5583221060471</text:p>
              </table:table-cell>
              <table:table-cell office:value-type="float" office:value="32.765625">
                <text:p>32.765625</text:p>
              </table:table-cell>
              <table:table-cell office:value-type="float" office:value="22.917969">
                <text:p>22.9179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281124497992">
                <text:p>7.0281124497992</text:p>
              </table:table-cell>
              <table:table-cell office:value-type="float" office:value="17.805812267432">
                <text:p>17.805812267432</text:p>
              </table:table-cell>
              <table:table-cell office:value-type="float" office:value="32.765625">
                <text:p>32.765625</text:p>
              </table:table-cell>
              <table:table-cell office:value-type="float" office:value="22.917969">
                <text:p>22.9179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285140562249">
                <text:p>7.1285140562249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22.917969">
                <text:p>22.9179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289156626506">
                <text:p>7.2289156626506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22.917969">
                <text:p>22.9179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2931726907631">
                <text:p>7.32931726907631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22.917969">
                <text:p>22.9179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2971887550201">
                <text:p>7.42971887550201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22.917969">
                <text:p>22.9179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3012048192771">
                <text:p>7.53012048192771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22.917969">
                <text:p>22.9179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3052208835341">
                <text:p>7.63052208835341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22.917969">
                <text:p>22.9179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3092369477912">
                <text:p>7.73092369477912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22.917969">
                <text:p>22.9179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3132530120482">
                <text:p>7.83132530120482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22.917969">
                <text:p>22.9179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3172690763052">
                <text:p>7.93172690763052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22.917969">
                <text:p>22.9179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03212851405623">
                <text:p>8.03212851405623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22.917969">
                <text:p>22.9179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3253012048193">
                <text:p>8.13253012048193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22.917969">
                <text:p>22.9179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3293172690763">
                <text:p>8.23293172690763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22.917969">
                <text:p>22.9179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22.917969">
                <text:p>22.9179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3373493975904">
                <text:p>8.43373493975904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22.917969">
                <text:p>22.9179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3413654618474">
                <text:p>8.53413654618474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14.7717352461321">
                <text:p>14.77173524613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3453815261044">
                <text:p>8.63453815261044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3493975903615">
                <text:p>8.73493975903615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3534136546185">
                <text:p>8.83534136546185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3574297188755">
                <text:p>8.93574297188755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03614457831325">
                <text:p>9.03614457831325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3654618473896">
                <text:p>9.13654618473896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3694779116466">
                <text:p>9.23694779116466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3734939759036">
                <text:p>9.33734939759036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3775100401606">
                <text:p>9.43775100401606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3815261044177">
                <text:p>9.53815261044177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3855421686747">
                <text:p>9.63855421686747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3895582329317">
                <text:p>9.73895582329317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3935742971888">
                <text:p>9.83935742971888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3975903614458">
                <text:p>9.93975903614458</text:p>
              </table:table-cell>
              <table:table-cell office:value-type="float" office:value="0">
                <text:p>0</text:p>
              </table:table-cell>
              <table:table-cell office:value-type="float" office:value="32.765625">
                <text:p>32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0401606425703">
                <text:p>10.0401606425703</text:p>
              </table:table-cell>
              <table:table-cell office:value-type="float" office:value="0">
                <text:p>0</text:p>
              </table:table-cell>
              <table:table-cell office:value-type="float" office:value="31.2575767098516">
                <text:p>31.2575767098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40562248996">
                <text:p>10.140562248996</text:p>
              </table:table-cell>
              <table:table-cell office:value-type="float" office:value="0">
                <text:p>0</text:p>
              </table:table-cell>
              <table:table-cell office:value-type="float" office:value="25.0802923971813">
                <text:p>25.080292397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409638554217">
                <text:p>10.2409638554217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413654618474">
                <text:p>10.3413654618474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417670682731">
                <text:p>10.4417670682731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421686746988">
                <text:p>10.5421686746988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425702811245">
                <text:p>10.6425702811245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429718875502">
                <text:p>10.7429718875502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433734939759">
                <text:p>10.8433734939759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437751004016">
                <text:p>10.9437751004016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0441767068273">
                <text:p>11.0441767068273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44578313253">
                <text:p>11.144578313253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449799196787">
                <text:p>11.2449799196787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453815261044">
                <text:p>11.3453815261044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457831325301">
                <text:p>11.4457831325301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461847389558">
                <text:p>11.5461847389558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465863453815">
                <text:p>11.6465863453815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469879518072">
                <text:p>11.7469879518072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473895582329">
                <text:p>11.8473895582329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477911646586">
                <text:p>11.9477911646586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0481927710843">
                <text:p>12.0481927710843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4859437751">
                <text:p>12.14859437751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489959839357">
                <text:p>12.2489959839357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493975903614">
                <text:p>12.3493975903614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497991967871">
                <text:p>12.4497991967871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502008032129">
                <text:p>12.5502008032129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506024096386">
                <text:p>12.6506024096386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510040160643">
                <text:p>12.7510040160643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5140562249">
                <text:p>12.85140562249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518072289157">
                <text:p>12.9518072289157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0522088353414">
                <text:p>13.0522088353414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526104417671">
                <text:p>13.1526104417671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530120481928">
                <text:p>13.2530120481928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534136546185">
                <text:p>13.3534136546185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538152610442">
                <text:p>13.4538152610442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542168674699">
                <text:p>13.5542168674699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546184738956">
                <text:p>13.6546184738956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550200803213">
                <text:p>13.7550200803213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55421686747">
                <text:p>13.855421686747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558232931727">
                <text:p>13.9558232931727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0562248995984">
                <text:p>14.0562248995984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566265060241">
                <text:p>14.1566265060241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570281124498">
                <text:p>14.2570281124498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574297188755">
                <text:p>14.3574297188755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578313253012">
                <text:p>14.4578313253012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582329317269">
                <text:p>14.5582329317269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586345381526">
                <text:p>14.6586345381526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590361445783">
                <text:p>14.7590361445783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59437751004">
                <text:p>14.859437751004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598393574297">
                <text:p>14.9598393574297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0602409638554">
                <text:p>15.0602409638554</text:p>
              </table:table-cell>
              <table:table-cell office:value-type="float" office:value="0">
                <text:p>0</text:p>
              </table:table-cell>
              <table:table-cell office:value-type="float" office:value="25.019531">
                <text:p>25.0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606425702811">
                <text:p>15.1606425702811</text:p>
              </table:table-cell>
              <table:table-cell office:value-type="float" office:value="0">
                <text:p>0</text:p>
              </table:table-cell>
              <table:table-cell office:value-type="float" office:value="23.2935906465091">
                <text:p>23.2935906465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610441767068">
                <text:p>15.2610441767068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614457831325">
                <text:p>15.3614457831325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618473895582">
                <text:p>15.4618473895582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622489959839">
                <text:p>15.5622489959839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626506024096">
                <text:p>15.6626506024096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630522088353">
                <text:p>15.7630522088353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63453815261">
                <text:p>15.863453815261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638554216867">
                <text:p>15.9638554216867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0642570281125">
                <text:p>16.0642570281125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646586345382">
                <text:p>16.1646586345382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650602409639">
                <text:p>16.2650602409639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654618473896">
                <text:p>16.3654618473896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658634538153">
                <text:p>16.4658634538153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66265060241">
                <text:p>16.566265060241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670682730924">
                <text:p>16.7670682730924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674698795181">
                <text:p>16.8674698795181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678714859438">
                <text:p>16.9678714859438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0682730923695">
                <text:p>17.0682730923695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686746987952">
                <text:p>17.1686746987952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690763052209">
                <text:p>17.2690763052209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694779116466">
                <text:p>17.3694779116466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698795180723">
                <text:p>17.4698795180723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70281124498">
                <text:p>17.570281124498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706827309237">
                <text:p>17.6706827309237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710843373494">
                <text:p>17.7710843373494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714859437751">
                <text:p>17.8714859437751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718875502008">
                <text:p>17.9718875502008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0722891566265">
                <text:p>18.0722891566265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726907630522">
                <text:p>18.1726907630522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730923694779">
                <text:p>18.2730923694779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734939759036">
                <text:p>18.3734939759036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738955823293">
                <text:p>18.4738955823293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74297188755">
                <text:p>18.574297188755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746987951807">
                <text:p>18.6746987951807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751004016064">
                <text:p>18.7751004016064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755020080321">
                <text:p>18.8755020080321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759036144578">
                <text:p>18.9759036144578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0763052208835">
                <text:p>19.0763052208835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767068273092">
                <text:p>19.1767068273092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771084337349">
                <text:p>19.2771084337349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775100401606">
                <text:p>19.3775100401606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779116465863">
                <text:p>19.4779116465863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78313253012">
                <text:p>19.578313253012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787148594378">
                <text:p>19.6787148594378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791164658635">
                <text:p>19.7791164658635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795180722892">
                <text:p>19.8795180722892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799196787149">
                <text:p>19.9799196787149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0803212851406">
                <text:p>20.0803212851406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807228915663">
                <text:p>20.1807228915663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81124497992">
                <text:p>20.281124497992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815261044177">
                <text:p>20.3815261044177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819277108434">
                <text:p>20.4819277108434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823293172691">
                <text:p>20.5823293172691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827309236948">
                <text:p>20.6827309236948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831325301205">
                <text:p>20.7831325301205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835341365462">
                <text:p>20.8835341365462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839357429719">
                <text:p>20.9839357429719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0843373493976">
                <text:p>21.0843373493976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847389558233">
                <text:p>21.1847389558233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85140562249">
                <text:p>21.285140562249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855421686747">
                <text:p>21.3855421686747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859437751004">
                <text:p>21.4859437751004</text:p>
              </table:table-cell>
              <table:table-cell office:value-type="float" office:value="0">
                <text:p>0</text:p>
              </table:table-cell>
              <table:table-cell office:value-type="float" office:value="22.324219">
                <text:p>22.32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863453815261">
                <text:p>21.5863453815261</text:p>
              </table:table-cell>
              <table:table-cell office:value-type="float" office:value="0">
                <text:p>0</text:p>
              </table:table-cell>
              <table:table-cell office:value-type="float" office:value="21.0098820062969">
                <text:p>21.0098820062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867469879518">
                <text:p>21.6867469879518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871485943775">
                <text:p>21.7871485943775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875502008032">
                <text:p>21.8875502008032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879518072289">
                <text:p>21.9879518072289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0883534136546">
                <text:p>22.0883534136546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887550200803">
                <text:p>22.1887550200803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89156626506">
                <text:p>22.289156626506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895582329317">
                <text:p>22.3895582329317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899598393574">
                <text:p>22.4899598393574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903614457831">
                <text:p>22.5903614457831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907630522088">
                <text:p>22.6907630522088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911646586345">
                <text:p>22.7911646586345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915662650602">
                <text:p>22.8915662650602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919678714859">
                <text:p>22.9919678714859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0923694779116">
                <text:p>23.0923694779116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927710843373">
                <text:p>23.1927710843373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93172690763">
                <text:p>23.293172690763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935742971888">
                <text:p>23.3935742971888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939759036145">
                <text:p>23.4939759036145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943775100402">
                <text:p>23.5943775100402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947791164659">
                <text:p>23.6947791164659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951807228916">
                <text:p>23.7951807228916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955823293173">
                <text:p>23.8955823293173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95983935743">
                <text:p>23.995983935743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0963855421687">
                <text:p>24.0963855421687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967871485944">
                <text:p>24.1967871485944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971887550201">
                <text:p>24.2971887550201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975903614458">
                <text:p>24.3975903614458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979919678715">
                <text:p>24.4979919678715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983935742972">
                <text:p>24.5983935742972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987951807229">
                <text:p>24.6987951807229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991967871486">
                <text:p>24.7991967871486</text:p>
              </table:table-cell>
              <table:table-cell office:value-type="float" office:value="0">
                <text:p>0</text:p>
              </table:table-cell>
              <table:table-cell office:value-type="float" office:value="19.609375">
                <text:p>19.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995983935743">
                <text:p>24.8995983935743</text:p>
              </table:table-cell>
              <table:table-cell office:value-type="float" office:value="0">
                <text:p>0</text:p>
              </table:table-cell>
              <table:table-cell office:value-type="float" office:value="12.0065934055323">
                <text:p>12.0065934055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1004016064257">
                <text:p>25.1004016064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2008032128514">
                <text:p>25.2008032128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3012048192771">
                <text:p>25.3012048192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1.084cm" svg:y="7.675cm" style:legend-expansion="wide" chart:style-name="ch2"/>
        <chart:plot-area chart:style-name="ch3" table:cell-range-address="mixed.A2:mixed.B85 mixed.B1:mixed.B1 mixed.E1:mixed.J1 mixed.E4:mixed.J5" chart:data-source-has-labels="row" svg:x="1.296cm" svg:y="0.18cm" svg:width="14.384cm" svg:height="6.369cm">
          <chartooo:coordinate-region svg:x="1.938cm" svg:y="0.39cm" svg:width="13.643cm" svg:height="5.49cm"/>
          <chart:axis chart:dimension="x" chart:name="primary-x" chart:style-name="ch4">
            <chart:title svg:x="8.18cm" svg:y="6.73cm" chart:style-name="ch5">
              <text:p>sec</text:p>
            </chart:title>
          </chart:axis>
          <chart:axis chart:dimension="y" chart:name="primary-y" chart:style-name="ch6">
            <chart:title svg:x="0.451cm" svg:y="3.672cm" chart:style-name="ch7">
              <text:p>MiB</text:p>
            </chart:title>
            <chart:grid chart:style-name="ch8" chart:class="major"/>
          </chart:axis>
          <chart:series chart:style-name="ch9" chart:values-cell-range-address="mixed.B2:mixed.B85" chart:label-cell-address="mixed.B1:mixed.B1" chart:class="chart:scatter">
            <chart:domain table:cell-range-address="mixed.A2:mixed.A85"/>
            <chart:data-point chart:repeated="84"/>
          </chart:series>
          <chart:series chart:style-name="ch10" chart:values-cell-range-address="mixed.E4:mixed.E5" chart:label-cell-address="mixed.E1:mixed.E1" chart:class="chart:scatter">
            <chart:domain table:cell-range-address="mixed.E2:mixed.E3"/>
            <chart:data-point chart:repeated="2"/>
          </chart:series>
          <chart:series chart:style-name="ch11" chart:values-cell-range-address="mixed.F4:mixed.F5" chart:label-cell-address="mixed.F1:mixed.F1" chart:class="chart:scatter">
            <chart:domain table:cell-range-address="mixed.F2:mixed.F3"/>
            <chart:data-point chart:repeated="2"/>
          </chart:series>
          <chart:series chart:style-name="ch12" chart:values-cell-range-address="mixed.G4:mixed.G5" chart:label-cell-address="mixed.G1:mixed.G1" chart:class="chart:scatter">
            <chart:domain table:cell-range-address="mixed.G2:mixed.G3"/>
            <chart:data-point chart:repeated="2"/>
          </chart:series>
          <chart:series chart:style-name="ch13" chart:values-cell-range-address="mixed.H4:mixed.H5" chart:label-cell-address="mixed.H1:mixed.H1" chart:class="chart:scatter">
            <chart:domain table:cell-range-address="mixed.H2:mixed.H3"/>
            <chart:data-point chart:repeated="2"/>
          </chart:series>
          <chart:series chart:style-name="ch14" chart:values-cell-range-address="mixed.I4:mixed.I5" chart:label-cell-address="mixed.I1:mixed.I1" chart:class="chart:scatter">
            <chart:domain table:cell-range-address="mixed.I2:mixed.I3"/>
            <chart:data-point chart:repeated="2"/>
          </chart:series>
          <chart:series chart:style-name="ch15" chart:values-cell-range-address="mixed.J4:mixed.J5" chart:label-cell-address="mixed.J1:mixed.J1" chart:class="chart:scatter">
            <chart:domain table:cell-range-address="mixed.J2:mixed.J3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B</text:p>
                <draw:g>
                  <svg:desc>mixed.B1:mixed.B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eading targets</text:p>
                <draw:g>
                  <svg:desc>mixed.E1:mixed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running make</text:p>
                <draw:g>
                  <svg:desc>mixed.F1:mixed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uilding pipeline</text:p>
                <draw:g>
                  <svg:desc>mixed.G1:mixed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reading lines</text:p>
                <draw:g>
                  <svg:desc>mixed.H1:mixed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reading tokens</text:p>
                <draw:g>
                  <svg:desc>mixed.I1:mixed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printing output</text:p>
                <draw:g>
                  <svg:desc>mixed.J1:mixe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ixed.A2:mixed.A85</svg:desc>
                </draw:g>
              </table:table-cell>
              <table:table-cell office:value-type="float" office:value="1.292969">
                <text:p>1.292969</text:p>
                <draw:g>
                  <svg:desc>mixed.B2:mixed.B85</svg:desc>
                </draw:g>
              </table:table-cell>
              <table:table-cell office:value-type="float" office:value="0.117731809616089">
                <text:p>0.117731809616089</text:p>
                <draw:g>
                  <svg:desc>mixed.E2:mixed.E3</svg:desc>
                </draw:g>
              </table:table-cell>
              <table:table-cell office:value-type="float" office:value="33">
                <text:p>33</text:p>
                <draw:g>
                  <svg:desc>mixed.E4:mixed.E5</svg:desc>
                </draw:g>
              </table:table-cell>
              <table:table-cell office:value-type="float" office:value="0.117802858352661">
                <text:p>0.117802858352661</text:p>
                <draw:g>
                  <svg:desc>mixed.F2:mixed.F3</svg:desc>
                </draw:g>
              </table:table-cell>
              <table:table-cell office:value-type="float" office:value="30">
                <text:p>30</text:p>
                <draw:g>
                  <svg:desc>mixed.F4:mixed.F5</svg:desc>
                </draw:g>
              </table:table-cell>
              <table:table-cell office:value-type="float" office:value="0.119910001754761">
                <text:p>0.119910001754761</text:p>
                <draw:g>
                  <svg:desc>mixed.G2:mixed.G3</svg:desc>
                </draw:g>
              </table:table-cell>
              <table:table-cell office:value-type="float" office:value="32">
                <text:p>32</text:p>
                <draw:g>
                  <svg:desc>mixed.G4:mixed.G5</svg:desc>
                </draw:g>
              </table:table-cell>
              <table:table-cell office:value-type="float" office:value="0.120101690292358">
                <text:p>0.120101690292358</text:p>
                <draw:g>
                  <svg:desc>mixed.H2:mixed.H3</svg:desc>
                </draw:g>
              </table:table-cell>
              <table:table-cell office:value-type="float" office:value="31">
                <text:p>31</text:p>
                <draw:g>
                  <svg:desc>mixed.H4:mixed.H5</svg:desc>
                </draw:g>
              </table:table-cell>
              <table:table-cell office:value-type="float" office:value="3.32592964172363">
                <text:p>3.32592964172363</text:p>
                <draw:g>
                  <svg:desc>mixed.I2:mixed.I3</svg:desc>
                </draw:g>
              </table:table-cell>
              <table:table-cell office:value-type="float" office:value="31">
                <text:p>31</text:p>
                <draw:g>
                  <svg:desc>mixed.I4:mixed.I5</svg:desc>
                </draw:g>
              </table:table-cell>
              <table:table-cell office:value-type="float" office:value="8.32265496253967">
                <text:p>8.32265496253967</text:p>
                <draw:g>
                  <svg:desc>mixed.J2:mixed.J3</svg:desc>
                </draw:g>
              </table:table-cell>
              <table:table-cell office:value-type="float" office:value="33">
                <text:p>33</text:p>
                <draw:g>
                  <svg:desc>mixed.J4:mixed.J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0399971008301">
                <text:p>0.100399971008301</text:p>
              </table:table-cell>
              <table:table-cell office:value-type="float" office:value="17.097656">
                <text:p>17.097656</text:p>
              </table:table-cell>
              <table:table-cell office:value-type="float" office:value="8.32253766059876">
                <text:p>8.32253766059876</text:p>
              </table:table-cell>
              <table:table-cell office:value-type="float" office:value="33">
                <text:p>33</text:p>
              </table:table-cell>
              <table:table-cell office:value-type="float" office:value="8.32249474525452">
                <text:p>8.32249474525452</text:p>
              </table:table-cell>
              <table:table-cell office:value-type="float" office:value="30">
                <text:p>30</text:p>
              </table:table-cell>
              <table:table-cell office:value-type="float" office:value="5.25820136070251">
                <text:p>5.25820136070251</text:p>
              </table:table-cell>
              <table:table-cell office:value-type="float" office:value="32">
                <text:p>32</text:p>
              </table:table-cell>
              <table:table-cell office:value-type="float" office:value="3.30774664878845">
                <text:p>3.30774664878845</text:p>
              </table:table-cell>
              <table:table-cell office:value-type="float" office:value="31">
                <text:p>31</text:p>
              </table:table-cell>
              <table:table-cell office:value-type="float" office:value="5.24244546890259">
                <text:p>5.24244546890259</text:p>
              </table:table-cell>
              <table:table-cell office:value-type="float" office:value="31">
                <text:p>31</text:p>
              </table:table-cell>
              <table:table-cell office:value-type="float" office:value="8.32569599151611">
                <text:p>8.325695991516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700044631958">
                <text:p>0.200700044631958</text:p>
              </table:table-cell>
              <table:table-cell office:value-type="float" office:value="18.496094">
                <text:p>18.49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0999879837036">
                <text:p>0.300999879837036</text:p>
              </table:table-cell>
              <table:table-cell office:value-type="float" office:value="18.496094">
                <text:p>18.49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1299953460693">
                <text:p>0.401299953460693</text:p>
              </table:table-cell>
              <table:table-cell office:value-type="float" office:value="18.496094">
                <text:p>18.49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1499891281128">
                <text:p>0.501499891281128</text:p>
              </table:table-cell>
              <table:table-cell office:value-type="float" office:value="18.6875">
                <text:p>18.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1799964904785">
                <text:p>0.601799964904785</text:p>
              </table:table-cell>
              <table:table-cell office:value-type="float" office:value="18.6875">
                <text:p>18.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199990272522">
                <text:p>0.70199990272522</text:p>
              </table:table-cell>
              <table:table-cell office:value-type="float" office:value="18.6875">
                <text:p>18.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2299976348877">
                <text:p>0.802299976348877</text:p>
              </table:table-cell>
              <table:table-cell office:value-type="float" office:value="18.6875">
                <text:p>18.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2600049972534">
                <text:p>0.902600049972534</text:p>
              </table:table-cell>
              <table:table-cell office:value-type="float" office:value="19.058594">
                <text:p>19.05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279998779297">
                <text:p>1.00279998779297</text:p>
              </table:table-cell>
              <table:table-cell office:value-type="float" office:value="19.113281">
                <text:p>19.11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029999256134">
                <text:p>1.1029999256134</text:p>
              </table:table-cell>
              <table:table-cell office:value-type="float" office:value="19.113281">
                <text:p>19.11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0319986343384">
                <text:p>1.20319986343384</text:p>
              </table:table-cell>
              <table:table-cell office:value-type="float" office:value="19.113281">
                <text:p>19.11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034999370575">
                <text:p>1.3034999370575</text:p>
              </table:table-cell>
              <table:table-cell office:value-type="float" office:value="19.113281">
                <text:p>19.11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0369987487793">
                <text:p>1.40369987487793</text:p>
              </table:table-cell>
              <table:table-cell office:value-type="float" office:value="18.621094">
                <text:p>18.6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0399994850159">
                <text:p>1.50399994850159</text:p>
              </table:table-cell>
              <table:table-cell office:value-type="float" office:value="18.621094">
                <text:p>18.6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0419988632202">
                <text:p>1.60419988632202</text:p>
              </table:table-cell>
              <table:table-cell office:value-type="float" office:value="18.621094">
                <text:p>18.6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0439982414246">
                <text:p>1.70439982414246</text:p>
              </table:table-cell>
              <table:table-cell office:value-type="float" office:value="18.621094">
                <text:p>18.6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0460000038147">
                <text:p>1.80460000038147</text:p>
              </table:table-cell>
              <table:table-cell office:value-type="float" office:value="18.621094">
                <text:p>18.6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0470004081726">
                <text:p>1.90470004081726</text:p>
              </table:table-cell>
              <table:table-cell office:value-type="float" office:value="18.859375">
                <text:p>18.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048999786377">
                <text:p>2.0048999786377</text:p>
              </table:table-cell>
              <table:table-cell office:value-type="float" office:value="18.859375">
                <text:p>18.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0509991645813">
                <text:p>2.10509991645813</text:p>
              </table:table-cell>
              <table:table-cell office:value-type="float" office:value="18.859375">
                <text:p>18.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0529985427856">
                <text:p>2.20529985427856</text:p>
              </table:table-cell>
              <table:table-cell office:value-type="float" office:value="19.089844">
                <text:p>19.089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0550003051758">
                <text:p>2.30550003051758</text:p>
              </table:table-cell>
              <table:table-cell office:value-type="float" office:value="19.089844">
                <text:p>19.089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0569996833801">
                <text:p>2.40569996833801</text:p>
              </table:table-cell>
              <table:table-cell office:value-type="float" office:value="19.089844">
                <text:p>19.089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0589990615845">
                <text:p>2.50589990615845</text:p>
              </table:table-cell>
              <table:table-cell office:value-type="float" office:value="19.089844">
                <text:p>19.089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0609984397888">
                <text:p>2.60609984397888</text:p>
              </table:table-cell>
              <table:table-cell office:value-type="float" office:value="19.34375">
                <text:p>19.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0639991760254">
                <text:p>2.70639991760254</text:p>
              </table:table-cell>
              <table:table-cell office:value-type="float" office:value="19.34375">
                <text:p>19.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0659985542297">
                <text:p>2.80659985542297</text:p>
              </table:table-cell>
              <table:table-cell office:value-type="float" office:value="19.34375">
                <text:p>19.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0680003166199">
                <text:p>2.90680003166199</text:p>
              </table:table-cell>
              <table:table-cell office:value-type="float" office:value="19.34375">
                <text:p>19.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0699996948242">
                <text:p>3.00699996948242</text:p>
              </table:table-cell>
              <table:table-cell office:value-type="float" office:value="19.34375">
                <text:p>19.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0719990730286">
                <text:p>3.10719990730286</text:p>
              </table:table-cell>
              <table:table-cell office:value-type="float" office:value="19.34375">
                <text:p>19.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0739984512329">
                <text:p>3.20739984512329</text:p>
              </table:table-cell>
              <table:table-cell office:value-type="float" office:value="19.34375">
                <text:p>19.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076000213623">
                <text:p>3.3076000213623</text:p>
              </table:table-cell>
              <table:table-cell office:value-type="float" office:value="19.34375">
                <text:p>19.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0789985656738">
                <text:p>3.40789985656738</text:p>
              </table:table-cell>
              <table:table-cell office:value-type="float" office:value="22.125">
                <text:p>22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081000328064">
                <text:p>3.5081000328064</text:p>
              </table:table-cell>
              <table:table-cell office:value-type="float" office:value="22.125">
                <text:p>22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0829997062683">
                <text:p>3.60829997062683</text:p>
              </table:table-cell>
              <table:table-cell office:value-type="float" office:value="22.125">
                <text:p>22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0849990844727">
                <text:p>3.70849990844727</text:p>
              </table:table-cell>
              <table:table-cell office:value-type="float" office:value="22.125">
                <text:p>22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086998462677">
                <text:p>3.8086998462677</text:p>
              </table:table-cell>
              <table:table-cell office:value-type="float" office:value="22.125">
                <text:p>22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0890002250671">
                <text:p>3.90890002250671</text:p>
              </table:table-cell>
              <table:table-cell office:value-type="float" office:value="22.125">
                <text:p>22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0929999351501">
                <text:p>4.00929999351501</text:p>
              </table:table-cell>
              <table:table-cell office:value-type="float" office:value="22.125">
                <text:p>22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0949993133545">
                <text:p>4.10949993133545</text:p>
              </table:table-cell>
              <table:table-cell office:value-type="float" office:value="22.125">
                <text:p>22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0959997177124">
                <text:p>4.20959997177124</text:p>
              </table:table-cell>
              <table:table-cell office:value-type="float" office:value="22.125">
                <text:p>22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099000453949">
                <text:p>4.3099000453949</text:p>
              </table:table-cell>
              <table:table-cell office:value-type="float" office:value="22.125">
                <text:p>22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1009998321533">
                <text:p>4.41009998321533</text:p>
              </table:table-cell>
              <table:table-cell office:value-type="float" office:value="22.125">
                <text:p>22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1029992103577">
                <text:p>4.51029992103577</text:p>
              </table:table-cell>
              <table:table-cell office:value-type="float" office:value="22.125">
                <text:p>22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104998588562">
                <text:p>4.6104998588562</text:p>
              </table:table-cell>
              <table:table-cell office:value-type="float" office:value="22.125">
                <text:p>22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1070003509522">
                <text:p>4.71070003509522</text:p>
              </table:table-cell>
              <table:table-cell office:value-type="float" office:value="22.125">
                <text:p>22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1099987030029">
                <text:p>4.81099987030029</text:p>
              </table:table-cell>
              <table:table-cell office:value-type="float" office:value="22.125">
                <text:p>22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1120004653931">
                <text:p>4.91120004653931</text:p>
              </table:table-cell>
              <table:table-cell office:value-type="float" office:value="22.125">
                <text:p>22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1139998435974">
                <text:p>5.01139998435974</text:p>
              </table:table-cell>
              <table:table-cell office:value-type="float" office:value="22.125">
                <text:p>22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1159992218018">
                <text:p>5.11159992218018</text:p>
              </table:table-cell>
              <table:table-cell office:value-type="float" office:value="22.125">
                <text:p>22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1179986000061">
                <text:p>5.21179986000061</text:p>
              </table:table-cell>
              <table:table-cell office:value-type="float" office:value="22.125">
                <text:p>22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1219983100891">
                <text:p>5.31219983100891</text:p>
              </table:table-cell>
              <table:table-cell office:value-type="float" office:value="23.808594">
                <text:p>23.80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1249990463257">
                <text:p>5.41249990463257</text:p>
              </table:table-cell>
              <table:table-cell office:value-type="float" office:value="21.921875">
                <text:p>21.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12699842453">
                <text:p>5.512699842453</text:p>
              </table:table-cell>
              <table:table-cell office:value-type="float" office:value="21.933594">
                <text:p>21.9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1299991607666">
                <text:p>5.61299991607666</text:p>
              </table:table-cell>
              <table:table-cell office:value-type="float" office:value="21.933594">
                <text:p>21.9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1329998970032">
                <text:p>5.71329998970032</text:p>
              </table:table-cell>
              <table:table-cell office:value-type="float" office:value="21.933594">
                <text:p>21.9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135998249054">
                <text:p>5.8135998249054</text:p>
              </table:table-cell>
              <table:table-cell office:value-type="float" office:value="21.933594">
                <text:p>21.9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1380000114441">
                <text:p>5.91380000114441</text:p>
              </table:table-cell>
              <table:table-cell office:value-type="float" office:value="21.933594">
                <text:p>21.9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1409983634949">
                <text:p>6.01409983634949</text:p>
              </table:table-cell>
              <table:table-cell office:value-type="float" office:value="21.933594">
                <text:p>21.9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1439990997314">
                <text:p>6.11439990997314</text:p>
              </table:table-cell>
              <table:table-cell office:value-type="float" office:value="21.933594">
                <text:p>21.9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1459984779358">
                <text:p>6.21459984779358</text:p>
              </table:table-cell>
              <table:table-cell office:value-type="float" office:value="21.933594">
                <text:p>21.9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1489992141724">
                <text:p>6.31489992141724</text:p>
              </table:table-cell>
              <table:table-cell office:value-type="float" office:value="21.933594">
                <text:p>21.9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1509985923767">
                <text:p>6.41509985923767</text:p>
              </table:table-cell>
              <table:table-cell office:value-type="float" office:value="21.933594">
                <text:p>21.9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1539993286133">
                <text:p>6.51539993286133</text:p>
              </table:table-cell>
              <table:table-cell office:value-type="float" office:value="21.933594">
                <text:p>21.9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1559987068176">
                <text:p>6.61559987068176</text:p>
              </table:table-cell>
              <table:table-cell office:value-type="float" office:value="21.933594">
                <text:p>21.9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1589994430542">
                <text:p>6.71589994430542</text:p>
              </table:table-cell>
              <table:table-cell office:value-type="float" office:value="21.933594">
                <text:p>21.9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1620001792908">
                <text:p>6.81620001792908</text:p>
              </table:table-cell>
              <table:table-cell office:value-type="float" office:value="21.933594">
                <text:p>21.9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1649985313416">
                <text:p>6.91649985313416</text:p>
              </table:table-cell>
              <table:table-cell office:value-type="float" office:value="21.933594">
                <text:p>21.9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1670002937317">
                <text:p>7.01670002937317</text:p>
              </table:table-cell>
              <table:table-cell office:value-type="float" office:value="21.933594">
                <text:p>21.9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1699986457825">
                <text:p>7.11699986457825</text:p>
              </table:table-cell>
              <table:table-cell office:value-type="float" office:value="21.933594">
                <text:p>21.9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172999382019">
                <text:p>7.2172999382019</text:p>
              </table:table-cell>
              <table:table-cell office:value-type="float" office:value="21.933594">
                <text:p>21.9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1749987602234">
                <text:p>7.31749987602234</text:p>
              </table:table-cell>
              <table:table-cell office:value-type="float" office:value="21.933594">
                <text:p>21.9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17799949646">
                <text:p>7.417799949646</text:p>
              </table:table-cell>
              <table:table-cell office:value-type="float" office:value="21.933594">
                <text:p>21.9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1799988746643">
                <text:p>7.51799988746643</text:p>
              </table:table-cell>
              <table:table-cell office:value-type="float" office:value="21.933594">
                <text:p>21.9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1829996109009">
                <text:p>7.61829996109009</text:p>
              </table:table-cell>
              <table:table-cell office:value-type="float" office:value="22.1875">
                <text:p>22.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1869993209839">
                <text:p>7.71869993209839</text:p>
              </table:table-cell>
              <table:table-cell office:value-type="float" office:value="22.1875">
                <text:p>22.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1889986991882">
                <text:p>7.81889986991882</text:p>
              </table:table-cell>
              <table:table-cell office:value-type="float" office:value="22.1875">
                <text:p>22.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1919994354248">
                <text:p>7.91919994354248</text:p>
              </table:table-cell>
              <table:table-cell office:value-type="float" office:value="22.1875">
                <text:p>22.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01939988136292">
                <text:p>8.01939988136292</text:p>
              </table:table-cell>
              <table:table-cell office:value-type="float" office:value="22.1875">
                <text:p>22.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1969995498657">
                <text:p>8.11969995498657</text:p>
              </table:table-cell>
              <table:table-cell office:value-type="float" office:value="22.1875">
                <text:p>22.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2000002861023">
                <text:p>8.22000002861023</text:p>
              </table:table-cell>
              <table:table-cell office:value-type="float" office:value="22.1875">
                <text:p>22.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2019996643066">
                <text:p>8.32019996643066</text:p>
              </table:table-cell>
              <table:table-cell office:value-type="float" office:value="22.1875">
                <text:p>22.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93cm" xlink:href=".." xlink:type="simple" chart:class="chart:scatter" chart:style-name="ch1">
        <chart:legend chart:legend-position="bottom" svg:x="4.806cm" svg:y="8.188cm" style:legend-expansion="wide" chart:style-name="ch2"/>
        <chart:plot-area chart:style-name="ch3" table:cell-range-address="combined_children.A3:combined_children.A255 combined_children.E2:combined_children.G255" chart:data-source-has-labels="row" svg:x="1.296cm" svg:y="0.179cm" svg:width="14.387cm" svg:height="6.884cm">
          <chartooo:coordinate-region svg:x="2.133cm" svg:y="0.389cm" svg:width="13.2cm" svg:height="6.005cm"/>
          <chart:axis chart:dimension="x" chart:name="primary-x" chart:style-name="ch4">
            <chart:title svg:x="8.181cm" svg:y="7.243cm" chart:style-name="ch5">
              <text:p>sec</text:p>
            </chart:title>
          </chart:axis>
          <chart:axis chart:dimension="y" chart:name="primary-y" chart:style-name="ch6">
            <chart:title svg:x="0.451cm" svg:y="4.878cm" chart:style-name="ch7">
              <text:p>MiB-sec (integral)</text:p>
            </chart:title>
            <chart:grid chart:style-name="ch8" chart:class="major"/>
          </chart:axis>
          <chart:series chart:style-name="ch9" chart:values-cell-range-address="combined_children.E3:combined_children.E255" chart:label-cell-address="combined_children.E2:combined_children.E2" chart:class="chart:scatter">
            <chart:domain table:cell-range-address="combined_children.A3:combined_children.A255"/>
            <chart:data-point chart:repeated="253"/>
          </chart:series>
          <chart:series chart:style-name="ch10" chart:values-cell-range-address="combined_children.F3:combined_children.F255" chart:label-cell-address="combined_children.F2:combined_children.F2" chart:class="chart:scatter">
            <chart:data-point chart:repeated="253"/>
          </chart:series>
          <chart:series chart:style-name="ch11" chart:values-cell-range-address="combined_children.G3:combined_children.G255" chart:label-cell-address="combined_children.G2:combined_children.G2" chart:class="chart:scatter">
            <chart:data-point chart:repeated="2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combined_children.E2:combined_children.E2</svg:desc>
                </draw:g>
              </table:table-cell>
              <table:table-cell office:value-type="string">
                <text:p>memory</text:p>
                <draw:g>
                  <svg:desc>combined_children.F2:combined_children.F2</svg:desc>
                </draw:g>
              </table:table-cell>
              <table:table-cell office:value-type="string">
                <text:p>mixed</text:p>
                <draw:g>
                  <svg:desc>combined_children.G2:combined_children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mbined_children.A3:combined_children.A255</svg:desc>
                </draw:g>
              </table:table-cell>
              <table:table-cell office:value-type="float" office:value="0">
                <text:p>0</text:p>
                <draw:g>
                  <svg:desc>combined_children.E3:combined_children.E255</svg:desc>
                </draw:g>
              </table:table-cell>
              <table:table-cell office:value-type="float" office:value="0">
                <text:p>0</text:p>
                <draw:g>
                  <svg:desc>combined_children.F3:combined_children.F255</svg:desc>
                </draw:g>
              </table:table-cell>
              <table:table-cell office:value-type="float" office:value="0">
                <text:p>0</text:p>
                <draw:g>
                  <svg:desc>combined_children.G3:combined_children.G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0401606425703">
                <text:p>0.100401606425703</text:p>
              </table:table-cell>
              <table:table-cell office:value-type="float" office:value="0.0335478867623433">
                <text:p>0.0335478867623433</text:p>
              </table:table-cell>
              <table:table-cell office:value-type="float" office:value="0.0509170592783108">
                <text:p>0.0509170592783108</text:p>
              </table:table-cell>
              <table:table-cell office:value-type="float" office:value="0.0527191417894617">
                <text:p>0.0527191417894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803212851406">
                <text:p>0.200803212851406</text:p>
              </table:table-cell>
              <table:table-cell office:value-type="float" office:value="0.643865495756212">
                <text:p>0.643865495756212</text:p>
              </table:table-cell>
              <table:table-cell office:value-type="float" office:value="0.674889801176025">
                <text:p>0.674889801176025</text:p>
              </table:table-cell>
              <table:table-cell office:value-type="float" office:value="0.745310224523539">
                <text:p>0.7453102245235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204819277108">
                <text:p>0.301204819277108</text:p>
              </table:table-cell>
              <table:table-cell office:value-type="float" office:value="2.31684745233726">
                <text:p>2.31684745233726</text:p>
              </table:table-cell>
              <table:table-cell office:value-type="float" office:value="2.42897479775979">
                <text:p>2.42897479775979</text:p>
              </table:table-cell>
              <table:table-cell office:value-type="float" office:value="2.65223016256011">
                <text:p>2.65223016256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1606425702811">
                <text:p>0.401606425702811</text:p>
              </table:table-cell>
              <table:table-cell office:value-type="float" office:value="4.86927025656186">
                <text:p>4.86927025656186</text:p>
              </table:table-cell>
              <table:table-cell office:value-type="float" office:value="5.20780155148319">
                <text:p>5.20780155148319</text:p>
              </table:table-cell>
              <table:table-cell office:value-type="float" office:value="5.55323570784755">
                <text:p>5.55323570784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2008032128514">
                <text:p>0.502008032128514</text:p>
              </table:table-cell>
              <table:table-cell office:value-type="float" office:value="8.04623102724016">
                <text:p>8.04623102724016</text:p>
              </table:table-cell>
              <table:table-cell office:value-type="float" office:value="8.40361097186227">
                <text:p>8.40361097186227</text:p>
              </table:table-cell>
              <table:table-cell office:value-type="float" office:value="8.89342277979776">
                <text:p>8.89342277979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2409638554217">
                <text:p>0.602409638554217</text:p>
              </table:table-cell>
              <table:table-cell office:value-type="float" office:value="11.4877314288466">
                <text:p>11.4877314288466</text:p>
              </table:table-cell>
              <table:table-cell office:value-type="float" office:value="11.6066782208035">
                <text:p>11.6066782208035</text:p>
              </table:table-cell>
              <table:table-cell office:value-type="float" office:value="12.3036432440368">
                <text:p>12.3036432440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81124497992">
                <text:p>0.70281124497992</text:p>
              </table:table-cell>
              <table:table-cell office:value-type="float" office:value="14.8488241999459">
                <text:p>14.8488241999459</text:p>
              </table:table-cell>
              <table:table-cell office:value-type="float" office:value="14.8179631075986">
                <text:p>14.8179631075986</text:p>
              </table:table-cell>
              <table:table-cell office:value-type="float" office:value="15.6218325983273">
                <text:p>15.62183259832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3212851405622">
                <text:p>0.803212851405622</text:p>
              </table:table-cell>
              <table:table-cell office:value-type="float" office:value="18.105201207993">
                <text:p>18.105201207993</text:p>
              </table:table-cell>
              <table:table-cell office:value-type="float" office:value="18.0304223445464">
                <text:p>18.0304223445464</text:p>
              </table:table-cell>
              <table:table-cell office:value-type="float" office:value="18.8401035522942">
                <text:p>18.8401035522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3614457831325">
                <text:p>0.903614457831325</text:p>
              </table:table-cell>
              <table:table-cell office:value-type="float" office:value="21.337270083495">
                <text:p>21.337270083495</text:p>
              </table:table-cell>
              <table:table-cell office:value-type="float" office:value="21.2428815814942">
                <text:p>21.2428815814942</text:p>
              </table:table-cell>
              <table:table-cell office:value-type="float" office:value="22.0544026374081">
                <text:p>22.05440263740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401606425703">
                <text:p>1.00401606425703</text:p>
              </table:table-cell>
              <table:table-cell office:value-type="float" office:value="24.5739704870886">
                <text:p>24.5739704870886</text:p>
              </table:table-cell>
              <table:table-cell office:value-type="float" office:value="24.4705989906095">
                <text:p>24.4705989906095</text:p>
              </table:table-cell>
              <table:table-cell office:value-type="float" office:value="25.2840512112183">
                <text:p>25.28405121121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0441767068273">
                <text:p>1.10441767068273</text:p>
              </table:table-cell>
              <table:table-cell office:value-type="float" office:value="27.8266340796278">
                <text:p>27.8266340796278</text:p>
              </table:table-cell>
              <table:table-cell office:value-type="float" office:value="27.8152548888803">
                <text:p>27.8152548888803</text:p>
              </table:table-cell>
              <table:table-cell office:value-type="float" office:value="28.528000603174">
                <text:p>28.528000603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0481927710843">
                <text:p>1.20481927710843</text:p>
              </table:table-cell>
              <table:table-cell office:value-type="float" office:value="31.0855851783223">
                <text:p>31.0855851783223</text:p>
              </table:table-cell>
              <table:table-cell office:value-type="float" office:value="31.2678014603652">
                <text:p>31.2678014603652</text:p>
              </table:table-cell>
              <table:table-cell office:value-type="float" office:value="31.7726804763128">
                <text:p>31.7726804763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0522088353414">
                <text:p>1.30522088353414</text:p>
              </table:table-cell>
              <table:table-cell office:value-type="float" office:value="34.3391623450992">
                <text:p>34.3391623450992</text:p>
              </table:table-cell>
              <table:table-cell office:value-type="float" office:value="34.726558388076">
                <text:p>34.726558388076</text:p>
              </table:table-cell>
              <table:table-cell office:value-type="float" office:value="35.0129854963931">
                <text:p>35.01298549639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0562248995984">
                <text:p>1.40562248995984</text:p>
              </table:table-cell>
              <table:table-cell office:value-type="float" office:value="37.5924097346574">
                <text:p>37.5924097346574</text:p>
              </table:table-cell>
              <table:table-cell office:value-type="float" office:value="38.1853153157869">
                <text:p>38.1853153157869</text:p>
              </table:table-cell>
              <table:table-cell office:value-type="float" office:value="38.2532905164734">
                <text:p>38.2532905164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0602409638554">
                <text:p>1.50602409638554</text:p>
              </table:table-cell>
              <table:table-cell office:value-type="float" office:value="40.6559861261769">
                <text:p>40.6559861261769</text:p>
              </table:table-cell>
              <table:table-cell office:value-type="float" office:value="41.6440722434977">
                <text:p>41.6440722434977</text:p>
              </table:table-cell>
              <table:table-cell office:value-type="float" office:value="41.4782767266019">
                <text:p>41.4782767266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0642570281125">
                <text:p>1.60642570281125</text:p>
              </table:table-cell>
              <table:table-cell office:value-type="float" office:value="43.3063863630779">
                <text:p>43.3063863630779</text:p>
              </table:table-cell>
              <table:table-cell office:value-type="float" office:value="45.1028291712086">
                <text:p>45.1028291712086</text:p>
              </table:table-cell>
              <table:table-cell office:value-type="float" office:value="44.501025112695">
                <text:p>44.5010251126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0682730923695">
                <text:p>1.70682730923695</text:p>
              </table:table-cell>
              <table:table-cell office:value-type="float" office:value="45.7332814433992">
                <text:p>45.7332814433992</text:p>
              </table:table-cell>
              <table:table-cell office:value-type="float" office:value="48.5615860989194">
                <text:p>48.5615860989194</text:p>
              </table:table-cell>
              <table:table-cell office:value-type="float" office:value="47.1339561139608">
                <text:p>47.13395611396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0722891566265">
                <text:p>1.80722891566265</text:p>
              </table:table-cell>
              <table:table-cell office:value-type="float" office:value="48.1601765237205">
                <text:p>48.1601765237205</text:p>
              </table:table-cell>
              <table:table-cell office:value-type="float" office:value="52.0203430266303">
                <text:p>52.0203430266303</text:p>
              </table:table-cell>
              <table:table-cell office:value-type="float" office:value="49.565285710497">
                <text:p>49.5652857104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0763052208835">
                <text:p>1.90763052208835</text:p>
              </table:table-cell>
              <table:table-cell office:value-type="float" office:value="50.5964311491688">
                <text:p>50.5964311491688</text:p>
              </table:table-cell>
              <table:table-cell office:value-type="float" office:value="55.4790999543411">
                <text:p>55.4790999543411</text:p>
              </table:table-cell>
              <table:table-cell office:value-type="float" office:value="52.0072164976579">
                <text:p>52.00721649765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0803212851406">
                <text:p>2.00803212851406</text:p>
              </table:table-cell>
              <table:table-cell office:value-type="float" office:value="53.0444515878701">
                <text:p>53.0444515878701</text:p>
              </table:table-cell>
              <table:table-cell office:value-type="float" office:value="58.9378568820519">
                <text:p>58.9378568820519</text:p>
              </table:table-cell>
              <table:table-cell office:value-type="float" office:value="54.4588317445074">
                <text:p>54.4588317445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0843373493976">
                <text:p>2.10843373493976</text:p>
              </table:table-cell>
              <table:table-cell office:value-type="float" office:value="55.4948782946974">
                <text:p>55.4948782946974</text:p>
              </table:table-cell>
              <table:table-cell office:value-type="float" office:value="62.3966138097628">
                <text:p>62.3966138097628</text:p>
              </table:table-cell>
              <table:table-cell office:value-type="float" office:value="56.9108272264351">
                <text:p>56.91082722643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0883534136546">
                <text:p>2.20883534136546</text:p>
              </table:table-cell>
              <table:table-cell office:value-type="float" office:value="57.9147723354493">
                <text:p>57.9147723354493</text:p>
              </table:table-cell>
              <table:table-cell office:value-type="float" office:value="65.8553707374736">
                <text:p>65.8553707374736</text:p>
              </table:table-cell>
              <table:table-cell office:value-type="float" office:value="59.303557977529">
                <text:p>59.3035579775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0923694779116">
                <text:p>2.30923694779116</text:p>
              </table:table-cell>
              <table:table-cell office:value-type="float" office:value="60.2115175308195">
                <text:p>60.2115175308195</text:p>
              </table:table-cell>
              <table:table-cell office:value-type="float" office:value="69.3141276651844">
                <text:p>69.3141276651844</text:p>
              </table:table-cell>
              <table:table-cell office:value-type="float" office:value="61.5731398832413">
                <text:p>61.57313988324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0963855421687">
                <text:p>2.40963855421687</text:p>
              </table:table-cell>
              <table:table-cell office:value-type="float" office:value="62.4156465468838">
                <text:p>62.4156465468838</text:p>
              </table:table-cell>
              <table:table-cell office:value-type="float" office:value="72.7808669980016">
                <text:p>72.7808669980016</text:p>
              </table:table-cell>
              <table:table-cell office:value-type="float" office:value="63.778837674406">
                <text:p>63.7788376744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1004016064257">
                <text:p>2.51004016064257</text:p>
              </table:table-cell>
              <table:table-cell office:value-type="float" office:value="64.6197755629481">
                <text:p>64.6197755629481</text:p>
              </table:table-cell>
              <table:table-cell office:value-type="float" office:value="76.2742773074141">
                <text:p>76.2742773074141</text:p>
              </table:table-cell>
              <table:table-cell office:value-type="float" office:value="65.9845354655707">
                <text:p>65.98453546557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1044176706827">
                <text:p>2.61044176706827</text:p>
              </table:table-cell>
              <table:table-cell office:value-type="float" office:value="66.8310312389889">
                <text:p>66.8310312389889</text:p>
              </table:table-cell>
              <table:table-cell office:value-type="float" office:value="79.7953948201541">
                <text:p>79.7953948201541</text:p>
              </table:table-cell>
              <table:table-cell office:value-type="float" office:value="68.1902332567353">
                <text:p>68.19023325673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1084337349398">
                <text:p>2.71084337349398</text:p>
              </table:table-cell>
              <table:table-cell office:value-type="float" office:value="69.054837115833">
                <text:p>69.054837115833</text:p>
              </table:table-cell>
              <table:table-cell office:value-type="float" office:value="83.3255309647324">
                <text:p>83.3255309647324</text:p>
              </table:table-cell>
              <table:table-cell office:value-type="float" office:value="70.405920252373">
                <text:p>70.405920252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1124497991968">
                <text:p>2.81124497991968</text:p>
              </table:table-cell>
              <table:table-cell office:value-type="float" office:value="71.2840665335037">
                <text:p>71.2840665335037</text:p>
              </table:table-cell>
              <table:table-cell office:value-type="float" office:value="86.8556671093107">
                <text:p>86.8556671093107</text:p>
              </table:table-cell>
              <table:table-cell office:value-type="float" office:value="72.6345496174887">
                <text:p>72.63454961748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1164658634538">
                <text:p>2.91164658634538</text:p>
              </table:table-cell>
              <table:table-cell office:value-type="float" office:value="73.5033123719077">
                <text:p>73.5033123719077</text:p>
              </table:table-cell>
              <table:table-cell office:value-type="float" office:value="90.385803253889">
                <text:p>90.385803253889</text:p>
              </table:table-cell>
              <table:table-cell office:value-type="float" office:value="74.8661321476091">
                <text:p>74.86613214760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1204819277108">
                <text:p>3.01204819277108</text:p>
              </table:table-cell>
              <table:table-cell office:value-type="float" office:value="75.5994813638173">
                <text:p>75.5994813638173</text:p>
              </table:table-cell>
              <table:table-cell office:value-type="float" office:value="93.9159393984674">
                <text:p>93.9159393984674</text:p>
              </table:table-cell>
              <table:table-cell office:value-type="float" office:value="77.0498878619461">
                <text:p>77.04988786194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1244979919679">
                <text:p>3.11244979919679</text:p>
              </table:table-cell>
              <table:table-cell office:value-type="float" office:value="77.5709153606964">
                <text:p>77.5709153606964</text:p>
              </table:table-cell>
              <table:table-cell office:value-type="float" office:value="97.4460755430457">
                <text:p>97.4460755430457</text:p>
              </table:table-cell>
              <table:table-cell office:value-type="float" office:value="79.0973562770863">
                <text:p>79.09735627708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1285140562249">
                <text:p>3.21285140562249</text:p>
              </table:table-cell>
              <table:table-cell office:value-type="float" office:value="79.5307076297727">
                <text:p>79.5307076297727</text:p>
              </table:table-cell>
              <table:table-cell office:value-type="float" office:value="100.918095377671">
                <text:p>100.918095377671</text:p>
              </table:table-cell>
              <table:table-cell office:value-type="float" office:value="81.0563642088132">
                <text:p>81.05636420881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1325301204819">
                <text:p>3.31325301204819</text:p>
              </table:table-cell>
              <table:table-cell office:value-type="float" office:value="81.490499898849">
                <text:p>81.490499898849</text:p>
              </table:table-cell>
              <table:table-cell office:value-type="float" office:value="104.275594629967">
                <text:p>104.275594629967</text:p>
              </table:table-cell>
              <table:table-cell office:value-type="float" office:value="83.0153721405401">
                <text:p>83.01537214054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136546184739">
                <text:p>3.4136546184739</text:p>
              </table:table-cell>
              <table:table-cell office:value-type="float" office:value="83.4693915627556">
                <text:p>83.4693915627556</text:p>
              </table:table-cell>
              <table:table-cell office:value-type="float" office:value="107.576689609887">
                <text:p>107.576689609887</text:p>
              </table:table-cell>
              <table:table-cell office:value-type="float" office:value="84.974380072267">
                <text:p>84.9743800722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140562248996">
                <text:p>3.5140562248996</text:p>
              </table:table-cell>
              <table:table-cell office:value-type="float" office:value="85.5549599334894">
                <text:p>85.5549599334894</text:p>
              </table:table-cell>
              <table:table-cell office:value-type="float" office:value="110.877784589806">
                <text:p>110.877784589806</text:p>
              </table:table-cell>
              <table:table-cell office:value-type="float" office:value="87.0025650761926">
                <text:p>87.00256507619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144578313253">
                <text:p>3.6144578313253</text:p>
              </table:table-cell>
              <table:table-cell office:value-type="float" office:value="87.7281056162203">
                <text:p>87.7281056162203</text:p>
              </table:table-cell>
              <table:table-cell office:value-type="float" office:value="114.178879569726">
                <text:p>114.178879569726</text:p>
              </table:table-cell>
              <table:table-cell office:value-type="float" office:value="89.1378189556202">
                <text:p>89.13781895562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14859437751">
                <text:p>3.714859437751</text:p>
              </table:table-cell>
              <table:table-cell office:value-type="float" office:value="89.9012512989512">
                <text:p>89.9012512989512</text:p>
              </table:table-cell>
              <table:table-cell office:value-type="float" office:value="117.479974549646">
                <text:p>117.479974549646</text:p>
              </table:table-cell>
              <table:table-cell office:value-type="float" office:value="91.3109646383511">
                <text:p>91.31096463835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1526104417671">
                <text:p>3.81526104417671</text:p>
              </table:table-cell>
              <table:table-cell office:value-type="float" office:value="92.0743969816821">
                <text:p>92.0743969816821</text:p>
              </table:table-cell>
              <table:table-cell office:value-type="float" office:value="120.781069529565">
                <text:p>120.781069529565</text:p>
              </table:table-cell>
              <table:table-cell office:value-type="float" office:value="93.484110321082">
                <text:p>93.4841103210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1566265060241">
                <text:p>3.91566265060241</text:p>
              </table:table-cell>
              <table:table-cell office:value-type="float" office:value="94.247542664413">
                <text:p>94.247542664413</text:p>
              </table:table-cell>
              <table:table-cell office:value-type="float" office:value="124.082164509485">
                <text:p>124.082164509485</text:p>
              </table:table-cell>
              <table:table-cell office:value-type="float" office:value="95.6572560038129">
                <text:p>95.65725600381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1606425702811">
                <text:p>4.01606425702811</text:p>
              </table:table-cell>
              <table:table-cell office:value-type="float" office:value="96.4220386332471">
                <text:p>96.4220386332471</text:p>
              </table:table-cell>
              <table:table-cell office:value-type="float" office:value="127.383883722071">
                <text:p>127.383883722071</text:p>
              </table:table-cell>
              <table:table-cell office:value-type="float" office:value="97.8304016865439">
                <text:p>97.8304016865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1646586345382">
                <text:p>4.11646586345382</text:p>
              </table:table-cell>
              <table:table-cell office:value-type="float" office:value="98.6042006643591">
                <text:p>98.6042006643591</text:p>
              </table:table-cell>
              <table:table-cell office:value-type="float" office:value="130.688740484858">
                <text:p>130.688740484858</text:p>
              </table:table-cell>
              <table:table-cell office:value-type="float" office:value="100.003547369275">
                <text:p>100.0035473692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1686746987952">
                <text:p>4.21686746987952</text:p>
              </table:table-cell>
              <table:table-cell office:value-type="float" office:value="100.803534237521">
                <text:p>100.803534237521</text:p>
              </table:table-cell>
              <table:table-cell office:value-type="float" office:value="133.996110565179">
                <text:p>133.996110565179</text:p>
              </table:table-cell>
              <table:table-cell office:value-type="float" office:value="102.187040191016">
                <text:p>102.187040191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1726907630522">
                <text:p>4.31726907630522</text:p>
              </table:table-cell>
              <table:table-cell office:value-type="float" office:value="103.01559582471">
                <text:p>103.01559582471</text:p>
              </table:table-cell>
              <table:table-cell office:value-type="float" office:value="137.3034806455">
                <text:p>137.3034806455</text:p>
              </table:table-cell>
              <table:table-cell office:value-type="float" office:value="104.391319307937">
                <text:p>104.3913193079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1767068273092">
                <text:p>4.41767068273092</text:p>
              </table:table-cell>
              <table:table-cell office:value-type="float" office:value="105.236346366731">
                <text:p>105.236346366731</text:p>
              </table:table-cell>
              <table:table-cell office:value-type="float" office:value="140.610850725821">
                <text:p>140.610850725821</text:p>
              </table:table-cell>
              <table:table-cell office:value-type="float" office:value="106.606037581029">
                <text:p>106.6060375810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1807228915663">
                <text:p>4.51807228915663</text:p>
              </table:table-cell>
              <table:table-cell office:value-type="float" office:value="107.470039328431">
                <text:p>107.470039328431</text:p>
              </table:table-cell>
              <table:table-cell office:value-type="float" office:value="143.918220806143">
                <text:p>143.918220806143</text:p>
              </table:table-cell>
              <table:table-cell office:value-type="float" office:value="108.820755854122">
                <text:p>108.8207558541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1847389558233">
                <text:p>4.61847389558233</text:p>
              </table:table-cell>
              <table:table-cell office:value-type="float" office:value="109.709858003129">
                <text:p>109.709858003129</text:p>
              </table:table-cell>
              <table:table-cell office:value-type="float" office:value="147.225590886464">
                <text:p>147.225590886464</text:p>
              </table:table-cell>
              <table:table-cell office:value-type="float" office:value="111.035474127214">
                <text:p>111.0354741272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1887550200803">
                <text:p>4.71887550200803</text:p>
              </table:table-cell>
              <table:table-cell office:value-type="float" office:value="111.949676677828">
                <text:p>111.949676677828</text:p>
              </table:table-cell>
              <table:table-cell office:value-type="float" office:value="150.532960966785">
                <text:p>150.532960966785</text:p>
              </table:table-cell>
              <table:table-cell office:value-type="float" office:value="113.250192400307">
                <text:p>113.2501924003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1927710843374">
                <text:p>4.81927710843374</text:p>
              </table:table-cell>
              <table:table-cell office:value-type="float" office:value="114.189495352527">
                <text:p>114.189495352527</text:p>
              </table:table-cell>
              <table:table-cell office:value-type="float" office:value="153.840331047107">
                <text:p>153.840331047107</text:p>
              </table:table-cell>
              <table:table-cell office:value-type="float" office:value="115.464910673399">
                <text:p>115.4649106733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1967871485944">
                <text:p>4.91967871485944</text:p>
              </table:table-cell>
              <table:table-cell office:value-type="float" office:value="116.429314027226">
                <text:p>116.429314027226</text:p>
              </table:table-cell>
              <table:table-cell office:value-type="float" office:value="157.147701127428">
                <text:p>157.147701127428</text:p>
              </table:table-cell>
              <table:table-cell office:value-type="float" office:value="117.679628946491">
                <text:p>117.6796289464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2008032128514">
                <text:p>5.02008032128514</text:p>
              </table:table-cell>
              <table:table-cell office:value-type="float" office:value="118.669132701925">
                <text:p>118.669132701925</text:p>
              </table:table-cell>
              <table:table-cell office:value-type="float" office:value="160.455071207749">
                <text:p>160.455071207749</text:p>
              </table:table-cell>
              <table:table-cell office:value-type="float" office:value="119.894347219584">
                <text:p>119.8943472195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2048192771084">
                <text:p>5.12048192771084</text:p>
              </table:table-cell>
              <table:table-cell office:value-type="float" office:value="120.908951376623">
                <text:p>120.908951376623</text:p>
              </table:table-cell>
              <table:table-cell office:value-type="float" office:value="163.762441288071">
                <text:p>163.762441288071</text:p>
              </table:table-cell>
              <table:table-cell office:value-type="float" office:value="122.109065492676">
                <text:p>122.1090654926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2088353413655">
                <text:p>5.22088353413655</text:p>
              </table:table-cell>
              <table:table-cell office:value-type="float" office:value="123.148770051322">
                <text:p>123.148770051322</text:p>
              </table:table-cell>
              <table:table-cell office:value-type="float" office:value="167.069811368392">
                <text:p>167.069811368392</text:p>
              </table:table-cell>
              <table:table-cell office:value-type="float" office:value="124.323783765768">
                <text:p>124.3237837657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2128514056225">
                <text:p>5.32128514056225</text:p>
              </table:table-cell>
              <table:table-cell office:value-type="float" office:value="125.38519946919">
                <text:p>125.38519946919</text:p>
              </table:table-cell>
              <table:table-cell office:value-type="float" office:value="170.377181448713">
                <text:p>170.377181448713</text:p>
              </table:table-cell>
              <table:table-cell office:value-type="float" office:value="126.538502038861">
                <text:p>126.5385020388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2168674698795">
                <text:p>5.42168674698795</text:p>
              </table:table-cell>
              <table:table-cell office:value-type="float" office:value="127.568936076029">
                <text:p>127.568936076029</text:p>
              </table:table-cell>
              <table:table-cell office:value-type="float" office:value="173.684551529034">
                <text:p>173.684551529034</text:p>
              </table:table-cell>
              <table:table-cell office:value-type="float" office:value="128.762127465462">
                <text:p>128.7621274654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2208835341366">
                <text:p>5.52208835341366</text:p>
              </table:table-cell>
              <table:table-cell office:value-type="float" office:value="129.69742895777">
                <text:p>129.69742895777</text:p>
              </table:table-cell>
              <table:table-cell office:value-type="float" office:value="176.991921609356">
                <text:p>176.991921609356</text:p>
              </table:table-cell>
              <table:table-cell office:value-type="float" office:value="131.010010789864">
                <text:p>131.0100107898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2248995983936">
                <text:p>5.62248995983936</text:p>
              </table:table-cell>
              <table:table-cell office:value-type="float" office:value="131.827035947559">
                <text:p>131.827035947559</text:p>
              </table:table-cell>
              <table:table-cell office:value-type="float" office:value="180.299291689677">
                <text:p>180.299291689677</text:p>
              </table:table-cell>
              <table:table-cell office:value-type="float" office:value="133.281146850317">
                <text:p>133.2811468503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2289156626506">
                <text:p>5.72289156626506</text:p>
              </table:table-cell>
              <table:table-cell office:value-type="float" office:value="133.974131132338">
                <text:p>133.974131132338</text:p>
              </table:table-cell>
              <table:table-cell office:value-type="float" office:value="183.606661769998">
                <text:p>183.606661769998</text:p>
              </table:table-cell>
              <table:table-cell office:value-type="float" office:value="135.560184902526">
                <text:p>135.5601849025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2329317269076">
                <text:p>5.82329317269076</text:p>
              </table:table-cell>
              <table:table-cell office:value-type="float" office:value="136.142155142477">
                <text:p>136.142155142477</text:p>
              </table:table-cell>
              <table:table-cell office:value-type="float" office:value="186.91403185032">
                <text:p>186.91403185032</text:p>
              </table:table-cell>
              <table:table-cell office:value-type="float" office:value="137.839222954734">
                <text:p>137.8392229547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2369477911647">
                <text:p>5.92369477911647</text:p>
              </table:table-cell>
              <table:table-cell office:value-type="float" office:value="138.331781778973">
                <text:p>138.331781778973</text:p>
              </table:table-cell>
              <table:table-cell office:value-type="float" office:value="190.221401930641">
                <text:p>190.221401930641</text:p>
              </table:table-cell>
              <table:table-cell office:value-type="float" office:value="140.118261006943">
                <text:p>140.1182610069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2409638554217">
                <text:p>6.02409638554217</text:p>
              </table:table-cell>
              <table:table-cell office:value-type="float" office:value="140.55015988611">
                <text:p>140.55015988611</text:p>
              </table:table-cell>
              <table:table-cell office:value-type="float" office:value="193.528772010962">
                <text:p>193.528772010962</text:p>
              </table:table-cell>
              <table:table-cell office:value-type="float" office:value="142.397299059152">
                <text:p>142.3972990591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2449799196787">
                <text:p>6.12449799196787</text:p>
              </table:table-cell>
              <table:table-cell office:value-type="float" office:value="142.787884069489">
                <text:p>142.787884069489</text:p>
              </table:table-cell>
              <table:table-cell office:value-type="float" office:value="196.836142091284">
                <text:p>196.836142091284</text:p>
              </table:table-cell>
              <table:table-cell office:value-type="float" office:value="144.684183033654">
                <text:p>144.6841830336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2489959839357">
                <text:p>6.22489959839357</text:p>
              </table:table-cell>
              <table:table-cell office:value-type="float" office:value="145.04246048446">
                <text:p>145.04246048446</text:p>
              </table:table-cell>
              <table:table-cell office:value-type="float" office:value="200.143512171605">
                <text:p>200.143512171605</text:p>
              </table:table-cell>
              <table:table-cell office:value-type="float" office:value="146.982048433859">
                <text:p>146.9820484338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2530120481928">
                <text:p>6.32530120481928</text:p>
              </table:table-cell>
              <table:table-cell office:value-type="float" office:value="147.328248135505">
                <text:p>147.328248135505</text:p>
              </table:table-cell>
              <table:table-cell office:value-type="float" office:value="203.450882251926">
                <text:p>203.450882251926</text:p>
              </table:table-cell>
              <table:table-cell office:value-type="float" office:value="149.283049337473">
                <text:p>149.2830493374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2570281124498">
                <text:p>6.42570281124498</text:p>
              </table:table-cell>
              <table:table-cell office:value-type="float" office:value="149.642450819367">
                <text:p>149.642450819367</text:p>
              </table:table-cell>
              <table:table-cell office:value-type="float" office:value="206.758252332247">
                <text:p>206.758252332247</text:p>
              </table:table-cell>
              <table:table-cell office:value-type="float" office:value="151.584050241088">
                <text:p>151.5840502410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2610441767068">
                <text:p>6.52610441767068</text:p>
              </table:table-cell>
              <table:table-cell office:value-type="float" office:value="151.984855790269">
                <text:p>151.984855790269</text:p>
              </table:table-cell>
              <table:table-cell office:value-type="float" office:value="210.065622412569">
                <text:p>210.065622412569</text:p>
              </table:table-cell>
              <table:table-cell office:value-type="float" office:value="153.885051144702">
                <text:p>153.8850511447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2650602409639">
                <text:p>6.62650602409639</text:p>
              </table:table-cell>
              <table:table-cell office:value-type="float" office:value="154.359188199636">
                <text:p>154.359188199636</text:p>
              </table:table-cell>
              <table:table-cell office:value-type="float" office:value="213.37299249289">
                <text:p>213.37299249289</text:p>
              </table:table-cell>
              <table:table-cell office:value-type="float" office:value="156.186052048317">
                <text:p>156.1860520483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2690763052209">
                <text:p>6.72690763052209</text:p>
              </table:table-cell>
              <table:table-cell office:value-type="float" office:value="156.760604611631">
                <text:p>156.760604611631</text:p>
              </table:table-cell>
              <table:table-cell office:value-type="float" office:value="216.674442379399">
                <text:p>216.674442379399</text:p>
              </table:table-cell>
              <table:table-cell office:value-type="float" office:value="158.487052951931">
                <text:p>158.4870529519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2730923694779">
                <text:p>6.82730923694779</text:p>
              </table:table-cell>
              <table:table-cell office:value-type="float" office:value="159.183719015177">
                <text:p>159.183719015177</text:p>
              </table:table-cell>
              <table:table-cell office:value-type="float" office:value="219.967067918518">
                <text:p>219.967067918518</text:p>
              </table:table-cell>
              <table:table-cell office:value-type="float" office:value="160.788053855546">
                <text:p>160.7880538555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2771084337349">
                <text:p>6.92771084337349</text:p>
              </table:table-cell>
              <table:table-cell office:value-type="float" office:value="161.633470135255">
                <text:p>161.633470135255</text:p>
              </table:table-cell>
              <table:table-cell office:value-type="float" office:value="223.25678930406">
                <text:p>223.25678930406</text:p>
              </table:table-cell>
              <table:table-cell office:value-type="float" office:value="163.08905475916">
                <text:p>163.089054759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281124497992">
                <text:p>7.0281124497992</text:p>
              </table:table-cell>
              <table:table-cell office:value-type="float" office:value="163.760183708221">
                <text:p>163.760183708221</text:p>
              </table:table-cell>
              <table:table-cell office:value-type="float" office:value="226.546510689602">
                <text:p>226.546510689602</text:p>
              </table:table-cell>
              <table:table-cell office:value-type="float" office:value="165.390055662774">
                <text:p>165.3900556627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285140562249">
                <text:p>7.1285140562249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229.836232075145">
                <text:p>229.836232075145</text:p>
              </table:table-cell>
              <table:table-cell office:value-type="float" office:value="167.691056566389">
                <text:p>167.6910565663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289156626506">
                <text:p>7.2289156626506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233.125953460687">
                <text:p>233.125953460687</text:p>
              </table:table-cell>
              <table:table-cell office:value-type="float" office:value="169.992057470003">
                <text:p>169.9920574700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2931726907631">
                <text:p>7.32931726907631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236.415674846229">
                <text:p>236.415674846229</text:p>
              </table:table-cell>
              <table:table-cell office:value-type="float" office:value="172.293058373618">
                <text:p>172.2930583736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2971887550201">
                <text:p>7.42971887550201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239.705396231771">
                <text:p>239.705396231771</text:p>
              </table:table-cell>
              <table:table-cell office:value-type="float" office:value="174.594059277232">
                <text:p>174.5940592772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3012048192771">
                <text:p>7.53012048192771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242.995117617313">
                <text:p>242.995117617313</text:p>
              </table:table-cell>
              <table:table-cell office:value-type="float" office:value="176.895060180847">
                <text:p>176.8950601808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3052208835341">
                <text:p>7.63052208835341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246.284839002855">
                <text:p>246.284839002855</text:p>
              </table:table-cell>
              <table:table-cell office:value-type="float" office:value="179.196061084461">
                <text:p>179.196061084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3092369477912">
                <text:p>7.73092369477912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249.574560388398">
                <text:p>249.574560388398</text:p>
              </table:table-cell>
              <table:table-cell office:value-type="float" office:value="181.497061988076">
                <text:p>181.4970619880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3132530120482">
                <text:p>7.83132530120482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252.86428177394">
                <text:p>252.86428177394</text:p>
              </table:table-cell>
              <table:table-cell office:value-type="float" office:value="183.79806289169">
                <text:p>183.798062891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3172690763052">
                <text:p>7.93172690763052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256.154003159482">
                <text:p>256.154003159482</text:p>
              </table:table-cell>
              <table:table-cell office:value-type="float" office:value="186.099063795305">
                <text:p>186.0990637953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03212851405623">
                <text:p>8.03212851405623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259.443724545024">
                <text:p>259.443724545024</text:p>
              </table:table-cell>
              <table:table-cell office:value-type="float" office:value="188.400064698919">
                <text:p>188.4000646989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3253012048193">
                <text:p>8.13253012048193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262.733445930566">
                <text:p>262.733445930566</text:p>
              </table:table-cell>
              <table:table-cell office:value-type="float" office:value="190.701065602533">
                <text:p>190.7010656025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3293172690763">
                <text:p>8.23293172690763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266.023167316108">
                <text:p>266.023167316108</text:p>
              </table:table-cell>
              <table:table-cell office:value-type="float" office:value="193.002066506148">
                <text:p>193.0020665061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269.312888701651">
                <text:p>269.312888701651</text:p>
              </table:table-cell>
              <table:table-cell office:value-type="float" office:value="195.303067409762">
                <text:p>195.303067409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3373493975904">
                <text:p>8.43373493975904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272.602610087193">
                <text:p>272.602610087193</text:p>
              </table:table-cell>
              <table:table-cell office:value-type="float" office:value="197.604068313377">
                <text:p>197.6040683133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3413654618474">
                <text:p>8.53413654618474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275.892331472735">
                <text:p>275.892331472735</text:p>
              </table:table-cell>
              <table:table-cell office:value-type="float" office:value="199.496121739387">
                <text:p>199.4961217393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3453815261044">
                <text:p>8.63453815261044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279.182052858277">
                <text:p>279.182052858277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3493975903615">
                <text:p>8.73493975903615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282.471774243819">
                <text:p>282.471774243819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3534136546185">
                <text:p>8.83534136546185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285.761495629362">
                <text:p>285.761495629362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3574297188755">
                <text:p>8.93574297188755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289.051217014904">
                <text:p>289.051217014904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03614457831325">
                <text:p>9.03614457831325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292.340938400446">
                <text:p>292.340938400446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3654618473896">
                <text:p>9.13654618473896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295.630659785988">
                <text:p>295.630659785988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3694779116466">
                <text:p>9.23694779116466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298.92038117153">
                <text:p>298.92038117153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3734939759036">
                <text:p>9.33734939759036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02.210102557073">
                <text:p>302.210102557073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3775100401606">
                <text:p>9.43775100401606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05.499823942615">
                <text:p>305.499823942615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3815261044177">
                <text:p>9.53815261044177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08.789545328157">
                <text:p>308.789545328157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3855421686747">
                <text:p>9.63855421686747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12.079266713699">
                <text:p>312.079266713699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3895582329317">
                <text:p>9.73895582329317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15.368988099241">
                <text:p>315.368988099241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3935742971888">
                <text:p>9.83935742971888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18.658709484783">
                <text:p>318.658709484783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3975903614458">
                <text:p>9.93975903614458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21.948430870326">
                <text:p>321.948430870326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0401606425703">
                <text:p>10.0401606425703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25.162447020419">
                <text:p>325.162447020419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40562248996">
                <text:p>10.140562248996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27.990653300892">
                <text:p>327.990653300892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409638554217">
                <text:p>10.2409638554217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30.505704676253">
                <text:p>330.505704676253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413654618474">
                <text:p>10.3413654618474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33.01770578067">
                <text:p>333.01770578067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417670682731">
                <text:p>10.4417670682731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35.529706885088">
                <text:p>335.529706885088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421686746988">
                <text:p>10.5421686746988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38.041707989506">
                <text:p>338.041707989506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425702811245">
                <text:p>10.6425702811245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40.553709093923">
                <text:p>340.553709093923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429718875502">
                <text:p>10.7429718875502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43.065710198341">
                <text:p>343.065710198341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433734939759">
                <text:p>10.8433734939759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45.577711302759">
                <text:p>345.577711302759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437751004016">
                <text:p>10.9437751004016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48.089712407176">
                <text:p>348.089712407176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0441767068273">
                <text:p>11.0441767068273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50.601713511594">
                <text:p>350.601713511594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44578313253">
                <text:p>11.144578313253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53.113714616012">
                <text:p>353.113714616012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449799196787">
                <text:p>11.2449799196787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55.625715720429">
                <text:p>355.625715720429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453815261044">
                <text:p>11.3453815261044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58.137716824847">
                <text:p>358.137716824847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457831325301">
                <text:p>11.4457831325301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60.649717929265">
                <text:p>360.649717929265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461847389558">
                <text:p>11.5461847389558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63.161719033682">
                <text:p>363.161719033682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465863453815">
                <text:p>11.6465863453815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65.6737201381">
                <text:p>365.6737201381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469879518072">
                <text:p>11.7469879518072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68.185721242518">
                <text:p>368.185721242518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473895582329">
                <text:p>11.8473895582329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70.697722346935">
                <text:p>370.697722346935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477911646586">
                <text:p>11.9477911646586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73.209723451353">
                <text:p>373.209723451353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0481927710843">
                <text:p>12.0481927710843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75.721724555771">
                <text:p>375.721724555771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4859437751">
                <text:p>12.14859437751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78.233725660189">
                <text:p>378.233725660189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489959839357">
                <text:p>12.2489959839357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80.745726764606">
                <text:p>380.745726764606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493975903614">
                <text:p>12.3493975903614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83.257727869024">
                <text:p>383.257727869024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497991967871">
                <text:p>12.4497991967871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85.769728973442">
                <text:p>385.769728973442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502008032129">
                <text:p>12.5502008032129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88.281730077859">
                <text:p>388.281730077859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506024096386">
                <text:p>12.6506024096386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90.793731182277">
                <text:p>390.793731182277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510040160643">
                <text:p>12.7510040160643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93.305732286695">
                <text:p>393.305732286695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5140562249">
                <text:p>12.85140562249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95.817733391112">
                <text:p>395.817733391112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518072289157">
                <text:p>12.9518072289157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398.32973449553">
                <text:p>398.32973449553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0522088353414">
                <text:p>13.0522088353414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00.841735599948">
                <text:p>400.841735599948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526104417671">
                <text:p>13.1526104417671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03.353736704365">
                <text:p>403.353736704365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530120481928">
                <text:p>13.2530120481928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05.865737808783">
                <text:p>405.865737808783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534136546185">
                <text:p>13.3534136546185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08.377738913201">
                <text:p>408.377738913201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538152610442">
                <text:p>13.4538152610442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10.889740017618">
                <text:p>410.889740017618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542168674699">
                <text:p>13.5542168674699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13.401741122036">
                <text:p>413.401741122036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546184738956">
                <text:p>13.6546184738956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15.913742226454">
                <text:p>415.913742226454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550200803213">
                <text:p>13.7550200803213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18.425743330871">
                <text:p>418.425743330871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55421686747">
                <text:p>13.855421686747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20.937744435289">
                <text:p>420.937744435289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558232931727">
                <text:p>13.9558232931727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23.449745539707">
                <text:p>423.449745539707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0562248995984">
                <text:p>14.0562248995984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25.961746644124">
                <text:p>425.961746644124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566265060241">
                <text:p>14.1566265060241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28.473747748542">
                <text:p>428.473747748542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570281124498">
                <text:p>14.2570281124498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30.98574885296">
                <text:p>430.98574885296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574297188755">
                <text:p>14.3574297188755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33.497749957377">
                <text:p>433.497749957377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578313253012">
                <text:p>14.4578313253012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36.009751061795">
                <text:p>436.009751061795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582329317269">
                <text:p>14.5582329317269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38.521752166213">
                <text:p>438.521752166213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586345381526">
                <text:p>14.6586345381526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41.033753270631">
                <text:p>441.033753270631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590361445783">
                <text:p>14.7590361445783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43.545754375048">
                <text:p>443.545754375048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59437751004">
                <text:p>14.859437751004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46.057755479466">
                <text:p>446.057755479466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598393574297">
                <text:p>14.9598393574297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48.569756583884">
                <text:p>448.569756583884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0602409638554">
                <text:p>15.0602409638554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51.081757688301">
                <text:p>451.081757688301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606425702811">
                <text:p>15.1606425702811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53.507115200676">
                <text:p>453.507115200676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610441767068">
                <text:p>15.2610441767068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55.797165885742">
                <text:p>455.797165885742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614457831325">
                <text:p>15.3614457831325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58.038553335541">
                <text:p>458.038553335541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618473895582">
                <text:p>15.4618473895582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60.27994078534">
                <text:p>460.27994078534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622489959839">
                <text:p>15.5622489959839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62.521328235139">
                <text:p>462.521328235139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626506024096">
                <text:p>15.6626506024096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64.762715684939">
                <text:p>464.762715684939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630522088353">
                <text:p>15.7630522088353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67.004103134738">
                <text:p>467.004103134738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63453815261">
                <text:p>15.863453815261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69.245490584537">
                <text:p>469.245490584537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638554216867">
                <text:p>15.9638554216867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71.486878034336">
                <text:p>471.486878034336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0642570281125">
                <text:p>16.0642570281125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73.728265484135">
                <text:p>473.728265484135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646586345382">
                <text:p>16.1646586345382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75.969652933935">
                <text:p>475.969652933935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650602409639">
                <text:p>16.2650602409639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78.211040383734">
                <text:p>478.211040383734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654618473896">
                <text:p>16.3654618473896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80.452427833533">
                <text:p>480.452427833533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658634538153">
                <text:p>16.4658634538153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82.693815283332">
                <text:p>482.693815283332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66265060241">
                <text:p>16.566265060241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84.935202733131">
                <text:p>484.935202733131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87.17659018293">
                <text:p>487.17659018293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670682730924">
                <text:p>16.7670682730924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89.41797763273">
                <text:p>489.41797763273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674698795181">
                <text:p>16.8674698795181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91.659365082529">
                <text:p>491.659365082529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678714859438">
                <text:p>16.9678714859438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93.900752532328">
                <text:p>493.900752532328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0682730923695">
                <text:p>17.0682730923695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96.142139982127">
                <text:p>496.142139982127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686746987952">
                <text:p>17.1686746987952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498.383527431926">
                <text:p>498.383527431926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690763052209">
                <text:p>17.2690763052209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00.624914881726">
                <text:p>500.624914881726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694779116466">
                <text:p>17.3694779116466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02.866302331525">
                <text:p>502.866302331525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698795180723">
                <text:p>17.4698795180723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05.107689781324">
                <text:p>505.107689781324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70281124498">
                <text:p>17.570281124498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07.349077231123">
                <text:p>507.349077231123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706827309237">
                <text:p>17.6706827309237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09.590464680922">
                <text:p>509.590464680922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710843373494">
                <text:p>17.7710843373494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11.831852130721">
                <text:p>511.831852130721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714859437751">
                <text:p>17.8714859437751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14.073239580521">
                <text:p>514.073239580521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718875502008">
                <text:p>17.9718875502008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16.31462703032">
                <text:p>516.31462703032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0722891566265">
                <text:p>18.0722891566265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18.556014480119">
                <text:p>518.556014480119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726907630522">
                <text:p>18.1726907630522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20.797401929918">
                <text:p>520.797401929918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730923694779">
                <text:p>18.2730923694779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23.038789379717">
                <text:p>523.038789379717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734939759036">
                <text:p>18.3734939759036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25.280176829516">
                <text:p>525.280176829516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738955823293">
                <text:p>18.4738955823293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27.521564279316">
                <text:p>527.521564279316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74297188755">
                <text:p>18.574297188755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29.762951729115">
                <text:p>529.762951729115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746987951807">
                <text:p>18.6746987951807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32.004339178914">
                <text:p>532.004339178914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751004016064">
                <text:p>18.7751004016064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34.245726628713">
                <text:p>534.245726628713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755020080321">
                <text:p>18.8755020080321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36.487114078512">
                <text:p>536.487114078512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759036144578">
                <text:p>18.9759036144578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38.728501528312">
                <text:p>538.728501528312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0763052208835">
                <text:p>19.0763052208835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40.969888978111">
                <text:p>540.969888978111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767068273092">
                <text:p>19.1767068273092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43.21127642791">
                <text:p>543.21127642791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771084337349">
                <text:p>19.2771084337349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45.452663877709">
                <text:p>545.452663877709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775100401606">
                <text:p>19.3775100401606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47.694051327508">
                <text:p>547.694051327508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779116465863">
                <text:p>19.4779116465863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49.935438777307">
                <text:p>549.935438777307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78313253012">
                <text:p>19.578313253012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52.176826227107">
                <text:p>552.176826227107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787148594378">
                <text:p>19.6787148594378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54.418213676906">
                <text:p>554.418213676906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791164658635">
                <text:p>19.7791164658635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56.659601126705">
                <text:p>556.659601126705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795180722892">
                <text:p>19.8795180722892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58.900988576504">
                <text:p>558.900988576504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799196787149">
                <text:p>19.9799196787149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61.142376026303">
                <text:p>561.142376026303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0803212851406">
                <text:p>20.0803212851406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63.383763476103">
                <text:p>563.383763476103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807228915663">
                <text:p>20.1807228915663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65.625150925902">
                <text:p>565.625150925902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81124497992">
                <text:p>20.281124497992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67.866538375701">
                <text:p>567.866538375701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815261044177">
                <text:p>20.3815261044177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70.1079258255">
                <text:p>570.1079258255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819277108434">
                <text:p>20.4819277108434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72.349313275299">
                <text:p>572.349313275299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823293172691">
                <text:p>20.5823293172691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74.590700725098">
                <text:p>574.590700725098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827309236948">
                <text:p>20.6827309236948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76.832088174898">
                <text:p>576.832088174898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831325301205">
                <text:p>20.7831325301205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79.073475624697">
                <text:p>579.073475624697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835341365462">
                <text:p>20.8835341365462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81.314863074496">
                <text:p>581.314863074496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839357429719">
                <text:p>20.9839357429719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83.556250524295">
                <text:p>583.556250524295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0843373493976">
                <text:p>21.0843373493976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85.797637974094">
                <text:p>585.797637974094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847389558233">
                <text:p>21.1847389558233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88.039025423894">
                <text:p>588.039025423894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85140562249">
                <text:p>21.285140562249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90.280412873693">
                <text:p>590.280412873693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855421686747">
                <text:p>21.3855421686747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92.521800323492">
                <text:p>592.521800323492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859437751004">
                <text:p>21.4859437751004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94.763187773291">
                <text:p>594.763187773291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863453815261">
                <text:p>21.5863453815261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96.938594450314">
                <text:p>596.938594450314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867469879518">
                <text:p>21.6867469879518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598.977713777939">
                <text:p>598.977713777939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871485943775">
                <text:p>21.7871485943775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00.946526528943">
                <text:p>600.946526528943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875502008032">
                <text:p>21.8875502008032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02.915339279947">
                <text:p>602.915339279947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879518072289">
                <text:p>21.9879518072289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04.884152030951">
                <text:p>604.884152030951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0883534136546">
                <text:p>22.0883534136546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06.852964781955">
                <text:p>606.852964781955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887550200803">
                <text:p>22.1887550200803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08.821777532959">
                <text:p>608.821777532959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89156626506">
                <text:p>22.289156626506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10.790590283963">
                <text:p>610.790590283963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895582329317">
                <text:p>22.3895582329317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12.759403034967">
                <text:p>612.759403034967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899598393574">
                <text:p>22.4899598393574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14.728215785971">
                <text:p>614.728215785971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903614457831">
                <text:p>22.5903614457831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16.697028536975">
                <text:p>616.697028536975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907630522088">
                <text:p>22.6907630522088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18.665841287979">
                <text:p>618.665841287979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911646586345">
                <text:p>22.7911646586345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20.634654038983">
                <text:p>620.634654038983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915662650602">
                <text:p>22.8915662650602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22.603466789987">
                <text:p>622.603466789987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919678714859">
                <text:p>22.9919678714859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24.572279540991">
                <text:p>624.572279540991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0923694779116">
                <text:p>23.0923694779116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26.541092291995">
                <text:p>626.541092291995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927710843373">
                <text:p>23.1927710843373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28.509905042999">
                <text:p>628.509905042999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93172690763">
                <text:p>23.293172690763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30.478717794003">
                <text:p>630.478717794003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935742971888">
                <text:p>23.3935742971888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32.447530545007">
                <text:p>632.447530545007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939759036145">
                <text:p>23.4939759036145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34.416343296011">
                <text:p>634.416343296011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943775100402">
                <text:p>23.5943775100402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36.385156047015">
                <text:p>636.385156047015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947791164659">
                <text:p>23.6947791164659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38.353968798019">
                <text:p>638.353968798019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951807228916">
                <text:p>23.7951807228916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40.322781549023">
                <text:p>640.322781549023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955823293173">
                <text:p>23.8955823293173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42.291594300027">
                <text:p>642.291594300027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95983935743">
                <text:p>23.995983935743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44.260407051031">
                <text:p>644.260407051031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0963855421687">
                <text:p>24.0963855421687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46.229219802035">
                <text:p>646.229219802035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967871485944">
                <text:p>24.1967871485944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48.198032553039">
                <text:p>648.198032553039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971887550201">
                <text:p>24.2971887550201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50.166845304043">
                <text:p>650.166845304043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975903614458">
                <text:p>24.3975903614458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52.135658055047">
                <text:p>652.135658055047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979919678715">
                <text:p>24.4979919678715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54.104470806051">
                <text:p>654.104470806051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983935742972">
                <text:p>24.5983935742972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56.073283557054">
                <text:p>656.073283557054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987951807229">
                <text:p>24.6987951807229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58.042096308059">
                <text:p>658.042096308059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991967871486">
                <text:p>24.7991967871486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60.010909059062">
                <text:p>660.010909059062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995983935743">
                <text:p>24.8995983935743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61.598056067372">
                <text:p>661.598056067372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62.20079670018">
                <text:p>662.20079670018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1004016064257">
                <text:p>25.1004016064257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62.20079670018">
                <text:p>662.20079670018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2008032128514">
                <text:p>25.2008032128514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62.20079670018">
                <text:p>662.20079670018</text:p>
              </table:table-cell>
              <table:table-cell office:value-type="float" office:value="200.237674713591">
                <text:p>200.2376747135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3012048192771">
                <text:p>25.3012048192771</text:p>
              </table:table-cell>
              <table:table-cell office:value-type="float" office:value="164.654049785903">
                <text:p>164.654049785903</text:p>
              </table:table-cell>
              <table:table-cell office:value-type="float" office:value="662.20079670018">
                <text:p>662.20079670018</text:p>
              </table:table-cell>
              <table:table-cell office:value-type="float" office:value="200.237674713591">
                <text:p>200.2376747135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93cm" xlink:href=".." xlink:type="simple" chart:class="chart:scatter" chart:style-name="ch1">
        <chart:legend chart:legend-position="bottom" svg:x="4.806cm" svg:y="8.188cm" style:legend-expansion="wide" chart:style-name="ch2"/>
        <chart:plot-area chart:style-name="ch3" table:cell-range-address="combined.A3:combined.D255 combined.B2:combined.D2" chart:data-source-has-labels="row" svg:x="1.296cm" svg:y="0.179cm" svg:width="14.387cm" svg:height="6.884cm">
          <chartooo:coordinate-region svg:x="1.938cm" svg:y="0.389cm" svg:width="13.394cm" svg:height="6.005cm"/>
          <chart:axis chart:dimension="x" chart:name="primary-x" chart:style-name="ch4">
            <chart:title svg:x="8.181cm" svg:y="7.243cm" chart:style-name="ch5">
              <text:p>sec</text:p>
            </chart:title>
          </chart:axis>
          <chart:axis chart:dimension="y" chart:name="primary-y" chart:style-name="ch6">
            <chart:title svg:x="0.451cm" svg:y="3.929cm" chart:style-name="ch7">
              <text:p>MiB</text:p>
            </chart:title>
            <chart:grid chart:style-name="ch8" chart:class="major"/>
          </chart:axis>
          <chart:series chart:style-name="ch9" chart:values-cell-range-address="combined.B3:combined.B255" chart:label-cell-address="combined.B2:combined.B2" chart:class="chart:scatter">
            <chart:domain table:cell-range-address="combined.A3:combined.A255"/>
            <chart:data-point chart:repeated="253"/>
          </chart:series>
          <chart:series chart:style-name="ch10" chart:values-cell-range-address="combined.C3:combined.C255" chart:label-cell-address="combined.C2:combined.C2" chart:class="chart:scatter">
            <chart:data-point chart:repeated="253"/>
          </chart:series>
          <chart:series chart:style-name="ch11" chart:values-cell-range-address="combined.D3:combined.D255" chart:label-cell-address="combined.D2:combined.D2" chart:class="chart:scatter">
            <chart:data-point chart:repeated="2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combined.B2:combined.B2</svg:desc>
                </draw:g>
              </table:table-cell>
              <table:table-cell office:value-type="string">
                <text:p>memory</text:p>
                <draw:g>
                  <svg:desc>combined.C2:combined.C2</svg:desc>
                </draw:g>
              </table:table-cell>
              <table:table-cell office:value-type="string">
                <text:p>mixed</text:p>
                <draw:g>
                  <svg:desc>combined.D2:combined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mbined.A3:combined.A255</svg:desc>
                </draw:g>
              </table:table-cell>
              <table:table-cell office:value-type="float" office:value="0">
                <text:p>0</text:p>
                <draw:g>
                  <svg:desc>combined.B3:combined.B255</svg:desc>
                </draw:g>
              </table:table-cell>
              <table:table-cell office:value-type="float" office:value="0">
                <text:p>0</text:p>
                <draw:g>
                  <svg:desc>combined.C3:combined.C255</svg:desc>
                </draw:g>
              </table:table-cell>
              <table:table-cell office:value-type="float" office:value="0">
                <text:p>0</text:p>
                <draw:g>
                  <svg:desc>combined.D3:combined.D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0401606425703">
                <text:p>0.100401606425703</text:p>
              </table:table-cell>
              <table:table-cell office:value-type="float" office:value="0.803101038782702">
                <text:p>0.803101038782702</text:p>
              </table:table-cell>
              <table:table-cell office:value-type="float" office:value="0.802417931775097">
                <text:p>0.802417931775097</text:p>
              </table:table-cell>
              <table:table-cell office:value-type="float" office:value="1.30601326320861">
                <text:p>1.306013263208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803212851406">
                <text:p>0.200803212851406</text:p>
              </table:table-cell>
              <table:table-cell office:value-type="float" office:value="16.6754342963255">
                <text:p>16.6754342963255</text:p>
              </table:table-cell>
              <table:table-cell office:value-type="float" office:value="16.6966019970884">
                <text:p>16.6966019970884</text:p>
              </table:table-cell>
              <table:table-cell office:value-type="float" office:value="16.8174921817618">
                <text:p>16.81749218176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204819277108">
                <text:p>0.301204819277108</text:p>
              </table:table-cell>
              <table:table-cell office:value-type="float" office:value="18.4218919399714">
                <text:p>18.4218919399714</text:p>
              </table:table-cell>
              <table:table-cell office:value-type="float" office:value="18.7194559091142">
                <text:p>18.7194559091142</text:p>
              </table:table-cell>
              <table:table-cell office:value-type="float" office:value="18.5952539035146">
                <text:p>18.5952539035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1606425702811">
                <text:p>0.401606425702811</text:p>
              </table:table-cell>
              <table:table-cell office:value-type="float" office:value="18.5034203601431">
                <text:p>18.5034203601431</text:p>
              </table:table-cell>
              <table:table-cell office:value-type="float" office:value="18.8085424067933">
                <text:p>18.8085424067933</text:p>
              </table:table-cell>
              <table:table-cell office:value-type="float" office:value="18.6442228563266">
                <text:p>18.6442228563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2008032128514">
                <text:p>0.502008032128514</text:p>
              </table:table-cell>
              <table:table-cell office:value-type="float" office:value="18.503906">
                <text:p>18.503906</text:p>
              </table:table-cell>
              <table:table-cell office:value-type="float" office:value="18.988281">
                <text:p>18.988281</text:p>
              </table:table-cell>
              <table:table-cell office:value-type="float" office:value="18.644531">
                <text:p>18.644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2409638554217">
                <text:p>0.602409638554217</text:p>
              </table:table-cell>
              <table:table-cell office:value-type="float" office:value="18.503906">
                <text:p>18.503906</text:p>
              </table:table-cell>
              <table:table-cell office:value-type="float" office:value="18.988281">
                <text:p>18.988281</text:p>
              </table:table-cell>
              <table:table-cell office:value-type="float" office:value="18.644531">
                <text:p>18.6445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81124497992">
                <text:p>0.70281124497992</text:p>
              </table:table-cell>
              <table:table-cell office:value-type="float" office:value="18.503906">
                <text:p>18.503906</text:p>
              </table:table-cell>
              <table:table-cell office:value-type="float" office:value="18.988281">
                <text:p>18.988281</text:p>
              </table:table-cell>
              <table:table-cell office:value-type="float" office:value="18.8371481643276">
                <text:p>18.83714816432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3212851405622">
                <text:p>0.803212851405622</text:p>
              </table:table-cell>
              <table:table-cell office:value-type="float" office:value="18.7076716234194">
                <text:p>18.7076716234194</text:p>
              </table:table-cell>
              <table:table-cell office:value-type="float" office:value="18.988281">
                <text:p>18.988281</text:p>
              </table:table-cell>
              <table:table-cell office:value-type="float" office:value="18.839844">
                <text:p>18.8398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3614457831325">
                <text:p>0.903614457831325</text:p>
              </table:table-cell>
              <table:table-cell office:value-type="float" office:value="18.710938">
                <text:p>18.710938</text:p>
              </table:table-cell>
              <table:table-cell office:value-type="float" office:value="18.988281">
                <text:p>18.988281</text:p>
              </table:table-cell>
              <table:table-cell office:value-type="float" office:value="18.839844">
                <text:p>18.8398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401606425703">
                <text:p>1.00401606425703</text:p>
              </table:table-cell>
              <table:table-cell office:value-type="float" office:value="18.9978433454435">
                <text:p>18.9978433454435</text:p>
              </table:table-cell>
              <table:table-cell office:value-type="float" office:value="18.988281">
                <text:p>18.988281</text:p>
              </table:table-cell>
              <table:table-cell office:value-type="float" office:value="19.1650039953542">
                <text:p>19.16500399535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0441767068273">
                <text:p>1.10441767068273</text:p>
              </table:table-cell>
              <table:table-cell office:value-type="float" office:value="19.0573533147818">
                <text:p>19.0573533147818</text:p>
              </table:table-cell>
              <table:table-cell office:value-type="float" office:value="18.988281">
                <text:p>18.988281</text:p>
              </table:table-cell>
              <table:table-cell office:value-type="float" office:value="19.2253213374684">
                <text:p>19.2253213374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0481927710843">
                <text:p>1.20481927710843</text:p>
              </table:table-cell>
              <table:table-cell office:value-type="float" office:value="19.058594">
                <text:p>19.058594</text:p>
              </table:table-cell>
              <table:table-cell office:value-type="float" office:value="18.988281">
                <text:p>18.988281</text:p>
              </table:table-cell>
              <table:table-cell office:value-type="float" office:value="19.226562">
                <text:p>19.2265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0522088353414">
                <text:p>1.30522088353414</text:p>
              </table:table-cell>
              <table:table-cell office:value-type="float" office:value="19.058594">
                <text:p>19.058594</text:p>
              </table:table-cell>
              <table:table-cell office:value-type="float" office:value="18.988281">
                <text:p>18.988281</text:p>
              </table:table-cell>
              <table:table-cell office:value-type="float" office:value="19.226562">
                <text:p>19.2265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0562248995984">
                <text:p>1.40562248995984</text:p>
              </table:table-cell>
              <table:table-cell office:value-type="float" office:value="19.058594">
                <text:p>19.058594</text:p>
              </table:table-cell>
              <table:table-cell office:value-type="float" office:value="18.988281">
                <text:p>18.988281</text:p>
              </table:table-cell>
              <table:table-cell office:value-type="float" office:value="19.226562">
                <text:p>19.2265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0602409638554">
                <text:p>1.50602409638554</text:p>
              </table:table-cell>
              <table:table-cell office:value-type="float" office:value="19.3044846439198">
                <text:p>19.3044846439198</text:p>
              </table:table-cell>
              <table:table-cell office:value-type="float" office:value="18.988281">
                <text:p>18.988281</text:p>
              </table:table-cell>
              <table:table-cell office:value-type="float" office:value="19.4727057459916">
                <text:p>19.47270574599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0642570281125">
                <text:p>1.60642570281125</text:p>
              </table:table-cell>
              <table:table-cell office:value-type="float" office:value="18.5914302520089">
                <text:p>18.5914302520089</text:p>
              </table:table-cell>
              <table:table-cell office:value-type="float" office:value="18.988281">
                <text:p>18.988281</text:p>
              </table:table-cell>
              <table:table-cell office:value-type="float" office:value="18.7586583689454">
                <text:p>18.75865836894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0682730923695">
                <text:p>1.70682730923695</text:p>
              </table:table-cell>
              <table:table-cell office:value-type="float" office:value="18.566406">
                <text:p>18.566406</text:p>
              </table:table-cell>
              <table:table-cell office:value-type="float" office:value="18.988281">
                <text:p>18.988281</text:p>
              </table:table-cell>
              <table:table-cell office:value-type="float" office:value="18.734375">
                <text:p>18.734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0722891566265">
                <text:p>1.80722891566265</text:p>
              </table:table-cell>
              <table:table-cell office:value-type="float" office:value="18.566406">
                <text:p>18.566406</text:p>
              </table:table-cell>
              <table:table-cell office:value-type="float" office:value="18.988281">
                <text:p>18.988281</text:p>
              </table:table-cell>
              <table:table-cell office:value-type="float" office:value="18.734375">
                <text:p>18.734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0763052208835">
                <text:p>1.90763052208835</text:p>
              </table:table-cell>
              <table:table-cell office:value-type="float" office:value="18.566406">
                <text:p>18.566406</text:p>
              </table:table-cell>
              <table:table-cell office:value-type="float" office:value="18.988281">
                <text:p>18.988281</text:p>
              </table:table-cell>
              <table:table-cell office:value-type="float" office:value="18.734375">
                <text:p>18.734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0803212851406">
                <text:p>2.00803212851406</text:p>
              </table:table-cell>
              <table:table-cell office:value-type="float" office:value="18.7870975111997">
                <text:p>18.7870975111997</text:p>
              </table:table-cell>
              <table:table-cell office:value-type="float" office:value="18.988281">
                <text:p>18.988281</text:p>
              </table:table-cell>
              <table:table-cell office:value-type="float" office:value="18.9667689480764">
                <text:p>18.96676894807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0843373493976">
                <text:p>2.10843373493976</text:p>
              </table:table-cell>
              <table:table-cell office:value-type="float" office:value="18.796875">
                <text:p>18.796875</text:p>
              </table:table-cell>
              <table:table-cell office:value-type="float" office:value="18.988281">
                <text:p>18.988281</text:p>
              </table:table-cell>
              <table:table-cell office:value-type="float" office:value="18.976562">
                <text:p>18.9765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0883534136546">
                <text:p>2.20883534136546</text:p>
              </table:table-cell>
              <table:table-cell office:value-type="float" office:value="18.796875">
                <text:p>18.796875</text:p>
              </table:table-cell>
              <table:table-cell office:value-type="float" office:value="18.988281">
                <text:p>18.988281</text:p>
              </table:table-cell>
              <table:table-cell office:value-type="float" office:value="18.976562">
                <text:p>18.9765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0923694779116">
                <text:p>2.30923694779116</text:p>
              </table:table-cell>
              <table:table-cell office:value-type="float" office:value="18.796875">
                <text:p>18.796875</text:p>
              </table:table-cell>
              <table:table-cell office:value-type="float" office:value="18.9926137119945">
                <text:p>18.9926137119945</text:p>
              </table:table-cell>
              <table:table-cell office:value-type="float" office:value="18.976562">
                <text:p>18.9765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0963855421687">
                <text:p>2.40963855421687</text:p>
              </table:table-cell>
              <table:table-cell office:value-type="float" office:value="19.0303429241501">
                <text:p>19.0303429241501</text:p>
              </table:table-cell>
              <table:table-cell office:value-type="float" office:value="19.1918817174189">
                <text:p>19.1918817174189</text:p>
              </table:table-cell>
              <table:table-cell office:value-type="float" office:value="19.1956648438245">
                <text:p>19.19566484382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1004016064257">
                <text:p>2.51004016064257</text:p>
              </table:table-cell>
              <table:table-cell office:value-type="float" office:value="19.042969">
                <text:p>19.042969</text:p>
              </table:table-cell>
              <table:table-cell office:value-type="float" office:value="19.695312">
                <text:p>19.695312</text:p>
              </table:table-cell>
              <table:table-cell office:value-type="float" office:value="19.207031">
                <text:p>19.2070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1044176706827">
                <text:p>2.61044176706827</text:p>
              </table:table-cell>
              <table:table-cell office:value-type="float" office:value="19.042969">
                <text:p>19.042969</text:p>
              </table:table-cell>
              <table:table-cell office:value-type="float" office:value="19.695312">
                <text:p>19.695312</text:p>
              </table:table-cell>
              <table:table-cell office:value-type="float" office:value="19.207031">
                <text:p>19.2070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1084337349398">
                <text:p>2.71084337349398</text:p>
              </table:table-cell>
              <table:table-cell office:value-type="float" office:value="19.042969">
                <text:p>19.042969</text:p>
              </table:table-cell>
              <table:table-cell office:value-type="float" office:value="19.695312">
                <text:p>19.695312</text:p>
              </table:table-cell>
              <table:table-cell office:value-type="float" office:value="19.207031">
                <text:p>19.2070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1124497991968">
                <text:p>2.81124497991968</text:p>
              </table:table-cell>
              <table:table-cell office:value-type="float" office:value="19.285023002747">
                <text:p>19.285023002747</text:p>
              </table:table-cell>
              <table:table-cell office:value-type="float" office:value="19.695312">
                <text:p>19.695312</text:p>
              </table:table-cell>
              <table:table-cell office:value-type="float" office:value="19.446412974699">
                <text:p>19.4464129746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1164658634538">
                <text:p>2.91164658634538</text:p>
              </table:table-cell>
              <table:table-cell office:value-type="float" office:value="19.300781">
                <text:p>19.300781</text:p>
              </table:table-cell>
              <table:table-cell office:value-type="float" office:value="19.695312">
                <text:p>19.695312</text:p>
              </table:table-cell>
              <table:table-cell office:value-type="float" office:value="19.460938">
                <text:p>19.4609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1204819277108">
                <text:p>3.01204819277108</text:p>
              </table:table-cell>
              <table:table-cell office:value-type="float" office:value="19.300781">
                <text:p>19.300781</text:p>
              </table:table-cell>
              <table:table-cell office:value-type="float" office:value="19.695312">
                <text:p>19.695312</text:p>
              </table:table-cell>
              <table:table-cell office:value-type="float" office:value="19.460938">
                <text:p>19.4609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1244979919679">
                <text:p>3.11244979919679</text:p>
              </table:table-cell>
              <table:table-cell office:value-type="float" office:value="19.300781">
                <text:p>19.300781</text:p>
              </table:table-cell>
              <table:table-cell office:value-type="float" office:value="19.695312">
                <text:p>19.695312</text:p>
              </table:table-cell>
              <table:table-cell office:value-type="float" office:value="19.460938">
                <text:p>19.4609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1285140562249">
                <text:p>3.21285140562249</text:p>
              </table:table-cell>
              <table:table-cell office:value-type="float" office:value="19.300781">
                <text:p>19.300781</text:p>
              </table:table-cell>
              <table:table-cell office:value-type="float" office:value="19.695312">
                <text:p>19.695312</text:p>
              </table:table-cell>
              <table:table-cell office:value-type="float" office:value="19.460938">
                <text:p>19.4609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1325301204819">
                <text:p>3.31325301204819</text:p>
              </table:table-cell>
              <table:table-cell office:value-type="float" office:value="19.300781">
                <text:p>19.300781</text:p>
              </table:table-cell>
              <table:table-cell office:value-type="float" office:value="19.695312">
                <text:p>19.695312</text:p>
              </table:table-cell>
              <table:table-cell office:value-type="float" office:value="19.460938">
                <text:p>19.4609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136546184739">
                <text:p>3.4136546184739</text:p>
              </table:table-cell>
              <table:table-cell office:value-type="float" office:value="19.5392569532208">
                <text:p>19.5392569532208</text:p>
              </table:table-cell>
              <table:table-cell office:value-type="float" office:value="19.695312">
                <text:p>19.695312</text:p>
              </table:table-cell>
              <table:table-cell office:value-type="float" office:value="19.460938">
                <text:p>19.4609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140562248996">
                <text:p>3.5140562248996</text:p>
              </table:table-cell>
              <table:table-cell office:value-type="float" office:value="21.7810182018506">
                <text:p>21.7810182018506</text:p>
              </table:table-cell>
              <table:table-cell office:value-type="float" office:value="19.695312">
                <text:p>19.695312</text:p>
              </table:table-cell>
              <table:table-cell office:value-type="float" office:value="21.4312601397248">
                <text:p>21.43126013972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144578313253">
                <text:p>3.6144578313253</text:p>
              </table:table-cell>
              <table:table-cell office:value-type="float" office:value="21.96875">
                <text:p>21.96875</text:p>
              </table:table-cell>
              <table:table-cell office:value-type="float" office:value="19.695312">
                <text:p>19.695312</text:p>
              </table:table-cell>
              <table:table-cell office:value-type="float" office:value="21.582031">
                <text:p>21.5820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14859437751">
                <text:p>3.714859437751</text:p>
              </table:table-cell>
              <table:table-cell office:value-type="float" office:value="21.96875">
                <text:p>21.96875</text:p>
              </table:table-cell>
              <table:table-cell office:value-type="float" office:value="19.695312">
                <text:p>19.695312</text:p>
              </table:table-cell>
              <table:table-cell office:value-type="float" office:value="21.582031">
                <text:p>21.5820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1526104417671">
                <text:p>3.81526104417671</text:p>
              </table:table-cell>
              <table:table-cell office:value-type="float" office:value="21.96875">
                <text:p>21.96875</text:p>
              </table:table-cell>
              <table:table-cell office:value-type="float" office:value="19.695312">
                <text:p>19.695312</text:p>
              </table:table-cell>
              <table:table-cell office:value-type="float" office:value="21.582031">
                <text:p>21.5820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1566265060241">
                <text:p>3.91566265060241</text:p>
              </table:table-cell>
              <table:table-cell office:value-type="float" office:value="21.96875">
                <text:p>21.96875</text:p>
              </table:table-cell>
              <table:table-cell office:value-type="float" office:value="19.695312">
                <text:p>19.695312</text:p>
              </table:table-cell>
              <table:table-cell office:value-type="float" office:value="21.582031">
                <text:p>21.5820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1606425702811">
                <text:p>4.01606425702811</text:p>
              </table:table-cell>
              <table:table-cell office:value-type="float" office:value="21.96875">
                <text:p>21.96875</text:p>
              </table:table-cell>
              <table:table-cell office:value-type="float" office:value="19.6982546897824">
                <text:p>19.6982546897824</text:p>
              </table:table-cell>
              <table:table-cell office:value-type="float" office:value="21.582031">
                <text:p>21.5820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1646586345382">
                <text:p>4.11646586345382</text:p>
              </table:table-cell>
              <table:table-cell office:value-type="float" office:value="21.96875">
                <text:p>21.96875</text:p>
              </table:table-cell>
              <table:table-cell office:value-type="float" office:value="19.765625">
                <text:p>19.765625</text:p>
              </table:table-cell>
              <table:table-cell office:value-type="float" office:value="21.582031">
                <text:p>21.5820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1686746987952">
                <text:p>4.21686746987952</text:p>
              </table:table-cell>
              <table:table-cell office:value-type="float" office:value="21.96875">
                <text:p>21.96875</text:p>
              </table:table-cell>
              <table:table-cell office:value-type="float" office:value="19.765625">
                <text:p>19.765625</text:p>
              </table:table-cell>
              <table:table-cell office:value-type="float" office:value="21.9895742831345">
                <text:p>21.9895742831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1726907630522">
                <text:p>4.31726907630522</text:p>
              </table:table-cell>
              <table:table-cell office:value-type="float" office:value="21.96875">
                <text:p>21.96875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027344">
                <text:p>22.0273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1767068273092">
                <text:p>4.41767068273092</text:p>
              </table:table-cell>
              <table:table-cell office:value-type="float" office:value="21.96875">
                <text:p>21.96875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027344">
                <text:p>22.0273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1807228915663">
                <text:p>4.51807228915663</text:p>
              </table:table-cell>
              <table:table-cell office:value-type="float" office:value="21.96875">
                <text:p>21.96875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027344">
                <text:p>22.0273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1847389558233">
                <text:p>4.61847389558233</text:p>
              </table:table-cell>
              <table:table-cell office:value-type="float" office:value="21.96875">
                <text:p>21.96875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027344">
                <text:p>22.0273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1887550200803">
                <text:p>4.71887550200803</text:p>
              </table:table-cell>
              <table:table-cell office:value-type="float" office:value="21.96875">
                <text:p>21.96875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027344">
                <text:p>22.027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1927710843374">
                <text:p>4.81927710843374</text:p>
              </table:table-cell>
              <table:table-cell office:value-type="float" office:value="21.96875">
                <text:p>21.96875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027344">
                <text:p>22.0273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1967871485944">
                <text:p>4.91967871485944</text:p>
              </table:table-cell>
              <table:table-cell office:value-type="float" office:value="21.96875">
                <text:p>21.96875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027344">
                <text:p>22.027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2008032128514">
                <text:p>5.02008032128514</text:p>
              </table:table-cell>
              <table:table-cell office:value-type="float" office:value="21.96875">
                <text:p>21.96875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027344">
                <text:p>22.0273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2048192771084">
                <text:p>5.12048192771084</text:p>
              </table:table-cell>
              <table:table-cell office:value-type="float" office:value="21.96875">
                <text:p>21.96875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027344">
                <text:p>22.0273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2088353413655">
                <text:p>5.22088353413655</text:p>
              </table:table-cell>
              <table:table-cell office:value-type="float" office:value="21.96875">
                <text:p>21.96875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027344">
                <text:p>22.0273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2128514056225">
                <text:p>5.32128514056225</text:p>
              </table:table-cell>
              <table:table-cell office:value-type="float" office:value="21.96875">
                <text:p>21.96875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027344">
                <text:p>22.0273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2168674698795">
                <text:p>5.42168674698795</text:p>
              </table:table-cell>
              <table:table-cell office:value-type="float" office:value="21.96875">
                <text:p>21.96875</text:p>
              </table:table-cell>
              <table:table-cell office:value-type="float" office:value="19.765625">
                <text:p>19.765625</text:p>
              </table:table-cell>
              <table:table-cell office:value-type="float" office:value="24.2397423852137">
                <text:p>24.23974238521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2208835341366">
                <text:p>5.52208835341366</text:p>
              </table:table-cell>
              <table:table-cell office:value-type="float" office:value="21.777206032131">
                <text:p>21.777206032131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8734494220449">
                <text:p>22.8734494220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2248995983936">
                <text:p>5.62248995983936</text:p>
              </table:table-cell>
              <table:table-cell office:value-type="float" office:value="21.75">
                <text:p>21.75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667969">
                <text:p>22.6679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2289156626506">
                <text:p>5.72289156626506</text:p>
              </table:table-cell>
              <table:table-cell office:value-type="float" office:value="22.0017211267652">
                <text:p>22.0017211267652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667969">
                <text:p>22.6679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2329317269076">
                <text:p>5.82329317269076</text:p>
              </table:table-cell>
              <table:table-cell office:value-type="float" office:value="22.039062">
                <text:p>22.039062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667969">
                <text:p>22.667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2369477911647">
                <text:p>5.92369477911647</text:p>
              </table:table-cell>
              <table:table-cell office:value-type="float" office:value="22.2557489931693">
                <text:p>22.2557489931693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667969">
                <text:p>22.6679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2409638554217">
                <text:p>6.02409638554217</text:p>
              </table:table-cell>
              <table:table-cell office:value-type="float" office:value="22.5050414859583">
                <text:p>22.5050414859583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667969">
                <text:p>22.6679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2449799196787">
                <text:p>6.12449799196787</text:p>
              </table:table-cell>
              <table:table-cell office:value-type="float" office:value="22.539062">
                <text:p>22.539062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667969">
                <text:p>22.6679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2489959839357">
                <text:p>6.22489959839357</text:p>
              </table:table-cell>
              <table:table-cell office:value-type="float" office:value="22.7537727842576">
                <text:p>22.7537727842576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667969">
                <text:p>22.6679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2530120481928">
                <text:p>6.32530120481928</text:p>
              </table:table-cell>
              <table:table-cell office:value-type="float" office:value="23.0099744811319">
                <text:p>23.0099744811319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667969">
                <text:p>22.6679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2570281124498">
                <text:p>6.42570281124498</text:p>
              </table:table-cell>
              <table:table-cell office:value-type="float" office:value="23.046875">
                <text:p>23.046875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667969">
                <text:p>22.6679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2610441767068">
                <text:p>6.52610441767068</text:p>
              </table:table-cell>
              <table:table-cell office:value-type="float" office:value="23.2532378378238">
                <text:p>23.2532378378238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667969">
                <text:p>22.6679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2650602409639">
                <text:p>6.62650602409639</text:p>
              </table:table-cell>
              <table:table-cell office:value-type="float" office:value="23.5017636016086">
                <text:p>23.5017636016086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667969">
                <text:p>22.6679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2690763052209">
                <text:p>6.72690763052209</text:p>
              </table:table-cell>
              <table:table-cell office:value-type="float" office:value="23.7513076033159">
                <text:p>23.7513076033159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667969">
                <text:p>22.6679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2730923694779">
                <text:p>6.82730923694779</text:p>
              </table:table-cell>
              <table:table-cell office:value-type="float" office:value="23.789062">
                <text:p>23.789062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667969">
                <text:p>22.6679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2771084337349">
                <text:p>6.92771084337349</text:p>
              </table:table-cell>
              <table:table-cell office:value-type="float" office:value="24.0000732770116">
                <text:p>24.0000732770116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667969">
                <text:p>22.6679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281124497992">
                <text:p>7.0281124497992</text:p>
              </table:table-cell>
              <table:table-cell office:value-type="float" office:value="24.3811541413378">
                <text:p>24.3811541413378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667969">
                <text:p>22.6679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285140562249">
                <text:p>7.1285140562249</text:p>
              </table:table-cell>
              <table:table-cell office:value-type="float" office:value="3.90878537934456">
                <text:p>3.90878537934456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667969">
                <text:p>22.6679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289156626506">
                <text:p>7.2289156626506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667969">
                <text:p>22.6679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2931726907631">
                <text:p>7.32931726907631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667969">
                <text:p>22.6679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2971887550201">
                <text:p>7.42971887550201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667969">
                <text:p>22.6679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3012048192771">
                <text:p>7.53012048192771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667969">
                <text:p>22.6679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3052208835341">
                <text:p>7.63052208835341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667969">
                <text:p>22.6679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3092369477912">
                <text:p>7.73092369477912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8820574040624">
                <text:p>22.88205740406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3132530120482">
                <text:p>7.83132530120482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921875">
                <text:p>22.921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3172690763052">
                <text:p>7.93172690763052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921875">
                <text:p>22.921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03212851405623">
                <text:p>8.03212851405623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921875">
                <text:p>22.921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3253012048193">
                <text:p>8.13253012048193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921875">
                <text:p>22.921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3293172690763">
                <text:p>8.23293172690763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921875">
                <text:p>22.921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921875">
                <text:p>22.921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3373493975904">
                <text:p>8.43373493975904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22.9672761016257">
                <text:p>22.96727610162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3413654618474">
                <text:p>8.53413654618474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3.93529701407728">
                <text:p>3.935297014077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3453815261044">
                <text:p>8.63453815261044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3493975903615">
                <text:p>8.73493975903615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3534136546185">
                <text:p>8.83534136546185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3574297188755">
                <text:p>8.93574297188755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03614457831325">
                <text:p>9.03614457831325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3654618473896">
                <text:p>9.13654618473896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3694779116466">
                <text:p>9.23694779116466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3734939759036">
                <text:p>9.33734939759036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3775100401606">
                <text:p>9.43775100401606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3815261044177">
                <text:p>9.53815261044177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3855421686747">
                <text:p>9.63855421686747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3895582329317">
                <text:p>9.73895582329317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3935742971888">
                <text:p>9.83935742971888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3975903614458">
                <text:p>9.93975903614458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0401606425703">
                <text:p>10.0401606425703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40562248996">
                <text:p>10.140562248996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409638554217">
                <text:p>10.2409638554217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413654618474">
                <text:p>10.3413654618474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417670682731">
                <text:p>10.4417670682731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421686746988">
                <text:p>10.5421686746988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425702811245">
                <text:p>10.6425702811245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429718875502">
                <text:p>10.7429718875502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433734939759">
                <text:p>10.8433734939759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437751004016">
                <text:p>10.9437751004016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0441767068273">
                <text:p>11.0441767068273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44578313253">
                <text:p>11.144578313253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449799196787">
                <text:p>11.2449799196787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453815261044">
                <text:p>11.3453815261044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457831325301">
                <text:p>11.4457831325301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461847389558">
                <text:p>11.5461847389558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465863453815">
                <text:p>11.6465863453815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469879518072">
                <text:p>11.7469879518072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473895582329">
                <text:p>11.8473895582329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477911646586">
                <text:p>11.9477911646586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0481927710843">
                <text:p>12.0481927710843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4859437751">
                <text:p>12.14859437751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489959839357">
                <text:p>12.2489959839357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493975903614">
                <text:p>12.3493975903614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497991967871">
                <text:p>12.4497991967871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502008032129">
                <text:p>12.5502008032129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506024096386">
                <text:p>12.6506024096386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510040160643">
                <text:p>12.7510040160643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5140562249">
                <text:p>12.85140562249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518072289157">
                <text:p>12.9518072289157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0522088353414">
                <text:p>13.0522088353414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526104417671">
                <text:p>13.1526104417671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530120481928">
                <text:p>13.2530120481928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534136546185">
                <text:p>13.3534136546185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538152610442">
                <text:p>13.4538152610442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542168674699">
                <text:p>13.5542168674699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546184738956">
                <text:p>13.6546184738956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550200803213">
                <text:p>13.7550200803213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55421686747">
                <text:p>13.855421686747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558232931727">
                <text:p>13.9558232931727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0562248995984">
                <text:p>14.0562248995984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566265060241">
                <text:p>14.1566265060241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570281124498">
                <text:p>14.2570281124498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574297188755">
                <text:p>14.3574297188755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578313253012">
                <text:p>14.4578313253012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582329317269">
                <text:p>14.5582329317269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586345381526">
                <text:p>14.6586345381526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590361445783">
                <text:p>14.7590361445783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59437751004">
                <text:p>14.859437751004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598393574297">
                <text:p>14.9598393574297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0602409638554">
                <text:p>15.0602409638554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606425702811">
                <text:p>15.1606425702811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610441767068">
                <text:p>15.2610441767068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614457831325">
                <text:p>15.3614457831325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618473895582">
                <text:p>15.4618473895582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622489959839">
                <text:p>15.5622489959839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626506024096">
                <text:p>15.6626506024096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630522088353">
                <text:p>15.7630522088353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63453815261">
                <text:p>15.863453815261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638554216867">
                <text:p>15.9638554216867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0642570281125">
                <text:p>16.0642570281125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646586345382">
                <text:p>16.1646586345382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650602409639">
                <text:p>16.2650602409639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654618473896">
                <text:p>16.3654618473896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658634538153">
                <text:p>16.4658634538153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66265060241">
                <text:p>16.566265060241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670682730924">
                <text:p>16.7670682730924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674698795181">
                <text:p>16.8674698795181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678714859438">
                <text:p>16.9678714859438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0682730923695">
                <text:p>17.0682730923695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686746987952">
                <text:p>17.1686746987952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690763052209">
                <text:p>17.2690763052209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694779116466">
                <text:p>17.3694779116466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698795180723">
                <text:p>17.4698795180723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70281124498">
                <text:p>17.570281124498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706827309237">
                <text:p>17.6706827309237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710843373494">
                <text:p>17.7710843373494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714859437751">
                <text:p>17.8714859437751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718875502008">
                <text:p>17.9718875502008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0722891566265">
                <text:p>18.0722891566265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726907630522">
                <text:p>18.1726907630522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730923694779">
                <text:p>18.2730923694779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734939759036">
                <text:p>18.3734939759036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738955823293">
                <text:p>18.4738955823293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74297188755">
                <text:p>18.574297188755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746987951807">
                <text:p>18.6746987951807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751004016064">
                <text:p>18.7751004016064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755020080321">
                <text:p>18.8755020080321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759036144578">
                <text:p>18.9759036144578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0763052208835">
                <text:p>19.0763052208835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767068273092">
                <text:p>19.1767068273092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771084337349">
                <text:p>19.2771084337349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775100401606">
                <text:p>19.3775100401606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779116465863">
                <text:p>19.4779116465863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78313253012">
                <text:p>19.578313253012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787148594378">
                <text:p>19.6787148594378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791164658635">
                <text:p>19.7791164658635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795180722892">
                <text:p>19.8795180722892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799196787149">
                <text:p>19.9799196787149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0803212851406">
                <text:p>20.0803212851406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807228915663">
                <text:p>20.1807228915663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81124497992">
                <text:p>20.281124497992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815261044177">
                <text:p>20.3815261044177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819277108434">
                <text:p>20.4819277108434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823293172691">
                <text:p>20.5823293172691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827309236948">
                <text:p>20.6827309236948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831325301205">
                <text:p>20.7831325301205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835341365462">
                <text:p>20.8835341365462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839357429719">
                <text:p>20.9839357429719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0843373493976">
                <text:p>21.0843373493976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847389558233">
                <text:p>21.1847389558233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85140562249">
                <text:p>21.285140562249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855421686747">
                <text:p>21.3855421686747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859437751004">
                <text:p>21.4859437751004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863453815261">
                <text:p>21.5863453815261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867469879518">
                <text:p>21.6867469879518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871485943775">
                <text:p>21.7871485943775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875502008032">
                <text:p>21.8875502008032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879518072289">
                <text:p>21.9879518072289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0883534136546">
                <text:p>22.0883534136546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887550200803">
                <text:p>22.1887550200803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89156626506">
                <text:p>22.289156626506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895582329317">
                <text:p>22.3895582329317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899598393574">
                <text:p>22.4899598393574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903614457831">
                <text:p>22.5903614457831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907630522088">
                <text:p>22.6907630522088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911646586345">
                <text:p>22.7911646586345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915662650602">
                <text:p>22.8915662650602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919678714859">
                <text:p>22.9919678714859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0923694779116">
                <text:p>23.0923694779116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927710843373">
                <text:p>23.1927710843373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93172690763">
                <text:p>23.293172690763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935742971888">
                <text:p>23.3935742971888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939759036145">
                <text:p>23.4939759036145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943775100402">
                <text:p>23.5943775100402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947791164659">
                <text:p>23.6947791164659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951807228916">
                <text:p>23.7951807228916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955823293173">
                <text:p>23.8955823293173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95983935743">
                <text:p>23.995983935743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0963855421687">
                <text:p>24.0963855421687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967871485944">
                <text:p>24.1967871485944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971887550201">
                <text:p>24.2971887550201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975903614458">
                <text:p>24.3975903614458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979919678715">
                <text:p>24.4979919678715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983935742972">
                <text:p>24.5983935742972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987951807229">
                <text:p>24.6987951807229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991967871486">
                <text:p>24.7991967871486</text:p>
              </table:table-cell>
              <table:table-cell office:value-type="float" office:value="0">
                <text:p>0</text:p>
              </table:table-cell>
              <table:table-cell office:value-type="float" office:value="19.765625">
                <text:p>19.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995983935743">
                <text:p>24.8995983935743</text:p>
              </table:table-cell>
              <table:table-cell office:value-type="float" office:value="0">
                <text:p>0</text:p>
              </table:table-cell>
              <table:table-cell office:value-type="float" office:value="19.7208996391269">
                <text:p>19.720899639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3.3755429678677">
                <text:p>13.3755429678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1004016064257">
                <text:p>25.1004016064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2008032128514">
                <text:p>25.2008032128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3012048192771">
                <text:p>25.3012048192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93cm" xlink:href=".." xlink:type="simple" chart:class="chart:scatter" chart:style-name="ch1">
        <chart:legend chart:legend-position="bottom" svg:x="4.806cm" svg:y="8.188cm" style:legend-expansion="wide" chart:style-name="ch2"/>
        <chart:plot-area chart:style-name="ch3" table:cell-range-address="combined.A3:combined.A255 combined.E2:combined.G255" chart:data-source-has-labels="row" svg:x="1.296cm" svg:y="0.179cm" svg:width="14.387cm" svg:height="6.884cm">
          <chartooo:coordinate-region svg:x="2.133cm" svg:y="0.39cm" svg:width="13.2cm" svg:height="6.004cm"/>
          <chart:axis chart:dimension="x" chart:name="primary-x" chart:style-name="ch4">
            <chart:title svg:x="8.181cm" svg:y="7.243cm" chart:style-name="ch5">
              <text:p>sec</text:p>
            </chart:title>
          </chart:axis>
          <chart:axis chart:dimension="y" chart:name="primary-y" chart:style-name="ch6">
            <chart:title svg:x="0.451cm" svg:y="4.878cm" chart:style-name="ch7">
              <text:p>MiB-sec (integral)</text:p>
            </chart:title>
            <chart:grid chart:style-name="ch8" chart:class="major"/>
          </chart:axis>
          <chart:series chart:style-name="ch9" chart:values-cell-range-address="combined.E3:combined.E255" chart:label-cell-address="combined.E2:combined.E2" chart:class="chart:scatter">
            <chart:domain table:cell-range-address="combined.A3:combined.A255"/>
            <chart:data-point chart:repeated="253"/>
          </chart:series>
          <chart:series chart:style-name="ch10" chart:values-cell-range-address="combined.F3:combined.F255" chart:label-cell-address="combined.F2:combined.F2" chart:class="chart:scatter">
            <chart:data-point chart:repeated="253"/>
          </chart:series>
          <chart:series chart:style-name="ch11" chart:values-cell-range-address="combined.G3:combined.G255" chart:label-cell-address="combined.G2:combined.G2" chart:class="chart:scatter">
            <chart:data-point chart:repeated="2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combined.E2:combined.E2</svg:desc>
                </draw:g>
              </table:table-cell>
              <table:table-cell office:value-type="string">
                <text:p>memory</text:p>
                <draw:g>
                  <svg:desc>combined.F2:combined.F2</svg:desc>
                </draw:g>
              </table:table-cell>
              <table:table-cell office:value-type="string">
                <text:p>mixed</text:p>
                <draw:g>
                  <svg:desc>combined.G2:combined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mbined.A3:combined.A255</svg:desc>
                </draw:g>
              </table:table-cell>
              <table:table-cell office:value-type="float" office:value="0">
                <text:p>0</text:p>
                <draw:g>
                  <svg:desc>combined.E3:combined.E255</svg:desc>
                </draw:g>
              </table:table-cell>
              <table:table-cell office:value-type="float" office:value="0">
                <text:p>0</text:p>
                <draw:g>
                  <svg:desc>combined.F3:combined.F255</svg:desc>
                </draw:g>
              </table:table-cell>
              <table:table-cell office:value-type="float" office:value="0">
                <text:p>0</text:p>
                <draw:g>
                  <svg:desc>combined.G3:combined.G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0401606425703">
                <text:p>0.100401606425703</text:p>
              </table:table-cell>
              <table:table-cell office:value-type="float" office:value="0.040316317207967">
                <text:p>0.040316317207967</text:p>
              </table:table-cell>
              <table:table-cell office:value-type="float" office:value="0.0402820246875049">
                <text:p>0.0402820246875049</text:p>
              </table:table-cell>
              <table:table-cell office:value-type="float" office:value="0.0655629148197095">
                <text:p>0.06556291481970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803212851406">
                <text:p>0.200803212851406</text:p>
              </table:table-cell>
              <table:table-cell office:value-type="float" office:value="0.917752830014605">
                <text:p>0.917752830014605</text:p>
              </table:table-cell>
              <table:table-cell office:value-type="float" office:value="0.918746880554146">
                <text:p>0.918746880554146</text:p>
              </table:table-cell>
              <table:table-cell office:value-type="float" office:value="0.975377445189711">
                <text:p>0.9753774451897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204819277108">
                <text:p>0.301204819277108</text:p>
              </table:table-cell>
              <table:table-cell office:value-type="float" office:value="2.6796667977002">
                <text:p>2.6796667977002</text:p>
              </table:table-cell>
              <table:table-cell office:value-type="float" office:value="2.69666143407838">
                <text:p>2.69666143407838</text:p>
              </table:table-cell>
              <table:table-cell office:value-type="float" office:value="2.75312574264335">
                <text:p>2.75312574264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1606425702811">
                <text:p>0.401606425702811</text:p>
              </table:table-cell>
              <table:table-cell office:value-type="float" office:value="4.53334713405133">
                <text:p>4.53334713405133</text:p>
              </table:table-cell>
              <table:table-cell office:value-type="float" office:value="4.58059709250747">
                <text:p>4.58059709250747</text:p>
              </table:table-cell>
              <table:table-cell office:value-type="float" office:value="4.62257738721368">
                <text:p>4.62257738721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2008032128514">
                <text:p>0.502008032128514</text:p>
              </table:table-cell>
              <table:table-cell office:value-type="float" office:value="6.39114464209064">
                <text:p>6.39114464209064</text:p>
              </table:table-cell>
              <table:table-cell office:value-type="float" office:value="6.47802798642279">
                <text:p>6.47802798642279</text:p>
              </table:table-cell>
              <table:table-cell office:value-type="float" office:value="6.49450278160759">
                <text:p>6.49450278160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2409638554217">
                <text:p>0.602409638554217</text:p>
              </table:table-cell>
              <table:table-cell office:value-type="float" office:value="8.24896652964084">
                <text:p>8.24896652964084</text:p>
              </table:table-cell>
              <table:table-cell office:value-type="float" office:value="8.38448190208544">
                <text:p>8.38448190208544</text:p>
              </table:table-cell>
              <table:table-cell office:value-type="float" office:value="8.36644364506141">
                <text:p>8.36644364506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81124497992">
                <text:p>0.70281124497992</text:p>
              </table:table-cell>
              <table:table-cell office:value-type="float" office:value="10.106788417191">
                <text:p>10.106788417191</text:p>
              </table:table-cell>
              <table:table-cell office:value-type="float" office:value="10.2909358177481">
                <text:p>10.2909358177481</text:p>
              </table:table-cell>
              <table:table-cell office:value-type="float" office:value="10.248054044877">
                <text:p>10.2480540448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3212851405622">
                <text:p>0.803212851405622</text:p>
              </table:table-cell>
              <table:table-cell office:value-type="float" office:value="11.9748395027041">
                <text:p>11.9748395027041</text:p>
              </table:table-cell>
              <table:table-cell office:value-type="float" office:value="12.1973897334107">
                <text:p>12.1973897334107</text:p>
              </table:table-cell>
              <table:table-cell office:value-type="float" office:value="12.1394693141706">
                <text:p>12.1394693141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3614457831325">
                <text:p>0.903614457831325</text:p>
              </table:table-cell>
              <table:table-cell office:value-type="float" office:value="13.8532837609078">
                <text:p>13.8532837609078</text:p>
              </table:table-cell>
              <table:table-cell office:value-type="float" office:value="14.1038436490734">
                <text:p>14.1038436490734</text:p>
              </table:table-cell>
              <table:table-cell office:value-type="float" office:value="14.0310199165802">
                <text:p>14.03101991658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401606425703">
                <text:p>1.00401606425703</text:p>
              </table:table-cell>
              <table:table-cell office:value-type="float" office:value="15.7462948726269">
                <text:p>15.7462948726269</text:p>
              </table:table-cell>
              <table:table-cell office:value-type="float" office:value="16.010297564736">
                <text:p>16.010297564736</text:p>
              </table:table-cell>
              <table:table-cell office:value-type="float" office:value="15.9388938119294">
                <text:p>15.93889381192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0441767068273">
                <text:p>1.10441767068273</text:p>
              </table:table-cell>
              <table:table-cell office:value-type="float" office:value="17.6566963113932">
                <text:p>17.6566963113932</text:p>
              </table:table-cell>
              <table:table-cell office:value-type="float" office:value="17.9167514803987">
                <text:p>17.9167514803987</text:p>
              </table:table-cell>
              <table:table-cell office:value-type="float" office:value="17.8661189792397">
                <text:p>17.86611897923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0481927710843">
                <text:p>1.20481927710843</text:p>
              </table:table-cell>
              <table:table-cell office:value-type="float" office:value="19.570147481814">
                <text:p>19.570147481814</text:p>
              </table:table-cell>
              <table:table-cell office:value-type="float" office:value="19.8232053960613">
                <text:p>19.8232053960613</text:p>
              </table:table-cell>
              <table:table-cell office:value-type="float" office:value="19.7964344078275">
                <text:p>19.79643440782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0522088353414">
                <text:p>1.30522088353414</text:p>
              </table:table-cell>
              <table:table-cell office:value-type="float" office:value="21.4836609356293">
                <text:p>21.4836609356293</text:p>
              </table:table-cell>
              <table:table-cell office:value-type="float" office:value="21.729659311724">
                <text:p>21.729659311724</text:p>
              </table:table-cell>
              <table:table-cell office:value-type="float" office:value="21.7268121186709">
                <text:p>21.7268121186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0562248995984">
                <text:p>1.40562248995984</text:p>
              </table:table-cell>
              <table:table-cell office:value-type="float" office:value="23.3971743894445">
                <text:p>23.3971743894445</text:p>
              </table:table-cell>
              <table:table-cell office:value-type="float" office:value="23.6361132273866">
                <text:p>23.6361132273866</text:p>
              </table:table-cell>
              <table:table-cell office:value-type="float" office:value="23.6571898295142">
                <text:p>23.65718982951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0602409638554">
                <text:p>1.50602409638554</text:p>
              </table:table-cell>
              <table:table-cell office:value-type="float" office:value="25.3230317510871">
                <text:p>25.3230317510871</text:p>
              </table:table-cell>
              <table:table-cell office:value-type="float" office:value="25.5425671430493">
                <text:p>25.5425671430493</text:p>
              </table:table-cell>
              <table:table-cell office:value-type="float" office:value="25.5999241541122">
                <text:p>25.5999241541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0642570281125">
                <text:p>1.60642570281125</text:p>
              </table:table-cell>
              <table:table-cell office:value-type="float" office:value="27.2254371173486">
                <text:p>27.2254371173486</text:p>
              </table:table-cell>
              <table:table-cell office:value-type="float" office:value="27.4490210587119">
                <text:p>27.4490210587119</text:p>
              </table:table-cell>
              <table:table-cell office:value-type="float" office:value="27.519169340605">
                <text:p>27.5191693406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0682730923695">
                <text:p>1.70682730923695</text:p>
              </table:table-cell>
              <table:table-cell office:value-type="float" office:value="29.090790342851">
                <text:p>29.090790342851</text:p>
              </table:table-cell>
              <table:table-cell office:value-type="float" office:value="29.3554749743746">
                <text:p>29.3554749743746</text:p>
              </table:table-cell>
              <table:table-cell office:value-type="float" office:value="29.4013497306123">
                <text:p>29.4013497306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0722891566265">
                <text:p>1.80722891566265</text:p>
              </table:table-cell>
              <table:table-cell office:value-type="float" office:value="30.9548873308028">
                <text:p>30.9548873308028</text:p>
              </table:table-cell>
              <table:table-cell office:value-type="float" office:value="31.2619288900372">
                <text:p>31.2619288900372</text:p>
              </table:table-cell>
              <table:table-cell office:value-type="float" office:value="31.2823110759939">
                <text:p>31.28231107599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0763052208835">
                <text:p>1.90763052208835</text:p>
              </table:table-cell>
              <table:table-cell office:value-type="float" office:value="32.8189843187546">
                <text:p>32.8189843187546</text:p>
              </table:table-cell>
              <table:table-cell office:value-type="float" office:value="33.1683828056999">
                <text:p>33.1683828056999</text:p>
              </table:table-cell>
              <table:table-cell office:value-type="float" office:value="33.1632724213754">
                <text:p>33.16327242137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0803212851406">
                <text:p>2.00803212851406</text:p>
              </table:table-cell>
              <table:table-cell office:value-type="float" office:value="34.6941601978309">
                <text:p>34.6941601978309</text:p>
              </table:table-cell>
              <table:table-cell office:value-type="float" office:value="35.0748367213625">
                <text:p>35.0748367213625</text:p>
              </table:table-cell>
              <table:table-cell office:value-type="float" office:value="35.0559001296122">
                <text:p>35.0559001296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0843373493976">
                <text:p>2.10843373493976</text:p>
              </table:table-cell>
              <table:table-cell office:value-type="float" office:value="36.5809058058229">
                <text:p>36.5809058058229</text:p>
              </table:table-cell>
              <table:table-cell office:value-type="float" office:value="36.9812906370252">
                <text:p>36.9812906370252</text:p>
              </table:table-cell>
              <table:table-cell office:value-type="float" office:value="36.9606858197766">
                <text:p>36.96068581977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0883534136546">
                <text:p>2.20883534136546</text:p>
              </table:table-cell>
              <table:table-cell office:value-type="float" office:value="38.468142251606">
                <text:p>38.468142251606</text:p>
              </table:table-cell>
              <table:table-cell office:value-type="float" office:value="38.8877445526878">
                <text:p>38.8877445526878</text:p>
              </table:table-cell>
              <table:table-cell office:value-type="float" office:value="38.8659631290136">
                <text:p>38.8659631290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0923694779116">
                <text:p>2.30923694779116</text:p>
              </table:table-cell>
              <table:table-cell office:value-type="float" office:value="40.3553786973891">
                <text:p>40.3553786973891</text:p>
              </table:table-cell>
              <table:table-cell office:value-type="float" office:value="40.7944159739727">
                <text:p>40.7944159739727</text:p>
              </table:table-cell>
              <table:table-cell office:value-type="float" office:value="40.7712404382505">
                <text:p>40.77124043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0963855421687">
                <text:p>2.40963855421687</text:p>
              </table:table-cell>
              <table:table-cell office:value-type="float" office:value="42.2543354204891">
                <text:p>42.2543354204891</text:p>
              </table:table-cell>
              <table:table-cell office:value-type="float" office:value="42.7113083148067">
                <text:p>42.7113083148067</text:p>
              </table:table-cell>
              <table:table-cell office:value-type="float" office:value="42.6875168862337">
                <text:p>42.68751688623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1004016064257">
                <text:p>2.51004016064257</text:p>
              </table:table-cell>
              <table:table-cell office:value-type="float" office:value="44.1656462600548">
                <text:p>44.1656462600548</text:p>
              </table:table-cell>
              <table:table-cell office:value-type="float" office:value="44.6634766741149">
                <text:p>44.6634766741149</text:p>
              </table:table-cell>
              <table:table-cell office:value-type="float" office:value="44.6153630631325">
                <text:p>44.6153630631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1044176706827">
                <text:p>2.61044176706827</text:p>
              </table:table-cell>
              <table:table-cell office:value-type="float" office:value="46.0775909387697">
                <text:p>46.0775909387697</text:p>
              </table:table-cell>
              <table:table-cell office:value-type="float" office:value="46.6409176379703">
                <text:p>46.6409176379703</text:p>
              </table:table-cell>
              <table:table-cell office:value-type="float" office:value="46.5437798302008">
                <text:p>46.54377983020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1084337349398">
                <text:p>2.71084337349398</text:p>
              </table:table-cell>
              <table:table-cell office:value-type="float" office:value="47.9895356174845">
                <text:p>47.9895356174845</text:p>
              </table:table-cell>
              <table:table-cell office:value-type="float" office:value="48.6183586018258">
                <text:p>48.6183586018258</text:p>
              </table:table-cell>
              <table:table-cell office:value-type="float" office:value="48.4721965972691">
                <text:p>48.47219659726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1124497991968">
                <text:p>2.81124497991968</text:p>
              </table:table-cell>
              <table:table-cell office:value-type="float" office:value="49.9136316015582">
                <text:p>49.9136316015582</text:p>
              </table:table-cell>
              <table:table-cell office:value-type="float" office:value="50.5957995656812">
                <text:p>50.5957995656812</text:p>
              </table:table-cell>
              <table:table-cell office:value-type="float" office:value="50.4126305317419">
                <text:p>50.41263053174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1164658634538">
                <text:p>2.91164658634538</text:p>
              </table:table-cell>
              <table:table-cell office:value-type="float" office:value="51.8506699551097">
                <text:p>51.8506699551097</text:p>
              </table:table-cell>
              <table:table-cell office:value-type="float" office:value="52.5732405295366">
                <text:p>52.5732405295366</text:p>
              </table:table-cell>
              <table:table-cell office:value-type="float" office:value="52.3658108015561">
                <text:p>52.36581080155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1204819277108">
                <text:p>3.01204819277108</text:p>
              </table:table-cell>
              <table:table-cell office:value-type="float" office:value="53.7884993727804">
                <text:p>53.7884993727804</text:p>
              </table:table-cell>
              <table:table-cell office:value-type="float" office:value="54.550681493392">
                <text:p>54.550681493392</text:p>
              </table:table-cell>
              <table:table-cell office:value-type="float" office:value="54.3197202393071">
                <text:p>54.31972023930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1244979919679">
                <text:p>3.11244979919679</text:p>
              </table:table-cell>
              <table:table-cell office:value-type="float" office:value="55.7263287904511">
                <text:p>55.7263287904511</text:p>
              </table:table-cell>
              <table:table-cell office:value-type="float" office:value="56.5281224572474">
                <text:p>56.5281224572474</text:p>
              </table:table-cell>
              <table:table-cell office:value-type="float" office:value="56.2736296770581">
                <text:p>56.27362967705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1285140562249">
                <text:p>3.21285140562249</text:p>
              </table:table-cell>
              <table:table-cell office:value-type="float" office:value="57.6641582081218">
                <text:p>57.6641582081218</text:p>
              </table:table-cell>
              <table:table-cell office:value-type="float" office:value="58.5055634211029">
                <text:p>58.5055634211029</text:p>
              </table:table-cell>
              <table:table-cell office:value-type="float" office:value="58.2275391148091">
                <text:p>58.22753911480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1325301204819">
                <text:p>3.31325301204819</text:p>
              </table:table-cell>
              <table:table-cell office:value-type="float" office:value="59.6019876257925">
                <text:p>59.6019876257925</text:p>
              </table:table-cell>
              <table:table-cell office:value-type="float" office:value="60.4830043849583">
                <text:p>60.4830043849583</text:p>
              </table:table-cell>
              <table:table-cell office:value-type="float" office:value="60.1814485525601">
                <text:p>60.18144855256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136546184739">
                <text:p>3.4136546184739</text:p>
              </table:table-cell>
              <table:table-cell office:value-type="float" office:value="61.5517887278618">
                <text:p>61.5517887278618</text:p>
              </table:table-cell>
              <table:table-cell office:value-type="float" office:value="62.4604453488137">
                <text:p>62.4604453488137</text:p>
              </table:table-cell>
              <table:table-cell office:value-type="float" office:value="62.1353579903111">
                <text:p>62.13535799031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140562248996">
                <text:p>3.5140562248996</text:p>
              </table:table-cell>
              <table:table-cell office:value-type="float" office:value="63.6260997296224">
                <text:p>63.6260997296224</text:p>
              </table:table-cell>
              <table:table-cell office:value-type="float" office:value="64.4378863126691">
                <text:p>64.4378863126691</text:p>
              </table:table-cell>
              <table:table-cell office:value-type="float" office:value="64.1881791820644">
                <text:p>64.18817918206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144578313253">
                <text:p>3.6144578313253</text:p>
              </table:table-cell>
              <table:table-cell office:value-type="float" office:value="65.8223732337314">
                <text:p>65.8223732337314</text:p>
              </table:table-cell>
              <table:table-cell office:value-type="float" office:value="66.4153272765246">
                <text:p>66.4153272765246</text:p>
              </table:table-cell>
              <table:table-cell office:value-type="float" office:value="66.3474809461068">
                <text:p>66.34748094610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14859437751">
                <text:p>3.714859437751</text:p>
              </table:table-cell>
              <table:table-cell office:value-type="float" office:value="68.028071024896">
                <text:p>68.028071024896</text:p>
              </table:table-cell>
              <table:table-cell office:value-type="float" office:value="68.39276824038">
                <text:p>68.39276824038</text:p>
              </table:table-cell>
              <table:table-cell office:value-type="float" office:value="68.5143515284361">
                <text:p>68.51435152843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1526104417671">
                <text:p>3.81526104417671</text:p>
              </table:table-cell>
              <table:table-cell office:value-type="float" office:value="70.2337688160607">
                <text:p>70.2337688160607</text:p>
              </table:table-cell>
              <table:table-cell office:value-type="float" office:value="70.3702092042354">
                <text:p>70.3702092042354</text:p>
              </table:table-cell>
              <table:table-cell office:value-type="float" office:value="70.6812221107654">
                <text:p>70.68122211076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1566265060241">
                <text:p>3.91566265060241</text:p>
              </table:table-cell>
              <table:table-cell office:value-type="float" office:value="72.4394666072253">
                <text:p>72.4394666072253</text:p>
              </table:table-cell>
              <table:table-cell office:value-type="float" office:value="72.3476501680908">
                <text:p>72.3476501680908</text:p>
              </table:table-cell>
              <table:table-cell office:value-type="float" office:value="72.8480926930947">
                <text:p>72.84809269309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1606425702811">
                <text:p>4.01606425702811</text:p>
              </table:table-cell>
              <table:table-cell office:value-type="float" office:value="74.64516439839">
                <text:p>74.64516439839</text:p>
              </table:table-cell>
              <table:table-cell office:value-type="float" office:value="74.3252388573369">
                <text:p>74.3252388573369</text:p>
              </table:table-cell>
              <table:table-cell office:value-type="float" office:value="75.014963275424">
                <text:p>75.0149632754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1646586345382">
                <text:p>4.11646586345382</text:p>
              </table:table-cell>
              <table:table-cell office:value-type="float" office:value="76.8508621895547">
                <text:p>76.8508621895547</text:p>
              </table:table-cell>
              <table:table-cell office:value-type="float" office:value="76.3063573156593">
                <text:p>76.3063573156593</text:p>
              </table:table-cell>
              <table:table-cell office:value-type="float" office:value="77.1818338577534">
                <text:p>77.18183385775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1686746987952">
                <text:p>4.21686746987952</text:p>
              </table:table-cell>
              <table:table-cell office:value-type="float" office:value="79.0565599807193">
                <text:p>79.0565599807193</text:p>
              </table:table-cell>
              <table:table-cell office:value-type="float" office:value="78.2908578176673">
                <text:p>78.2908578176673</text:p>
              </table:table-cell>
              <table:table-cell office:value-type="float" office:value="79.36916344024">
                <text:p>79.369163440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1726907630522">
                <text:p>4.31726907630522</text:p>
              </table:table-cell>
              <table:table-cell office:value-type="float" office:value="81.262257771884">
                <text:p>81.262257771884</text:p>
              </table:table-cell>
              <table:table-cell office:value-type="float" office:value="80.2753583196754">
                <text:p>80.2753583196754</text:p>
              </table:table-cell>
              <table:table-cell office:value-type="float" office:value="81.5788480930078">
                <text:p>81.57884809300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1767068273092">
                <text:p>4.41767068273092</text:p>
              </table:table-cell>
              <table:table-cell office:value-type="float" office:value="83.4679555630487">
                <text:p>83.4679555630487</text:p>
              </table:table-cell>
              <table:table-cell office:value-type="float" office:value="82.2598588216834">
                <text:p>82.2598588216834</text:p>
              </table:table-cell>
              <table:table-cell office:value-type="float" office:value="83.7904288158994">
                <text:p>83.79042881589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1807228915663">
                <text:p>4.51807228915663</text:p>
              </table:table-cell>
              <table:table-cell office:value-type="float" office:value="85.6736533542133">
                <text:p>85.6736533542133</text:p>
              </table:table-cell>
              <table:table-cell office:value-type="float" office:value="84.2443593236914">
                <text:p>84.2443593236914</text:p>
              </table:table-cell>
              <table:table-cell office:value-type="float" office:value="86.002009538791">
                <text:p>86.0020095387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1847389558233">
                <text:p>4.61847389558233</text:p>
              </table:table-cell>
              <table:table-cell office:value-type="float" office:value="87.879351145378">
                <text:p>87.879351145378</text:p>
              </table:table-cell>
              <table:table-cell office:value-type="float" office:value="86.2288598256995">
                <text:p>86.2288598256995</text:p>
              </table:table-cell>
              <table:table-cell office:value-type="float" office:value="88.2135902616825">
                <text:p>88.21359026168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1887550200803">
                <text:p>4.71887550200803</text:p>
              </table:table-cell>
              <table:table-cell office:value-type="float" office:value="90.0850489365426">
                <text:p>90.0850489365426</text:p>
              </table:table-cell>
              <table:table-cell office:value-type="float" office:value="88.2133603277075">
                <text:p>88.2133603277075</text:p>
              </table:table-cell>
              <table:table-cell office:value-type="float" office:value="90.4251709845741">
                <text:p>90.42517098457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1927710843374">
                <text:p>4.81927710843374</text:p>
              </table:table-cell>
              <table:table-cell office:value-type="float" office:value="92.2907467277073">
                <text:p>92.2907467277073</text:p>
              </table:table-cell>
              <table:table-cell office:value-type="float" office:value="90.1978608297156">
                <text:p>90.1978608297156</text:p>
              </table:table-cell>
              <table:table-cell office:value-type="float" office:value="92.6367517074656">
                <text:p>92.63675170746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1967871485944">
                <text:p>4.91967871485944</text:p>
              </table:table-cell>
              <table:table-cell office:value-type="float" office:value="94.496444518872">
                <text:p>94.496444518872</text:p>
              </table:table-cell>
              <table:table-cell office:value-type="float" office:value="92.1823613317236">
                <text:p>92.1823613317236</text:p>
              </table:table-cell>
              <table:table-cell office:value-type="float" office:value="94.8483324303572">
                <text:p>94.84833243035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2008032128514">
                <text:p>5.02008032128514</text:p>
              </table:table-cell>
              <table:table-cell office:value-type="float" office:value="96.7021423100366">
                <text:p>96.7021423100366</text:p>
              </table:table-cell>
              <table:table-cell office:value-type="float" office:value="94.1668618337316">
                <text:p>94.1668618337316</text:p>
              </table:table-cell>
              <table:table-cell office:value-type="float" office:value="97.0599131532488">
                <text:p>97.05991315324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2048192771084">
                <text:p>5.12048192771084</text:p>
              </table:table-cell>
              <table:table-cell office:value-type="float" office:value="98.9078401012013">
                <text:p>98.9078401012013</text:p>
              </table:table-cell>
              <table:table-cell office:value-type="float" office:value="96.1513623357396">
                <text:p>96.1513623357396</text:p>
              </table:table-cell>
              <table:table-cell office:value-type="float" office:value="99.2714938761403">
                <text:p>99.27149387614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2088353413655">
                <text:p>5.22088353413655</text:p>
              </table:table-cell>
              <table:table-cell office:value-type="float" office:value="101.113537892366">
                <text:p>101.113537892366</text:p>
              </table:table-cell>
              <table:table-cell office:value-type="float" office:value="98.1358628377477">
                <text:p>98.1358628377477</text:p>
              </table:table-cell>
              <table:table-cell office:value-type="float" office:value="101.483074599032">
                <text:p>101.4830745990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2128514056225">
                <text:p>5.32128514056225</text:p>
              </table:table-cell>
              <table:table-cell office:value-type="float" office:value="103.319235683531">
                <text:p>103.319235683531</text:p>
              </table:table-cell>
              <table:table-cell office:value-type="float" office:value="100.120363339756">
                <text:p>100.120363339756</text:p>
              </table:table-cell>
              <table:table-cell office:value-type="float" office:value="103.694655321923">
                <text:p>103.6946553219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2168674698795">
                <text:p>5.42168674698795</text:p>
              </table:table-cell>
              <table:table-cell office:value-type="float" office:value="105.524933474695">
                <text:p>105.524933474695</text:p>
              </table:table-cell>
              <table:table-cell office:value-type="float" office:value="102.104863841764">
                <text:p>102.104863841764</text:p>
              </table:table-cell>
              <table:table-cell office:value-type="float" office:value="106.01730022078">
                <text:p>106.017300220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2208835341366">
                <text:p>5.52208835341366</text:p>
              </table:table-cell>
              <table:table-cell office:value-type="float" office:value="107.721015604822">
                <text:p>107.721015604822</text:p>
              </table:table-cell>
              <table:table-cell office:value-type="float" office:value="104.089364343772">
                <text:p>104.089364343772</text:p>
              </table:table-cell>
              <table:table-cell office:value-type="float" office:value="108.382420291425">
                <text:p>108.3824202914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2248995983936">
                <text:p>5.62248995983936</text:p>
              </table:table-cell>
              <table:table-cell office:value-type="float" office:value="109.906116309247">
                <text:p>109.906116309247</text:p>
              </table:table-cell>
              <table:table-cell office:value-type="float" office:value="106.07386484578">
                <text:p>106.07386484578</text:p>
              </table:table-cell>
              <table:table-cell office:value-type="float" office:value="110.668636075664">
                <text:p>110.6686360756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2289156626506">
                <text:p>5.72289156626506</text:p>
              </table:table-cell>
              <table:table-cell office:value-type="float" office:value="112.102487851755">
                <text:p>112.102487851755</text:p>
              </table:table-cell>
              <table:table-cell office:value-type="float" office:value="108.058365347788">
                <text:p>108.058365347788</text:p>
              </table:table-cell>
              <table:table-cell office:value-type="float" office:value="112.944536577672">
                <text:p>112.9445365776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2329317269076">
                <text:p>5.82329317269076</text:p>
              </table:table-cell>
              <table:table-cell office:value-type="float" office:value="114.313370538841">
                <text:p>114.313370538841</text:p>
              </table:table-cell>
              <table:table-cell office:value-type="float" office:value="110.042865849796">
                <text:p>110.042865849796</text:p>
              </table:table-cell>
              <table:table-cell office:value-type="float" office:value="115.22043707968">
                <text:p>115.220437079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2369477911647">
                <text:p>5.92369477911647</text:p>
              </table:table-cell>
              <table:table-cell office:value-type="float" office:value="116.53700562886">
                <text:p>116.53700562886</text:p>
              </table:table-cell>
              <table:table-cell office:value-type="float" office:value="112.027366351804">
                <text:p>112.027366351804</text:p>
              </table:table-cell>
              <table:table-cell office:value-type="float" office:value="117.496337581688">
                <text:p>117.4963375816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2409638554217">
                <text:p>6.02409638554217</text:p>
              </table:table-cell>
              <table:table-cell office:value-type="float" office:value="118.784033263354">
                <text:p>118.784033263354</text:p>
              </table:table-cell>
              <table:table-cell office:value-type="float" office:value="114.011866853812">
                <text:p>114.011866853812</text:p>
              </table:table-cell>
              <table:table-cell office:value-type="float" office:value="119.772238083696">
                <text:p>119.772238083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2449799196787">
                <text:p>6.12449799196787</text:p>
              </table:table-cell>
              <table:table-cell office:value-type="float" office:value="121.045283438352">
                <text:p>121.045283438352</text:p>
              </table:table-cell>
              <table:table-cell office:value-type="float" office:value="115.99636735582">
                <text:p>115.99636735582</text:p>
              </table:table-cell>
              <table:table-cell office:value-type="float" office:value="122.048138585704">
                <text:p>122.0481385857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2489959839357">
                <text:p>6.22489959839357</text:p>
              </table:table-cell>
              <table:table-cell office:value-type="float" office:value="123.319020124309">
                <text:p>123.319020124309</text:p>
              </table:table-cell>
              <table:table-cell office:value-type="float" office:value="117.980867857828">
                <text:p>117.980867857828</text:p>
              </table:table-cell>
              <table:table-cell office:value-type="float" office:value="124.324039087712">
                <text:p>124.3240390877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2530120481928">
                <text:p>6.32530120481928</text:p>
              </table:table-cell>
              <table:table-cell office:value-type="float" office:value="125.616396995061">
                <text:p>125.616396995061</text:p>
              </table:table-cell>
              <table:table-cell office:value-type="float" office:value="119.965368359836">
                <text:p>119.965368359836</text:p>
              </table:table-cell>
              <table:table-cell office:value-type="float" office:value="126.59993958972">
                <text:p>126.599939589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2570281124498">
                <text:p>6.42570281124498</text:p>
              </table:table-cell>
              <table:table-cell office:value-type="float" office:value="127.928487832468">
                <text:p>127.928487832468</text:p>
              </table:table-cell>
              <table:table-cell office:value-type="float" office:value="121.949868861844">
                <text:p>121.949868861844</text:p>
              </table:table-cell>
              <table:table-cell office:value-type="float" office:value="128.875840091729">
                <text:p>128.8758400917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2610441767068">
                <text:p>6.52610441767068</text:p>
              </table:table-cell>
              <table:table-cell office:value-type="float" office:value="130.252790685772">
                <text:p>130.252790685772</text:p>
              </table:table-cell>
              <table:table-cell office:value-type="float" office:value="123.934369363852">
                <text:p>123.934369363852</text:p>
              </table:table-cell>
              <table:table-cell office:value-type="float" office:value="131.151740593737">
                <text:p>131.1517405937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2650602409639">
                <text:p>6.62650602409639</text:p>
              </table:table-cell>
              <table:table-cell office:value-type="float" office:value="132.59992931225">
                <text:p>132.59992931225</text:p>
              </table:table-cell>
              <table:table-cell office:value-type="float" office:value="125.91886986586">
                <text:p>125.91886986586</text:p>
              </table:table-cell>
              <table:table-cell office:value-type="float" office:value="133.427641095745">
                <text:p>133.4276410957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2690763052209">
                <text:p>6.72690763052209</text:p>
              </table:table-cell>
              <table:table-cell office:value-type="float" office:value="134.972071441011">
                <text:p>134.972071441011</text:p>
              </table:table-cell>
              <table:table-cell office:value-type="float" office:value="127.903370367868">
                <text:p>127.903370367868</text:p>
              </table:table-cell>
              <table:table-cell office:value-type="float" office:value="135.703541597753">
                <text:p>135.7035415977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2730923694779">
                <text:p>6.82730923694779</text:p>
              </table:table-cell>
              <table:table-cell office:value-type="float" office:value="137.358636180133">
                <text:p>137.358636180133</text:p>
              </table:table-cell>
              <table:table-cell office:value-type="float" office:value="129.887870869876">
                <text:p>129.887870869876</text:p>
              </table:table-cell>
              <table:table-cell office:value-type="float" office:value="137.979442099761">
                <text:p>137.9794420997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2771084337349">
                <text:p>6.92771084337349</text:p>
              </table:table-cell>
              <table:table-cell office:value-type="float" office:value="139.757689155887">
                <text:p>139.757689155887</text:p>
              </table:table-cell>
              <table:table-cell office:value-type="float" office:value="131.872371371884">
                <text:p>131.872371371884</text:p>
              </table:table-cell>
              <table:table-cell office:value-type="float" office:value="140.255342601769">
                <text:p>140.2553426017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281124497992">
                <text:p>7.0281124497992</text:p>
              </table:table-cell>
              <table:table-cell office:value-type="float" office:value="142.186465632712">
                <text:p>142.186465632712</text:p>
              </table:table-cell>
              <table:table-cell office:value-type="float" office:value="133.856871873892">
                <text:p>133.856871873892</text:p>
              </table:table-cell>
              <table:table-cell office:value-type="float" office:value="142.531243103777">
                <text:p>142.5312431037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285140562249">
                <text:p>7.1285140562249</text:p>
              </table:table-cell>
              <table:table-cell office:value-type="float" office:value="143.606643319493">
                <text:p>143.606643319493</text:p>
              </table:table-cell>
              <table:table-cell office:value-type="float" office:value="135.8413723759">
                <text:p>135.8413723759</text:p>
              </table:table-cell>
              <table:table-cell office:value-type="float" office:value="144.807143605785">
                <text:p>144.8071436057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289156626506">
                <text:p>7.2289156626506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37.825872877908">
                <text:p>137.825872877908</text:p>
              </table:table-cell>
              <table:table-cell office:value-type="float" office:value="147.083044107793">
                <text:p>147.0830441077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2931726907631">
                <text:p>7.32931726907631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39.810373379916">
                <text:p>139.810373379916</text:p>
              </table:table-cell>
              <table:table-cell office:value-type="float" office:value="149.358944609801">
                <text:p>149.3589446098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2971887550201">
                <text:p>7.42971887550201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41.794873881924">
                <text:p>141.794873881924</text:p>
              </table:table-cell>
              <table:table-cell office:value-type="float" office:value="151.634845111809">
                <text:p>151.6348451118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3012048192771">
                <text:p>7.53012048192771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43.779374383932">
                <text:p>143.779374383932</text:p>
              </table:table-cell>
              <table:table-cell office:value-type="float" office:value="153.910745613817">
                <text:p>153.9107456138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3052208835341">
                <text:p>7.63052208835341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45.763874885941">
                <text:p>145.763874885941</text:p>
              </table:table-cell>
              <table:table-cell office:value-type="float" office:value="156.186646115825">
                <text:p>156.1866461158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3092369477912">
                <text:p>7.73092369477912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47.748375387949">
                <text:p>147.748375387949</text:p>
              </table:table-cell>
              <table:table-cell office:value-type="float" office:value="158.473294027675">
                <text:p>158.4732940276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3132530120482">
                <text:p>7.83132530120482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49.732875889957">
                <text:p>149.732875889957</text:p>
              </table:table-cell>
              <table:table-cell office:value-type="float" office:value="160.772688224666">
                <text:p>160.7726882246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3172690763052">
                <text:p>7.93172690763052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51.717376391965">
                <text:p>151.717376391965</text:p>
              </table:table-cell>
              <table:table-cell office:value-type="float" office:value="163.074081296956">
                <text:p>163.0740812969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03212851405623">
                <text:p>8.03212851405623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53.701876893973">
                <text:p>153.701876893973</text:p>
              </table:table-cell>
              <table:table-cell office:value-type="float" office:value="165.375474369245">
                <text:p>165.3754743692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3253012048193">
                <text:p>8.13253012048193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55.686377395981">
                <text:p>155.686377395981</text:p>
              </table:table-cell>
              <table:table-cell office:value-type="float" office:value="167.676867441534">
                <text:p>167.6768674415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3293172690763">
                <text:p>8.23293172690763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57.670877897989">
                <text:p>157.670877897989</text:p>
              </table:table-cell>
              <table:table-cell office:value-type="float" office:value="169.978260513823">
                <text:p>169.9782605138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59.655378399997">
                <text:p>159.655378399997</text:p>
              </table:table-cell>
              <table:table-cell office:value-type="float" office:value="172.279653586112">
                <text:p>172.2796535861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3373493975904">
                <text:p>8.43373493975904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61.639878902005">
                <text:p>161.639878902005</text:p>
              </table:table-cell>
              <table:table-cell office:value-type="float" office:value="174.58332583017">
                <text:p>174.583325830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3413654618474">
                <text:p>8.53413654618474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63.624379404013">
                <text:p>163.624379404013</text:p>
              </table:table-cell>
              <table:table-cell office:value-type="float" office:value="175.933856609071">
                <text:p>175.9338566090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3453815261044">
                <text:p>8.63453815261044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65.608879906021">
                <text:p>165.608879906021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3493975903615">
                <text:p>8.73493975903615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67.593380408029">
                <text:p>167.593380408029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3534136546185">
                <text:p>8.83534136546185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69.577880910037">
                <text:p>169.577880910037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3574297188755">
                <text:p>8.93574297188755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71.562381412045">
                <text:p>171.562381412045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03614457831325">
                <text:p>9.03614457831325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73.546881914053">
                <text:p>173.546881914053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3654618473896">
                <text:p>9.13654618473896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75.531382416061">
                <text:p>175.531382416061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3694779116466">
                <text:p>9.23694779116466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77.515882918069">
                <text:p>177.515882918069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3734939759036">
                <text:p>9.33734939759036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79.500383420077">
                <text:p>179.500383420077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3775100401606">
                <text:p>9.43775100401606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81.484883922085">
                <text:p>181.484883922085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3815261044177">
                <text:p>9.53815261044177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83.469384424093">
                <text:p>183.469384424093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3855421686747">
                <text:p>9.63855421686747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85.453884926101">
                <text:p>185.453884926101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3895582329317">
                <text:p>9.73895582329317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87.438385428109">
                <text:p>187.438385428109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3935742971888">
                <text:p>9.83935742971888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89.422885930117">
                <text:p>189.422885930117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3975903614458">
                <text:p>9.93975903614458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91.407386432125">
                <text:p>191.407386432125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0401606425703">
                <text:p>10.0401606425703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93.391886934133">
                <text:p>193.391886934133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40562248996">
                <text:p>10.140562248996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95.376387436141">
                <text:p>195.376387436141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409638554217">
                <text:p>10.2409638554217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97.360887938149">
                <text:p>197.360887938149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413654618474">
                <text:p>10.3413654618474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199.345388440157">
                <text:p>199.345388440157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417670682731">
                <text:p>10.4417670682731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01.329888942165">
                <text:p>201.329888942165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421686746988">
                <text:p>10.5421686746988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03.314389444173">
                <text:p>203.314389444173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425702811245">
                <text:p>10.6425702811245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05.298889946181">
                <text:p>205.298889946181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429718875502">
                <text:p>10.7429718875502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07.283390448189">
                <text:p>207.283390448189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433734939759">
                <text:p>10.8433734939759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09.267890950197">
                <text:p>209.267890950197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437751004016">
                <text:p>10.9437751004016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11.252391452205">
                <text:p>211.252391452205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0441767068273">
                <text:p>11.0441767068273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13.236891954213">
                <text:p>213.236891954213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44578313253">
                <text:p>11.144578313253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15.221392456221">
                <text:p>215.221392456221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449799196787">
                <text:p>11.2449799196787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17.205892958229">
                <text:p>217.205892958229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453815261044">
                <text:p>11.3453815261044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19.190393460238">
                <text:p>219.190393460238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457831325301">
                <text:p>11.4457831325301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21.174893962246">
                <text:p>221.174893962246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461847389558">
                <text:p>11.5461847389558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23.159394464254">
                <text:p>223.159394464254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465863453815">
                <text:p>11.6465863453815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25.143894966262">
                <text:p>225.143894966262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469879518072">
                <text:p>11.7469879518072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27.12839546827">
                <text:p>227.12839546827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473895582329">
                <text:p>11.8473895582329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29.112895970278">
                <text:p>229.112895970278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477911646586">
                <text:p>11.9477911646586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31.097396472286">
                <text:p>231.097396472286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0481927710843">
                <text:p>12.0481927710843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33.081896974294">
                <text:p>233.081896974294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4859437751">
                <text:p>12.14859437751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35.066397476302">
                <text:p>235.066397476302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489959839357">
                <text:p>12.2489959839357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37.05089797831">
                <text:p>237.05089797831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493975903614">
                <text:p>12.3493975903614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39.035398480318">
                <text:p>239.035398480318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497991967871">
                <text:p>12.4497991967871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41.019898982326">
                <text:p>241.019898982326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502008032129">
                <text:p>12.5502008032129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43.004399484334">
                <text:p>243.004399484334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506024096386">
                <text:p>12.6506024096386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44.988899986342">
                <text:p>244.988899986342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510040160643">
                <text:p>12.7510040160643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46.97340048835">
                <text:p>246.97340048835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5140562249">
                <text:p>12.85140562249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48.957900990358">
                <text:p>248.957900990358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518072289157">
                <text:p>12.9518072289157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50.942401492366">
                <text:p>250.942401492366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0522088353414">
                <text:p>13.0522088353414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52.926901994374">
                <text:p>252.926901994374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526104417671">
                <text:p>13.1526104417671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54.911402496382">
                <text:p>254.911402496382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530120481928">
                <text:p>13.2530120481928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56.89590299839">
                <text:p>256.89590299839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534136546185">
                <text:p>13.3534136546185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58.880403500398">
                <text:p>258.880403500398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538152610442">
                <text:p>13.4538152610442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60.864904002406">
                <text:p>260.864904002406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542168674699">
                <text:p>13.5542168674699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62.849404504414">
                <text:p>262.849404504414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546184738956">
                <text:p>13.6546184738956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64.833905006422">
                <text:p>264.833905006422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550200803213">
                <text:p>13.7550200803213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66.81840550843">
                <text:p>266.81840550843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55421686747">
                <text:p>13.855421686747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68.802906010438">
                <text:p>268.802906010438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558232931727">
                <text:p>13.9558232931727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70.787406512446">
                <text:p>270.787406512446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0562248995984">
                <text:p>14.0562248995984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72.771907014454">
                <text:p>272.771907014454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566265060241">
                <text:p>14.1566265060241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74.756407516462">
                <text:p>274.756407516462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570281124498">
                <text:p>14.2570281124498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76.74090801847">
                <text:p>276.74090801847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574297188755">
                <text:p>14.3574297188755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78.725408520478">
                <text:p>278.725408520478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578313253012">
                <text:p>14.4578313253012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80.709909022486">
                <text:p>280.709909022486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582329317269">
                <text:p>14.5582329317269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82.694409524495">
                <text:p>282.694409524495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586345381526">
                <text:p>14.6586345381526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84.678910026503">
                <text:p>284.678910026503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590361445783">
                <text:p>14.7590361445783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86.663410528511">
                <text:p>286.663410528511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59437751004">
                <text:p>14.859437751004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88.647911030519">
                <text:p>288.647911030519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598393574297">
                <text:p>14.9598393574297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90.632411532527">
                <text:p>290.632411532527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0602409638554">
                <text:p>15.0602409638554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92.616912034535">
                <text:p>292.616912034535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606425702811">
                <text:p>15.1606425702811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94.601412536543">
                <text:p>294.601412536543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610441767068">
                <text:p>15.2610441767068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96.585913038551">
                <text:p>296.585913038551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614457831325">
                <text:p>15.3614457831325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298.570413540559">
                <text:p>298.570413540559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618473895582">
                <text:p>15.4618473895582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00.554914042567">
                <text:p>300.554914042567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622489959839">
                <text:p>15.5622489959839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02.539414544575">
                <text:p>302.539414544575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626506024096">
                <text:p>15.6626506024096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04.523915046583">
                <text:p>304.523915046583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630522088353">
                <text:p>15.7630522088353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06.508415548591">
                <text:p>306.508415548591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63453815261">
                <text:p>15.863453815261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08.492916050599">
                <text:p>308.492916050599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638554216867">
                <text:p>15.9638554216867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10.477416552607">
                <text:p>310.477416552607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0642570281125">
                <text:p>16.0642570281125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12.461917054615">
                <text:p>312.461917054615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646586345382">
                <text:p>16.1646586345382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14.446417556623">
                <text:p>314.446417556623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650602409639">
                <text:p>16.2650602409639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16.430918058631">
                <text:p>316.430918058631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654618473896">
                <text:p>16.3654618473896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18.415418560639">
                <text:p>318.415418560639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658634538153">
                <text:p>16.4658634538153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20.399919062647">
                <text:p>320.399919062647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66265060241">
                <text:p>16.566265060241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22.384419564655">
                <text:p>322.384419564655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24.368920066663">
                <text:p>324.368920066663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670682730924">
                <text:p>16.7670682730924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26.353420568671">
                <text:p>326.353420568671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674698795181">
                <text:p>16.8674698795181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28.337921070679">
                <text:p>328.337921070679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678714859438">
                <text:p>16.9678714859438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30.322421572687">
                <text:p>330.322421572687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0682730923695">
                <text:p>17.0682730923695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32.306922074695">
                <text:p>332.306922074695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686746987952">
                <text:p>17.1686746987952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34.291422576703">
                <text:p>334.291422576703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690763052209">
                <text:p>17.2690763052209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36.275923078711">
                <text:p>336.275923078711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694779116466">
                <text:p>17.3694779116466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38.260423580719">
                <text:p>338.260423580719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698795180723">
                <text:p>17.4698795180723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40.244924082727">
                <text:p>340.244924082727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70281124498">
                <text:p>17.570281124498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42.229424584735">
                <text:p>342.229424584735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706827309237">
                <text:p>17.6706827309237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44.213925086743">
                <text:p>344.213925086743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710843373494">
                <text:p>17.7710843373494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46.198425588751">
                <text:p>346.198425588751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714859437751">
                <text:p>17.8714859437751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48.182926090759">
                <text:p>348.182926090759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718875502008">
                <text:p>17.9718875502008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50.167426592768">
                <text:p>350.167426592768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0722891566265">
                <text:p>18.0722891566265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52.151927094776">
                <text:p>352.151927094776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726907630522">
                <text:p>18.1726907630522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54.136427596784">
                <text:p>354.136427596784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730923694779">
                <text:p>18.2730923694779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56.120928098792">
                <text:p>356.120928098792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734939759036">
                <text:p>18.3734939759036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58.1054286008">
                <text:p>358.1054286008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738955823293">
                <text:p>18.4738955823293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60.089929102808">
                <text:p>360.089929102808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74297188755">
                <text:p>18.574297188755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62.074429604816">
                <text:p>362.074429604816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746987951807">
                <text:p>18.6746987951807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64.058930106824">
                <text:p>364.058930106824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751004016064">
                <text:p>18.7751004016064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66.043430608832">
                <text:p>366.043430608832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755020080321">
                <text:p>18.8755020080321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68.02793111084">
                <text:p>368.02793111084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759036144578">
                <text:p>18.9759036144578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70.012431612848">
                <text:p>370.012431612848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0763052208835">
                <text:p>19.0763052208835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71.996932114856">
                <text:p>371.996932114856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767068273092">
                <text:p>19.1767068273092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73.981432616864">
                <text:p>373.981432616864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771084337349">
                <text:p>19.2771084337349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75.965933118872">
                <text:p>375.965933118872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775100401606">
                <text:p>19.3775100401606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77.95043362088">
                <text:p>377.95043362088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779116465863">
                <text:p>19.4779116465863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79.934934122888">
                <text:p>379.934934122888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78313253012">
                <text:p>19.578313253012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81.919434624896">
                <text:p>381.919434624896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787148594378">
                <text:p>19.6787148594378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83.903935126904">
                <text:p>383.903935126904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791164658635">
                <text:p>19.7791164658635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85.888435628912">
                <text:p>385.888435628912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795180722892">
                <text:p>19.8795180722892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87.87293613092">
                <text:p>387.87293613092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799196787149">
                <text:p>19.9799196787149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89.857436632928">
                <text:p>389.857436632928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0803212851406">
                <text:p>20.0803212851406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91.841937134936">
                <text:p>391.841937134936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807228915663">
                <text:p>20.1807228915663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93.826437636944">
                <text:p>393.826437636944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81124497992">
                <text:p>20.281124497992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95.810938138952">
                <text:p>395.810938138952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815261044177">
                <text:p>20.3815261044177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97.79543864096">
                <text:p>397.79543864096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819277108434">
                <text:p>20.4819277108434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399.779939142968">
                <text:p>399.779939142968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823293172691">
                <text:p>20.5823293172691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01.764439644976">
                <text:p>401.764439644976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827309236948">
                <text:p>20.6827309236948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03.748940146984">
                <text:p>403.748940146984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831325301205">
                <text:p>20.7831325301205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05.733440648992">
                <text:p>405.733440648992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835341365462">
                <text:p>20.8835341365462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07.717941151">
                <text:p>407.717941151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839357429719">
                <text:p>20.9839357429719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09.702441653008">
                <text:p>409.702441653008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0843373493976">
                <text:p>21.0843373493976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11.686942155016">
                <text:p>411.686942155016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847389558233">
                <text:p>21.1847389558233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13.671442657024">
                <text:p>413.671442657024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85140562249">
                <text:p>21.285140562249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15.655943159033">
                <text:p>415.655943159033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855421686747">
                <text:p>21.3855421686747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17.64044366104">
                <text:p>417.64044366104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859437751004">
                <text:p>21.4859437751004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19.624944163049">
                <text:p>419.624944163049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863453815261">
                <text:p>21.5863453815261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21.609444665057">
                <text:p>421.609444665057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867469879518">
                <text:p>21.6867469879518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23.593945167065">
                <text:p>423.593945167065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871485943775">
                <text:p>21.7871485943775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25.578445669073">
                <text:p>425.578445669073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875502008032">
                <text:p>21.8875502008032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27.562946171081">
                <text:p>427.562946171081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879518072289">
                <text:p>21.9879518072289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29.547446673089">
                <text:p>429.547446673089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0883534136546">
                <text:p>22.0883534136546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31.531947175097">
                <text:p>431.531947175097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887550200803">
                <text:p>22.1887550200803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33.516447677105">
                <text:p>433.516447677105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89156626506">
                <text:p>22.289156626506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35.500948179113">
                <text:p>435.500948179113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895582329317">
                <text:p>22.3895582329317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37.485448681121">
                <text:p>437.485448681121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899598393574">
                <text:p>22.4899598393574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39.469949183129">
                <text:p>439.469949183129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903614457831">
                <text:p>22.5903614457831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41.454449685137">
                <text:p>441.454449685137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907630522088">
                <text:p>22.6907630522088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43.438950187145">
                <text:p>443.438950187145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911646586345">
                <text:p>22.7911646586345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45.423450689153">
                <text:p>445.423450689153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915662650602">
                <text:p>22.8915662650602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47.407951191161">
                <text:p>447.407951191161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919678714859">
                <text:p>22.9919678714859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49.392451693169">
                <text:p>449.392451693169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0923694779116">
                <text:p>23.0923694779116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51.376952195177">
                <text:p>451.376952195177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927710843373">
                <text:p>23.1927710843373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53.361452697185">
                <text:p>453.361452697185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93172690763">
                <text:p>23.293172690763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55.345953199193">
                <text:p>455.345953199193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935742971888">
                <text:p>23.3935742971888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57.330453701201">
                <text:p>457.330453701201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939759036145">
                <text:p>23.4939759036145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59.314954203209">
                <text:p>459.314954203209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943775100402">
                <text:p>23.5943775100402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61.299454705217">
                <text:p>461.299454705217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947791164659">
                <text:p>23.6947791164659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63.283955207225">
                <text:p>463.283955207225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951807228916">
                <text:p>23.7951807228916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65.268455709233">
                <text:p>465.268455709233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955823293173">
                <text:p>23.8955823293173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67.252956211241">
                <text:p>467.252956211241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95983935743">
                <text:p>23.995983935743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69.237456713249">
                <text:p>469.237456713249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0963855421687">
                <text:p>24.0963855421687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71.221957215257">
                <text:p>471.221957215257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967871485944">
                <text:p>24.1967871485944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73.206457717265">
                <text:p>473.206457717265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971887550201">
                <text:p>24.2971887550201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75.190958219273">
                <text:p>475.190958219273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975903614458">
                <text:p>24.3975903614458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77.175458721281">
                <text:p>477.175458721281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979919678715">
                <text:p>24.4979919678715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79.159959223289">
                <text:p>479.159959223289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983935742972">
                <text:p>24.5983935742972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81.144459725297">
                <text:p>481.144459725297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987951807229">
                <text:p>24.6987951807229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83.128960227305">
                <text:p>483.128960227305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991967871486">
                <text:p>24.7991967871486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85.113460729313">
                <text:p>485.113460729313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995983935743">
                <text:p>24.8995983935743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87.095715982282">
                <text:p>487.095715982282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88.757183984641">
                <text:p>488.757183984641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1004016064257">
                <text:p>25.1004016064257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89.428646985036">
                <text:p>489.428646985036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2008032128514">
                <text:p>25.2008032128514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89.428646985036">
                <text:p>489.428646985036</text:p>
              </table:table-cell>
              <table:table-cell office:value-type="float" office:value="176.131411680058">
                <text:p>176.1314116800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3012048192771">
                <text:p>25.3012048192771</text:p>
              </table:table-cell>
              <table:table-cell office:value-type="float" office:value="143.802867485123">
                <text:p>143.802867485123</text:p>
              </table:table-cell>
              <table:table-cell office:value-type="float" office:value="489.428646985036">
                <text:p>489.428646985036</text:p>
              </table:table-cell>
              <table:table-cell office:value-type="float" office:value="176.131411680058">
                <text:p>176.1314116800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1.084cm" svg:y="7.675cm" style:legend-expansion="wide" chart:style-name="ch2"/>
        <chart:plot-area chart:style-name="ch3" table:cell-range-address="time_children.A2:time_children.B60 time_children.B1:time_children.B1 time_children.E1:time_children.J1 time_children.E4:time_children.J5" chart:data-source-has-labels="row" svg:x="1.296cm" svg:y="0.18cm" svg:width="14.384cm" svg:height="6.369cm">
          <chartooo:coordinate-region svg:x="1.938cm" svg:y="0.39cm" svg:width="13.643cm" svg:height="5.49cm"/>
          <chart:axis chart:dimension="x" chart:name="primary-x" chart:style-name="ch4">
            <chart:title svg:x="8.18cm" svg:y="6.73cm" chart:style-name="ch5">
              <text:p>sec</text:p>
            </chart:title>
          </chart:axis>
          <chart:axis chart:dimension="y" chart:name="primary-y" chart:style-name="ch6">
            <chart:title svg:x="0.451cm" svg:y="3.672cm" chart:style-name="ch7">
              <text:p>MiB</text:p>
            </chart:title>
            <chart:grid chart:style-name="ch8" chart:class="major"/>
          </chart:axis>
          <chart:series chart:style-name="ch9" chart:values-cell-range-address="time_children.B2:time_children.B60" chart:label-cell-address="time_children.B1:time_children.B1" chart:class="chart:scatter">
            <chart:domain table:cell-range-address="time_children.A2:time_children.A60"/>
            <chart:data-point chart:repeated="59"/>
          </chart:series>
          <chart:series chart:style-name="ch10" chart:values-cell-range-address="time_children.E4:time_children.E5" chart:label-cell-address="time_children.E1:time_children.E1" chart:class="chart:scatter">
            <chart:domain table:cell-range-address="time_children.E2:time_children.E3"/>
            <chart:data-point chart:repeated="2"/>
          </chart:series>
          <chart:series chart:style-name="ch11" chart:values-cell-range-address="time_children.F4:time_children.F5" chart:label-cell-address="time_children.F1:time_children.F1" chart:class="chart:scatter">
            <chart:domain table:cell-range-address="time_children.F2:time_children.F3"/>
            <chart:data-point chart:repeated="2"/>
          </chart:series>
          <chart:series chart:style-name="ch12" chart:values-cell-range-address="time_children.G4:time_children.G5" chart:label-cell-address="time_children.G1:time_children.G1" chart:class="chart:scatter">
            <chart:domain table:cell-range-address="time_children.G2:time_children.G3"/>
            <chart:data-point chart:repeated="2"/>
          </chart:series>
          <chart:series chart:style-name="ch13" chart:values-cell-range-address="time_children.H4:time_children.H5" chart:label-cell-address="time_children.H1:time_children.H1" chart:class="chart:scatter">
            <chart:domain table:cell-range-address="time_children.H2:time_children.H3"/>
            <chart:data-point chart:repeated="2"/>
          </chart:series>
          <chart:series chart:style-name="ch14" chart:values-cell-range-address="time_children.I4:time_children.I5" chart:label-cell-address="time_children.I1:time_children.I1" chart:class="chart:scatter">
            <chart:domain table:cell-range-address="time_children.I2:time_children.I3"/>
            <chart:data-point chart:repeated="2"/>
          </chart:series>
          <chart:series chart:style-name="ch15" chart:values-cell-range-address="time_children.J4:time_children.J5" chart:label-cell-address="time_children.J1:time_children.J1" chart:class="chart:scatter">
            <chart:domain table:cell-range-address="time_children.J2:time_children.J3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B</text:p>
                <draw:g>
                  <svg:desc>time_children.B1:time_children.B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eading targets</text:p>
                <draw:g>
                  <svg:desc>time_children.E1:time_children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running make</text:p>
                <draw:g>
                  <svg:desc>time_children.F1:time_children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uilding pipeline</text:p>
                <draw:g>
                  <svg:desc>time_children.G1:time_children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reading lines</text:p>
                <draw:g>
                  <svg:desc>time_children.H1:time_children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reading tokens</text:p>
                <draw:g>
                  <svg:desc>time_children.I1:time_children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printing output</text:p>
                <draw:g>
                  <svg:desc>time_children.J1:time_children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ime_children.A2:time_children.A60</svg:desc>
                </draw:g>
              </table:table-cell>
              <table:table-cell office:value-type="float" office:value="1.246094">
                <text:p>1.246094</text:p>
                <draw:g>
                  <svg:desc>time_children.B2:time_children.B60</svg:desc>
                </draw:g>
              </table:table-cell>
              <table:table-cell office:value-type="float" office:value="0.104860067367554">
                <text:p>0.104860067367554</text:p>
                <draw:g>
                  <svg:desc>time_children.E2:time_children.E3</svg:desc>
                </draw:g>
              </table:table-cell>
              <table:table-cell office:value-type="float" office:value="33">
                <text:p>33</text:p>
                <draw:g>
                  <svg:desc>time_children.E4:time_children.E5</svg:desc>
                </draw:g>
              </table:table-cell>
              <table:table-cell office:value-type="float" office:value="0.10492992401123">
                <text:p>0.10492992401123</text:p>
                <draw:g>
                  <svg:desc>time_children.F2:time_children.F3</svg:desc>
                </draw:g>
              </table:table-cell>
              <table:table-cell office:value-type="float" office:value="30">
                <text:p>30</text:p>
                <draw:g>
                  <svg:desc>time_children.F4:time_children.F5</svg:desc>
                </draw:g>
              </table:table-cell>
              <table:table-cell office:value-type="float" office:value="0.106940031051636">
                <text:p>0.106940031051636</text:p>
                <draw:g>
                  <svg:desc>time_children.G2:time_children.G3</svg:desc>
                </draw:g>
              </table:table-cell>
              <table:table-cell office:value-type="float" office:value="32">
                <text:p>32</text:p>
                <draw:g>
                  <svg:desc>time_children.G4:time_children.G5</svg:desc>
                </draw:g>
              </table:table-cell>
              <table:table-cell office:value-type="float" office:value="0.107110023498535">
                <text:p>0.107110023498535</text:p>
                <draw:g>
                  <svg:desc>time_children.H2:time_children.H3</svg:desc>
                </draw:g>
              </table:table-cell>
              <table:table-cell office:value-type="float" office:value="31">
                <text:p>31</text:p>
                <draw:g>
                  <svg:desc>time_children.H4:time_children.H5</svg:desc>
                </draw:g>
              </table:table-cell>
              <table:table-cell office:value-type="float" office:value="3.32138991355896">
                <text:p>3.32138991355896</text:p>
                <draw:g>
                  <svg:desc>time_children.I2:time_children.I3</svg:desc>
                </draw:g>
              </table:table-cell>
              <table:table-cell office:value-type="float" office:value="31">
                <text:p>31</text:p>
                <draw:g>
                  <svg:desc>time_children.I4:time_children.I5</svg:desc>
                </draw:g>
              </table:table-cell>
              <table:table-cell office:value-type="float" office:value="6.89584994316101">
                <text:p>6.89584994316101</text:p>
                <draw:g>
                  <svg:desc>time_children.J2:time_children.J3</svg:desc>
                </draw:g>
              </table:table-cell>
              <table:table-cell office:value-type="float" office:value="33">
                <text:p>33</text:p>
                <draw:g>
                  <svg:desc>time_children.J4:time_children.J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3199949264526">
                <text:p>0.113199949264526</text:p>
              </table:table-cell>
              <table:table-cell office:value-type="float" office:value="18.347656">
                <text:p>18.347656</text:p>
              </table:table-cell>
              <table:table-cell office:value-type="float" office:value="6.89574003219605">
                <text:p>6.89574003219605</text:p>
              </table:table-cell>
              <table:table-cell office:value-type="float" office:value="33">
                <text:p>33</text:p>
              </table:table-cell>
              <table:table-cell office:value-type="float" office:value="6.89568996429443">
                <text:p>6.89568996429443</text:p>
              </table:table-cell>
              <table:table-cell office:value-type="float" office:value="30">
                <text:p>30</text:p>
              </table:table-cell>
              <table:table-cell office:value-type="float" office:value="5.25398993492126">
                <text:p>5.25398993492126</text:p>
              </table:table-cell>
              <table:table-cell office:value-type="float" office:value="32">
                <text:p>32</text:p>
              </table:table-cell>
              <table:table-cell office:value-type="float" office:value="3.3029100894928">
                <text:p>3.3029100894928</text:p>
              </table:table-cell>
              <table:table-cell office:value-type="float" office:value="31">
                <text:p>31</text:p>
              </table:table-cell>
              <table:table-cell office:value-type="float" office:value="5.23918008804321">
                <text:p>5.23918008804321</text:p>
              </table:table-cell>
              <table:table-cell office:value-type="float" office:value="31">
                <text:p>31</text:p>
              </table:table-cell>
              <table:table-cell office:value-type="float" office:value="6.89908003807068">
                <text:p>6.899080038070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0700016021729">
                <text:p>0.230700016021729</text:p>
              </table:table-cell>
              <table:table-cell office:value-type="float" office:value="31.453125">
                <text:p>31.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0000143051147">
                <text:p>0.350000143051147</text:p>
              </table:table-cell>
              <table:table-cell office:value-type="float" office:value="33.9375">
                <text:p>33.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9500064849854">
                <text:p>0.469500064849854</text:p>
              </table:table-cell>
              <table:table-cell office:value-type="float" office:value="33.9375">
                <text:p>33.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8099956512451">
                <text:p>0.588099956512451</text:p>
              </table:table-cell>
              <table:table-cell office:value-type="float" office:value="31.867188">
                <text:p>31.86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8699941635132">
                <text:p>0.708699941635132</text:p>
              </table:table-cell>
              <table:table-cell office:value-type="float" office:value="31.867188">
                <text:p>31.86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8999996185303">
                <text:p>0.828999996185303</text:p>
              </table:table-cell>
              <table:table-cell office:value-type="float" office:value="31.867188">
                <text:p>31.86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49100017547607">
                <text:p>0.949100017547607</text:p>
              </table:table-cell>
              <table:table-cell office:value-type="float" office:value="32.1875">
                <text:p>32.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6750011444092">
                <text:p>1.06750011444092</text:p>
              </table:table-cell>
              <table:table-cell office:value-type="float" office:value="32.109375">
                <text:p>32.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8690013885498">
                <text:p>1.18690013885498</text:p>
              </table:table-cell>
              <table:table-cell office:value-type="float" office:value="32.109375">
                <text:p>32.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073000907898">
                <text:p>1.3073000907898</text:p>
              </table:table-cell>
              <table:table-cell office:value-type="float" office:value="32.109375">
                <text:p>32.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2799997329712">
                <text:p>1.42799997329712</text:p>
              </table:table-cell>
              <table:table-cell office:value-type="float" office:value="31.617188">
                <text:p>31.61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4850006103516">
                <text:p>1.54850006103516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6860008239746">
                <text:p>1.66860008239746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8859996795654">
                <text:p>1.7885999679565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086000919342">
                <text:p>1.9086000919342</text:p>
              </table:table-cell>
              <table:table-cell office:value-type="float" office:value="24.242188">
                <text:p>24.24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2699995040894">
                <text:p>2.02699995040894</text:p>
              </table:table-cell>
              <table:table-cell office:value-type="float" office:value="24.242188">
                <text:p>24.24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479001045227">
                <text:p>2.1479001045227</text:p>
              </table:table-cell>
              <table:table-cell office:value-type="float" office:value="21.546875">
                <text:p>21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6830005645752">
                <text:p>2.26830005645752</text:p>
              </table:table-cell>
              <table:table-cell office:value-type="float" office:value="21.777344">
                <text:p>21.77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8849997520447">
                <text:p>2.38849997520447</text:p>
              </table:table-cell>
              <table:table-cell office:value-type="float" office:value="21.777344">
                <text:p>21.77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0880002975464">
                <text:p>2.50880002975464</text:p>
              </table:table-cell>
              <table:table-cell office:value-type="float" office:value="21.777344">
                <text:p>21.77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2870001792908">
                <text:p>2.62870001792908</text:p>
              </table:table-cell>
              <table:table-cell office:value-type="float" office:value="22.03125">
                <text:p>22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4530005455017">
                <text:p>2.74530005455017</text:p>
              </table:table-cell>
              <table:table-cell office:value-type="float" office:value="22.03125">
                <text:p>22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6720013618469">
                <text:p>2.86720013618469</text:p>
              </table:table-cell>
              <table:table-cell office:value-type="float" office:value="22.03125">
                <text:p>22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8790001869202">
                <text:p>2.98790001869202</text:p>
              </table:table-cell>
              <table:table-cell office:value-type="float" office:value="19.3125">
                <text:p>19.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0829997062683">
                <text:p>3.10829997062683</text:p>
              </table:table-cell>
              <table:table-cell office:value-type="float" office:value="19.3125">
                <text:p>19.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2839999198914">
                <text:p>3.22839999198914</text:p>
              </table:table-cell>
              <table:table-cell office:value-type="float" office:value="19.3125">
                <text:p>19.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4850001335144">
                <text:p>3.34850001335144</text:p>
              </table:table-cell>
              <table:table-cell office:value-type="float" office:value="21.414062">
                <text:p>21.414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685001373291">
                <text:p>3.4685001373291</text:p>
              </table:table-cell>
              <table:table-cell office:value-type="float" office:value="21.429688">
                <text:p>21.42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8859992027283">
                <text:p>3.58859992027283</text:p>
              </table:table-cell>
              <table:table-cell office:value-type="float" office:value="21.429688">
                <text:p>21.42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0869994163513">
                <text:p>3.70869994163513</text:p>
              </table:table-cell>
              <table:table-cell office:value-type="float" office:value="21.429688">
                <text:p>21.42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2540011405945">
                <text:p>3.82540011405945</text:p>
              </table:table-cell>
              <table:table-cell office:value-type="float" office:value="21.429688">
                <text:p>21.42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94729995727539">
                <text:p>3.94729995727539</text:p>
              </table:table-cell>
              <table:table-cell office:value-type="float" office:value="21.429688">
                <text:p>21.42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06800007820129">
                <text:p>4.06800007820129</text:p>
              </table:table-cell>
              <table:table-cell office:value-type="float" office:value="21.863281">
                <text:p>21.86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18479990959168">
                <text:p>4.18479990959168</text:p>
              </table:table-cell>
              <table:table-cell office:value-type="float" office:value="21.863281">
                <text:p>21.86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29909992218018">
                <text:p>4.29909992218018</text:p>
              </table:table-cell>
              <table:table-cell office:value-type="float" office:value="21.863281">
                <text:p>21.86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41759991645813">
                <text:p>4.41759991645813</text:p>
              </table:table-cell>
              <table:table-cell office:value-type="float" office:value="21.863281">
                <text:p>21.86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53690004348755">
                <text:p>4.53690004348755</text:p>
              </table:table-cell>
              <table:table-cell office:value-type="float" office:value="21.863281">
                <text:p>21.86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65339994430542">
                <text:p>4.65339994430542</text:p>
              </table:table-cell>
              <table:table-cell office:value-type="float" office:value="21.863281">
                <text:p>21.86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77310013771057">
                <text:p>4.77310013771057</text:p>
              </table:table-cell>
              <table:table-cell office:value-type="float" office:value="21.863281">
                <text:p>21.86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89619994163513">
                <text:p>4.89619994163513</text:p>
              </table:table-cell>
              <table:table-cell office:value-type="float" office:value="21.863281">
                <text:p>21.86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01640009880066">
                <text:p>5.01640009880066</text:p>
              </table:table-cell>
              <table:table-cell office:value-type="float" office:value="21.863281">
                <text:p>21.86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13650012016296">
                <text:p>5.13650012016296</text:p>
              </table:table-cell>
              <table:table-cell office:value-type="float" office:value="21.863281">
                <text:p>21.86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25690007209778">
                <text:p>5.25690007209778</text:p>
              </table:table-cell>
              <table:table-cell office:value-type="float" office:value="21.863281">
                <text:p>21.86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37360000610352">
                <text:p>5.3736000061035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49340009689331">
                <text:p>5.4934000968933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61520004272461">
                <text:p>5.61520004272461</text:p>
              </table:table-cell>
              <table:table-cell office:value-type="float" office:value="21.253906">
                <text:p>21.25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73440003395081">
                <text:p>5.73440003395081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85560011863709">
                <text:p>5.85560011863709</text:p>
              </table:table-cell>
              <table:table-cell office:value-type="float" office:value="21.835938">
                <text:p>21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97620010375977">
                <text:p>5.97620010375977</text:p>
              </table:table-cell>
              <table:table-cell office:value-type="float" office:value="22.085938">
                <text:p>22.08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09299993515015">
                <text:p>6.09299993515015</text:p>
              </table:table-cell>
              <table:table-cell office:value-type="float" office:value="22.210938">
                <text:p>22.21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20729994773865">
                <text:p>6.20729994773865</text:p>
              </table:table-cell>
              <table:table-cell office:value-type="float" office:value="22.597656">
                <text:p>22.597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32550001144409">
                <text:p>6.32550001144409</text:p>
              </table:table-cell>
              <table:table-cell office:value-type="float" office:value="22.851562">
                <text:p>22.85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44490003585815">
                <text:p>6.44490003585815</text:p>
              </table:table-cell>
              <table:table-cell office:value-type="float" office:value="23.367188">
                <text:p>23.36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56480002403259">
                <text:p>6.56480002403259</text:p>
              </table:table-cell>
              <table:table-cell office:value-type="float" office:value="23.773438">
                <text:p>23.77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68120002746582">
                <text:p>6.68120002746582</text:p>
              </table:table-cell>
              <table:table-cell office:value-type="float" office:value="23.773438">
                <text:p>23.77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80130004882813">
                <text:p>6.80130004882813</text:p>
              </table:table-cell>
              <table:table-cell office:value-type="float" office:value="24.125">
                <text:p>24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92180013656616">
                <text:p>6.92180013656616</text:p>
              </table:table-cell>
              <table:table-cell office:value-type="float" office:value="24.785156">
                <text:p>24.785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2.726cm" svg:y="7.675cm" style:legend-expansion="wide" chart:style-name="ch2"/>
        <chart:plot-area chart:style-name="ch3" table:cell-range-address="memory_children.A2:memory_children.B209 memory_children.B1:memory_children.B1 memory_children.E1:memory_children.H1 memory_children.E4:memory_children.H5" chart:data-source-has-labels="row" svg:x="1.296cm" svg:y="0.18cm" svg:width="14.384cm" svg:height="6.369cm">
          <chartooo:coordinate-region svg:x="1.938cm" svg:y="0.39cm" svg:width="13.545cm" svg:height="5.49cm"/>
          <chart:axis chart:dimension="x" chart:name="primary-x" chart:style-name="ch4">
            <chart:title svg:x="8.18cm" svg:y="6.73cm" chart:style-name="ch5">
              <text:p>sec</text:p>
            </chart:title>
          </chart:axis>
          <chart:axis chart:dimension="y" chart:name="primary-y" chart:style-name="ch6">
            <chart:title svg:x="0.451cm" svg:y="3.672cm" chart:style-name="ch7">
              <text:p>MiB</text:p>
            </chart:title>
            <chart:grid chart:style-name="ch8" chart:class="major"/>
          </chart:axis>
          <chart:series chart:style-name="ch9" chart:values-cell-range-address="memory_children.B2:memory_children.B209" chart:label-cell-address="memory_children.B1:memory_children.B1" chart:class="chart:scatter">
            <chart:domain table:cell-range-address="memory_children.A2:memory_children.A209"/>
            <chart:data-point chart:repeated="208"/>
          </chart:series>
          <chart:series chart:style-name="ch10" chart:values-cell-range-address="memory_children.E4:memory_children.E5" chart:label-cell-address="memory_children.E1:memory_children.E1" chart:class="chart:scatter">
            <chart:domain table:cell-range-address="memory_children.E2:memory_children.E3"/>
            <chart:data-point chart:repeated="2"/>
          </chart:series>
          <chart:series chart:style-name="ch11" chart:values-cell-range-address="memory_children.F4:memory_children.F5" chart:label-cell-address="memory_children.F1:memory_children.F1" chart:class="chart:scatter">
            <chart:domain table:cell-range-address="memory_children.F2:memory_children.F3"/>
            <chart:data-point chart:repeated="2"/>
          </chart:series>
          <chart:series chart:style-name="ch12" chart:values-cell-range-address="memory_children.G4:memory_children.G5" chart:label-cell-address="memory_children.G1:memory_children.G1" chart:class="chart:scatter">
            <chart:domain table:cell-range-address="memory_children.G2:memory_children.G3"/>
            <chart:data-point chart:repeated="2"/>
          </chart:series>
          <chart:series chart:style-name="ch13" chart:values-cell-range-address="memory_children.H4:memory_children.H5" chart:label-cell-address="memory_children.H1:memory_children.H1" chart:class="chart:scatter">
            <chart:domain table:cell-range-address="memory_children.H2:memory_children.H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B</text:p>
                <draw:g>
                  <svg:desc>memory_children.B1:memory_children.B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eading targets</text:p>
                <draw:g>
                  <svg:desc>memory_children.E1:memory_children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running make</text:p>
                <draw:g>
                  <svg:desc>memory_children.F1:memory_children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uilding pipeline</text:p>
                <draw:g>
                  <svg:desc>memory_children.G1:memory_children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printing output</text:p>
                <draw:g>
                  <svg:desc>memory_children.H1:memory_childr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mory_children.A2:memory_children.A209</svg:desc>
                </draw:g>
              </table:table-cell>
              <table:table-cell office:value-type="float" office:value="0.816406">
                <text:p>0.816406</text:p>
                <draw:g>
                  <svg:desc>memory_children.B2:memory_children.B209</svg:desc>
                </draw:g>
              </table:table-cell>
              <table:table-cell office:value-type="float" office:value="0.127060174942017">
                <text:p>0.127060174942017</text:p>
                <draw:g>
                  <svg:desc>memory_children.E2:memory_children.E3</svg:desc>
                </draw:g>
              </table:table-cell>
              <table:table-cell office:value-type="float" office:value="31">
                <text:p>31</text:p>
                <draw:g>
                  <svg:desc>memory_children.E4:memory_children.E5</svg:desc>
                </draw:g>
              </table:table-cell>
              <table:table-cell office:value-type="float" office:value="0.127120018005371">
                <text:p>0.127120018005371</text:p>
                <draw:g>
                  <svg:desc>memory_children.F2:memory_children.F3</svg:desc>
                </draw:g>
              </table:table-cell>
              <table:table-cell office:value-type="float" office:value="30.5">
                <text:p>30.5</text:p>
                <draw:g>
                  <svg:desc>memory_children.F4:memory_children.F5</svg:desc>
                </draw:g>
              </table:table-cell>
              <table:table-cell office:value-type="float" office:value="0.128480195999146">
                <text:p>0.128480195999146</text:p>
                <draw:g>
                  <svg:desc>memory_children.G2:memory_children.G3</svg:desc>
                </draw:g>
              </table:table-cell>
              <table:table-cell office:value-type="float" office:value="31">
                <text:p>31</text:p>
                <draw:g>
                  <svg:desc>memory_children.G4:memory_children.G5</svg:desc>
                </draw:g>
              </table:table-cell>
              <table:table-cell office:value-type="float" office:value="24.7133901119232">
                <text:p>24.7133901119232</text:p>
                <draw:g>
                  <svg:desc>memory_children.H2:memory_children.H3</svg:desc>
                </draw:g>
              </table:table-cell>
              <table:table-cell office:value-type="float" office:value="30.5">
                <text:p>30.5</text:p>
                <draw:g>
                  <svg:desc>memory_children.H4:memory_children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9300127029419">
                <text:p>0.119300127029419</text:p>
              </table:table-cell>
              <table:table-cell office:value-type="float" office:value="16.875">
                <text:p>16.875</text:p>
              </table:table-cell>
              <table:table-cell office:value-type="float" office:value="24.7133100032806">
                <text:p>24.7133100032806</text:p>
              </table:table-cell>
              <table:table-cell office:value-type="float" office:value="31">
                <text:p>31</text:p>
              </table:table-cell>
              <table:table-cell office:value-type="float" office:value="24.7132701873779">
                <text:p>24.7132701873779</text:p>
              </table:table-cell>
              <table:table-cell office:value-type="float" office:value="30.5">
                <text:p>30.5</text:p>
              </table:table-cell>
              <table:table-cell office:value-type="float" office:value="0.18323016166687">
                <text:p>0.18323016166687</text:p>
              </table:table-cell>
              <table:table-cell office:value-type="float" office:value="30.5">
                <text:p>30.5</text:p>
              </table:table-cell>
              <table:table-cell office:value-type="float" office:value="24.7165601253509">
                <text:p>24.71656012535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960018157959">
                <text:p>0.23960018157959</text:p>
              </table:table-cell>
              <table:table-cell office:value-type="float" office:value="31.917969">
                <text:p>31.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7000112533569">
                <text:p>0.357000112533569</text:p>
              </table:table-cell>
              <table:table-cell office:value-type="float" office:value="32.070312">
                <text:p>32.070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5100040435791">
                <text:p>0.475100040435791</text:p>
              </table:table-cell>
              <table:table-cell office:value-type="float" office:value="32.160156">
                <text:p>32.16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9800119400024">
                <text:p>0.589800119400024</text:p>
              </table:table-cell>
              <table:table-cell office:value-type="float" office:value="32.160156">
                <text:p>32.16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8500146865845">
                <text:p>0.708500146865845</text:p>
              </table:table-cell>
              <table:table-cell office:value-type="float" office:value="32.160156">
                <text:p>32.16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7700138092041">
                <text:p>0.827700138092041</text:p>
              </table:table-cell>
              <table:table-cell office:value-type="float" office:value="32.160156">
                <text:p>32.16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47700023651123">
                <text:p>0.947700023651123</text:p>
              </table:table-cell>
              <table:table-cell office:value-type="float" office:value="34.644531">
                <text:p>34.64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6650018692017">
                <text:p>1.06650018692017</text:p>
              </table:table-cell>
              <table:table-cell office:value-type="float" office:value="34.644531">
                <text:p>34.64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8730020523071">
                <text:p>1.18730020523071</text:p>
              </table:table-cell>
              <table:table-cell office:value-type="float" office:value="34.644531">
                <text:p>34.64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076000213623">
                <text:p>1.3076000213623</text:p>
              </table:table-cell>
              <table:table-cell office:value-type="float" office:value="34.644531">
                <text:p>34.64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2760014533997">
                <text:p>1.42760014533997</text:p>
              </table:table-cell>
              <table:table-cell office:value-type="float" office:value="34.644531">
                <text:p>34.64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4780006408691">
                <text:p>1.54780006408691</text:p>
              </table:table-cell>
              <table:table-cell office:value-type="float" office:value="34.644531">
                <text:p>34.64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667001247406">
                <text:p>1.6667001247406</text:p>
              </table:table-cell>
              <table:table-cell office:value-type="float" office:value="34.644531">
                <text:p>34.64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8720021247864">
                <text:p>1.78720021247864</text:p>
              </table:table-cell>
              <table:table-cell office:value-type="float" office:value="34.644531">
                <text:p>34.64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0750002861023">
                <text:p>1.90750002861023</text:p>
              </table:table-cell>
              <table:table-cell office:value-type="float" office:value="34.644531">
                <text:p>34.64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2750015258789">
                <text:p>2.02750015258789</text:p>
              </table:table-cell>
              <table:table-cell office:value-type="float" office:value="34.644531">
                <text:p>34.64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476001739502">
                <text:p>2.1476001739502</text:p>
              </table:table-cell>
              <table:table-cell office:value-type="float" office:value="34.644531">
                <text:p>34.64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6760005950928">
                <text:p>2.26760005950928</text:p>
              </table:table-cell>
              <table:table-cell office:value-type="float" office:value="34.84375">
                <text:p>34.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8770008087158">
                <text:p>2.38770008087158</text:p>
              </table:table-cell>
              <table:table-cell office:value-type="float" office:value="35.09375">
                <text:p>35.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0670003890991">
                <text:p>2.50670003890991</text:p>
              </table:table-cell>
              <table:table-cell office:value-type="float" office:value="35.351562">
                <text:p>35.35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2360000610352">
                <text:p>2.62360000610352</text:p>
              </table:table-cell>
              <table:table-cell office:value-type="float" office:value="35.351562">
                <text:p>35.35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4380016326904">
                <text:p>2.74380016326904</text:p>
              </table:table-cell>
              <table:table-cell office:value-type="float" office:value="35.351562">
                <text:p>35.35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6620020866394">
                <text:p>2.86620020866394</text:p>
              </table:table-cell>
              <table:table-cell office:value-type="float" office:value="35.351562">
                <text:p>35.35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8680019378662">
                <text:p>2.98680019378662</text:p>
              </table:table-cell>
              <table:table-cell office:value-type="float" office:value="33.039062">
                <text:p>33.0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0730004310608">
                <text:p>3.10730004310608</text:p>
              </table:table-cell>
              <table:table-cell office:value-type="float" office:value="33.039062">
                <text:p>33.0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2750020027161">
                <text:p>3.22750020027161</text:p>
              </table:table-cell>
              <table:table-cell office:value-type="float" office:value="33.039062">
                <text:p>33.0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4730005264282">
                <text:p>3.34730005264282</text:p>
              </table:table-cell>
              <table:table-cell office:value-type="float" office:value="33.039062">
                <text:p>33.0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6430015563965">
                <text:p>3.46430015563965</text:p>
              </table:table-cell>
              <table:table-cell office:value-type="float" office:value="33.039062">
                <text:p>33.0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8400011062622">
                <text:p>3.58400011062622</text:p>
              </table:table-cell>
              <table:table-cell office:value-type="float" office:value="33.039062">
                <text:p>33.0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0440006256104">
                <text:p>3.70440006256104</text:p>
              </table:table-cell>
              <table:table-cell office:value-type="float" office:value="33.039062">
                <text:p>33.0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2620000839233">
                <text:p>3.82620000839233</text:p>
              </table:table-cell>
              <table:table-cell office:value-type="float" office:value="33.121094">
                <text:p>33.1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94679999351501">
                <text:p>3.94679999351501</text:p>
              </table:table-cell>
              <table:table-cell office:value-type="float" office:value="33.121094">
                <text:p>33.1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06730008125305">
                <text:p>4.06730008125305</text:p>
              </table:table-cell>
              <table:table-cell office:value-type="float" office:value="33.121094">
                <text:p>33.1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1875">
                <text:p>4.1875</text:p>
              </table:table-cell>
              <table:table-cell office:value-type="float" office:value="33.121094">
                <text:p>33.1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30750012397766">
                <text:p>4.30750012397766</text:p>
              </table:table-cell>
              <table:table-cell office:value-type="float" office:value="33.121094">
                <text:p>33.1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42750000953674">
                <text:p>4.42750000953674</text:p>
              </table:table-cell>
              <table:table-cell office:value-type="float" office:value="33.121094">
                <text:p>33.1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54760003089905">
                <text:p>4.54760003089905</text:p>
              </table:table-cell>
              <table:table-cell office:value-type="float" office:value="33.121094">
                <text:p>33.1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66430020332336">
                <text:p>4.66430020332336</text:p>
              </table:table-cell>
              <table:table-cell office:value-type="float" office:value="33.121094">
                <text:p>33.1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78450012207031">
                <text:p>4.78450012207031</text:p>
              </table:table-cell>
              <table:table-cell office:value-type="float" office:value="33.121094">
                <text:p>33.1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90630006790161">
                <text:p>4.90630006790161</text:p>
              </table:table-cell>
              <table:table-cell office:value-type="float" office:value="33.121094">
                <text:p>33.1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02690005302429">
                <text:p>5.02690005302429</text:p>
              </table:table-cell>
              <table:table-cell office:value-type="float" office:value="33.121094">
                <text:p>33.1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14730000495911">
                <text:p>5.14730000495911</text:p>
              </table:table-cell>
              <table:table-cell office:value-type="float" office:value="33.121094">
                <text:p>33.1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26400017738342">
                <text:p>5.26400017738342</text:p>
              </table:table-cell>
              <table:table-cell office:value-type="float" office:value="33.121094">
                <text:p>33.1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38600015640259">
                <text:p>5.38600015640259</text:p>
              </table:table-cell>
              <table:table-cell office:value-type="float" office:value="33.121094">
                <text:p>33.1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50710010528564">
                <text:p>5.50710010528564</text:p>
              </table:table-cell>
              <table:table-cell office:value-type="float" office:value="33.121094">
                <text:p>33.1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62410020828247">
                <text:p>5.62410020828247</text:p>
              </table:table-cell>
              <table:table-cell office:value-type="float" office:value="33.121094">
                <text:p>33.1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74610018730164">
                <text:p>5.74610018730164</text:p>
              </table:table-cell>
              <table:table-cell office:value-type="float" office:value="33.121094">
                <text:p>33.1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86710000038147">
                <text:p>5.86710000038147</text:p>
              </table:table-cell>
              <table:table-cell office:value-type="float" office:value="33.121094">
                <text:p>33.1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98720002174377">
                <text:p>5.98720002174377</text:p>
              </table:table-cell>
              <table:table-cell office:value-type="float" office:value="33.121094">
                <text:p>33.1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10750007629395">
                <text:p>6.10750007629395</text:p>
              </table:table-cell>
              <table:table-cell office:value-type="float" office:value="33.121094">
                <text:p>33.1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22760009765625">
                <text:p>6.22760009765625</text:p>
              </table:table-cell>
              <table:table-cell office:value-type="float" office:value="33.121094">
                <text:p>33.1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34430003166199">
                <text:p>6.34430003166199</text:p>
              </table:table-cell>
              <table:table-cell office:value-type="float" office:value="33.121094">
                <text:p>33.1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46620011329651">
                <text:p>6.46620011329651</text:p>
              </table:table-cell>
              <table:table-cell office:value-type="float" office:value="33.121094">
                <text:p>33.1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58520007133484">
                <text:p>6.58520007133484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70490002632141">
                <text:p>6.70490002632141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8264000415802">
                <text:p>6.8264000415802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94720005989075">
                <text:p>6.94720005989075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06760001182556">
                <text:p>7.06760001182556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1875">
                <text:p>7.1875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30420017242432">
                <text:p>7.30420017242432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42570018768311">
                <text:p>7.42570018768311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5466001033783">
                <text:p>7.5466001033783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66720008850098">
                <text:p>7.66720008850098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78750014305115">
                <text:p>7.78750014305115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90410017967224">
                <text:p>7.90410017967224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02610015869141">
                <text:p>8.02610015869141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1470000743866">
                <text:p>8.1470000743866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26740002632141">
                <text:p>8.26740002632141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38750004768372">
                <text:p>8.38750004768372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50780010223389">
                <text:p>8.50780010223389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62740015983582">
                <text:p>8.62740015983582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7474000453949">
                <text:p>8.7474000453949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86760020256043">
                <text:p>8.86760020256043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98750019073486">
                <text:p>8.98750019073486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1074001789093">
                <text:p>9.1074001789093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22410011291504">
                <text:p>9.22410011291504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34630012512207">
                <text:p>9.34630012512207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46710014343262">
                <text:p>9.46710014343262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58740019798279">
                <text:p>9.58740019798279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70750021934509">
                <text:p>9.70750021934509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82430005073547">
                <text:p>9.82430005073547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94410014152527">
                <text:p>9.94410014152527</text:p>
              </table:table-cell>
              <table:table-cell office:value-type="float" office:value="32.949219">
                <text:p>32.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0620000362396">
                <text:p>10.0620000362396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1769001483917">
                <text:p>10.1769001483917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2958002090454">
                <text:p>10.2958002090454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4122002124786">
                <text:p>10.4122002124786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5317001342773">
                <text:p>10.5317001342773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6537001132965">
                <text:p>10.6537001132965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7745001316071">
                <text:p>10.7745001316071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8949000835419">
                <text:p>10.8949000835419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0150001049042">
                <text:p>11.0150001049042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1351001262665">
                <text:p>11.1351001262665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2551000118256">
                <text:p>11.2551000118256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3751001358032">
                <text:p>11.3751001358032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4927999973297">
                <text:p>11.4927999973297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6124000549316">
                <text:p>11.6124000549316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7339000701904">
                <text:p>11.7339000701904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8544001579285">
                <text:p>11.8544001579285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.9748001098633">
                <text:p>11.9748001098633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0950000286102">
                <text:p>12.0950000286102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2116000652313">
                <text:p>12.2116000652313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3262000083923">
                <text:p>12.3262000083923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4442000389099">
                <text:p>12.4442000389099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5633001327515">
                <text:p>12.5633001327515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6798000335693">
                <text:p>12.6798000335693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7996001243591">
                <text:p>12.7996001243591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9142000675201">
                <text:p>12.9142000675201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034900188446">
                <text:p>13.034900188446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1526000499725">
                <text:p>13.1526000499725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2715001106262">
                <text:p>13.2715001106262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391300201416">
                <text:p>13.391300201416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5113000869751">
                <text:p>13.5113000869751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627799987793">
                <text:p>13.627799987793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7476000785828">
                <text:p>13.7476000785828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8622000217438">
                <text:p>13.8622000217438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.9801001548767">
                <text:p>13.9801001548767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0994000434876">
                <text:p>14.0994000434876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2192001342773">
                <text:p>14.2192001342773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3358001708984">
                <text:p>14.3358001708984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.4571001529694">
                <text:p>14.4571001529694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.5781002044678">
                <text:p>14.5781002044678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6986000537872">
                <text:p>14.6986000537872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8187000751495">
                <text:p>14.8187000751495</text:p>
              </table:table-cell>
              <table:table-cell office:value-type="float" office:value="25.207031">
                <text:p>25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9393000602722">
                <text:p>14.9393000602722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059100151062">
                <text:p>15.059100151062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1790001392364">
                <text:p>15.1790001392364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2989001274109">
                <text:p>15.2989001274109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.415500164032">
                <text:p>15.415500164032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.5358002185822">
                <text:p>15.5358002185822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.6575000286102">
                <text:p>15.6575000286102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7783000469208">
                <text:p>15.7783000469208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.8985002040863">
                <text:p>15.8985002040863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0187001228333">
                <text:p>16.0187001228333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1388001441956">
                <text:p>16.1388001441956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2590000629425">
                <text:p>16.2590000629425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375500202179">
                <text:p>16.375500202179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.4958000183105">
                <text:p>16.4958000183105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.6156001091003">
                <text:p>16.6156001091003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.7302000522614">
                <text:p>16.7302000522614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.8480000495911">
                <text:p>16.8480000495911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.9672000408173">
                <text:p>16.9672000408173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0870001316071">
                <text:p>17.0870001316071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2070000171661">
                <text:p>17.2070000171661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.3269000053406">
                <text:p>17.3269000053406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.4470000267029">
                <text:p>17.4470000267029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.5669000148773">
                <text:p>17.5669000148773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.6870000362396">
                <text:p>17.6870000362396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.8069000244141">
                <text:p>17.8069000244141</text:p>
              </table:table-cell>
              <table:table-cell office:value-type="float" office:value="22.539062">
                <text:p>22.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.9234001636505">
                <text:p>17.9234001636505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038300037384">
                <text:p>18.038300037384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.1561000347137">
                <text:p>18.1561000347137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.2752001285553">
                <text:p>18.2752001285553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.3951001167297">
                <text:p>18.3951001167297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.5154001712799">
                <text:p>18.5154001712799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.6351001262665">
                <text:p>18.6351001262665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.7549002170563">
                <text:p>18.7549002170563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.8749001026154">
                <text:p>18.8749001026154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.9916000366211">
                <text:p>18.9916000366211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1061000823975">
                <text:p>19.1061000823975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2242000102997">
                <text:p>19.2242000102997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.3433001041412">
                <text:p>19.3433001041412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.4597001075745">
                <text:p>19.4597001075745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.579400062561">
                <text:p>19.579400062561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.6941001415253">
                <text:p>19.6941001415253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.8121001720428">
                <text:p>19.8121001720428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.931300163269">
                <text:p>19.931300163269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0511000156403">
                <text:p>20.0511000156403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1676001548767">
                <text:p>20.1676001548767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281800031662">
                <text:p>20.281800031662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4000000953674">
                <text:p>20.4000000953674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5196001529694">
                <text:p>20.5196001529694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6359000205994">
                <text:p>20.6359000205994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7554001808167">
                <text:p>20.7554001808167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.8696000576019">
                <text:p>20.8696000576019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9880001544952">
                <text:p>20.9880001544952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1073000431061">
                <text:p>21.1073000431061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2271001338959">
                <text:p>21.2271001338959</text:p>
              </table:table-cell>
              <table:table-cell office:value-type="float" office:value="22.546875">
                <text:p>22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3470001220703">
                <text:p>21.3470001220703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4669001102447">
                <text:p>21.4669001102447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5868999958038">
                <text:p>21.5868999958038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7035000324249">
                <text:p>21.7035000324249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8175001144409">
                <text:p>21.8175001144409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9359002113342">
                <text:p>21.9359002113342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.0552000999451">
                <text:p>22.0552000999451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.1716001033783">
                <text:p>22.1716001033783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.2913000583649">
                <text:p>22.2913000583649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4055001735687">
                <text:p>22.4055001735687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5242002010345">
                <text:p>22.5242002010345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6433000564575">
                <text:p>22.6433000564575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.7631001472473">
                <text:p>22.7631001472473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.8830001354218">
                <text:p>22.8830001354218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.0029001235962">
                <text:p>23.0029001235962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.1230001449585">
                <text:p>23.1230001449585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.2429001331329">
                <text:p>23.2429001331329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.3630001544952">
                <text:p>23.3630001544952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.4829001426697">
                <text:p>23.4829001426697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.6029000282288">
                <text:p>23.6029000282288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.7229001522064">
                <text:p>23.7229001522064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.8429000377655">
                <text:p>23.8429000377655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.9629001617432">
                <text:p>23.9629001617432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.0828001499176">
                <text:p>24.0828001499176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.2029001712799">
                <text:p>24.2029001712799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.3230001926422">
                <text:p>24.3230001926422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.4430000782013">
                <text:p>24.4430000782013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.5629000663757">
                <text:p>24.5629000663757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.683000087738">
                <text:p>24.683000087738</text:p>
              </table:table-cell>
              <table:table-cell office:value-type="float" office:value="19.835938">
                <text:p>19.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1.084cm" svg:y="7.675cm" style:legend-expansion="wide" chart:style-name="ch2"/>
        <chart:plot-area chart:style-name="ch3" table:cell-range-address="mixed_children.A2:mixed_children.B73 mixed_children.B1:mixed_children.B1 mixed_children.E1:mixed_children.J1 mixed_children.E4:mixed_children.J5" chart:data-source-has-labels="row" svg:x="1.296cm" svg:y="0.18cm" svg:width="14.384cm" svg:height="6.369cm">
          <chartooo:coordinate-region svg:x="1.938cm" svg:y="0.39cm" svg:width="13.643cm" svg:height="5.49cm"/>
          <chart:axis chart:dimension="x" chart:name="primary-x" chart:style-name="ch4">
            <chart:title svg:x="8.18cm" svg:y="6.73cm" chart:style-name="ch5">
              <text:p>sec</text:p>
            </chart:title>
          </chart:axis>
          <chart:axis chart:dimension="y" chart:name="primary-y" chart:style-name="ch6">
            <chart:title svg:x="0.451cm" svg:y="3.672cm" chart:style-name="ch7">
              <text:p>MiB</text:p>
            </chart:title>
            <chart:grid chart:style-name="ch8" chart:class="major"/>
          </chart:axis>
          <chart:series chart:style-name="ch9" chart:values-cell-range-address="mixed_children.B2:mixed_children.B73" chart:label-cell-address="mixed_children.B1:mixed_children.B1" chart:class="chart:scatter">
            <chart:domain table:cell-range-address="mixed_children.A2:mixed_children.A73"/>
            <chart:data-point chart:repeated="72"/>
          </chart:series>
          <chart:series chart:style-name="ch10" chart:values-cell-range-address="mixed_children.E4:mixed_children.E5" chart:label-cell-address="mixed_children.E1:mixed_children.E1" chart:class="chart:scatter">
            <chart:domain table:cell-range-address="mixed_children.E2:mixed_children.E3"/>
            <chart:data-point chart:repeated="2"/>
          </chart:series>
          <chart:series chart:style-name="ch11" chart:values-cell-range-address="mixed_children.F4:mixed_children.F5" chart:label-cell-address="mixed_children.F1:mixed_children.F1" chart:class="chart:scatter">
            <chart:domain table:cell-range-address="mixed_children.F2:mixed_children.F3"/>
            <chart:data-point chart:repeated="2"/>
          </chart:series>
          <chart:series chart:style-name="ch12" chart:values-cell-range-address="mixed_children.G4:mixed_children.G5" chart:label-cell-address="mixed_children.G1:mixed_children.G1" chart:class="chart:scatter">
            <chart:domain table:cell-range-address="mixed_children.G2:mixed_children.G3"/>
            <chart:data-point chart:repeated="2"/>
          </chart:series>
          <chart:series chart:style-name="ch13" chart:values-cell-range-address="mixed_children.H4:mixed_children.H5" chart:label-cell-address="mixed_children.H1:mixed_children.H1" chart:class="chart:scatter">
            <chart:domain table:cell-range-address="mixed_children.H2:mixed_children.H3"/>
            <chart:data-point chart:repeated="2"/>
          </chart:series>
          <chart:series chart:style-name="ch14" chart:values-cell-range-address="mixed_children.I4:mixed_children.I5" chart:label-cell-address="mixed_children.I1:mixed_children.I1" chart:class="chart:scatter">
            <chart:domain table:cell-range-address="mixed_children.I2:mixed_children.I3"/>
            <chart:data-point chart:repeated="2"/>
          </chart:series>
          <chart:series chart:style-name="ch15" chart:values-cell-range-address="mixed_children.J4:mixed_children.J5" chart:label-cell-address="mixed_children.J1:mixed_children.J1" chart:class="chart:scatter">
            <chart:domain table:cell-range-address="mixed_children.J2:mixed_children.J3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B</text:p>
                <draw:g>
                  <svg:desc>mixed_children.B1:mixed_children.B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eading targets</text:p>
                <draw:g>
                  <svg:desc>mixed_children.E1:mixed_children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running make</text:p>
                <draw:g>
                  <svg:desc>mixed_children.F1:mixed_children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uilding pipeline</text:p>
                <draw:g>
                  <svg:desc>mixed_children.G1:mixed_children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reading lines</text:p>
                <draw:g>
                  <svg:desc>mixed_children.H1:mixed_children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reading tokens</text:p>
                <draw:g>
                  <svg:desc>mixed_children.I1:mixed_children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printing output</text:p>
                <draw:g>
                  <svg:desc>mixed_children.J1:mixed_children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ixed_children.A2:mixed_children.A73</svg:desc>
                </draw:g>
              </table:table-cell>
              <table:table-cell office:value-type="float" office:value="1.246094">
                <text:p>1.246094</text:p>
                <draw:g>
                  <svg:desc>mixed_children.B2:mixed_children.B73</svg:desc>
                </draw:g>
              </table:table-cell>
              <table:table-cell office:value-type="float" office:value="0.114259958267212">
                <text:p>0.114259958267212</text:p>
                <draw:g>
                  <svg:desc>mixed_children.E2:mixed_children.E3</svg:desc>
                </draw:g>
              </table:table-cell>
              <table:table-cell office:value-type="float" office:value="33">
                <text:p>33</text:p>
                <draw:g>
                  <svg:desc>mixed_children.E4:mixed_children.E5</svg:desc>
                </draw:g>
              </table:table-cell>
              <table:table-cell office:value-type="float" office:value="0.114320039749146">
                <text:p>0.114320039749146</text:p>
                <draw:g>
                  <svg:desc>mixed_children.F2:mixed_children.F3</svg:desc>
                </draw:g>
              </table:table-cell>
              <table:table-cell office:value-type="float" office:value="30">
                <text:p>30</text:p>
                <draw:g>
                  <svg:desc>mixed_children.F4:mixed_children.F5</svg:desc>
                </draw:g>
              </table:table-cell>
              <table:table-cell office:value-type="float" office:value="0.115730047225952">
                <text:p>0.115730047225952</text:p>
                <draw:g>
                  <svg:desc>mixed_children.G2:mixed_children.G3</svg:desc>
                </draw:g>
              </table:table-cell>
              <table:table-cell office:value-type="float" office:value="32">
                <text:p>32</text:p>
                <draw:g>
                  <svg:desc>mixed_children.G4:mixed_children.G5</svg:desc>
                </draw:g>
              </table:table-cell>
              <table:table-cell office:value-type="float" office:value="0.115880012512207">
                <text:p>0.115880012512207</text:p>
                <draw:g>
                  <svg:desc>mixed_children.H2:mixed_children.H3</svg:desc>
                </draw:g>
              </table:table-cell>
              <table:table-cell office:value-type="float" office:value="31">
                <text:p>31</text:p>
                <draw:g>
                  <svg:desc>mixed_children.H4:mixed_children.H5</svg:desc>
                </draw:g>
              </table:table-cell>
              <table:table-cell office:value-type="float" office:value="3.38679003715515">
                <text:p>3.38679003715515</text:p>
                <draw:g>
                  <svg:desc>mixed_children.I2:mixed_children.I3</svg:desc>
                </draw:g>
              </table:table-cell>
              <table:table-cell office:value-type="float" office:value="31">
                <text:p>31</text:p>
                <draw:g>
                  <svg:desc>mixed_children.I4:mixed_children.I5</svg:desc>
                </draw:g>
              </table:table-cell>
              <table:table-cell office:value-type="float" office:value="8.40571999549866">
                <text:p>8.40571999549866</text:p>
                <draw:g>
                  <svg:desc>mixed_children.J2:mixed_children.J3</svg:desc>
                </draw:g>
              </table:table-cell>
              <table:table-cell office:value-type="float" office:value="33">
                <text:p>33</text:p>
                <draw:g>
                  <svg:desc>mixed_children.J4:mixed_children.J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6400003433228">
                <text:p>0.116400003433228</text:p>
              </table:table-cell>
              <table:table-cell office:value-type="float" office:value="17.636719">
                <text:p>17.636719</text:p>
              </table:table-cell>
              <table:table-cell office:value-type="float" office:value="8.40562009811401">
                <text:p>8.40562009811401</text:p>
              </table:table-cell>
              <table:table-cell office:value-type="float" office:value="33">
                <text:p>33</text:p>
              </table:table-cell>
              <table:table-cell office:value-type="float" office:value="8.40556001663208">
                <text:p>8.40556001663208</text:p>
              </table:table-cell>
              <table:table-cell office:value-type="float" office:value="30">
                <text:p>30</text:p>
              </table:table-cell>
              <table:table-cell office:value-type="float" office:value="5.32523012161255">
                <text:p>5.32523012161255</text:p>
              </table:table-cell>
              <table:table-cell office:value-type="float" office:value="32">
                <text:p>32</text:p>
              </table:table-cell>
              <table:table-cell office:value-type="float" office:value="3.36803007125854">
                <text:p>3.36803007125854</text:p>
              </table:table-cell>
              <table:table-cell office:value-type="float" office:value="31">
                <text:p>31</text:p>
              </table:table-cell>
              <table:table-cell office:value-type="float" office:value="5.30892014503479">
                <text:p>5.30892014503479</text:p>
              </table:table-cell>
              <table:table-cell office:value-type="float" office:value="31">
                <text:p>31</text:p>
              </table:table-cell>
              <table:table-cell office:value-type="float" office:value="8.40892004966736">
                <text:p>8.408920049667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7800121307373">
                <text:p>0.237800121307373</text:p>
              </table:table-cell>
              <table:table-cell office:value-type="float" office:value="31.691406">
                <text:p>31.69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6100082397461">
                <text:p>0.356100082397461</text:p>
              </table:table-cell>
              <table:table-cell office:value-type="float" office:value="33.960938">
                <text:p>33.96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5500106811523">
                <text:p>0.475500106811523</text:p>
              </table:table-cell>
              <table:table-cell office:value-type="float" office:value="34.082031">
                <text:p>34.08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9500002861023">
                <text:p>0.59500002861023</text:p>
              </table:table-cell>
              <table:table-cell office:value-type="float" office:value="31.953125">
                <text:p>31.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4800119400024">
                <text:p>0.714800119400024</text:p>
              </table:table-cell>
              <table:table-cell office:value-type="float" office:value="31.953125">
                <text:p>31.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4700107574463">
                <text:p>0.834700107574463</text:p>
              </table:table-cell>
              <table:table-cell office:value-type="float" office:value="32.164062">
                <text:p>32.164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4600095748901">
                <text:p>0.954600095748901</text:p>
              </table:table-cell>
              <table:table-cell office:value-type="float" office:value="32.390625">
                <text:p>32.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7430005073547">
                <text:p>1.07430005073547</text:p>
              </table:table-cell>
              <table:table-cell office:value-type="float" office:value="32.273438">
                <text:p>32.27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9440007209778">
                <text:p>1.19440007209778</text:p>
              </table:table-cell>
              <table:table-cell office:value-type="float" office:value="32.273438">
                <text:p>32.27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1459999084473">
                <text:p>1.31459999084473</text:p>
              </table:table-cell>
              <table:table-cell office:value-type="float" office:value="32.273438">
                <text:p>32.27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3120002746582">
                <text:p>1.43120002746582</text:p>
              </table:table-cell>
              <table:table-cell office:value-type="float" office:value="31.78125">
                <text:p>31.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139994621277">
                <text:p>1.55139994621277</text:p>
              </table:table-cell>
              <table:table-cell office:value-type="float" office:value="24.203125">
                <text:p>24.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7409992218018">
                <text:p>1.67409992218018</text:p>
              </table:table-cell>
              <table:table-cell office:value-type="float" office:value="24.203125">
                <text:p>24.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9260015487671">
                <text:p>1.79260015487671</text:p>
              </table:table-cell>
              <table:table-cell office:value-type="float" office:value="24.421875">
                <text:p>24.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1190004348755">
                <text:p>1.91190004348755</text:p>
              </table:table-cell>
              <table:table-cell office:value-type="float" office:value="24.421875">
                <text:p>24.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329992294312">
                <text:p>2.03329992294312</text:p>
              </table:table-cell>
              <table:table-cell office:value-type="float" office:value="24.421875">
                <text:p>24.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5050005912781">
                <text:p>2.15050005912781</text:p>
              </table:table-cell>
              <table:table-cell office:value-type="float" office:value="21.96875">
                <text:p>21.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6489996910095">
                <text:p>2.26489996910095</text:p>
              </table:table-cell>
              <table:table-cell office:value-type="float" office:value="21.96875">
                <text:p>21.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8330006599426">
                <text:p>2.38330006599426</text:p>
              </table:table-cell>
              <table:table-cell office:value-type="float" office:value="21.96875">
                <text:p>21.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9940013885498">
                <text:p>2.49940013885498</text:p>
              </table:table-cell>
              <table:table-cell office:value-type="float" office:value="21.96875">
                <text:p>21.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1899995803833">
                <text:p>2.61899995803833</text:p>
              </table:table-cell>
              <table:table-cell office:value-type="float" office:value="22.226562">
                <text:p>22.226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335000038147">
                <text:p>2.7335000038147</text:p>
              </table:table-cell>
              <table:table-cell office:value-type="float" office:value="22.226562">
                <text:p>22.226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5140013694763">
                <text:p>2.85140013694763</text:p>
              </table:table-cell>
              <table:table-cell office:value-type="float" office:value="22.226562">
                <text:p>22.226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6970009803772">
                <text:p>2.96970009803772</text:p>
              </table:table-cell>
              <table:table-cell office:value-type="float" office:value="19.511719">
                <text:p>19.51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8630013465881">
                <text:p>3.08630013465881</text:p>
              </table:table-cell>
              <table:table-cell office:value-type="float" office:value="19.511719">
                <text:p>19.51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014000415802">
                <text:p>3.2014000415802</text:p>
              </table:table-cell>
              <table:table-cell office:value-type="float" office:value="19.511719">
                <text:p>19.51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1920003890991">
                <text:p>3.31920003890991</text:p>
              </table:table-cell>
              <table:table-cell office:value-type="float" office:value="19.511719">
                <text:p>19.51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3639993667603">
                <text:p>3.43639993667603</text:p>
              </table:table-cell>
              <table:table-cell office:value-type="float" office:value="21.644531">
                <text:p>21.64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5529999732971">
                <text:p>3.55529999732971</text:p>
              </table:table-cell>
              <table:table-cell office:value-type="float" office:value="21.644531">
                <text:p>21.64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67690014839172">
                <text:p>3.67690014839172</text:p>
              </table:table-cell>
              <table:table-cell office:value-type="float" office:value="21.644531">
                <text:p>21.64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79760003089905">
                <text:p>3.79760003089905</text:p>
              </table:table-cell>
              <table:table-cell office:value-type="float" office:value="21.644531">
                <text:p>21.64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917799949646">
                <text:p>3.917799949646</text:p>
              </table:table-cell>
              <table:table-cell office:value-type="float" office:value="21.644531">
                <text:p>21.64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0378999710083">
                <text:p>4.0378999710083</text:p>
              </table:table-cell>
              <table:table-cell office:value-type="float" office:value="21.644531">
                <text:p>21.64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15810012817383">
                <text:p>4.15810012817383</text:p>
              </table:table-cell>
              <table:table-cell office:value-type="float" office:value="22.058594">
                <text:p>22.05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27810001373291">
                <text:p>4.27810001373291</text:p>
              </table:table-cell>
              <table:table-cell office:value-type="float" office:value="22.058594">
                <text:p>22.05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39090013504028">
                <text:p>4.39090013504028</text:p>
              </table:table-cell>
              <table:table-cell office:value-type="float" office:value="22.058594">
                <text:p>22.05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50789999961853">
                <text:p>4.50789999961853</text:p>
              </table:table-cell>
              <table:table-cell office:value-type="float" office:value="22.058594">
                <text:p>22.05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62770009040833">
                <text:p>4.62770009040833</text:p>
              </table:table-cell>
              <table:table-cell office:value-type="float" office:value="22.058594">
                <text:p>22.05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74660015106201">
                <text:p>4.74660015106201</text:p>
              </table:table-cell>
              <table:table-cell office:value-type="float" office:value="22.058594">
                <text:p>22.05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86640000343323">
                <text:p>4.86640000343323</text:p>
              </table:table-cell>
              <table:table-cell office:value-type="float" office:value="22.058594">
                <text:p>22.05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98629999160767">
                <text:p>4.98629999160767</text:p>
              </table:table-cell>
              <table:table-cell office:value-type="float" office:value="22.058594">
                <text:p>22.05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10280013084412">
                <text:p>5.10280013084412</text:p>
              </table:table-cell>
              <table:table-cell office:value-type="float" office:value="22.058594">
                <text:p>22.05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21690011024475">
                <text:p>5.21690011024475</text:p>
              </table:table-cell>
              <table:table-cell office:value-type="float" office:value="22.058594">
                <text:p>22.05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33570003509522">
                <text:p>5.33570003509522</text:p>
              </table:table-cell>
              <table:table-cell office:value-type="float" office:value="22.304688">
                <text:p>22.30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44760012626648">
                <text:p>5.44760012626648</text:p>
              </table:table-cell>
              <table:table-cell office:value-type="float" office:value="22.699219">
                <text:p>22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56410002708435">
                <text:p>5.56410002708435</text:p>
              </table:table-cell>
              <table:table-cell office:value-type="float" office:value="22.699219">
                <text:p>22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68289995193481">
                <text:p>5.68289995193481</text:p>
              </table:table-cell>
              <table:table-cell office:value-type="float" office:value="22.699219">
                <text:p>22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8024001121521">
                <text:p>5.8024001121521</text:p>
              </table:table-cell>
              <table:table-cell office:value-type="float" office:value="22.699219">
                <text:p>22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92219996452332">
                <text:p>5.92219996452332</text:p>
              </table:table-cell>
              <table:table-cell office:value-type="float" office:value="22.699219">
                <text:p>22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03859996795654">
                <text:p>6.03859996795654</text:p>
              </table:table-cell>
              <table:table-cell office:value-type="float" office:value="22.917969">
                <text:p>22.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1528000831604">
                <text:p>6.1528000831604</text:p>
              </table:table-cell>
              <table:table-cell office:value-type="float" office:value="22.917969">
                <text:p>22.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27119994163513">
                <text:p>6.27119994163513</text:p>
              </table:table-cell>
              <table:table-cell office:value-type="float" office:value="22.917969">
                <text:p>22.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39059996604919">
                <text:p>6.39059996604919</text:p>
              </table:table-cell>
              <table:table-cell office:value-type="float" office:value="22.917969">
                <text:p>22.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51029992103577">
                <text:p>6.51029992103577</text:p>
              </table:table-cell>
              <table:table-cell office:value-type="float" office:value="22.917969">
                <text:p>22.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62700009346008">
                <text:p>6.62700009346008</text:p>
              </table:table-cell>
              <table:table-cell office:value-type="float" office:value="22.917969">
                <text:p>22.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74660015106201">
                <text:p>6.74660015106201</text:p>
              </table:table-cell>
              <table:table-cell office:value-type="float" office:value="22.917969">
                <text:p>22.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86730003356934">
                <text:p>6.86730003356934</text:p>
              </table:table-cell>
              <table:table-cell office:value-type="float" office:value="22.917969">
                <text:p>22.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98020005226135">
                <text:p>6.98020005226135</text:p>
              </table:table-cell>
              <table:table-cell office:value-type="float" office:value="22.917969">
                <text:p>22.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09330010414124">
                <text:p>7.09330010414124</text:p>
              </table:table-cell>
              <table:table-cell office:value-type="float" office:value="22.917969">
                <text:p>22.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20639991760254">
                <text:p>7.20639991760254</text:p>
              </table:table-cell>
              <table:table-cell office:value-type="float" office:value="22.917969">
                <text:p>22.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32630014419556">
                <text:p>7.32630014419556</text:p>
              </table:table-cell>
              <table:table-cell office:value-type="float" office:value="22.917969">
                <text:p>22.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44270014762878">
                <text:p>7.44270014762878</text:p>
              </table:table-cell>
              <table:table-cell office:value-type="float" office:value="22.917969">
                <text:p>22.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55680012702942">
                <text:p>7.55680012702942</text:p>
              </table:table-cell>
              <table:table-cell office:value-type="float" office:value="22.917969">
                <text:p>22.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67499995231628">
                <text:p>7.67499995231628</text:p>
              </table:table-cell>
              <table:table-cell office:value-type="float" office:value="22.917969">
                <text:p>22.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79119992256165">
                <text:p>7.79119992256165</text:p>
              </table:table-cell>
              <table:table-cell office:value-type="float" office:value="22.917969">
                <text:p>22.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90569996833801">
                <text:p>7.90569996833801</text:p>
              </table:table-cell>
              <table:table-cell office:value-type="float" office:value="22.917969">
                <text:p>22.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02360010147095">
                <text:p>8.02360010147095</text:p>
              </table:table-cell>
              <table:table-cell office:value-type="float" office:value="22.917969">
                <text:p>22.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1395001411438">
                <text:p>8.1395001411438</text:p>
              </table:table-cell>
              <table:table-cell office:value-type="float" office:value="22.917969">
                <text:p>22.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25889992713928">
                <text:p>8.25889992713928</text:p>
              </table:table-cell>
              <table:table-cell office:value-type="float" office:value="22.917969">
                <text:p>22.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37360000610352">
                <text:p>8.37360000610352</text:p>
              </table:table-cell>
              <table:table-cell office:value-type="float" office:value="22.917969">
                <text:p>22.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1.084cm" svg:y="7.675cm" style:legend-expansion="wide" chart:style-name="ch2"/>
        <chart:plot-area chart:style-name="ch3" table:cell-range-address="time.A2:time.B72 time.B1:time.B1 time.E1:time.J1 time.E4:time.J5" chart:data-source-has-labels="row" svg:x="1.296cm" svg:y="0.18cm" svg:width="14.384cm" svg:height="6.369cm">
          <chartooo:coordinate-region svg:x="1.938cm" svg:y="0.39cm" svg:width="13.643cm" svg:height="5.49cm"/>
          <chart:axis chart:dimension="x" chart:name="primary-x" chart:style-name="ch4">
            <chart:title svg:x="8.18cm" svg:y="6.73cm" chart:style-name="ch5">
              <text:p>sec</text:p>
            </chart:title>
          </chart:axis>
          <chart:axis chart:dimension="y" chart:name="primary-y" chart:style-name="ch6">
            <chart:title svg:x="0.451cm" svg:y="3.672cm" chart:style-name="ch7">
              <text:p>MiB</text:p>
            </chart:title>
            <chart:grid chart:style-name="ch8" chart:class="major"/>
          </chart:axis>
          <chart:series chart:style-name="ch9" chart:values-cell-range-address="time.B2:time.B72" chart:label-cell-address="time.B1:time.B1" chart:class="chart:scatter">
            <chart:domain table:cell-range-address="time.A2:time.A72"/>
            <chart:data-point chart:repeated="71"/>
          </chart:series>
          <chart:series chart:style-name="ch10" chart:values-cell-range-address="time.E4:time.E5" chart:label-cell-address="time.E1:time.E1" chart:class="chart:scatter">
            <chart:domain table:cell-range-address="time.E2:time.E3"/>
            <chart:data-point chart:repeated="2"/>
          </chart:series>
          <chart:series chart:style-name="ch11" chart:values-cell-range-address="time.F4:time.F5" chart:label-cell-address="time.F1:time.F1" chart:class="chart:scatter">
            <chart:domain table:cell-range-address="time.F2:time.F3"/>
            <chart:data-point chart:repeated="2"/>
          </chart:series>
          <chart:series chart:style-name="ch12" chart:values-cell-range-address="time.G4:time.G5" chart:label-cell-address="time.G1:time.G1" chart:class="chart:scatter">
            <chart:domain table:cell-range-address="time.G2:time.G3"/>
            <chart:data-point chart:repeated="2"/>
          </chart:series>
          <chart:series chart:style-name="ch13" chart:values-cell-range-address="time.H4:time.H5" chart:label-cell-address="time.H1:time.H1" chart:class="chart:scatter">
            <chart:domain table:cell-range-address="time.H2:time.H3"/>
            <chart:data-point chart:repeated="2"/>
          </chart:series>
          <chart:series chart:style-name="ch14" chart:values-cell-range-address="time.I4:time.I5" chart:label-cell-address="time.I1:time.I1" chart:class="chart:scatter">
            <chart:domain table:cell-range-address="time.I2:time.I3"/>
            <chart:data-point chart:repeated="2"/>
          </chart:series>
          <chart:series chart:style-name="ch15" chart:values-cell-range-address="time.J4:time.J5" chart:label-cell-address="time.J1:time.J1" chart:class="chart:scatter">
            <chart:domain table:cell-range-address="time.J2:time.J3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B</text:p>
                <draw:g>
                  <svg:desc>time.B1:time.B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eading targets</text:p>
                <draw:g>
                  <svg:desc>time.E1:time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running make</text:p>
                <draw:g>
                  <svg:desc>time.F1:time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uilding pipeline</text:p>
                <draw:g>
                  <svg:desc>time.G1:time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reading lines</text:p>
                <draw:g>
                  <svg:desc>time.H1:time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reading tokens</text:p>
                <draw:g>
                  <svg:desc>time.I1:time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printing output</text:p>
                <draw:g>
                  <svg:desc>time.J1:time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ime.A2:time.A72</svg:desc>
                </draw:g>
              </table:table-cell>
              <table:table-cell office:value-type="float" office:value="1.246094">
                <text:p>1.246094</text:p>
                <draw:g>
                  <svg:desc>time.B2:time.B72</svg:desc>
                </draw:g>
              </table:table-cell>
              <table:table-cell office:value-type="float" office:value="0.126999855041504">
                <text:p>0.126999855041504</text:p>
                <draw:g>
                  <svg:desc>time.E2:time.E3</svg:desc>
                </draw:g>
              </table:table-cell>
              <table:table-cell office:value-type="float" office:value="33">
                <text:p>33</text:p>
                <draw:g>
                  <svg:desc>time.E4:time.E5</svg:desc>
                </draw:g>
              </table:table-cell>
              <table:table-cell office:value-type="float" office:value="0.127059936523438">
                <text:p>0.127059936523438</text:p>
                <draw:g>
                  <svg:desc>time.F2:time.F3</svg:desc>
                </draw:g>
              </table:table-cell>
              <table:table-cell office:value-type="float" office:value="30">
                <text:p>30</text:p>
                <draw:g>
                  <svg:desc>time.F4:time.F5</svg:desc>
                </draw:g>
              </table:table-cell>
              <table:table-cell office:value-type="float" office:value="0.128989934921265">
                <text:p>0.128989934921265</text:p>
                <draw:g>
                  <svg:desc>time.G2:time.G3</svg:desc>
                </draw:g>
              </table:table-cell>
              <table:table-cell office:value-type="float" office:value="32">
                <text:p>32</text:p>
                <draw:g>
                  <svg:desc>time.G4:time.G5</svg:desc>
                </draw:g>
              </table:table-cell>
              <table:table-cell office:value-type="float" office:value="0.129169940948486">
                <text:p>0.129169940948486</text:p>
                <draw:g>
                  <svg:desc>time.H2:time.H3</svg:desc>
                </draw:g>
              </table:table-cell>
              <table:table-cell office:value-type="float" office:value="31">
                <text:p>31</text:p>
                <draw:g>
                  <svg:desc>time.H4:time.H5</svg:desc>
                </draw:g>
              </table:table-cell>
              <table:table-cell office:value-type="float" office:value="3.35303997993469">
                <text:p>3.35303997993469</text:p>
                <draw:g>
                  <svg:desc>time.I2:time.I3</svg:desc>
                </draw:g>
              </table:table-cell>
              <table:table-cell office:value-type="float" office:value="31">
                <text:p>31</text:p>
                <draw:g>
                  <svg:desc>time.I4:time.I5</svg:desc>
                </draw:g>
              </table:table-cell>
              <table:table-cell office:value-type="float" office:value="6.97356986999512">
                <text:p>6.97356986999512</text:p>
                <draw:g>
                  <svg:desc>time.J2:time.J3</svg:desc>
                </draw:g>
              </table:table-cell>
              <table:table-cell office:value-type="float" office:value="33">
                <text:p>33</text:p>
                <draw:g>
                  <svg:desc>time.J4:time.J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0800037384033">
                <text:p>0.100800037384033</text:p>
              </table:table-cell>
              <table:table-cell office:value-type="float" office:value="16.730469">
                <text:p>16.730469</text:p>
              </table:table-cell>
              <table:table-cell office:value-type="float" office:value="6.97346997261047">
                <text:p>6.97346997261047</text:p>
              </table:table-cell>
              <table:table-cell office:value-type="float" office:value="33">
                <text:p>33</text:p>
              </table:table-cell>
              <table:table-cell office:value-type="float" office:value="6.97340989112854">
                <text:p>6.97340989112854</text:p>
              </table:table-cell>
              <table:table-cell office:value-type="float" office:value="30">
                <text:p>30</text:p>
              </table:table-cell>
              <table:table-cell office:value-type="float" office:value="5.33763003349304">
                <text:p>5.33763003349304</text:p>
              </table:table-cell>
              <table:table-cell office:value-type="float" office:value="32">
                <text:p>32</text:p>
              </table:table-cell>
              <table:table-cell office:value-type="float" office:value="3.33638000488281">
                <text:p>3.33638000488281</text:p>
              </table:table-cell>
              <table:table-cell office:value-type="float" office:value="31">
                <text:p>31</text:p>
              </table:table-cell>
              <table:table-cell office:value-type="float" office:value="5.32213997840881">
                <text:p>5.32213997840881</text:p>
              </table:table-cell>
              <table:table-cell office:value-type="float" office:value="31">
                <text:p>31</text:p>
              </table:table-cell>
              <table:table-cell office:value-type="float" office:value="6.97670984268189">
                <text:p>6.976709842681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1099872589111">
                <text:p>0.201099872589111</text:p>
              </table:table-cell>
              <table:table-cell office:value-type="float" office:value="18.457031">
                <text:p>18.45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299810409546">
                <text:p>0.301299810409546</text:p>
              </table:table-cell>
              <table:table-cell office:value-type="float" office:value="18.457031">
                <text:p>18.45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149998664856">
                <text:p>0.40149998664856</text:p>
              </table:table-cell>
              <table:table-cell office:value-type="float" office:value="18.457031">
                <text:p>18.45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1699924468994">
                <text:p>0.501699924468994</text:p>
              </table:table-cell>
              <table:table-cell office:value-type="float" office:value="18.648438">
                <text:p>18.648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1999998092651">
                <text:p>0.601999998092651</text:p>
              </table:table-cell>
              <table:table-cell office:value-type="float" office:value="18.648438">
                <text:p>18.648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199935913086">
                <text:p>0.702199935913086</text:p>
              </table:table-cell>
              <table:table-cell office:value-type="float" office:value="18.648438">
                <text:p>18.648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2399873733521">
                <text:p>0.802399873733521</text:p>
              </table:table-cell>
              <table:table-cell office:value-type="float" office:value="18.648438">
                <text:p>18.648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2599811553955">
                <text:p>0.902599811553955</text:p>
              </table:table-cell>
              <table:table-cell office:value-type="float" office:value="19.015625">
                <text:p>19.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279998779297">
                <text:p>1.00279998779297</text:p>
              </table:table-cell>
              <table:table-cell office:value-type="float" office:value="19.070312">
                <text:p>19.070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0309982299805">
                <text:p>1.10309982299805</text:p>
              </table:table-cell>
              <table:table-cell office:value-type="float" office:value="19.070312">
                <text:p>19.070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0329999923706">
                <text:p>1.20329999923706</text:p>
              </table:table-cell>
              <table:table-cell office:value-type="float" office:value="19.070312">
                <text:p>19.070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034999370575">
                <text:p>1.3034999370575</text:p>
              </table:table-cell>
              <table:table-cell office:value-type="float" office:value="19.070312">
                <text:p>19.070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0369987487793">
                <text:p>1.40369987487793</text:p>
              </table:table-cell>
              <table:table-cell office:value-type="float" office:value="19.324219">
                <text:p>19.324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0399994850159">
                <text:p>1.50399994850159</text:p>
              </table:table-cell>
              <table:table-cell office:value-type="float" office:value="18.578125">
                <text:p>18.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0419988632202">
                <text:p>1.60419988632202</text:p>
              </table:table-cell>
              <table:table-cell office:value-type="float" office:value="18.578125">
                <text:p>18.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0429992675781">
                <text:p>1.70429992675781</text:p>
              </table:table-cell>
              <table:table-cell office:value-type="float" office:value="18.578125">
                <text:p>18.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0449986457825">
                <text:p>1.80449986457825</text:p>
              </table:table-cell>
              <table:table-cell office:value-type="float" office:value="18.578125">
                <text:p>18.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0469980239868">
                <text:p>1.90469980239868</text:p>
              </table:table-cell>
              <table:table-cell office:value-type="float" office:value="19.074219">
                <text:p>19.074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048999786377">
                <text:p>2.0048999786377</text:p>
              </table:table-cell>
              <table:table-cell office:value-type="float" office:value="19.074219">
                <text:p>19.074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0509991645813">
                <text:p>2.10509991645813</text:p>
              </table:table-cell>
              <table:table-cell office:value-type="float" office:value="19.074219">
                <text:p>19.074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0529985427856">
                <text:p>2.20529985427856</text:p>
              </table:table-cell>
              <table:table-cell office:value-type="float" office:value="19.074219">
                <text:p>19.074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0550003051758">
                <text:p>2.30550003051758</text:p>
              </table:table-cell>
              <table:table-cell office:value-type="float" office:value="19.304688">
                <text:p>19.30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0569996833801">
                <text:p>2.40569996833801</text:p>
              </table:table-cell>
              <table:table-cell office:value-type="float" office:value="19.304688">
                <text:p>19.30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0589990615845">
                <text:p>2.50589990615845</text:p>
              </table:table-cell>
              <table:table-cell office:value-type="float" office:value="19.304688">
                <text:p>19.30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0609984397888">
                <text:p>2.60609984397888</text:p>
              </table:table-cell>
              <table:table-cell office:value-type="float" office:value="19.304688">
                <text:p>19.30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063000202179">
                <text:p>2.7063000202179</text:p>
              </table:table-cell>
              <table:table-cell office:value-type="float" office:value="19.558594">
                <text:p>19.55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0649995803833">
                <text:p>2.80649995803833</text:p>
              </table:table-cell>
              <table:table-cell office:value-type="float" office:value="19.558594">
                <text:p>19.55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0669989585876">
                <text:p>2.90669989585876</text:p>
              </table:table-cell>
              <table:table-cell office:value-type="float" office:value="19.558594">
                <text:p>19.55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068998336792">
                <text:p>3.0068998336792</text:p>
              </table:table-cell>
              <table:table-cell office:value-type="float" office:value="19.558594">
                <text:p>19.55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0710000991821">
                <text:p>3.10710000991821</text:p>
              </table:table-cell>
              <table:table-cell office:value-type="float" office:value="19.558594">
                <text:p>19.55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0719981193542">
                <text:p>3.20719981193542</text:p>
              </table:table-cell>
              <table:table-cell office:value-type="float" office:value="19.558594">
                <text:p>19.55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0739998817444">
                <text:p>3.30739998817444</text:p>
              </table:table-cell>
              <table:table-cell office:value-type="float" office:value="19.558594">
                <text:p>19.55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0769982337952">
                <text:p>3.40769982337952</text:p>
              </table:table-cell>
              <table:table-cell office:value-type="float" office:value="21.699219">
                <text:p>21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0789999961853">
                <text:p>3.50789999961853</text:p>
              </table:table-cell>
              <table:table-cell office:value-type="float" office:value="21.699219">
                <text:p>21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0819983482361">
                <text:p>3.60819983482361</text:p>
              </table:table-cell>
              <table:table-cell office:value-type="float" office:value="21.699219">
                <text:p>21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0840001106262">
                <text:p>3.70840001106262</text:p>
              </table:table-cell>
              <table:table-cell office:value-type="float" office:value="21.699219">
                <text:p>21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0859994888306">
                <text:p>3.80859994888306</text:p>
              </table:table-cell>
              <table:table-cell office:value-type="float" office:value="21.699219">
                <text:p>21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0879988670349">
                <text:p>3.90879988670349</text:p>
              </table:table-cell>
              <table:table-cell office:value-type="float" office:value="21.699219">
                <text:p>21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0889992713928">
                <text:p>4.00889992713928</text:p>
              </table:table-cell>
              <table:table-cell office:value-type="float" office:value="21.699219">
                <text:p>21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0909986495972">
                <text:p>4.10909986495972</text:p>
              </table:table-cell>
              <table:table-cell office:value-type="float" office:value="21.699219">
                <text:p>21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0929980278015">
                <text:p>4.20929980278015</text:p>
              </table:table-cell>
              <table:table-cell office:value-type="float" office:value="21.699219">
                <text:p>21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0949997901917">
                <text:p>4.30949997901917</text:p>
              </table:table-cell>
              <table:table-cell office:value-type="float" office:value="21.699219">
                <text:p>21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0979981422424">
                <text:p>4.40979981422424</text:p>
              </table:table-cell>
              <table:table-cell office:value-type="float" office:value="21.699219">
                <text:p>21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0999999046326">
                <text:p>4.50999999046326</text:p>
              </table:table-cell>
              <table:table-cell office:value-type="float" office:value="21.699219">
                <text:p>21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1019992828369">
                <text:p>4.61019992828369</text:p>
              </table:table-cell>
              <table:table-cell office:value-type="float" office:value="21.699219">
                <text:p>21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1039986610413">
                <text:p>4.71039986610413</text:p>
              </table:table-cell>
              <table:table-cell office:value-type="float" office:value="21.699219">
                <text:p>21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1059980392456">
                <text:p>4.81059980392456</text:p>
              </table:table-cell>
              <table:table-cell office:value-type="float" office:value="21.699219">
                <text:p>21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1069984436035">
                <text:p>4.91069984436035</text:p>
              </table:table-cell>
              <table:table-cell office:value-type="float" office:value="21.699219">
                <text:p>21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1090002059937">
                <text:p>5.01090002059937</text:p>
              </table:table-cell>
              <table:table-cell office:value-type="float" office:value="21.699219">
                <text:p>21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110999584198">
                <text:p>5.1110999584198</text:p>
              </table:table-cell>
              <table:table-cell office:value-type="float" office:value="21.699219">
                <text:p>21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1129989624023">
                <text:p>5.21129989624023</text:p>
              </table:table-cell>
              <table:table-cell office:value-type="float" office:value="21.699219">
                <text:p>21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1159996986389">
                <text:p>5.31159996986389</text:p>
              </table:table-cell>
              <table:table-cell office:value-type="float" office:value="21.699219">
                <text:p>21.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1189980506897">
                <text:p>5.41189980506897</text:p>
              </table:table-cell>
              <table:table-cell office:value-type="float" office:value="21.667969">
                <text:p>21.66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1219987869263">
                <text:p>5.51219987869263</text:p>
              </table:table-cell>
              <table:table-cell office:value-type="float" office:value="21.703125">
                <text:p>21.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1249995231628">
                <text:p>5.61249995231628</text:p>
              </table:table-cell>
              <table:table-cell office:value-type="float" office:value="21.957031">
                <text:p>21.95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1280002593994">
                <text:p>5.71280002593994</text:p>
              </table:table-cell>
              <table:table-cell office:value-type="float" office:value="21.957031">
                <text:p>21.95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1309986114502">
                <text:p>5.81309986114502</text:p>
              </table:table-cell>
              <table:table-cell office:value-type="float" office:value="22.203125">
                <text:p>22.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1330003738403">
                <text:p>5.91330003738403</text:p>
              </table:table-cell>
              <table:table-cell office:value-type="float" office:value="22.453125">
                <text:p>22.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1359987258911">
                <text:p>6.01359987258911</text:p>
              </table:table-cell>
              <table:table-cell office:value-type="float" office:value="22.453125">
                <text:p>22.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1389994621277">
                <text:p>6.11389994621277</text:p>
              </table:table-cell>
              <table:table-cell office:value-type="float" office:value="22.703125">
                <text:p>22.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1429991722107">
                <text:p>6.21429991722107</text:p>
              </table:table-cell>
              <table:table-cell office:value-type="float" office:value="22.703125">
                <text:p>22.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144998550415">
                <text:p>6.3144998550415</text:p>
              </table:table-cell>
              <table:table-cell office:value-type="float" office:value="22.953125">
                <text:p>22.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1479992866516">
                <text:p>6.41479992866516</text:p>
              </table:table-cell>
              <table:table-cell office:value-type="float" office:value="23.207031">
                <text:p>23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1510000228882">
                <text:p>6.51510000228882</text:p>
              </table:table-cell>
              <table:table-cell office:value-type="float" office:value="23.453125">
                <text:p>23.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1549997329712">
                <text:p>6.61549997329712</text:p>
              </table:table-cell>
              <table:table-cell office:value-type="float" office:value="23.765625">
                <text:p>23.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157998085022">
                <text:p>6.7157998085022</text:p>
              </table:table-cell>
              <table:table-cell office:value-type="float" office:value="23.765625">
                <text:p>23.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1599998474121">
                <text:p>6.81599998474121</text:p>
              </table:table-cell>
              <table:table-cell office:value-type="float" office:value="24.121094">
                <text:p>24.1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1629981994629">
                <text:p>6.91629981994629</text:p>
              </table:table-cell>
              <table:table-cell office:value-type="float" office:value="24.457031">
                <text:p>24.45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1670002937317">
                <text:p>7.016700029373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2.726cm" svg:y="7.675cm" style:legend-expansion="wide" chart:style-name="ch2"/>
        <chart:plot-area chart:style-name="ch3" table:cell-range-address="memory.A2:memory.B245 memory.B1:memory.B1 memory.E1:memory.H1 memory.E4:memory.H5" chart:data-source-has-labels="row" svg:x="1.296cm" svg:y="0.18cm" svg:width="14.384cm" svg:height="6.369cm">
          <chartooo:coordinate-region svg:x="1.938cm" svg:y="0.39cm" svg:width="13.545cm" svg:height="5.49cm"/>
          <chart:axis chart:dimension="x" chart:name="primary-x" chart:style-name="ch4">
            <chart:title svg:x="8.18cm" svg:y="6.73cm" chart:style-name="ch5">
              <text:p>sec</text:p>
            </chart:title>
          </chart:axis>
          <chart:axis chart:dimension="y" chart:name="primary-y" chart:style-name="ch6">
            <chart:title svg:x="0.451cm" svg:y="3.672cm" chart:style-name="ch7">
              <text:p>MiB</text:p>
            </chart:title>
            <chart:grid chart:style-name="ch8" chart:class="major"/>
          </chart:axis>
          <chart:series chart:style-name="ch9" chart:values-cell-range-address="memory.B2:memory.B245" chart:label-cell-address="memory.B1:memory.B1" chart:class="chart:scatter">
            <chart:domain table:cell-range-address="memory.A2:memory.A245"/>
            <chart:data-point chart:repeated="244"/>
          </chart:series>
          <chart:series chart:style-name="ch10" chart:values-cell-range-address="memory.E4:memory.E5" chart:label-cell-address="memory.E1:memory.E1" chart:class="chart:scatter">
            <chart:domain table:cell-range-address="memory.E2:memory.E3"/>
            <chart:data-point chart:repeated="2"/>
          </chart:series>
          <chart:series chart:style-name="ch11" chart:values-cell-range-address="memory.F4:memory.F5" chart:label-cell-address="memory.F1:memory.F1" chart:class="chart:scatter">
            <chart:domain table:cell-range-address="memory.F2:memory.F3"/>
            <chart:data-point chart:repeated="2"/>
          </chart:series>
          <chart:series chart:style-name="ch12" chart:values-cell-range-address="memory.G4:memory.G5" chart:label-cell-address="memory.G1:memory.G1" chart:class="chart:scatter">
            <chart:domain table:cell-range-address="memory.G2:memory.G3"/>
            <chart:data-point chart:repeated="2"/>
          </chart:series>
          <chart:series chart:style-name="ch13" chart:values-cell-range-address="memory.H4:memory.H5" chart:label-cell-address="memory.H1:memory.H1" chart:class="chart:scatter">
            <chart:domain table:cell-range-address="memory.H2:memory.H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B</text:p>
                <draw:g>
                  <svg:desc>memory.B1:memory.B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eading targets</text:p>
                <draw:g>
                  <svg:desc>memory.E1:memory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running make</text:p>
                <draw:g>
                  <svg:desc>memory.F1:memory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uilding pipeline</text:p>
                <draw:g>
                  <svg:desc>memory.G1:memory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printing output</text:p>
                <draw:g>
                  <svg:desc>memory.H1:memory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mory.A2:memory.A245</svg:desc>
                </draw:g>
              </table:table-cell>
              <table:table-cell office:value-type="float" office:value="0.816406">
                <text:p>0.816406</text:p>
                <draw:g>
                  <svg:desc>memory.B2:memory.B245</svg:desc>
                </draw:g>
              </table:table-cell>
              <table:table-cell office:value-type="float" office:value="0.132480144500732">
                <text:p>0.132480144500732</text:p>
                <draw:g>
                  <svg:desc>memory.E2:memory.E3</svg:desc>
                </draw:g>
              </table:table-cell>
              <table:table-cell office:value-type="float" office:value="31">
                <text:p>31</text:p>
                <draw:g>
                  <svg:desc>memory.E4:memory.E5</svg:desc>
                </draw:g>
              </table:table-cell>
              <table:table-cell office:value-type="float" office:value="0.132529973983765">
                <text:p>0.132529973983765</text:p>
                <draw:g>
                  <svg:desc>memory.F2:memory.F3</svg:desc>
                </draw:g>
              </table:table-cell>
              <table:table-cell office:value-type="float" office:value="30.5">
                <text:p>30.5</text:p>
                <draw:g>
                  <svg:desc>memory.F4:memory.F5</svg:desc>
                </draw:g>
              </table:table-cell>
              <table:table-cell office:value-type="float" office:value="0.133880138397217">
                <text:p>0.133880138397217</text:p>
                <draw:g>
                  <svg:desc>memory.G2:memory.G3</svg:desc>
                </draw:g>
              </table:table-cell>
              <table:table-cell office:value-type="float" office:value="31">
                <text:p>31</text:p>
                <draw:g>
                  <svg:desc>memory.G4:memory.G5</svg:desc>
                </draw:g>
              </table:table-cell>
              <table:table-cell office:value-type="float" office:value="24.4205100536346">
                <text:p>24.4205100536346</text:p>
                <draw:g>
                  <svg:desc>memory.H2:memory.H3</svg:desc>
                </draw:g>
              </table:table-cell>
              <table:table-cell office:value-type="float" office:value="30.5">
                <text:p>30.5</text:p>
                <draw:g>
                  <svg:desc>memory.H4:memory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0500106811523">
                <text:p>0.100500106811523</text:p>
              </table:table-cell>
              <table:table-cell office:value-type="float" office:value="16.535156">
                <text:p>16.535156</text:p>
              </table:table-cell>
              <table:table-cell office:value-type="float" office:value="24.4204201698303">
                <text:p>24.4204201698303</text:p>
              </table:table-cell>
              <table:table-cell office:value-type="float" office:value="31">
                <text:p>31</text:p>
              </table:table-cell>
              <table:table-cell office:value-type="float" office:value="24.420380115509">
                <text:p>24.420380115509</text:p>
              </table:table-cell>
              <table:table-cell office:value-type="float" office:value="30.5">
                <text:p>30.5</text:p>
              </table:table-cell>
              <table:table-cell office:value-type="float" office:value="0.184230089187622">
                <text:p>0.184230089187622</text:p>
              </table:table-cell>
              <table:table-cell office:value-type="float" office:value="30.5">
                <text:p>30.5</text:p>
              </table:table-cell>
              <table:table-cell office:value-type="float" office:value="24.4236299991608">
                <text:p>24.42362999916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900077819824">
                <text:p>0.200900077819824</text:p>
              </table:table-cell>
              <table:table-cell office:value-type="float" office:value="18.566406">
                <text:p>18.56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500082015991">
                <text:p>0.301500082015991</text:p>
              </table:table-cell>
              <table:table-cell office:value-type="float" office:value="18.621094">
                <text:p>18.6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2100086212158">
                <text:p>0.402100086212158</text:p>
              </table:table-cell>
              <table:table-cell office:value-type="float" office:value="18.773438">
                <text:p>18.77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2700090408325">
                <text:p>0.502700090408325</text:p>
              </table:table-cell>
              <table:table-cell office:value-type="float" office:value="18.773438">
                <text:p>18.77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3399991989136">
                <text:p>0.603399991989136</text:p>
              </table:table-cell>
              <table:table-cell office:value-type="float" office:value="18.773438">
                <text:p>18.77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3999996185303">
                <text:p>0.703999996185303</text:p>
              </table:table-cell>
              <table:table-cell office:value-type="float" office:value="18.773438">
                <text:p>18.77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460000038147">
                <text:p>0.80460000038147</text:p>
              </table:table-cell>
              <table:table-cell office:value-type="float" office:value="18.773438">
                <text:p>18.77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5200004577637">
                <text:p>0.905200004577637</text:p>
              </table:table-cell>
              <table:table-cell office:value-type="float" office:value="18.773438">
                <text:p>18.77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58000087738">
                <text:p>1.0058000087738</text:p>
              </table:table-cell>
              <table:table-cell office:value-type="float" office:value="18.773438">
                <text:p>18.77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0640001296997">
                <text:p>1.10640001296997</text:p>
              </table:table-cell>
              <table:table-cell office:value-type="float" office:value="18.773438">
                <text:p>18.77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0700001716614">
                <text:p>1.20700001716614</text:p>
              </table:table-cell>
              <table:table-cell office:value-type="float" office:value="18.960938">
                <text:p>18.96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076000213623">
                <text:p>1.3076000213623</text:p>
              </table:table-cell>
              <table:table-cell office:value-type="float" office:value="18.960938">
                <text:p>18.96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0820002555847">
                <text:p>1.40820002555847</text:p>
              </table:table-cell>
              <table:table-cell office:value-type="float" office:value="18.960938">
                <text:p>18.96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0880002975464">
                <text:p>1.50880002975464</text:p>
              </table:table-cell>
              <table:table-cell office:value-type="float" office:value="18.960938">
                <text:p>18.96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0940003395081">
                <text:p>1.60940003395081</text:p>
              </table:table-cell>
              <table:table-cell office:value-type="float" office:value="18.960938">
                <text:p>18.96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1000003814697">
                <text:p>1.71000003814697</text:p>
              </table:table-cell>
              <table:table-cell office:value-type="float" office:value="18.960938">
                <text:p>18.96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1060004234314">
                <text:p>1.81060004234314</text:p>
              </table:table-cell>
              <table:table-cell office:value-type="float" office:value="18.960938">
                <text:p>18.96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1129994392395">
                <text:p>1.91129994392395</text:p>
              </table:table-cell>
              <table:table-cell office:value-type="float" office:value="18.960938">
                <text:p>18.96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1189994812012">
                <text:p>2.01189994812012</text:p>
              </table:table-cell>
              <table:table-cell office:value-type="float" office:value="18.960938">
                <text:p>18.96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1249995231628">
                <text:p>2.11249995231628</text:p>
              </table:table-cell>
              <table:table-cell office:value-type="float" office:value="18.960938">
                <text:p>18.96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1309995651245">
                <text:p>2.21309995651245</text:p>
              </table:table-cell>
              <table:table-cell office:value-type="float" office:value="18.960938">
                <text:p>18.96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1369996070862">
                <text:p>2.31369996070862</text:p>
              </table:table-cell>
              <table:table-cell office:value-type="float" office:value="19.207031">
                <text:p>19.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1429996490479">
                <text:p>2.41429996490479</text:p>
              </table:table-cell>
              <table:table-cell office:value-type="float" office:value="19.464844">
                <text:p>19.46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1489996910095">
                <text:p>2.51489996910095</text:p>
              </table:table-cell>
              <table:table-cell office:value-type="float" office:value="19.464844">
                <text:p>19.46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1549997329712">
                <text:p>2.61549997329712</text:p>
              </table:table-cell>
              <table:table-cell office:value-type="float" office:value="19.464844">
                <text:p>19.46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1609997749329">
                <text:p>2.71609997749329</text:p>
              </table:table-cell>
              <table:table-cell office:value-type="float" office:value="19.464844">
                <text:p>19.46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1669998168945">
                <text:p>2.81669998168945</text:p>
              </table:table-cell>
              <table:table-cell office:value-type="float" office:value="19.464844">
                <text:p>19.46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1729998588562">
                <text:p>2.91729998588562</text:p>
              </table:table-cell>
              <table:table-cell office:value-type="float" office:value="19.464844">
                <text:p>19.46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1789999008179">
                <text:p>3.01789999008179</text:p>
              </table:table-cell>
              <table:table-cell office:value-type="float" office:value="19.464844">
                <text:p>19.46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1849999427795">
                <text:p>3.11849999427795</text:p>
              </table:table-cell>
              <table:table-cell office:value-type="float" office:value="19.464844">
                <text:p>19.46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1920013427734">
                <text:p>3.21920013427734</text:p>
              </table:table-cell>
              <table:table-cell office:value-type="float" office:value="19.464844">
                <text:p>19.46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1980013847351">
                <text:p>3.31980013847351</text:p>
              </table:table-cell>
              <table:table-cell office:value-type="float" office:value="19.464844">
                <text:p>19.46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2040014266968">
                <text:p>3.42040014266968</text:p>
              </table:table-cell>
              <table:table-cell office:value-type="float" office:value="19.464844">
                <text:p>19.46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2100014686584">
                <text:p>3.52100014686584</text:p>
              </table:table-cell>
              <table:table-cell office:value-type="float" office:value="19.464844">
                <text:p>19.46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2160015106201">
                <text:p>3.62160015106201</text:p>
              </table:table-cell>
              <table:table-cell office:value-type="float" office:value="19.464844">
                <text:p>19.46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2220015525818">
                <text:p>3.72220015525818</text:p>
              </table:table-cell>
              <table:table-cell office:value-type="float" office:value="19.464844">
                <text:p>19.46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2280015945435">
                <text:p>3.82280015945435</text:p>
              </table:table-cell>
              <table:table-cell office:value-type="float" office:value="19.464844">
                <text:p>19.46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2340016365051">
                <text:p>3.92340016365051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2400016784668">
                <text:p>4.0240001678466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2460017204285">
                <text:p>4.1246001720428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2520017623901">
                <text:p>4.22520017623901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257999420166">
                <text:p>4.3257999420166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2639994621277">
                <text:p>4.4263999462127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2699995040894">
                <text:p>4.52699995040894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275999546051">
                <text:p>4.6275999546051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2819995880127">
                <text:p>4.7281999588012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2879996299744">
                <text:p>4.82879996299744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293999671936">
                <text:p>4.9293999671936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2999997138977">
                <text:p>5.0299999713897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3070011138916">
                <text:p>5.13070011138916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3130011558533">
                <text:p>5.23130011558533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3190011978149">
                <text:p>5.33190011978149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3250012397766">
                <text:p>5.43250012397766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3310012817383">
                <text:p>5.53310012817383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3370013237">
                <text:p>5.6337001323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3430013656616">
                <text:p>5.73430013656616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3490014076233">
                <text:p>5.83490014076233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355001449585">
                <text:p>5.935500144958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3610014915466">
                <text:p>6.03610014915466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3670015335083">
                <text:p>6.13670015335083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37300157547">
                <text:p>6.23730015754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3790016174316">
                <text:p>6.33790016174316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3850016593933">
                <text:p>6.43850016593933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3920006752014">
                <text:p>6.53920006752014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3980007171631">
                <text:p>6.63980007171631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4040007591248">
                <text:p>6.7404000759124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4100008010864">
                <text:p>6.84100008010864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4160008430481">
                <text:p>6.94160008430481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4220008850098">
                <text:p>7.0422000885009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4280009269714">
                <text:p>7.14280009269714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4340009689331">
                <text:p>7.24340009689331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4400010108948">
                <text:p>7.3440001010894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4460010528564">
                <text:p>7.44460010528564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4520010948181">
                <text:p>7.54520010948181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4580011367798">
                <text:p>7.6458001136779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4640011787415">
                <text:p>7.7464001178741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4700012207031">
                <text:p>7.84700012207031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4760012626648">
                <text:p>7.9476001262664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04820013046265">
                <text:p>8.0482001304626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4880013465881">
                <text:p>8.14880013465881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4940013885498">
                <text:p>8.2494001388549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5000014305115">
                <text:p>8.3500001430511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5060014724731">
                <text:p>8.45060014724731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5130004882813">
                <text:p>8.55130004882813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5190005302429">
                <text:p>8.65190005302429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5240015983582">
                <text:p>8.75240015983582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5300016403198">
                <text:p>8.8530001640319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5350003242493">
                <text:p>8.95350003242493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05410003662109">
                <text:p>9.05410003662109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5470004081726">
                <text:p>9.15470004081726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5539994239807">
                <text:p>9.2553999423980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5599994659424">
                <text:p>9.35599994659424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5650005340576">
                <text:p>9.45650005340576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5710005760193">
                <text:p>9.55710005760193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577000617981">
                <text:p>9.6577000617981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5830006599426">
                <text:p>9.75830006599426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5890007019043">
                <text:p>9.85890007019043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5940017700195">
                <text:p>9.9594001770019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0599999427795">
                <text:p>10.059999942779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605999469757">
                <text:p>10.160599946975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611999511719">
                <text:p>10.2611999511719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619000911713">
                <text:p>10.3619000911713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625000953674">
                <text:p>10.4625000953674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631000995636">
                <text:p>10.5631000995636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637001037598">
                <text:p>10.663700103759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643001079559">
                <text:p>10.7643001079559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647999763489">
                <text:p>10.8647999763489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653000831604">
                <text:p>10.9653000831604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0659000873566">
                <text:p>11.0659000873566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665000915527">
                <text:p>11.166500091552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671999931335">
                <text:p>11.267199993133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677999973297">
                <text:p>11.367799997329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684000015259">
                <text:p>11.4684000015259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69000005722">
                <text:p>11.569000005722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695001125336">
                <text:p>11.6695001125336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701001167297">
                <text:p>11.770100116729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707001209259">
                <text:p>11.8707001209259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713001251221">
                <text:p>11.9713001251221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0720000267029">
                <text:p>12.0720000267029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72600030899">
                <text:p>12.172600030899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731001377106">
                <text:p>12.2731001377106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737001419067">
                <text:p>12.373700141906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743001461029">
                <text:p>12.4743001461029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749001502991">
                <text:p>12.5749001502991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755001544952">
                <text:p>12.6755001544952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761001586914">
                <text:p>12.7761001586914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767001628876">
                <text:p>12.8767001628876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773001670837">
                <text:p>12.977300167083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0779001712799">
                <text:p>13.0779001712799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785001754761">
                <text:p>13.1785001754761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790999412537">
                <text:p>13.279099941253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796999454498">
                <text:p>13.379699945449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80299949646">
                <text:p>13.480299949646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808999538422">
                <text:p>13.5808999538422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816000938416">
                <text:p>13.6816000938416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822000980377">
                <text:p>13.782200098037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828001022339">
                <text:p>13.8828001022339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834001064301">
                <text:p>13.9834001064301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0840001106262">
                <text:p>14.0840001106262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846001148224">
                <text:p>14.1846001148224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850999832153">
                <text:p>14.2850999832153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856999874115">
                <text:p>14.385699987411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862999916077">
                <text:p>14.486299991607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868999958038">
                <text:p>14.586899995803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875">
                <text:p>14.687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881000041962">
                <text:p>14.7881000041962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887000083923">
                <text:p>14.8887000083923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893000125885">
                <text:p>14.989300012588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0899000167847">
                <text:p>15.089900016784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905000209808">
                <text:p>15.190500020980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912001609802">
                <text:p>15.2912001609802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918001651764">
                <text:p>15.3918001651764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924001693726">
                <text:p>15.4924001693726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930001735687">
                <text:p>15.593000173568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936001777649">
                <text:p>15.6936001777649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941999435425">
                <text:p>15.794199943542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947999477386">
                <text:p>15.8947999477386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953999519348">
                <text:p>15.995399951934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095999956131">
                <text:p>16.095999956131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965999603271">
                <text:p>16.1965999603271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971999645233">
                <text:p>16.2971999645233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977999687195">
                <text:p>16.397799968719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983999729157">
                <text:p>16.498399972915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989999771118">
                <text:p>16.598999977111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99599981308">
                <text:p>16.69959998130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8001999855042">
                <text:p>16.8001999855042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9007999897003">
                <text:p>16.9007999897003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0013999938965">
                <text:p>17.001399993896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1019999980927">
                <text:p>17.101999998092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2026000022888">
                <text:p>17.202600002288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3033001422882">
                <text:p>17.3033001422882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4039001464844">
                <text:p>17.4039001464844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5045001506805">
                <text:p>17.504500150680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6051001548767">
                <text:p>17.605100154876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7057001590729">
                <text:p>17.7057001590729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806300163269">
                <text:p>17.806300163269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9069001674652">
                <text:p>17.9069001674652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0075001716614">
                <text:p>18.0075001716614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1081001758575">
                <text:p>18.108100175857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2086999416351">
                <text:p>18.2086999416351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3092999458313">
                <text:p>18.3092999458313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4098999500275">
                <text:p>18.409899950027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5104999542236">
                <text:p>18.5104999542236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6110999584198">
                <text:p>18.611099958419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711699962616">
                <text:p>18.711699962616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8122999668121">
                <text:p>18.8122999668121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9128999710083">
                <text:p>18.9128999710083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0134999752045">
                <text:p>19.013499975204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1140999794006">
                <text:p>19.1140999794006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2146999835968">
                <text:p>19.214699983596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3154001235962">
                <text:p>19.3154001235962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4160001277924">
                <text:p>19.4160001277924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5166001319885">
                <text:p>19.516600131988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6172001361847">
                <text:p>19.617200136184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7178001403809">
                <text:p>19.7178001403809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818400144577">
                <text:p>19.81840014457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9190001487732">
                <text:p>19.9190001487732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0196001529694">
                <text:p>20.0196001529694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1202001571655">
                <text:p>20.120200157165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2208001613617">
                <text:p>20.220800161361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3214001655579">
                <text:p>20.3214001655579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422000169754">
                <text:p>20.422000169754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5226001739502">
                <text:p>20.5226001739502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623300075531">
                <text:p>20.623300075531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7239000797272">
                <text:p>20.7239000797272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8245000839233">
                <text:p>20.8245000839233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9251000881195">
                <text:p>20.925100088119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.0257000923157">
                <text:p>21.025700092315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1263000965118">
                <text:p>21.126300096511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226900100708">
                <text:p>21.22690010070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3275001049042">
                <text:p>21.3275001049042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4281001091003">
                <text:p>21.4281001091003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5287001132965">
                <text:p>21.528700113296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6293001174927">
                <text:p>21.629300117492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7299001216888">
                <text:p>21.729900121688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830500125885">
                <text:p>21.83050012588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9312000274658">
                <text:p>21.931200027465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031800031662">
                <text:p>22.031800031662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1324000358582">
                <text:p>22.1324000358582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2330000400543">
                <text:p>22.2330000400543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3336000442505">
                <text:p>22.333600044250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4342000484467">
                <text:p>22.434200048446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5348000526428">
                <text:p>22.534800052642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635400056839">
                <text:p>22.635400056839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7360000610352">
                <text:p>22.7360000610352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8366000652313">
                <text:p>22.8366000652313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9372000694275">
                <text:p>22.9372000694275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0378000736237">
                <text:p>23.0378000736237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1384000778198">
                <text:p>23.138400077819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239000082016">
                <text:p>23.239000082016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3396000862122">
                <text:p>23.3396000862122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4400999546051">
                <text:p>23.4400999546051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5406999588013">
                <text:p>23.5406999588013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6412999629974">
                <text:p>23.6412999629974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7418999671936">
                <text:p>23.7418999671936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8424999713898">
                <text:p>23.8424999713898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9432001113892">
                <text:p>23.9432001113892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.0438001155853">
                <text:p>24.0438001155853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1442999839783">
                <text:p>24.1442999839783</text:p>
              </table:table-cell>
              <table:table-cell office:value-type="float" office:value="19.605469">
                <text:p>19.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2448999881744">
                <text:p>24.2448999881744</text:p>
              </table:table-cell>
              <table:table-cell office:value-type="float" office:value="19.679688">
                <text:p>19.67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3454999923706">
                <text:p>24.3454999923706</text:p>
              </table:table-cell>
              <table:table-cell office:value-type="float" office:value="19.679688">
                <text:p>19.67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4460999965668">
                <text:p>24.4460999965668</text:p>
              </table:table-cell>
              <table:table-cell office:value-type="float" office:value="19.46875">
                <text:p>19.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